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POWER(2;[.A1])" office:value-type="float" office:value="1" calcext:value-type="float">
            <text:p>1</text:p>
          </table:table-cell>
          <table:table-cell table:formula="of:=POWER(2;[.A1]*2)" office:value-type="float" office:value="1" calcext:value-type="float">
            <text:p>1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/Diamet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qrt(Delta)</text:p>
          </table:table-cell>
          <table:table-cell table:number-columns-repeated="4"/>
          <table:table-cell office:value-type="string" calcext:value-type="string">
            <text:p>3 Dimensional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/Diamet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qrt(Delta)</text:p>
          </table:table-cell>
          <table:table-cell table:number-columns-repeated="3"/>
          <table:table-cell office:value-type="string" calcext:value-type="string">
            <text:p>1 Dimensional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/Diamet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qrt(Delta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2])" office:value-type="float" office:value="2" calcext:value-type="float">
            <text:p>2</text:p>
          </table:table-cell>
          <table:table-cell table:formula="of:=POWER(2;[.A2]*2)" office:value-type="float" office:value="4" calcext:value-type="float">
            <text:p>4</text:p>
          </table:table-cell>
          <table:table-cell table:formula="of:=SUM([.C$1:.C1])*2" office:value-type="float" office:value="2" calcext:value-type="float">
            <text:p>2</text:p>
          </table:table-cell>
          <table:table-cell table:formula="of:=SQRT([.D2])" office:value-type="float" office:value="1.4142135623731" calcext:value-type="float">
            <text:p>1,4142135624</text:p>
          </table:table-cell>
          <table:table-cell table:formula="of:=SQRT(([.B2]-1)*([.B2]-1)*2)" office:value-type="float" office:value="1.4142135623731" calcext:value-type="float">
            <text:p>1,4142135624</text:p>
          </table:table-cell>
          <table:table-cell table:formula="of:=[.E2]/[.F2]" office:value-type="float" office:value="1" calcext:value-type="float">
            <text:p>1</text:p>
          </table:table-cell>
          <table:table-cell table:formula="of:=1/[.F2]" office:value-type="float" office:value="0.707106781186547" calcext:value-type="float">
            <text:p>0,7071067812</text:p>
          </table:table-cell>
          <table:table-cell table:formula="of:=SQRT([.H2])" office:value-type="float" office:value="0.840896415253715" calcext:value-type="float">
            <text:p>0,8408964153</text:p>
          </table:table-cell>
          <table:table-cell/>
          <table:table-cell table:formula="of:=[.G2]*[.G2]" office:value-type="float" office:value="1" calcext:value-type="float">
            <text:p>1</text:p>
          </table:table-cell>
          <table:table-cell table:number-columns-repeated="3"/>
          <table:table-cell table:formula="of:=SUM([.$C$1:.$C1])*3" office:value-type="float" office:value="3" calcext:value-type="float">
            <text:p>3</text:p>
          </table:table-cell>
          <table:table-cell table:formula="of:=SQRT([.O2])" office:value-type="float" office:value="1.73205080756888" calcext:value-type="float">
            <text:p>1,7320508076</text:p>
          </table:table-cell>
          <table:table-cell table:formula="of:=SQRT(([.B2]-1)*([.B2]-1)*3)" office:value-type="float" office:value="1.73205080756888" calcext:value-type="float">
            <text:p>1,7320508076</text:p>
          </table:table-cell>
          <table:table-cell table:formula="of:=[.P2]/[.Q2]" office:value-type="float" office:value="1" calcext:value-type="float">
            <text:p>1</text:p>
          </table:table-cell>
          <table:table-cell table:formula="of:=1/[.Q2]" office:value-type="float" office:value="0.577350269189626" calcext:value-type="float">
            <text:p>0,5773502692</text:p>
          </table:table-cell>
          <table:table-cell table:formula="of:=SQRT([.S2])" office:value-type="float" office:value="0.759835685651593" calcext:value-type="float">
            <text:p>0,7598356857</text:p>
          </table:table-cell>
          <table:table-cell/>
          <table:table-cell table:formula="of:=[.R2]*[.R2]" office:value-type="float" office:value="1" calcext:value-type="float">
            <text:p>1</text:p>
          </table:table-cell>
          <table:table-cell table:number-columns-repeated="2"/>
          <table:table-cell table:formula="of:=SUM([.$C$1:.$C1])" office:value-type="float" office:value="1" calcext:value-type="float">
            <text:p>1</text:p>
          </table:table-cell>
          <table:table-cell table:formula="of:=SQRT([.Y2])" office:value-type="float" office:value="1" calcext:value-type="float">
            <text:p>1</text:p>
          </table:table-cell>
          <table:table-cell table:formula="of:=SQRT(([.$B2]-1)*([.$B2]-1))" office:value-type="float" office:value="1" calcext:value-type="float">
            <text:p>1</text:p>
          </table:table-cell>
          <table:table-cell table:formula="of:=[.Z2]/[.AA2]" office:value-type="float" office:value="1" calcext:value-type="float">
            <text:p>1</text:p>
          </table:table-cell>
          <table:table-cell table:formula="of:=1/[.AA2]" office:value-type="float" office:value="1" calcext:value-type="float">
            <text:p>1</text:p>
          </table:table-cell>
          <table:table-cell table:formula="of:=SQRT([.AC2])" office:value-type="float" office:value="1" calcext:value-type="float">
            <text:p>1</text:p>
          </table:table-cell>
          <table:table-cell/>
          <table:table-cell table:formula="of:=[.AB2]*[.A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3])" office:value-type="float" office:value="4" calcext:value-type="float">
            <text:p>4</text:p>
          </table:table-cell>
          <table:table-cell table:formula="of:=POWER(2;[.A3]*2)" office:value-type="float" office:value="16" calcext:value-type="float">
            <text:p>16</text:p>
          </table:table-cell>
          <table:table-cell table:formula="of:=SUM([.C$1:.C2])*2" office:value-type="float" office:value="10" calcext:value-type="float">
            <text:p>10</text:p>
          </table:table-cell>
          <table:table-cell table:formula="of:=SQRT([.D3])" office:value-type="float" office:value="3.16227766016838" calcext:value-type="float">
            <text:p>3,1622776602</text:p>
          </table:table-cell>
          <table:table-cell table:formula="of:=SQRT(([.B3]-1)*([.B3]-1)*2)" office:value-type="float" office:value="4.24264068711929" calcext:value-type="float">
            <text:p>4,2426406871</text:p>
          </table:table-cell>
          <table:table-cell table:formula="of:=[.E3]/[.F3]" office:value-type="float" office:value="0.74535599249993" calcext:value-type="float">
            <text:p>0,7453559925</text:p>
          </table:table-cell>
          <table:table-cell table:formula="of:=1/[.F3]" office:value-type="float" office:value="0.235702260395516" calcext:value-type="float">
            <text:p>0,2357022604</text:p>
          </table:table-cell>
          <table:table-cell table:formula="of:=SQRT([.H3])" office:value-type="float" office:value="0.485491771707323" calcext:value-type="float">
            <text:p>0,4854917717</text:p>
          </table:table-cell>
          <table:table-cell/>
          <table:table-cell table:formula="of:=[.G3]*[.G3]" office:value-type="float" office:value="0.555555555555556" calcext:value-type="float">
            <text:p>0,5555555556</text:p>
          </table:table-cell>
          <table:table-cell table:number-columns-repeated="3"/>
          <table:table-cell table:formula="of:=SUM([.$C$1:.$C2])*3" office:value-type="float" office:value="15" calcext:value-type="float">
            <text:p>15</text:p>
          </table:table-cell>
          <table:table-cell table:formula="of:=SQRT([.O3])" office:value-type="float" office:value="3.87298334620742" calcext:value-type="float">
            <text:p>3,8729833462</text:p>
          </table:table-cell>
          <table:table-cell table:formula="of:=SQRT(([.B3]-1)*([.B3]-1)*3)" office:value-type="float" office:value="5.19615242270663" calcext:value-type="float">
            <text:p>5,1961524227</text:p>
          </table:table-cell>
          <table:table-cell table:formula="of:=[.P3]/[.Q3]" office:value-type="float" office:value="0.74535599249993" calcext:value-type="float">
            <text:p>0,7453559925</text:p>
          </table:table-cell>
          <table:table-cell table:formula="of:=1/[.Q3]" office:value-type="float" office:value="0.192450089729875" calcext:value-type="float">
            <text:p>0,1924500897</text:p>
          </table:table-cell>
          <table:table-cell table:formula="of:=SQRT([.S3])" office:value-type="float" office:value="0.438691337650831" calcext:value-type="float">
            <text:p>0,4386913377</text:p>
          </table:table-cell>
          <table:table-cell/>
          <table:table-cell table:formula="of:=[.R3]*[.R3]" office:value-type="float" office:value="0.555555555555556" calcext:value-type="float">
            <text:p>0,5555555556</text:p>
          </table:table-cell>
          <table:table-cell table:number-columns-repeated="2"/>
          <table:table-cell table:formula="of:=SUM([.$C$1:.$C2])" office:value-type="float" office:value="5" calcext:value-type="float">
            <text:p>5</text:p>
          </table:table-cell>
          <table:table-cell table:formula="of:=SQRT([.Y3])" office:value-type="float" office:value="2.23606797749979" calcext:value-type="float">
            <text:p>2,2360679775</text:p>
          </table:table-cell>
          <table:table-cell table:formula="of:=SQRT(([.$B3]-1)*([.$B3]-1))" office:value-type="float" office:value="3" calcext:value-type="float">
            <text:p>3</text:p>
          </table:table-cell>
          <table:table-cell table:formula="of:=[.Z3]/[.AA3]" office:value-type="float" office:value="0.74535599249993" calcext:value-type="float">
            <text:p>0,7453559925</text:p>
          </table:table-cell>
          <table:table-cell table:formula="of:=1/[.AA3]" office:value-type="float" office:value="0.333333333333333" calcext:value-type="float">
            <text:p>0,3333333333</text:p>
          </table:table-cell>
          <table:table-cell table:formula="of:=SQRT([.AC3])" office:value-type="float" office:value="0.577350269189626" calcext:value-type="float">
            <text:p>0,5773502692</text:p>
          </table:table-cell>
          <table:table-cell/>
          <table:table-cell table:formula="of:=[.AB3]*[.AB3]" office:value-type="float" office:value="0.555555555555556" calcext:value-type="float">
            <text:p>0,555555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4])" office:value-type="float" office:value="8" calcext:value-type="float">
            <text:p>8</text:p>
          </table:table-cell>
          <table:table-cell table:formula="of:=POWER(2;[.A4]*2)" office:value-type="float" office:value="64" calcext:value-type="float">
            <text:p>64</text:p>
          </table:table-cell>
          <table:table-cell table:formula="of:=SUM([.C$1:.C3])*2" office:value-type="float" office:value="42" calcext:value-type="float">
            <text:p>42</text:p>
          </table:table-cell>
          <table:table-cell table:formula="of:=SQRT([.D4])" office:value-type="float" office:value="6.48074069840786" calcext:value-type="float">
            <text:p>6,4807406984</text:p>
          </table:table-cell>
          <table:table-cell table:formula="of:=SQRT(([.B4]-1)*([.B4]-1)*2)" office:value-type="float" office:value="9.89949493661167" calcext:value-type="float">
            <text:p>9,8994949366</text:p>
          </table:table-cell>
          <table:table-cell table:formula="of:=[.E4]/[.F4]" office:value-type="float" office:value="0.654653670707977" calcext:value-type="float">
            <text:p>0,6546536707</text:p>
          </table:table-cell>
          <table:table-cell table:formula="of:=1/[.F4]" office:value-type="float" office:value="0.101015254455221" calcext:value-type="float">
            <text:p>0,1010152545</text:p>
          </table:table-cell>
          <table:table-cell table:formula="of:=SQRT([.H4])" office:value-type="float" office:value="0.317828970446718" calcext:value-type="float">
            <text:p>0,3178289704</text:p>
          </table:table-cell>
          <table:table-cell/>
          <table:table-cell table:formula="of:=[.G4]*[.G4]" office:value-type="float" office:value="0.428571428571429" calcext:value-type="float">
            <text:p>0,4285714286</text:p>
          </table:table-cell>
          <table:table-cell table:number-columns-repeated="3"/>
          <table:table-cell table:formula="of:=SUM([.$C$1:.$C3])*3" office:value-type="float" office:value="63" calcext:value-type="float">
            <text:p>63</text:p>
          </table:table-cell>
          <table:table-cell table:formula="of:=SQRT([.O4])" office:value-type="float" office:value="7.93725393319377" calcext:value-type="float">
            <text:p>7,9372539332</text:p>
          </table:table-cell>
          <table:table-cell table:formula="of:=SQRT(([.B4]-1)*([.B4]-1)*3)" office:value-type="float" office:value="12.1243556529821" calcext:value-type="float">
            <text:p>12,124355653</text:p>
          </table:table-cell>
          <table:table-cell table:formula="of:=[.P4]/[.Q4]" office:value-type="float" office:value="0.654653670707977" calcext:value-type="float">
            <text:p>0,6546536707</text:p>
          </table:table-cell>
          <table:table-cell table:formula="of:=1/[.Q4]" office:value-type="float" office:value="0.0824786098842323" calcext:value-type="float">
            <text:p>0,0824786099</text:p>
          </table:table-cell>
          <table:table-cell table:formula="of:=SQRT([.S4])" office:value-type="float" office:value="0.287190894500909" calcext:value-type="float">
            <text:p>0,2871908945</text:p>
          </table:table-cell>
          <table:table-cell/>
          <table:table-cell table:formula="of:=[.R4]*[.R4]" office:value-type="float" office:value="0.428571428571429" calcext:value-type="float">
            <text:p>0,4285714286</text:p>
          </table:table-cell>
          <table:table-cell table:number-columns-repeated="2"/>
          <table:table-cell table:formula="of:=SUM([.$C$1:.$C3])" office:value-type="float" office:value="21" calcext:value-type="float">
            <text:p>21</text:p>
          </table:table-cell>
          <table:table-cell table:formula="of:=SQRT([.Y4])" office:value-type="float" office:value="4.58257569495584" calcext:value-type="float">
            <text:p>4,582575695</text:p>
          </table:table-cell>
          <table:table-cell table:formula="of:=SQRT(([.$B4]-1)*([.$B4]-1))" office:value-type="float" office:value="7" calcext:value-type="float">
            <text:p>7</text:p>
          </table:table-cell>
          <table:table-cell table:formula="of:=[.Z4]/[.AA4]" office:value-type="float" office:value="0.654653670707977" calcext:value-type="float">
            <text:p>0,6546536707</text:p>
          </table:table-cell>
          <table:table-cell table:formula="of:=1/[.AA4]" office:value-type="float" office:value="0.142857142857143" calcext:value-type="float">
            <text:p>0,1428571429</text:p>
          </table:table-cell>
          <table:table-cell table:formula="of:=SQRT([.AC4])" office:value-type="float" office:value="0.377964473009227" calcext:value-type="float">
            <text:p>0,377964473</text:p>
          </table:table-cell>
          <table:table-cell/>
          <table:table-cell table:formula="of:=[.AB4]*[.AB4]" office:value-type="float" office:value="0.428571428571429" calcext:value-type="float">
            <text:p>0,4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5])" office:value-type="float" office:value="16" calcext:value-type="float">
            <text:p>16</text:p>
          </table:table-cell>
          <table:table-cell table:formula="of:=POWER(2;[.A5]*2)" office:value-type="float" office:value="256" calcext:value-type="float">
            <text:p>256</text:p>
          </table:table-cell>
          <table:table-cell table:formula="of:=SUM([.C$1:.C4])*2" office:value-type="float" office:value="170" calcext:value-type="float">
            <text:p>170</text:p>
          </table:table-cell>
          <table:table-cell table:formula="of:=SQRT([.D5])" office:value-type="float" office:value="13.0384048104053" calcext:value-type="float">
            <text:p>13,0384048104</text:p>
          </table:table-cell>
          <table:table-cell table:formula="of:=SQRT(([.B5]-1)*([.B5]-1)*2)" office:value-type="float" office:value="21.2132034355964" calcext:value-type="float">
            <text:p>21,2132034356</text:p>
          </table:table-cell>
          <table:table-cell table:formula="of:=[.E5]/[.F5]" office:value-type="float" office:value="0.614636297152859" calcext:value-type="float">
            <text:p>0,6146362972</text:p>
          </table:table-cell>
          <table:table-cell table:formula="of:=1/[.F5]" office:value-type="float" office:value="0.0471404520791032" calcext:value-type="float">
            <text:p>0,0471404521</text:p>
          </table:table-cell>
          <table:table-cell table:formula="of:=SQRT([.H5])" office:value-type="float" office:value="0.217118520810877" calcext:value-type="float">
            <text:p>0,2171185208</text:p>
          </table:table-cell>
          <table:table-cell/>
          <table:table-cell table:formula="of:=[.G5]*[.G5]" office:value-type="float" office:value="0.377777777777778" calcext:value-type="float">
            <text:p>0,3777777778</text:p>
          </table:table-cell>
          <table:table-cell table:number-columns-repeated="3"/>
          <table:table-cell table:formula="of:=SUM([.$C$1:.$C4])*3" office:value-type="float" office:value="255" calcext:value-type="float">
            <text:p>255</text:p>
          </table:table-cell>
          <table:table-cell table:formula="of:=SQRT([.O5])" office:value-type="float" office:value="15.9687194226713" calcext:value-type="float">
            <text:p>15,9687194227</text:p>
          </table:table-cell>
          <table:table-cell table:formula="of:=SQRT(([.B5]-1)*([.B5]-1)*3)" office:value-type="float" office:value="25.9807621135332" calcext:value-type="float">
            <text:p>25,9807621135</text:p>
          </table:table-cell>
          <table:table-cell table:formula="of:=[.P5]/[.Q5]" office:value-type="float" office:value="0.614636297152859" calcext:value-type="float">
            <text:p>0,6146362972</text:p>
          </table:table-cell>
          <table:table-cell table:formula="of:=1/[.Q5]" office:value-type="float" office:value="0.038490017945975" calcext:value-type="float">
            <text:p>0,0384900179</text:p>
          </table:table-cell>
          <table:table-cell table:formula="of:=SQRT([.S5])" office:value-type="float" office:value="0.196188730425514" calcext:value-type="float">
            <text:p>0,1961887304</text:p>
          </table:table-cell>
          <table:table-cell/>
          <table:table-cell table:formula="of:=[.R5]*[.R5]" office:value-type="float" office:value="0.377777777777778" calcext:value-type="float">
            <text:p>0,3777777778</text:p>
          </table:table-cell>
          <table:table-cell table:number-columns-repeated="2"/>
          <table:table-cell table:formula="of:=SUM([.$C$1:.$C4])" office:value-type="float" office:value="85" calcext:value-type="float">
            <text:p>85</text:p>
          </table:table-cell>
          <table:table-cell table:formula="of:=SQRT([.Y5])" office:value-type="float" office:value="9.21954445729289" calcext:value-type="float">
            <text:p>9,2195444573</text:p>
          </table:table-cell>
          <table:table-cell table:formula="of:=SQRT(([.$B5]-1)*([.$B5]-1))" office:value-type="float" office:value="15" calcext:value-type="float">
            <text:p>15</text:p>
          </table:table-cell>
          <table:table-cell table:formula="of:=[.Z5]/[.AA5]" office:value-type="float" office:value="0.614636297152859" calcext:value-type="float">
            <text:p>0,6146362972</text:p>
          </table:table-cell>
          <table:table-cell table:formula="of:=1/[.AA5]" office:value-type="float" office:value="0.0666666666666667" calcext:value-type="float">
            <text:p>0,0666666667</text:p>
          </table:table-cell>
          <table:table-cell table:formula="of:=SQRT([.AC5])" office:value-type="float" office:value="0.258198889747161" calcext:value-type="float">
            <text:p>0,2581988897</text:p>
          </table:table-cell>
          <table:table-cell/>
          <table:table-cell table:formula="of:=[.AB5]*[.AB5]" office:value-type="float" office:value="0.377777777777778" calcext:value-type="float">
            <text:p>0,3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6])" office:value-type="float" office:value="32" calcext:value-type="float">
            <text:p>32</text:p>
          </table:table-cell>
          <table:table-cell table:formula="of:=POWER(2;[.A6]*2)" office:value-type="float" office:value="1024" calcext:value-type="float">
            <text:p>1024</text:p>
          </table:table-cell>
          <table:table-cell table:formula="of:=SUM([.C$1:.C5])*2" office:value-type="float" office:value="682" calcext:value-type="float">
            <text:p>682</text:p>
          </table:table-cell>
          <table:table-cell table:formula="of:=SQRT([.D6])" office:value-type="float" office:value="26.1151297144012" calcext:value-type="float">
            <text:p>26,1151297144</text:p>
          </table:table-cell>
          <table:table-cell table:formula="of:=SQRT(([.B6]-1)*([.B6]-1)*2)" office:value-type="float" office:value="43.840620433566" calcext:value-type="float">
            <text:p>43,8406204336</text:p>
          </table:table-cell>
          <table:table-cell table:formula="of:=[.E6]/[.F6]" office:value-type="float" office:value="0.595683397181271" calcext:value-type="float">
            <text:p>0,5956833972</text:p>
          </table:table-cell>
          <table:table-cell table:formula="of:=1/[.F6]" office:value-type="float" office:value="0.022809896167308" calcext:value-type="float">
            <text:p>0,0228098962</text:p>
          </table:table-cell>
          <table:table-cell table:formula="of:=SQRT([.H6])" office:value-type="float" office:value="0.151029454634876" calcext:value-type="float">
            <text:p>0,1510294546</text:p>
          </table:table-cell>
          <table:table-cell/>
          <table:table-cell table:formula="of:=[.G6]*[.G6]" office:value-type="float" office:value="0.354838709677419" calcext:value-type="float">
            <text:p>0,3548387097</text:p>
          </table:table-cell>
          <table:table-cell table:number-columns-repeated="3"/>
          <table:table-cell table:formula="of:=SUM([.$C$1:.$C5])*3" office:value-type="float" office:value="1023" calcext:value-type="float">
            <text:p>1023</text:p>
          </table:table-cell>
          <table:table-cell table:formula="of:=SQRT([.O6])" office:value-type="float" office:value="31.984371183439" calcext:value-type="float">
            <text:p>31,9843711834</text:p>
          </table:table-cell>
          <table:table-cell table:formula="of:=SQRT(([.B6]-1)*([.B6]-1)*3)" office:value-type="float" office:value="53.6935750346352" calcext:value-type="float">
            <text:p>53,6935750346</text:p>
          </table:table-cell>
          <table:table-cell table:formula="of:=[.P6]/[.Q6]" office:value-type="float" office:value="0.595683397181271" calcext:value-type="float">
            <text:p>0,5956833972</text:p>
          </table:table-cell>
          <table:table-cell table:formula="of:=1/[.Q6]" office:value-type="float" office:value="0.0186242022319234" calcext:value-type="float">
            <text:p>0,0186242022</text:p>
          </table:table-cell>
          <table:table-cell table:formula="of:=SQRT([.S6])" office:value-type="float" office:value="0.136470517812176" calcext:value-type="float">
            <text:p>0,1364705178</text:p>
          </table:table-cell>
          <table:table-cell/>
          <table:table-cell table:formula="of:=[.R6]*[.R6]" office:value-type="float" office:value="0.354838709677419" calcext:value-type="float">
            <text:p>0,3548387097</text:p>
          </table:table-cell>
          <table:table-cell table:number-columns-repeated="2"/>
          <table:table-cell table:formula="of:=SUM([.$C$1:.$C5])" office:value-type="float" office:value="341" calcext:value-type="float">
            <text:p>341</text:p>
          </table:table-cell>
          <table:table-cell table:formula="of:=SQRT([.Y6])" office:value-type="float" office:value="18.4661853126194" calcext:value-type="float">
            <text:p>18,4661853126</text:p>
          </table:table-cell>
          <table:table-cell table:formula="of:=SQRT(([.$B6]-1)*([.$B6]-1))" office:value-type="float" office:value="31" calcext:value-type="float">
            <text:p>31</text:p>
          </table:table-cell>
          <table:table-cell table:formula="of:=[.Z6]/[.AA6]" office:value-type="float" office:value="0.595683397181271" calcext:value-type="float">
            <text:p>0,5956833972</text:p>
          </table:table-cell>
          <table:table-cell table:formula="of:=1/[.AA6]" office:value-type="float" office:value="0.032258064516129" calcext:value-type="float">
            <text:p>0,0322580645</text:p>
          </table:table-cell>
          <table:table-cell table:formula="of:=SQRT([.AC6])" office:value-type="float" office:value="0.179605302026775" calcext:value-type="float">
            <text:p>0,179605302</text:p>
          </table:table-cell>
          <table:table-cell/>
          <table:table-cell table:formula="of:=[.AB6]*[.AB6]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7])" office:value-type="float" office:value="64" calcext:value-type="float">
            <text:p>64</text:p>
          </table:table-cell>
          <table:table-cell table:formula="of:=POWER(2;[.A7]*2)" office:value-type="float" office:value="4096" calcext:value-type="float">
            <text:p>4096</text:p>
          </table:table-cell>
          <table:table-cell table:formula="of:=SUM([.C$1:.C6])*2" office:value-type="float" office:value="2730" calcext:value-type="float">
            <text:p>2730</text:p>
          </table:table-cell>
          <table:table-cell table:formula="of:=SQRT([.D7])" office:value-type="float" office:value="52.2494019104525" calcext:value-type="float">
            <text:p>52,2494019105</text:p>
          </table:table-cell>
          <table:table-cell table:formula="of:=SQRT(([.B7]-1)*([.B7]-1)*2)" office:value-type="float" office:value="89.095454429505" calcext:value-type="float">
            <text:p>89,0954544295</text:p>
          </table:table-cell>
          <table:table-cell table:formula="of:=[.E7]/[.F7]" office:value-type="float" office:value="0.586442958790831" calcext:value-type="float">
            <text:p>0,5864429588</text:p>
          </table:table-cell>
          <table:table-cell table:formula="of:=1/[.F7]" office:value-type="float" office:value="0.0112239171616912" calcext:value-type="float">
            <text:p>0,0112239172</text:p>
          </table:table-cell>
          <table:table-cell table:formula="of:=SQRT([.H7])" office:value-type="float" office:value="0.105942990148906" calcext:value-type="float">
            <text:p>0,1059429901</text:p>
          </table:table-cell>
          <table:table-cell/>
          <table:table-cell table:formula="of:=[.G7]*[.G7]" office:value-type="float" office:value="0.343915343915344" calcext:value-type="float">
            <text:p>0,3439153439</text:p>
          </table:table-cell>
          <table:table-cell table:number-columns-repeated="3"/>
          <table:table-cell table:formula="of:=SUM([.$C$1:.$C6])*3" office:value-type="float" office:value="4095" calcext:value-type="float">
            <text:p>4095</text:p>
          </table:table-cell>
          <table:table-cell table:formula="of:=SQRT([.O7])" office:value-type="float" office:value="63.9921870231046" calcext:value-type="float">
            <text:p>63,9921870231</text:p>
          </table:table-cell>
          <table:table-cell table:formula="of:=SQRT(([.B7]-1)*([.B7]-1)*3)" office:value-type="float" office:value="109.119200876839" calcext:value-type="float">
            <text:p>109,1192008768</text:p>
          </table:table-cell>
          <table:table-cell table:formula="of:=[.P7]/[.Q7]" office:value-type="float" office:value="0.586442958790831" calcext:value-type="float">
            <text:p>0,5864429588</text:p>
          </table:table-cell>
          <table:table-cell table:formula="of:=1/[.Q7]" office:value-type="float" office:value="0.00916428998713692" calcext:value-type="float">
            <text:p>0,00916429</text:p>
          </table:table-cell>
          <table:table-cell table:formula="of:=SQRT([.S7])" office:value-type="float" office:value="0.0957302981669697" calcext:value-type="float">
            <text:p>0,0957302982</text:p>
          </table:table-cell>
          <table:table-cell/>
          <table:table-cell table:formula="of:=[.R7]*[.R7]" office:value-type="float" office:value="0.343915343915344" calcext:value-type="float">
            <text:p>0,3439153439</text:p>
          </table:table-cell>
          <table:table-cell table:number-columns-repeated="2"/>
          <table:table-cell table:formula="of:=SUM([.$C$1:.$C6])" office:value-type="float" office:value="1365" calcext:value-type="float">
            <text:p>1365</text:p>
          </table:table-cell>
          <table:table-cell table:formula="of:=SQRT([.Y7])" office:value-type="float" office:value="36.9459064038223" calcext:value-type="float">
            <text:p>36,9459064038</text:p>
          </table:table-cell>
          <table:table-cell table:formula="of:=SQRT(([.$B7]-1)*([.$B7]-1))" office:value-type="float" office:value="63" calcext:value-type="float">
            <text:p>63</text:p>
          </table:table-cell>
          <table:table-cell table:formula="of:=[.Z7]/[.AA7]" office:value-type="float" office:value="0.586442958790831" calcext:value-type="float">
            <text:p>0,5864429588</text:p>
          </table:table-cell>
          <table:table-cell table:formula="of:=1/[.AA7]" office:value-type="float" office:value="0.0158730158730159" calcext:value-type="float">
            <text:p>0,0158730159</text:p>
          </table:table-cell>
          <table:table-cell table:formula="of:=SQRT([.AC7])" office:value-type="float" office:value="0.125988157669742" calcext:value-type="float">
            <text:p>0,1259881577</text:p>
          </table:table-cell>
          <table:table-cell/>
          <table:table-cell table:formula="of:=[.AB7]*[.AB7]" office:value-type="float" office:value="0.343915343915344" calcext:value-type="float">
            <text:p>0,3439153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8])" office:value-type="float" office:value="128" calcext:value-type="float">
            <text:p>128</text:p>
          </table:table-cell>
          <table:table-cell table:formula="of:=POWER(2;[.A8]*2)" office:value-type="float" office:value="16384" calcext:value-type="float">
            <text:p>16384</text:p>
          </table:table-cell>
          <table:table-cell table:formula="of:=SUM([.C$1:.C7])*2" office:value-type="float" office:value="10922" calcext:value-type="float">
            <text:p>10922</text:p>
          </table:table-cell>
          <table:table-cell table:formula="of:=SQRT([.D8])" office:value-type="float" office:value="104.508372870311" calcext:value-type="float">
            <text:p>104,5083728703</text:p>
          </table:table-cell>
          <table:table-cell table:formula="of:=SQRT(([.B8]-1)*([.B8]-1)*2)" office:value-type="float" office:value="179.605122421383" calcext:value-type="float">
            <text:p>179,6051224214</text:p>
          </table:table-cell>
          <table:table-cell table:formula="of:=[.E8]/[.F8]" office:value-type="float" office:value="0.581878575963538" calcext:value-type="float">
            <text:p>0,581878576</text:p>
          </table:table-cell>
          <table:table-cell table:formula="of:=1/[.F8]" office:value-type="float" office:value="0.00556776993060274" calcext:value-type="float">
            <text:p>0,0055677699</text:p>
          </table:table-cell>
          <table:table-cell table:formula="of:=SQRT([.H8])" office:value-type="float" office:value="0.0746174907820059" calcext:value-type="float">
            <text:p>0,0746174908</text:p>
          </table:table-cell>
          <table:table-cell/>
          <table:table-cell table:formula="of:=[.G8]*[.G8]" office:value-type="float" office:value="0.338582677165354" calcext:value-type="float">
            <text:p>0,3385826772</text:p>
          </table:table-cell>
          <table:table-cell table:number-columns-repeated="3"/>
          <table:table-cell table:formula="of:=SUM([.$C$1:.$C7])*3" office:value-type="float" office:value="16383" calcext:value-type="float">
            <text:p>16383</text:p>
          </table:table-cell>
          <table:table-cell table:formula="of:=SQRT([.O8])" office:value-type="float" office:value="127.996093690394" calcext:value-type="float">
            <text:p>127,9960936904</text:p>
          </table:table-cell>
          <table:table-cell table:formula="of:=SQRT(([.B8]-1)*([.B8]-1)*3)" office:value-type="float" office:value="219.970452561247" calcext:value-type="float">
            <text:p>219,9704525612</text:p>
          </table:table-cell>
          <table:table-cell table:formula="of:=[.P8]/[.Q8]" office:value-type="float" office:value="0.581878575963538" calcext:value-type="float">
            <text:p>0,581878576</text:p>
          </table:table-cell>
          <table:table-cell table:formula="of:=1/[.Q8]" office:value-type="float" office:value="0.00454606511172934" calcext:value-type="float">
            <text:p>0,0045460651</text:p>
          </table:table-cell>
          <table:table-cell table:formula="of:=SQRT([.S8])" office:value-type="float" office:value="0.0674245141749597" calcext:value-type="float">
            <text:p>0,0674245142</text:p>
          </table:table-cell>
          <table:table-cell/>
          <table:table-cell table:formula="of:=[.R8]*[.R8]" office:value-type="float" office:value="0.338582677165354" calcext:value-type="float">
            <text:p>0,3385826772</text:p>
          </table:table-cell>
          <table:table-cell table:number-columns-repeated="2"/>
          <table:table-cell table:formula="of:=SUM([.$C$1:.$C7])" office:value-type="float" office:value="5461" calcext:value-type="float">
            <text:p>5461</text:p>
          </table:table-cell>
          <table:table-cell table:formula="of:=SQRT([.Y8])" office:value-type="float" office:value="73.8985791473693" calcext:value-type="float">
            <text:p>73,8985791474</text:p>
          </table:table-cell>
          <table:table-cell table:formula="of:=SQRT(([.$B8]-1)*([.$B8]-1))" office:value-type="float" office:value="127" calcext:value-type="float">
            <text:p>127</text:p>
          </table:table-cell>
          <table:table-cell table:formula="of:=[.Z8]/[.AA8]" office:value-type="float" office:value="0.581878575963538" calcext:value-type="float">
            <text:p>0,581878576</text:p>
          </table:table-cell>
          <table:table-cell table:formula="of:=1/[.AA8]" office:value-type="float" office:value="0.0078740157480315" calcext:value-type="float">
            <text:p>0,0078740157</text:p>
          </table:table-cell>
          <table:table-cell table:formula="of:=SQRT([.AC8])" office:value-type="float" office:value="0.0887356509416114" calcext:value-type="float">
            <text:p>0,0887356509</text:p>
          </table:table-cell>
          <table:table-cell/>
          <table:table-cell table:formula="of:=[.AB8]*[.AB8]" office:value-type="float" office:value="0.338582677165354" calcext:value-type="float">
            <text:p>0,3385826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9])" office:value-type="float" office:value="256" calcext:value-type="float">
            <text:p>256</text:p>
          </table:table-cell>
          <table:table-cell table:formula="of:=POWER(2;[.A9]*2)" office:value-type="float" office:value="65536" calcext:value-type="float">
            <text:p>65536</text:p>
          </table:table-cell>
          <table:table-cell table:formula="of:=SUM([.C$1:.C8])*2" office:value-type="float" office:value="43690" calcext:value-type="float">
            <text:p>43690</text:p>
          </table:table-cell>
          <table:table-cell table:formula="of:=SQRT([.D9])" office:value-type="float" office:value="209.02152999153" calcext:value-type="float">
            <text:p>209,0215299915</text:p>
          </table:table-cell>
          <table:table-cell table:formula="of:=SQRT(([.B9]-1)*([.B9]-1)*2)" office:value-type="float" office:value="360.624458405139" calcext:value-type="float">
            <text:p>360,6244584051</text:p>
          </table:table-cell>
          <table:table-cell table:formula="of:=[.E9]/[.F9]" office:value-type="float" office:value="0.57960996576862" calcext:value-type="float">
            <text:p>0,5796099658</text:p>
          </table:table-cell>
          <table:table-cell table:formula="of:=1/[.F9]" office:value-type="float" office:value="0.00277296776935901" calcext:value-type="float">
            <text:p>0,0027729678</text:p>
          </table:table-cell>
          <table:table-cell table:formula="of:=SQRT([.H9])" office:value-type="float" office:value="0.0526589761518301" calcext:value-type="float">
            <text:p>0,0526589762</text:p>
          </table:table-cell>
          <table:table-cell/>
          <table:table-cell table:formula="of:=[.G9]*[.G9]" office:value-type="float" office:value="0.335947712418301" calcext:value-type="float">
            <text:p>0,3359477124</text:p>
          </table:table-cell>
          <table:table-cell table:number-columns-repeated="3"/>
          <table:table-cell table:formula="of:=SUM([.$C$1:.$C8])*3" office:value-type="float" office:value="65535" calcext:value-type="float">
            <text:p>65535</text:p>
          </table:table-cell>
          <table:table-cell table:formula="of:=SQRT([.O9])" office:value-type="float" office:value="255.998046867549" calcext:value-type="float">
            <text:p>255,9980468676</text:p>
          </table:table-cell>
          <table:table-cell table:formula="of:=SQRT(([.B9]-1)*([.B9]-1)*3)" office:value-type="float" office:value="441.672955930064" calcext:value-type="float">
            <text:p>441,6729559301</text:p>
          </table:table-cell>
          <table:table-cell table:formula="of:=[.P9]/[.Q9]" office:value-type="float" office:value="0.57960996576862" calcext:value-type="float">
            <text:p>0,5796099658</text:p>
          </table:table-cell>
          <table:table-cell table:formula="of:=1/[.Q9]" office:value-type="float" office:value="0.00226411870270441" calcext:value-type="float">
            <text:p>0,0022641187</text:p>
          </table:table-cell>
          <table:table-cell table:formula="of:=SQRT([.S9])" office:value-type="float" office:value="0.0475827563588367" calcext:value-type="float">
            <text:p>0,0475827564</text:p>
          </table:table-cell>
          <table:table-cell/>
          <table:table-cell table:formula="of:=[.R9]*[.R9]" office:value-type="float" office:value="0.335947712418301" calcext:value-type="float">
            <text:p>0,3359477124</text:p>
          </table:table-cell>
          <table:table-cell table:number-columns-repeated="2"/>
          <table:table-cell table:formula="of:=SUM([.$C$1:.$C8])" office:value-type="float" office:value="21845" calcext:value-type="float">
            <text:p>21845</text:p>
          </table:table-cell>
          <table:table-cell table:formula="of:=SQRT([.Y9])" office:value-type="float" office:value="147.800541270998" calcext:value-type="float">
            <text:p>147,800541271</text:p>
          </table:table-cell>
          <table:table-cell table:formula="of:=SQRT(([.$B9]-1)*([.$B9]-1))" office:value-type="float" office:value="255" calcext:value-type="float">
            <text:p>255</text:p>
          </table:table-cell>
          <table:table-cell table:formula="of:=[.Z9]/[.AA9]" office:value-type="float" office:value="0.57960996576862" calcext:value-type="float">
            <text:p>0,5796099658</text:p>
          </table:table-cell>
          <table:table-cell table:formula="of:=1/[.AA9]" office:value-type="float" office:value="0.00392156862745098" calcext:value-type="float">
            <text:p>0,0039215686</text:p>
          </table:table-cell>
          <table:table-cell table:formula="of:=SQRT([.AC9])" office:value-type="float" office:value="0.062622429108515" calcext:value-type="float">
            <text:p>0,0626224291</text:p>
          </table:table-cell>
          <table:table-cell/>
          <table:table-cell table:formula="of:=[.AB9]*[.AB9]" office:value-type="float" office:value="0.335947712418301" calcext:value-type="float">
            <text:p>0,3359477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0])" office:value-type="float" office:value="512" calcext:value-type="float">
            <text:p>512</text:p>
          </table:table-cell>
          <table:table-cell table:formula="of:=POWER(2;[.A10]*2)" office:value-type="float" office:value="262144" calcext:value-type="float">
            <text:p>262144</text:p>
          </table:table-cell>
          <table:table-cell table:formula="of:=SUM([.C$1:.C9])*2" office:value-type="float" office:value="174762" calcext:value-type="float">
            <text:p>174762</text:p>
          </table:table-cell>
          <table:table-cell table:formula="of:=SQRT([.D10])" office:value-type="float" office:value="418.045452074293" calcext:value-type="float">
            <text:p>418,0454520743</text:p>
          </table:table-cell>
          <table:table-cell table:formula="of:=SQRT(([.B10]-1)*([.B10]-1)*2)" office:value-type="float" office:value="722.663130372652" calcext:value-type="float">
            <text:p>722,6631303727</text:p>
          </table:table-cell>
          <table:table-cell table:formula="of:=[.E10]/[.F10]" office:value-type="float" office:value="0.578479009796337" calcext:value-type="float">
            <text:p>0,5784790098</text:p>
          </table:table-cell>
          <table:table-cell table:formula="of:=1/[.F10]" office:value-type="float" office:value="0.00138377060897563" calcext:value-type="float">
            <text:p>0,0013837706</text:p>
          </table:table-cell>
          <table:table-cell table:formula="of:=SQRT([.H10])" office:value-type="float" office:value="0.037199067313249" calcext:value-type="float">
            <text:p>0,0371990673</text:p>
          </table:table-cell>
          <table:table-cell/>
          <table:table-cell table:formula="of:=[.G10]*[.G10]" office:value-type="float" office:value="0.334637964774951" calcext:value-type="float">
            <text:p>0,3346379648</text:p>
          </table:table-cell>
          <table:table-cell table:number-columns-repeated="3"/>
          <table:table-cell table:formula="of:=SUM([.$C$1:.$C9])*3" office:value-type="float" office:value="262143" calcext:value-type="float">
            <text:p>262143</text:p>
          </table:table-cell>
          <table:table-cell table:formula="of:=SQRT([.O10])" office:value-type="float" office:value="511.999023436569" calcext:value-type="float">
            <text:p>511,9990234366</text:p>
          </table:table-cell>
          <table:table-cell table:formula="of:=SQRT(([.B10]-1)*([.B10]-1)*3)" office:value-type="float" office:value="885.077962667696" calcext:value-type="float">
            <text:p>885,0779626677</text:p>
          </table:table-cell>
          <table:table-cell table:formula="of:=[.P10]/[.Q10]" office:value-type="float" office:value="0.578479009796337" calcext:value-type="float">
            <text:p>0,5784790098</text:p>
          </table:table-cell>
          <table:table-cell table:formula="of:=1/[.Q10]" office:value-type="float" office:value="0.00112984397101688" calcext:value-type="float">
            <text:p>0,001129844</text:p>
          </table:table-cell>
          <table:table-cell table:formula="of:=SQRT([.S10])" office:value-type="float" office:value="0.0336131517566693" calcext:value-type="float">
            <text:p>0,0336131518</text:p>
          </table:table-cell>
          <table:table-cell/>
          <table:table-cell table:formula="of:=[.R10]*[.R10]" office:value-type="float" office:value="0.334637964774951" calcext:value-type="float">
            <text:p>0,3346379648</text:p>
          </table:table-cell>
          <table:table-cell table:number-columns-repeated="2"/>
          <table:table-cell table:formula="of:=SUM([.$C$1:.$C9])" office:value-type="float" office:value="87381" calcext:value-type="float">
            <text:p>87381</text:p>
          </table:table-cell>
          <table:table-cell table:formula="of:=SQRT([.Y10])" office:value-type="float" office:value="295.602774005928" calcext:value-type="float">
            <text:p>295,6027740059</text:p>
          </table:table-cell>
          <table:table-cell table:formula="of:=SQRT(([.$B10]-1)*([.$B10]-1))" office:value-type="float" office:value="511" calcext:value-type="float">
            <text:p>511</text:p>
          </table:table-cell>
          <table:table-cell table:formula="of:=[.Z10]/[.AA10]" office:value-type="float" office:value="0.578479009796337" calcext:value-type="float">
            <text:p>0,5784790098</text:p>
          </table:table-cell>
          <table:table-cell table:formula="of:=1/[.AA10]" office:value-type="float" office:value="0.00195694716242661" calcext:value-type="float">
            <text:p>0,0019569472</text:p>
          </table:table-cell>
          <table:table-cell table:formula="of:=SQRT([.AC10])" office:value-type="float" office:value="0.0442373955203809" calcext:value-type="float">
            <text:p>0,0442373955</text:p>
          </table:table-cell>
          <table:table-cell/>
          <table:table-cell table:formula="of:=[.AB10]*[.AB10]" office:value-type="float" office:value="0.334637964774951" calcext:value-type="float">
            <text:p>0,3346379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1])" office:value-type="float" office:value="1024" calcext:value-type="float">
            <text:p>1024</text:p>
          </table:table-cell>
          <table:table-cell table:formula="of:=POWER(2;[.A11]*2)" office:value-type="float" office:value="1048576" calcext:value-type="float">
            <text:p>1048576</text:p>
          </table:table-cell>
          <table:table-cell table:formula="of:=SUM([.C$1:.C10])*2" office:value-type="float" office:value="699050" calcext:value-type="float">
            <text:p>699050</text:p>
          </table:table-cell>
          <table:table-cell table:formula="of:=SQRT([.D11])" office:value-type="float" office:value="836.092100189925" calcext:value-type="float">
            <text:p>836,0921001899</text:p>
          </table:table-cell>
          <table:table-cell table:formula="of:=SQRT(([.B11]-1)*([.B11]-1)*2)" office:value-type="float" office:value="1446.74047430768" calcext:value-type="float">
            <text:p>1446,7404743077</text:p>
          </table:table-cell>
          <table:table-cell table:formula="of:=[.E11]/[.F11]" office:value-type="float" office:value="0.57791436338299" calcext:value-type="float">
            <text:p>0,5779143634</text:p>
          </table:table-cell>
          <table:table-cell table:formula="of:=1/[.F11]" office:value-type="float" office:value="0.000691208974766909" calcext:value-type="float">
            <text:p>0,000691209</text:p>
          </table:table-cell>
          <table:table-cell table:formula="of:=SQRT([.H11])" office:value-type="float" office:value="0.0262908534431066" calcext:value-type="float">
            <text:p>0,0262908534</text:p>
          </table:table-cell>
          <table:table-cell/>
          <table:table-cell table:formula="of:=[.G11]*[.G11]" office:value-type="float" office:value="0.333985011404366" calcext:value-type="float">
            <text:p>0,3339850114</text:p>
          </table:table-cell>
          <table:table-cell table:number-columns-repeated="3"/>
          <table:table-cell table:formula="of:=SUM([.$C$1:.$C10])*3" office:value-type="float" office:value="1048575" calcext:value-type="float">
            <text:p>1048575</text:p>
          </table:table-cell>
          <table:table-cell table:formula="of:=SQRT([.O11])" office:value-type="float" office:value="1023.99951171863" calcext:value-type="float">
            <text:p>1023,9995117186</text:p>
          </table:table-cell>
          <table:table-cell table:formula="of:=SQRT(([.B11]-1)*([.B11]-1)*3)" office:value-type="float" office:value="1771.88797614296" calcext:value-type="float">
            <text:p>1771,887976143</text:p>
          </table:table-cell>
          <table:table-cell table:formula="of:=[.P11]/[.Q11]" office:value-type="float" office:value="0.57791436338299" calcext:value-type="float">
            <text:p>0,5779143634</text:p>
          </table:table-cell>
          <table:table-cell table:formula="of:=1/[.Q11]" office:value-type="float" office:value="0.00056436976460374" calcext:value-type="float">
            <text:p>0,0005643698</text:p>
          </table:table-cell>
          <table:table-cell table:formula="of:=SQRT([.S11])" office:value-type="float" office:value="0.0237564678478039" calcext:value-type="float">
            <text:p>0,0237564678</text:p>
          </table:table-cell>
          <table:table-cell/>
          <table:table-cell table:formula="of:=[.R11]*[.R11]" office:value-type="float" office:value="0.333985011404366" calcext:value-type="float">
            <text:p>0,3339850114</text:p>
          </table:table-cell>
          <table:table-cell table:number-columns-repeated="2"/>
          <table:table-cell table:formula="of:=SUM([.$C$1:.$C10])" office:value-type="float" office:value="349525" calcext:value-type="float">
            <text:p>349525</text:p>
          </table:table-cell>
          <table:table-cell table:formula="of:=SQRT([.Y11])" office:value-type="float" office:value="591.206393740799" calcext:value-type="float">
            <text:p>591,2063937408</text:p>
          </table:table-cell>
          <table:table-cell table:formula="of:=SQRT(([.$B11]-1)*([.$B11]-1))" office:value-type="float" office:value="1023" calcext:value-type="float">
            <text:p>1023</text:p>
          </table:table-cell>
          <table:table-cell table:formula="of:=[.Z11]/[.AA11]" office:value-type="float" office:value="0.57791436338299" calcext:value-type="float">
            <text:p>0,5779143634</text:p>
          </table:table-cell>
          <table:table-cell table:formula="of:=1/[.AA11]" office:value-type="float" office:value="0.000977517106549365" calcext:value-type="float">
            <text:p>0,0009775171</text:p>
          </table:table-cell>
          <table:table-cell table:formula="of:=SQRT([.AC11])" office:value-type="float" office:value="0.0312652699740361" calcext:value-type="float">
            <text:p>0,03126527</text:p>
          </table:table-cell>
          <table:table-cell/>
          <table:table-cell table:formula="of:=[.AB11]*[.AB11]" office:value-type="float" office:value="0.333985011404366" calcext:value-type="float">
            <text:p>0,3339850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2])" office:value-type="float" office:value="2048" calcext:value-type="float">
            <text:p>2048</text:p>
          </table:table-cell>
          <table:table-cell table:formula="of:=POWER(2;[.A12]*2)" office:value-type="float" office:value="4194304" calcext:value-type="float">
            <text:p>4194304</text:p>
          </table:table-cell>
          <table:table-cell table:formula="of:=SUM([.C$1:.C11])*2" office:value-type="float" office:value="2796202" calcext:value-type="float">
            <text:p>2796202</text:p>
          </table:table-cell>
          <table:table-cell table:formula="of:=SQRT([.D12])" office:value-type="float" office:value="1672.18479839999" calcext:value-type="float">
            <text:p>1672,1847984</text:p>
          </table:table-cell>
          <table:table-cell table:formula="of:=SQRT(([.B12]-1)*([.B12]-1)*2)" office:value-type="float" office:value="2894.89516217773" calcext:value-type="float">
            <text:p>2894,8951621777</text:p>
          </table:table-cell>
          <table:table-cell table:formula="of:=[.E12]/[.F12]" office:value-type="float" office:value="0.577632247359887" calcext:value-type="float">
            <text:p>0,5776322474</text:p>
          </table:table-cell>
          <table:table-cell table:formula="of:=1/[.F12]" office:value-type="float" office:value="0.000345435652753565" calcext:value-type="float">
            <text:p>0,0003454357</text:p>
          </table:table-cell>
          <table:table-cell table:formula="of:=SQRT([.H12])" office:value-type="float" office:value="0.0185858992990268" calcext:value-type="float">
            <text:p>0,0185858993</text:p>
          </table:table-cell>
          <table:table-cell/>
          <table:table-cell table:formula="of:=[.G12]*[.G12]" office:value-type="float" office:value="0.333659013190034" calcext:value-type="float">
            <text:p>0,3336590132</text:p>
          </table:table-cell>
          <table:table-cell table:number-columns-repeated="3"/>
          <table:table-cell table:formula="of:=SUM([.$C$1:.$C11])*3" office:value-type="float" office:value="4194303" calcext:value-type="float">
            <text:p>4194303</text:p>
          </table:table-cell>
          <table:table-cell table:formula="of:=SQRT([.O12])" office:value-type="float" office:value="2047.99975585936" calcext:value-type="float">
            <text:p>2047,9997558594</text:p>
          </table:table-cell>
          <table:table-cell table:formula="of:=SQRT(([.B12]-1)*([.B12]-1)*3)" office:value-type="float" office:value="3545.50800309349" calcext:value-type="float">
            <text:p>3545,5080030935</text:p>
          </table:table-cell>
          <table:table-cell table:formula="of:=[.P12]/[.Q12]" office:value-type="float" office:value="0.577632247359887" calcext:value-type="float">
            <text:p>0,5776322474</text:p>
          </table:table-cell>
          <table:table-cell table:formula="of:=1/[.Q12]" office:value-type="float" office:value="0.000282047029403823" calcext:value-type="float">
            <text:p>0,000282047</text:p>
          </table:table-cell>
          <table:table-cell table:formula="of:=SQRT([.S12])" office:value-type="float" office:value="0.0167942558454914" calcext:value-type="float">
            <text:p>0,0167942558</text:p>
          </table:table-cell>
          <table:table-cell/>
          <table:table-cell table:formula="of:=[.R12]*[.R12]" office:value-type="float" office:value="0.333659013190034" calcext:value-type="float">
            <text:p>0,3336590132</text:p>
          </table:table-cell>
          <table:table-cell table:number-columns-repeated="2"/>
          <table:table-cell table:formula="of:=SUM([.$C$1:.$C11])" office:value-type="float" office:value="1398101" calcext:value-type="float">
            <text:p>1398101</text:p>
          </table:table-cell>
          <table:table-cell table:formula="of:=SQRT([.Y12])" office:value-type="float" office:value="1182.41321034569" calcext:value-type="float">
            <text:p>1182,4132103457</text:p>
          </table:table-cell>
          <table:table-cell table:formula="of:=SQRT(([.$B12]-1)*([.$B12]-1))" office:value-type="float" office:value="2047" calcext:value-type="float">
            <text:p>2047</text:p>
          </table:table-cell>
          <table:table-cell table:formula="of:=[.Z12]/[.AA12]" office:value-type="float" office:value="0.577632247359887" calcext:value-type="float">
            <text:p>0,5776322474</text:p>
          </table:table-cell>
          <table:table-cell table:formula="of:=1/[.AA12]" office:value-type="float" office:value="0.000488519785051295" calcext:value-type="float">
            <text:p>0,0004885198</text:p>
          </table:table-cell>
          <table:table-cell table:formula="of:=SQRT([.AC12])" office:value-type="float" office:value="0.0221024836851268" calcext:value-type="float">
            <text:p>0,0221024837</text:p>
          </table:table-cell>
          <table:table-cell/>
          <table:table-cell table:formula="of:=[.AB12]*[.AB12]" office:value-type="float" office:value="0.333659013190034" calcext:value-type="float">
            <text:p>0,3336590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3])" office:value-type="float" office:value="4096" calcext:value-type="float">
            <text:p>4096</text:p>
          </table:table-cell>
          <table:table-cell table:formula="of:=POWER(2;[.A13]*2)" office:value-type="float" office:value="16777216" calcext:value-type="float">
            <text:p>16777216</text:p>
          </table:table-cell>
          <table:table-cell table:formula="of:=SUM([.C$1:.C12])*2" office:value-type="float" office:value="11184810" calcext:value-type="float">
            <text:p>11184810</text:p>
          </table:table-cell>
          <table:table-cell table:formula="of:=SQRT([.D13])" office:value-type="float" office:value="3344.36989580997" calcext:value-type="float">
            <text:p>3344,36989581</text:p>
          </table:table-cell>
          <table:table-cell table:formula="of:=SQRT(([.B13]-1)*([.B13]-1)*2)" office:value-type="float" office:value="5791.20453791782" calcext:value-type="float">
            <text:p>5791,2045379178</text:p>
          </table:table-cell>
          <table:table-cell table:formula="of:=[.E13]/[.F13]" office:value-type="float" office:value="0.57749124105577" calcext:value-type="float">
            <text:p>0,5774912411</text:p>
          </table:table-cell>
          <table:table-cell table:formula="of:=1/[.F13]" office:value-type="float" office:value="0.000172675648641404" calcext:value-type="float">
            <text:p>0,0001726756</text:p>
          </table:table-cell>
          <table:table-cell table:formula="of:=SQRT([.H13])" office:value-type="float" office:value="0.0131406106647067" calcext:value-type="float">
            <text:p>0,0131406107</text:p>
          </table:table-cell>
          <table:table-cell/>
          <table:table-cell table:formula="of:=[.G13]*[.G13]" office:value-type="float" office:value="0.333496133496134" calcext:value-type="float">
            <text:p>0,3334961335</text:p>
          </table:table-cell>
          <table:table-cell table:number-columns-repeated="3"/>
          <table:table-cell table:formula="of:=SUM([.$C$1:.$C12])*3" office:value-type="float" office:value="16777215" calcext:value-type="float">
            <text:p>16777215</text:p>
          </table:table-cell>
          <table:table-cell table:formula="of:=SQRT([.O13])" office:value-type="float" office:value="4095.99987792969" calcext:value-type="float">
            <text:p>4095,9998779297</text:p>
          </table:table-cell>
          <table:table-cell table:formula="of:=SQRT(([.B13]-1)*([.B13]-1)*3)" office:value-type="float" office:value="7092.74805699455" calcext:value-type="float">
            <text:p>7092,7480569946</text:p>
          </table:table-cell>
          <table:table-cell table:formula="of:=[.P13]/[.Q13]" office:value-type="float" office:value="0.57749124105577" calcext:value-type="float">
            <text:p>0,5774912411</text:p>
          </table:table-cell>
          <table:table-cell table:formula="of:=1/[.Q13]" office:value-type="float" office:value="0.000140989076725183" calcext:value-type="float">
            <text:p>0,0001409891</text:p>
          </table:table-cell>
          <table:table-cell table:formula="of:=SQRT([.S13])" office:value-type="float" office:value="0.0118738821252859" calcext:value-type="float">
            <text:p>0,0118738821</text:p>
          </table:table-cell>
          <table:table-cell/>
          <table:table-cell table:formula="of:=[.R13]*[.R13]" office:value-type="float" office:value="0.333496133496133" calcext:value-type="float">
            <text:p>0,3334961335</text:p>
          </table:table-cell>
          <table:table-cell table:number-columns-repeated="2"/>
          <table:table-cell table:formula="of:=SUM([.$C$1:.$C12])" office:value-type="float" office:value="5592405" calcext:value-type="float">
            <text:p>5592405</text:p>
          </table:table-cell>
          <table:table-cell table:formula="of:=SQRT([.Y13])" office:value-type="float" office:value="2364.82663212338" calcext:value-type="float">
            <text:p>2364,8266321234</text:p>
          </table:table-cell>
          <table:table-cell table:formula="of:=SQRT(([.$B13]-1)*([.$B13]-1))" office:value-type="float" office:value="4095" calcext:value-type="float">
            <text:p>4095</text:p>
          </table:table-cell>
          <table:table-cell table:formula="of:=[.Z13]/[.AA13]" office:value-type="float" office:value="0.57749124105577" calcext:value-type="float">
            <text:p>0,5774912411</text:p>
          </table:table-cell>
          <table:table-cell table:formula="of:=1/[.AA13]" office:value-type="float" office:value="0.000244200244200244" calcext:value-type="float">
            <text:p>0,0002442002</text:p>
          </table:table-cell>
          <table:table-cell table:formula="of:=SQRT([.AC13])" office:value-type="float" office:value="0.0156269076979498" calcext:value-type="float">
            <text:p>0,0156269077</text:p>
          </table:table-cell>
          <table:table-cell/>
          <table:table-cell table:formula="of:=[.AB13]*[.AB13]" office:value-type="float" office:value="0.333496133496133" calcext:value-type="float">
            <text:p>0,33349613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4])" office:value-type="float" office:value="8192" calcext:value-type="float">
            <text:p>8192</text:p>
          </table:table-cell>
          <table:table-cell table:formula="of:=POWER(2;[.A14]*2)" office:value-type="float" office:value="67108864" calcext:value-type="float">
            <text:p>67108864</text:p>
          </table:table-cell>
          <table:table-cell table:formula="of:=SUM([.C$1:.C13])*2" office:value-type="float" office:value="44739242" calcext:value-type="float">
            <text:p>44739242</text:p>
          </table:table-cell>
          <table:table-cell table:formula="of:=SQRT([.D14])" office:value-type="float" office:value="6688.73994112494" calcext:value-type="float">
            <text:p>6688,7399411249</text:p>
          </table:table-cell>
          <table:table-cell table:formula="of:=SQRT(([.B14]-1)*([.B14]-1)*2)" office:value-type="float" office:value="11583.823289398" calcext:value-type="float">
            <text:p>11583,823289398</text:p>
          </table:table-cell>
          <table:table-cell table:formula="of:=[.E14]/[.F14]" office:value-type="float" office:value="0.577420750819528" calcext:value-type="float">
            <text:p>0,5774207508</text:p>
          </table:table-cell>
          <table:table-cell table:formula="of:=1/[.F14]" office:value-type="float" office:value="0.0000863272837488154" calcext:value-type="float">
            <text:p>8,63272837488154E-05</text:p>
          </table:table-cell>
          <table:table-cell table:formula="of:=SQRT([.H14])" office:value-type="float" office:value="0.00929124769602099" calcext:value-type="float">
            <text:p>0,0092912477</text:p>
          </table:table-cell>
          <table:table-cell/>
          <table:table-cell table:formula="of:=[.G14]*[.G14]" office:value-type="float" office:value="0.333414723476987" calcext:value-type="float">
            <text:p>0,3334147235</text:p>
          </table:table-cell>
          <table:table-cell table:number-columns-repeated="3"/>
          <table:table-cell table:formula="of:=SUM([.$C$1:.$C13])*3" office:value-type="float" office:value="67108863" calcext:value-type="float">
            <text:p>67108863</text:p>
          </table:table-cell>
          <table:table-cell table:formula="of:=SQRT([.O14])" office:value-type="float" office:value="8191.99993896484" calcext:value-type="float">
            <text:p>8191,9999389649</text:p>
          </table:table-cell>
          <table:table-cell table:formula="of:=SQRT(([.B14]-1)*([.B14]-1)*3)" office:value-type="float" office:value="14187.2281647967" calcext:value-type="float">
            <text:p>14187,2281647967</text:p>
          </table:table-cell>
          <table:table-cell table:formula="of:=[.P14]/[.Q14]" office:value-type="float" office:value="0.577420750819528" calcext:value-type="float">
            <text:p>0,5774207508</text:p>
          </table:table-cell>
          <table:table-cell table:formula="of:=1/[.Q14]" office:value-type="float" office:value="0.0000704859320216855" calcext:value-type="float">
            <text:p>7,04859320216855E-05</text:p>
          </table:table-cell>
          <table:table-cell table:formula="of:=SQRT([.S14])" office:value-type="float" office:value="0.00839559003415993" calcext:value-type="float">
            <text:p>0,00839559</text:p>
          </table:table-cell>
          <table:table-cell/>
          <table:table-cell table:formula="of:=[.R14]*[.R14]" office:value-type="float" office:value="0.333414723476987" calcext:value-type="float">
            <text:p>0,3334147235</text:p>
          </table:table-cell>
          <table:table-cell table:number-columns-repeated="2"/>
          <table:table-cell table:formula="of:=SUM([.$C$1:.$C13])" office:value-type="float" office:value="22369621" calcext:value-type="float">
            <text:p>22369621</text:p>
          </table:table-cell>
          <table:table-cell table:formula="of:=SQRT([.Y14])" office:value-type="float" office:value="4729.65336996275" calcext:value-type="float">
            <text:p>4729,6533699628</text:p>
          </table:table-cell>
          <table:table-cell table:formula="of:=SQRT(([.$B14]-1)*([.$B14]-1))" office:value-type="float" office:value="8191" calcext:value-type="float">
            <text:p>8191</text:p>
          </table:table-cell>
          <table:table-cell table:formula="of:=[.Z14]/[.AA14]" office:value-type="float" office:value="0.577420750819528" calcext:value-type="float">
            <text:p>0,5774207508</text:p>
          </table:table-cell>
          <table:table-cell table:formula="of:=1/[.AA14]" office:value-type="float" office:value="0.000122085215480405" calcext:value-type="float">
            <text:p>0,0001220852</text:p>
          </table:table-cell>
          <table:table-cell table:formula="of:=SQRT([.AC14])" office:value-type="float" office:value="0.0110492178673608" calcext:value-type="float">
            <text:p>0,0110492179</text:p>
          </table:table-cell>
          <table:table-cell/>
          <table:table-cell table:formula="of:=[.AB14]*[.AB14]" office:value-type="float" office:value="0.333414723476987" calcext:value-type="float">
            <text:p>0,3334147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5])" office:value-type="float" office:value="16384" calcext:value-type="float">
            <text:p>16384</text:p>
          </table:table-cell>
          <table:table-cell table:formula="of:=POWER(2;[.A15]*2)" office:value-type="float" office:value="268435456" calcext:value-type="float">
            <text:p>268435456</text:p>
          </table:table-cell>
          <table:table-cell table:formula="of:=SUM([.C$1:.C14])*2" office:value-type="float" office:value="178956970" calcext:value-type="float">
            <text:p>178956970</text:p>
          </table:table-cell>
          <table:table-cell table:formula="of:=SQRT([.D15])" office:value-type="float" office:value="13377.4799570024" calcext:value-type="float">
            <text:p>13377,4799570024</text:p>
          </table:table-cell>
          <table:table-cell table:formula="of:=SQRT(([.B15]-1)*([.B15]-1)*2)" office:value-type="float" office:value="23169.0607923584" calcext:value-type="float">
            <text:p>23169,0607923584</text:p>
          </table:table-cell>
          <table:table-cell table:formula="of:=[.E15]/[.F15]" office:value-type="float" office:value="0.577385508928981" calcext:value-type="float">
            <text:p>0,5773855089</text:p>
          </table:table-cell>
          <table:table-cell table:formula="of:=1/[.F15]" office:value-type="float" office:value="0.0000431610072139747" calcext:value-type="float">
            <text:p>0,000043161</text:p>
          </table:table-cell>
          <table:table-cell table:formula="of:=SQRT([.H15])" office:value-type="float" office:value="0.0065697037386761" calcext:value-type="float">
            <text:p>0,0065697037</text:p>
          </table:table-cell>
          <table:table-cell/>
          <table:table-cell table:formula="of:=[.G15]*[.G15]" office:value-type="float" office:value="0.333374025921178" calcext:value-type="float">
            <text:p>0,3333740259</text:p>
          </table:table-cell>
          <table:table-cell table:number-columns-repeated="3"/>
          <table:table-cell table:formula="of:=SUM([.$C$1:.$C14])*3" office:value-type="float" office:value="268435455" calcext:value-type="float">
            <text:p>268435455</text:p>
          </table:table-cell>
          <table:table-cell table:formula="of:=SQRT([.O15])" office:value-type="float" office:value="16383.9999694824" calcext:value-type="float">
            <text:p>16383,9999694824</text:p>
          </table:table-cell>
          <table:table-cell table:formula="of:=SQRT(([.B15]-1)*([.B15]-1)*3)" office:value-type="float" office:value="28376.1883804009" calcext:value-type="float">
            <text:p>28376,1883804009</text:p>
          </table:table-cell>
          <table:table-cell table:formula="of:=[.P15]/[.Q15]" office:value-type="float" office:value="0.577385508928981" calcext:value-type="float">
            <text:p>0,5773855089</text:p>
          </table:table-cell>
          <table:table-cell table:formula="of:=1/[.Q15]" office:value-type="float" office:value="0.0000352408148196073" calcext:value-type="float">
            <text:p>3,52408148196073E-05</text:p>
          </table:table-cell>
          <table:table-cell table:formula="of:=SQRT([.S15])" office:value-type="float" office:value="0.00593639746139081" calcext:value-type="float">
            <text:p>0,0059363975</text:p>
          </table:table-cell>
          <table:table-cell/>
          <table:table-cell table:formula="of:=[.R15]*[.R15]" office:value-type="float" office:value="0.333374025921178" calcext:value-type="float">
            <text:p>0,3333740259</text:p>
          </table:table-cell>
          <table:table-cell table:number-columns-repeated="2"/>
          <table:table-cell table:formula="of:=SUM([.$C$1:.$C14])" office:value-type="float" office:value="89478485" calcext:value-type="float">
            <text:p>89478485</text:p>
          </table:table-cell>
          <table:table-cell table:formula="of:=SQRT([.Y15])" office:value-type="float" office:value="9459.3067927835" calcext:value-type="float">
            <text:p>9459,3067927835</text:p>
          </table:table-cell>
          <table:table-cell table:formula="of:=SQRT(([.$B15]-1)*([.$B15]-1))" office:value-type="float" office:value="16383" calcext:value-type="float">
            <text:p>16383</text:p>
          </table:table-cell>
          <table:table-cell table:formula="of:=[.Z15]/[.AA15]" office:value-type="float" office:value="0.577385508928981" calcext:value-type="float">
            <text:p>0,5773855089</text:p>
          </table:table-cell>
          <table:table-cell table:formula="of:=1/[.AA15]" office:value-type="float" office:value="0.000061038881767686" calcext:value-type="float">
            <text:p>6,1038881767686E-05</text:p>
          </table:table-cell>
          <table:table-cell table:formula="of:=SQRT([.AC15])" office:value-type="float" office:value="0.00781273842949359" calcext:value-type="float">
            <text:p>0,0078127384</text:p>
          </table:table-cell>
          <table:table-cell/>
          <table:table-cell table:formula="of:=[.AB15]*[.AB15]" office:value-type="float" office:value="0.333374025921178" calcext:value-type="float">
            <text:p>0,3333740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6])" office:value-type="float" office:value="32768" calcext:value-type="float">
            <text:p>32768</text:p>
          </table:table-cell>
          <table:table-cell table:formula="of:=POWER(2;[.A16]*2)" office:value-type="float" office:value="1073741824" calcext:value-type="float">
            <text:p>1073741824</text:p>
          </table:table-cell>
          <table:table-cell table:formula="of:=SUM([.C$1:.C15])*2" office:value-type="float" office:value="715827882" calcext:value-type="float">
            <text:p>715827882</text:p>
          </table:table-cell>
          <table:table-cell table:formula="of:=SQRT([.D16])" office:value-type="float" office:value="26754.959951381" calcext:value-type="float">
            <text:p>26754,959951381</text:p>
          </table:table-cell>
          <table:table-cell table:formula="of:=SQRT(([.B16]-1)*([.B16]-1)*2)" office:value-type="float" office:value="46339.5357982792" calcext:value-type="float">
            <text:p>46339,5357982792</text:p>
          </table:table-cell>
          <table:table-cell table:formula="of:=[.E16]/[.F16]" office:value-type="float" office:value="0.577367888790429" calcext:value-type="float">
            <text:p>0,5773678888</text:p>
          </table:table-cell>
          <table:table-cell table:formula="of:=1/[.F16]" office:value-type="float" office:value="0.0000215798450021835" calcext:value-type="float">
            <text:p>2,15798450021835E-05</text:p>
          </table:table-cell>
          <table:table-cell table:formula="of:=SQRT([.H16])" office:value-type="float" office:value="0.00464541117686944" calcext:value-type="float">
            <text:p>0,0046454112</text:p>
          </table:table-cell>
          <table:table-cell/>
          <table:table-cell table:formula="of:=[.G16]*[.G16]" office:value-type="float" office:value="0.333353679006317" calcext:value-type="float">
            <text:p>0,333353679</text:p>
          </table:table-cell>
          <table:table-cell table:number-columns-repeated="3"/>
          <table:table-cell table:formula="of:=SUM([.$C$1:.$C15])*3" office:value-type="float" office:value="1073741823" calcext:value-type="float">
            <text:p>1073741823</text:p>
          </table:table-cell>
          <table:table-cell table:formula="of:=SQRT([.O16])" office:value-type="float" office:value="32767.9999847412" calcext:value-type="float">
            <text:p>32767,9999847412</text:p>
          </table:table-cell>
          <table:table-cell table:formula="of:=SQRT(([.B16]-1)*([.B16]-1)*3)" office:value-type="float" office:value="56754.1088116094" calcext:value-type="float">
            <text:p>56754,1088116094</text:p>
          </table:table-cell>
          <table:table-cell table:formula="of:=[.P16]/[.Q16]" office:value-type="float" office:value="0.577367888790429" calcext:value-type="float">
            <text:p>0,5773678888</text:p>
          </table:table-cell>
          <table:table-cell table:formula="of:=1/[.Q16]" office:value-type="float" office:value="0.0000176198696612331" calcext:value-type="float">
            <text:p>1,76198696612331E-05</text:p>
          </table:table-cell>
          <table:table-cell table:formula="of:=SQRT([.S16])" office:value-type="float" office:value="0.00419760284701079" calcext:value-type="float">
            <text:p>0,0041976028</text:p>
          </table:table-cell>
          <table:table-cell/>
          <table:table-cell table:formula="of:=[.R16]*[.R16]" office:value-type="float" office:value="0.333353679006317" calcext:value-type="float">
            <text:p>0,333353679</text:p>
          </table:table-cell>
          <table:table-cell table:number-columns-repeated="2"/>
          <table:table-cell table:formula="of:=SUM([.$C$1:.$C15])" office:value-type="float" office:value="357913941" calcext:value-type="float">
            <text:p>357913941</text:p>
          </table:table-cell>
          <table:table-cell table:formula="of:=SQRT([.Y16])" office:value-type="float" office:value="18918.613611996" calcext:value-type="float">
            <text:p>18918,613611996</text:p>
          </table:table-cell>
          <table:table-cell table:formula="of:=SQRT(([.$B16]-1)*([.$B16]-1))" office:value-type="float" office:value="32767" calcext:value-type="float">
            <text:p>32767</text:p>
          </table:table-cell>
          <table:table-cell table:formula="of:=[.Z16]/[.AA16]" office:value-type="float" office:value="0.577367888790429" calcext:value-type="float">
            <text:p>0,5773678888</text:p>
          </table:table-cell>
          <table:table-cell table:formula="of:=1/[.AA16]" office:value-type="float" office:value="0.0000305185094759972" calcext:value-type="float">
            <text:p>3,05185094759972E-05</text:p>
          </table:table-cell>
          <table:table-cell table:formula="of:=SQRT([.AC16])" office:value-type="float" office:value="0.0055243560236463" calcext:value-type="float">
            <text:p>0,005524356</text:p>
          </table:table-cell>
          <table:table-cell/>
          <table:table-cell table:formula="of:=[.AB16]*[.AB16]" office:value-type="float" office:value="0.333353679006317" calcext:value-type="float">
            <text:p>0,3333536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7])" office:value-type="float" office:value="65536" calcext:value-type="float">
            <text:p>65536</text:p>
          </table:table-cell>
          <table:table-cell table:formula="of:=POWER(2;[.A17]*2)" office:value-type="float" office:value="4294967296" calcext:value-type="float">
            <text:p>4294967296</text:p>
          </table:table-cell>
          <table:table-cell table:formula="of:=SUM([.C$1:.C16])*2" office:value-type="float" office:value="2863311530" calcext:value-type="float">
            <text:p>2863311530</text:p>
          </table:table-cell>
          <table:table-cell table:formula="of:=SQRT([.D17])" office:value-type="float" office:value="53509.9199214501" calcext:value-type="float">
            <text:p>53509,9199214501</text:p>
          </table:table-cell>
          <table:table-cell table:formula="of:=SQRT(([.B17]-1)*([.B17]-1)*2)" office:value-type="float" office:value="92680.4858101208" calcext:value-type="float">
            <text:p>92680,4858101208</text:p>
          </table:table-cell>
          <table:table-cell table:formula="of:=[.E17]/[.F17]" office:value-type="float" office:value="0.577359078922812" calcext:value-type="float">
            <text:p>0,5773590789</text:p>
          </table:table-cell>
          <table:table-cell table:formula="of:=1/[.F17]" office:value-type="float" office:value="0.0000107897578574281" calcext:value-type="float">
            <text:p>1,07897578574281E-05</text:p>
          </table:table-cell>
          <table:table-cell table:formula="of:=SQRT([.H17])" office:value-type="float" office:value="0.00328477668303768" calcext:value-type="float">
            <text:p>0,0032847767</text:p>
          </table:table-cell>
          <table:table-cell/>
          <table:table-cell table:formula="of:=[.G17]*[.G17]" office:value-type="float" office:value="0.333343506014598" calcext:value-type="float">
            <text:p>0,333343506</text:p>
          </table:table-cell>
          <table:table-cell table:number-columns-repeated="3"/>
          <table:table-cell table:formula="of:=SUM([.$C$1:.$C16])*3" office:value-type="float" office:value="4294967295" calcext:value-type="float">
            <text:p>4294967295</text:p>
          </table:table-cell>
          <table:table-cell table:formula="of:=SQRT([.O17])" office:value-type="float" office:value="65535.9999923706" calcext:value-type="float">
            <text:p>65535,9999923706</text:p>
          </table:table-cell>
          <table:table-cell table:formula="of:=SQRT(([.B17]-1)*([.B17]-1)*3)" office:value-type="float" office:value="113509.949674026" calcext:value-type="float">
            <text:p>113509,949674026</text:p>
          </table:table-cell>
          <table:table-cell table:formula="of:=[.P17]/[.Q17]" office:value-type="float" office:value="0.577359078922812" calcext:value-type="float">
            <text:p>0,5773590789</text:p>
          </table:table-cell>
          <table:table-cell table:formula="of:=1/[.Q17]" office:value-type="float" office:value="0.00000880980039962807" calcext:value-type="float">
            <text:p>8,80980039962807E-06</text:p>
          </table:table-cell>
          <table:table-cell table:formula="of:=SQRT([.S17])" office:value-type="float" office:value="0.00296813079220375" calcext:value-type="float">
            <text:p>0,0029681308</text:p>
          </table:table-cell>
          <table:table-cell/>
          <table:table-cell table:formula="of:=[.R17]*[.R17]" office:value-type="float" office:value="0.333343506014598" calcext:value-type="float">
            <text:p>0,333343506</text:p>
          </table:table-cell>
          <table:table-cell table:number-columns-repeated="2"/>
          <table:table-cell table:formula="of:=SUM([.$C$1:.$C16])" office:value-type="float" office:value="1431655765" calcext:value-type="float">
            <text:p>1431655765</text:p>
          </table:table-cell>
          <table:table-cell table:formula="of:=SQRT([.Y17])" office:value-type="float" office:value="37837.2272372065" calcext:value-type="float">
            <text:p>37837,2272372065</text:p>
          </table:table-cell>
          <table:table-cell table:formula="of:=SQRT(([.$B17]-1)*([.$B17]-1))" office:value-type="float" office:value="65535" calcext:value-type="float">
            <text:p>65535</text:p>
          </table:table-cell>
          <table:table-cell table:formula="of:=[.Z17]/[.AA17]" office:value-type="float" office:value="0.577359078922812" calcext:value-type="float">
            <text:p>0,5773590789</text:p>
          </table:table-cell>
          <table:table-cell table:formula="of:=1/[.AA17]" office:value-type="float" office:value="0.0000152590218966964" calcext:value-type="float">
            <text:p>0,000015259</text:p>
          </table:table-cell>
          <table:table-cell table:formula="of:=SQRT([.AC17])" office:value-type="float" office:value="0.00390627980266345" calcext:value-type="float">
            <text:p>0,0039062798</text:p>
          </table:table-cell>
          <table:table-cell/>
          <table:table-cell table:formula="of:=[.AB17]*[.AB17]" office:value-type="float" office:value="0.333343506014598" calcext:value-type="float">
            <text:p>0,3333435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8])" office:value-type="float" office:value="131072" calcext:value-type="float">
            <text:p>131072</text:p>
          </table:table-cell>
          <table:table-cell table:formula="of:=POWER(2;[.A18]*2)" office:value-type="float" office:value="17179869184" calcext:value-type="float">
            <text:p>17179869184</text:p>
          </table:table-cell>
          <table:table-cell table:formula="of:=SUM([.C$1:.C17])*2" office:value-type="float" office:value="11453246122" calcext:value-type="float">
            <text:p>11453246122</text:p>
          </table:table-cell>
          <table:table-cell table:formula="of:=SQRT([.D18])" office:value-type="float" office:value="107019.839852244" calcext:value-type="float">
            <text:p>107019,839852244</text:p>
          </table:table-cell>
          <table:table-cell table:formula="of:=SQRT(([.B18]-1)*([.B18]-1)*2)" office:value-type="float" office:value="185362.385833804" calcext:value-type="float">
            <text:p>185362,385833804</text:p>
          </table:table-cell>
          <table:table-cell table:formula="of:=[.E18]/[.F18]" office:value-type="float" office:value="0.577354674039415" calcext:value-type="float">
            <text:p>0,577354674</text:p>
          </table:table-cell>
          <table:table-cell table:formula="of:=1/[.F18]" office:value-type="float" office:value="0.00000539483776874021" calcext:value-type="float">
            <text:p>5,39483776874021E-06</text:p>
          </table:table-cell>
          <table:table-cell table:formula="of:=SQRT([.H18])" office:value-type="float" office:value="0.00232267900682385" calcext:value-type="float">
            <text:p>0,002322679</text:p>
          </table:table-cell>
          <table:table-cell/>
          <table:table-cell table:formula="of:=[.G18]*[.G18]" office:value-type="float" office:value="0.333338419635159" calcext:value-type="float">
            <text:p>0,3333384196</text:p>
          </table:table-cell>
          <table:table-cell table:number-columns-repeated="3"/>
          <table:table-cell table:formula="of:=SUM([.$C$1:.$C17])*3" office:value-type="float" office:value="17179869183" calcext:value-type="float">
            <text:p>17179869183</text:p>
          </table:table-cell>
          <table:table-cell table:formula="of:=SQRT([.O18])" office:value-type="float" office:value="131071.999996185" calcext:value-type="float">
            <text:p>131071,999996185</text:p>
          </table:table-cell>
          <table:table-cell table:formula="of:=SQRT(([.B18]-1)*([.B18]-1)*3)" office:value-type="float" office:value="227021.63139886" calcext:value-type="float">
            <text:p>227021,63139886</text:p>
          </table:table-cell>
          <table:table-cell table:formula="of:=[.P18]/[.Q18]" office:value-type="float" office:value="0.577354674039415" calcext:value-type="float">
            <text:p>0,577354674</text:p>
          </table:table-cell>
          <table:table-cell table:formula="of:=1/[.Q18]" office:value-type="float" office:value="0.00000440486659283614" calcext:value-type="float">
            <text:p>4,40486659283614E-06</text:p>
          </table:table-cell>
          <table:table-cell table:formula="of:=SQRT([.S18])" office:value-type="float" office:value="0.00209877740430855" calcext:value-type="float">
            <text:p>0,0020987774</text:p>
          </table:table-cell>
          <table:table-cell/>
          <table:table-cell table:formula="of:=[.R18]*[.R18]" office:value-type="float" office:value="0.33333841963516" calcext:value-type="float">
            <text:p>0,3333384196</text:p>
          </table:table-cell>
          <table:table-cell table:number-columns-repeated="2"/>
          <table:table-cell table:formula="of:=SUM([.$C$1:.$C17])" office:value-type="float" office:value="5726623061" calcext:value-type="float">
            <text:p>5726623061</text:p>
          </table:table-cell>
          <table:table-cell table:formula="of:=SQRT([.Y18])" office:value-type="float" office:value="75674.4544810202" calcext:value-type="float">
            <text:p>75674,4544810202</text:p>
          </table:table-cell>
          <table:table-cell table:formula="of:=SQRT(([.$B18]-1)*([.$B18]-1))" office:value-type="float" office:value="131071" calcext:value-type="float">
            <text:p>131071</text:p>
          </table:table-cell>
          <table:table-cell table:formula="of:=[.Z18]/[.AA18]" office:value-type="float" office:value="0.577354674039415" calcext:value-type="float">
            <text:p>0,577354674</text:p>
          </table:table-cell>
          <table:table-cell table:formula="of:=1/[.AA18]" office:value-type="float" office:value="0.00000762945273935501" calcext:value-type="float">
            <text:p>7,62945273935501E-06</text:p>
          </table:table-cell>
          <table:table-cell table:formula="of:=SQRT([.AC18])" office:value-type="float" office:value="0.00276214640078237" calcext:value-type="float">
            <text:p>0,0027621464</text:p>
          </table:table-cell>
          <table:table-cell/>
          <table:table-cell table:formula="of:=[.AB18]*[.AB18]" office:value-type="float" office:value="0.333338419635159" calcext:value-type="float">
            <text:p>0,33333841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19])" office:value-type="float" office:value="262144" calcext:value-type="float">
            <text:p>262144</text:p>
          </table:table-cell>
          <table:table-cell table:formula="of:=POWER(2;[.A19]*2)" office:value-type="float" office:value="68719476736" calcext:value-type="float">
            <text:p>68719476736</text:p>
          </table:table-cell>
          <table:table-cell table:formula="of:=SUM([.C$1:.C18])*2" office:value-type="float" office:value="45812984490" calcext:value-type="float">
            <text:p>45812984490</text:p>
          </table:table-cell>
          <table:table-cell table:formula="of:=SQRT([.D19])" office:value-type="float" office:value="214039.67970916" calcext:value-type="float">
            <text:p>214039,67970916</text:p>
          </table:table-cell>
          <table:table-cell table:formula="of:=SQRT(([.B19]-1)*([.B19]-1)*2)" office:value-type="float" office:value="370726.18588117" calcext:value-type="float">
            <text:p>370726,18588117</text:p>
          </table:table-cell>
          <table:table-cell table:formula="of:=[.E19]/[.F19]" office:value-type="float" office:value="0.57735247161032" calcext:value-type="float">
            <text:p>0,5773524716</text:p>
          </table:table-cell>
          <table:table-cell table:formula="of:=1/[.F19]" office:value-type="float" office:value="0.00000269740859449441" calcext:value-type="float">
            <text:p>2,69740859449441E-06</text:p>
          </table:table-cell>
          <table:table-cell table:formula="of:=SQRT([.H19])" office:value-type="float" office:value="0.00164237894363463" calcext:value-type="float">
            <text:p>0,0016423789</text:p>
          </table:table-cell>
          <table:table-cell/>
          <table:table-cell table:formula="of:=[.G19]*[.G19]" office:value-type="float" office:value="0.333335876474545" calcext:value-type="float">
            <text:p>0,3333358765</text:p>
          </table:table-cell>
          <table:table-cell table:number-columns-repeated="3"/>
          <table:table-cell table:formula="of:=SUM([.$C$1:.$C18])*3" office:value-type="float" office:value="68719476735" calcext:value-type="float">
            <text:p>68719476735</text:p>
          </table:table-cell>
          <table:table-cell table:formula="of:=SQRT([.O19])" office:value-type="float" office:value="262143.999998093" calcext:value-type="float">
            <text:p>262143,999998093</text:p>
          </table:table-cell>
          <table:table-cell table:formula="of:=SQRT(([.B19]-1)*([.B19]-1)*3)" office:value-type="float" office:value="454044.994848528" calcext:value-type="float">
            <text:p>454044,994848528</text:p>
          </table:table-cell>
          <table:table-cell table:formula="of:=[.P19]/[.Q19]" office:value-type="float" office:value="0.57735247161032" calcext:value-type="float">
            <text:p>0,5773524716</text:p>
          </table:table-cell>
          <table:table-cell table:formula="of:=1/[.Q19]" office:value-type="float" office:value="0.00000220242489476975" calcext:value-type="float">
            <text:p>2,20242489476975E-06</text:p>
          </table:table-cell>
          <table:table-cell table:formula="of:=SQRT([.S19])" office:value-type="float" office:value="0.00148405690415487" calcext:value-type="float">
            <text:p>0,0014840569</text:p>
          </table:table-cell>
          <table:table-cell/>
          <table:table-cell table:formula="of:=[.R19]*[.R19]" office:value-type="float" office:value="0.333335876474545" calcext:value-type="float">
            <text:p>0,3333358765</text:p>
          </table:table-cell>
          <table:table-cell table:number-columns-repeated="2"/>
          <table:table-cell table:formula="of:=SUM([.$C$1:.$C18])" office:value-type="float" office:value="22906492245" calcext:value-type="float">
            <text:p>22906492245</text:p>
          </table:table-cell>
          <table:table-cell table:formula="of:=SQRT([.Y19])" office:value-type="float" office:value="151348.908965344" calcext:value-type="float">
            <text:p>151348,908965344</text:p>
          </table:table-cell>
          <table:table-cell table:formula="of:=SQRT(([.$B19]-1)*([.$B19]-1))" office:value-type="float" office:value="262143" calcext:value-type="float">
            <text:p>262143</text:p>
          </table:table-cell>
          <table:table-cell table:formula="of:=[.Z19]/[.AA19]" office:value-type="float" office:value="0.57735247161032" calcext:value-type="float">
            <text:p>0,5773524716</text:p>
          </table:table-cell>
          <table:table-cell table:formula="of:=1/[.AA19]" office:value-type="float" office:value="0.00000381471181759574" calcext:value-type="float">
            <text:p>3,81471181759574E-06</text:p>
          </table:table-cell>
          <table:table-cell table:formula="of:=SQRT([.AC19])" office:value-type="float" office:value="0.00195312872530096" calcext:value-type="float">
            <text:p>0,0019531287</text:p>
          </table:table-cell>
          <table:table-cell/>
          <table:table-cell table:formula="of:=[.AB19]*[.AB19]" office:value-type="float" office:value="0.333335876474545" calcext:value-type="float">
            <text:p>0,33333587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0])" office:value-type="float" office:value="524288" calcext:value-type="float">
            <text:p>524288</text:p>
          </table:table-cell>
          <table:table-cell table:formula="of:=POWER(2;[.A20]*2)" office:value-type="float" office:value="274877906944" calcext:value-type="float">
            <text:p>274877906944</text:p>
          </table:table-cell>
          <table:table-cell table:formula="of:=SUM([.C$1:.C19])*2" office:value-type="float" office:value="183251937962" calcext:value-type="float">
            <text:p>183251937962</text:p>
          </table:table-cell>
          <table:table-cell table:formula="of:=SQRT([.D20])" office:value-type="float" office:value="428079.359420657" calcext:value-type="float">
            <text:p>428079,359420657</text:p>
          </table:table-cell>
          <table:table-cell table:formula="of:=SQRT(([.B20]-1)*([.B20]-1)*2)" office:value-type="float" office:value="741453.785975903" calcext:value-type="float">
            <text:p>741453,785975903</text:p>
          </table:table-cell>
          <table:table-cell table:formula="of:=[.E20]/[.F20]" office:value-type="float" office:value="0.577351370398923" calcext:value-type="float">
            <text:p>0,5773513704</text:p>
          </table:table-cell>
          <table:table-cell table:formula="of:=1/[.F20]" office:value-type="float" office:value="0.000001348701724793" calcext:value-type="float">
            <text:p>1,348701724793E-06</text:p>
          </table:table-cell>
          <table:table-cell table:formula="of:=SQRT([.H20])" office:value-type="float" office:value="0.00116133618078186" calcext:value-type="float">
            <text:p>0,0011613362</text:p>
          </table:table-cell>
          <table:table-cell/>
          <table:table-cell table:formula="of:=[.G20]*[.G20]" office:value-type="float" office:value="0.333334604901514" calcext:value-type="float">
            <text:p>0,3333346049</text:p>
          </table:table-cell>
          <table:table-cell table:number-columns-repeated="3"/>
          <table:table-cell table:formula="of:=SUM([.$C$1:.$C19])*3" office:value-type="float" office:value="274877906943" calcext:value-type="float">
            <text:p>274877906943</text:p>
          </table:table-cell>
          <table:table-cell table:formula="of:=SQRT([.O20])" office:value-type="float" office:value="524287.999999046" calcext:value-type="float">
            <text:p>524287,999999046</text:p>
          </table:table-cell>
          <table:table-cell table:formula="of:=SQRT(([.B20]-1)*([.B20]-1)*3)" office:value-type="float" office:value="908091.721747864" calcext:value-type="float">
            <text:p>908091,721747864</text:p>
          </table:table-cell>
          <table:table-cell table:formula="of:=[.P20]/[.Q20]" office:value-type="float" office:value="0.577351370398923" calcext:value-type="float">
            <text:p>0,5773513704</text:p>
          </table:table-cell>
          <table:table-cell table:formula="of:=1/[.Q20]" office:value-type="float" office:value="0.00000110121034698481" calcext:value-type="float">
            <text:p>1,10121034698481E-06</text:p>
          </table:table-cell>
          <table:table-cell table:formula="of:=SQRT([.S20])" office:value-type="float" office:value="0.00104938569981909" calcext:value-type="float">
            <text:p>0,0010493857</text:p>
          </table:table-cell>
          <table:table-cell/>
          <table:table-cell table:formula="of:=[.R20]*[.R20]" office:value-type="float" office:value="0.333334604901514" calcext:value-type="float">
            <text:p>0,3333346049</text:p>
          </table:table-cell>
          <table:table-cell table:number-columns-repeated="2"/>
          <table:table-cell table:formula="of:=SUM([.$C$1:.$C19])" office:value-type="float" office:value="91625968981" calcext:value-type="float">
            <text:p>91625968981</text:p>
          </table:table-cell>
          <table:table-cell table:formula="of:=SQRT([.Y20])" office:value-type="float" office:value="302697.81793234" calcext:value-type="float">
            <text:p>302697,81793234</text:p>
          </table:table-cell>
          <table:table-cell table:formula="of:=SQRT(([.$B20]-1)*([.$B20]-1))" office:value-type="float" office:value="524287" calcext:value-type="float">
            <text:p>524287</text:p>
          </table:table-cell>
          <table:table-cell table:formula="of:=[.Z20]/[.AA20]" office:value-type="float" office:value="0.577351370398923" calcext:value-type="float">
            <text:p>0,5773513704</text:p>
          </table:table-cell>
          <table:table-cell table:formula="of:=1/[.AA20]" office:value-type="float" office:value="0.00000190735227079825" calcext:value-type="float">
            <text:p>1,90735227079825E-06</text:p>
          </table:table-cell>
          <table:table-cell table:formula="of:=SQRT([.AC20])" office:value-type="float" office:value="0.00138106924909588" calcext:value-type="float">
            <text:p>0,0013810692</text:p>
          </table:table-cell>
          <table:table-cell/>
          <table:table-cell table:formula="of:=[.AB20]*[.AB20]" office:value-type="float" office:value="0.333334604901514" calcext:value-type="float">
            <text:p>0,3333346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1])" office:value-type="float" office:value="1048576" calcext:value-type="float">
            <text:p>1048576</text:p>
          </table:table-cell>
          <table:table-cell table:formula="of:=POWER(2;[.A21]*2)" office:value-type="float" office:value="1099511627776" calcext:value-type="float">
            <text:p>1099511627776</text:p>
          </table:table-cell>
          <table:table-cell table:formula="of:=SUM([.C$1:.C20])*2" office:value-type="float" office:value="733007751850" calcext:value-type="float">
            <text:p>733007751850</text:p>
          </table:table-cell>
          <table:table-cell table:formula="of:=SQRT([.D21])" office:value-type="float" office:value="856158.718842482" calcext:value-type="float">
            <text:p>856158,718842482</text:p>
          </table:table-cell>
          <table:table-cell table:formula="of:=SQRT(([.B21]-1)*([.B21]-1)*2)" office:value-type="float" office:value="1482908.98616537" calcext:value-type="float">
            <text:p>1482908,98616537</text:p>
          </table:table-cell>
          <table:table-cell table:formula="of:=[.E21]/[.F21]" office:value-type="float" office:value="0.577350819794012" calcext:value-type="float">
            <text:p>0,5773508198</text:p>
          </table:table-cell>
          <table:table-cell table:formula="of:=1/[.F21]" office:value-type="float" office:value="0.000000674350219284789" calcext:value-type="float">
            <text:p>6,74350219284789E-07</text:p>
          </table:table-cell>
          <table:table-cell table:formula="of:=SQRT([.H21])" office:value-type="float" office:value="0.000821188297094393" calcext:value-type="float">
            <text:p>0,0008211883</text:p>
          </table:table-cell>
          <table:table-cell/>
          <table:table-cell table:formula="of:=[.G21]*[.G21]" office:value-type="float" office:value="0.333333969116817" calcext:value-type="float">
            <text:p>0,3333339691</text:p>
          </table:table-cell>
          <table:table-cell table:number-columns-repeated="3"/>
          <table:table-cell table:formula="of:=SUM([.$C$1:.$C20])*3" office:value-type="float" office:value="1099511627775" calcext:value-type="float">
            <text:p>1099511627775</text:p>
          </table:table-cell>
          <table:table-cell table:formula="of:=SQRT([.O21])" office:value-type="float" office:value="1048575.99999952" calcext:value-type="float">
            <text:p>1048575,99999952</text:p>
          </table:table-cell>
          <table:table-cell table:formula="of:=SQRT(([.B21]-1)*([.B21]-1)*3)" office:value-type="float" office:value="1816185.17554654" calcext:value-type="float">
            <text:p>1816185,17554654</text:p>
          </table:table-cell>
          <table:table-cell table:formula="of:=[.P21]/[.Q21]" office:value-type="float" office:value="0.577350819794012" calcext:value-type="float">
            <text:p>0,5773508198</text:p>
          </table:table-cell>
          <table:table-cell table:formula="of:=1/[.Q21]" office:value-type="float" office:value="0.000000550604648393893" calcext:value-type="float">
            <text:p>5,50604648393893E-07</text:p>
          </table:table-cell>
          <table:table-cell table:formula="of:=SQRT([.S21])" office:value-type="float" office:value="0.00074202739059545" calcext:value-type="float">
            <text:p>0,0007420274</text:p>
          </table:table-cell>
          <table:table-cell/>
          <table:table-cell table:formula="of:=[.R21]*[.R21]" office:value-type="float" office:value="0.333333969116817" calcext:value-type="float">
            <text:p>0,3333339691</text:p>
          </table:table-cell>
          <table:table-cell table:number-columns-repeated="2"/>
          <table:table-cell table:formula="of:=SUM([.$C$1:.$C20])" office:value-type="float" office:value="366503875925" calcext:value-type="float">
            <text:p>366503875925</text:p>
          </table:table-cell>
          <table:table-cell table:formula="of:=SQRT([.Y21])" office:value-type="float" office:value="605395.635865506" calcext:value-type="float">
            <text:p>605395,635865506</text:p>
          </table:table-cell>
          <table:table-cell table:formula="of:=SQRT(([.$B21]-1)*([.$B21]-1))" office:value-type="float" office:value="1048575" calcext:value-type="float">
            <text:p>1048575</text:p>
          </table:table-cell>
          <table:table-cell table:formula="of:=[.Z21]/[.AA21]" office:value-type="float" office:value="0.577350819794012" calcext:value-type="float">
            <text:p>0,5773508198</text:p>
          </table:table-cell>
          <table:table-cell table:formula="of:=1/[.AA21]" office:value-type="float" office:value="0.000000953675225901819" calcext:value-type="float">
            <text:p>9,53675225901819E-07</text:p>
          </table:table-cell>
          <table:table-cell table:formula="of:=SQRT([.AC21])" office:value-type="float" office:value="0.00097656296566162" calcext:value-type="float">
            <text:p>0,000976563</text:p>
          </table:table-cell>
          <table:table-cell/>
          <table:table-cell table:formula="of:=[.AB21]*[.AB21]" office:value-type="float" office:value="0.333333969116817" calcext:value-type="float">
            <text:p>0,33333396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22])" office:value-type="float" office:value="2097152" calcext:value-type="float">
            <text:p>2097152</text:p>
          </table:table-cell>
          <table:table-cell table:formula="of:=POWER(2;[.A22]*2)" office:value-type="float" office:value="4398046511104" calcext:value-type="float">
            <text:p>4398046511104</text:p>
          </table:table-cell>
          <table:table-cell table:formula="of:=SUM([.C$1:.C21])*2" office:value-type="float" office:value="2932031007402" calcext:value-type="float">
            <text:p>2932031007402</text:p>
          </table:table-cell>
          <table:table-cell table:formula="of:=SQRT([.D22])" office:value-type="float" office:value="1712317.43768555" calcext:value-type="float">
            <text:p>1712317,43768555</text:p>
          </table:table-cell>
          <table:table-cell table:formula="of:=SQRT(([.B22]-1)*([.B22]-1)*2)" office:value-type="float" office:value="2965819.3865443" calcext:value-type="float">
            <text:p>2965819,3865443</text:p>
          </table:table-cell>
          <table:table-cell table:formula="of:=[.E22]/[.F22]" office:value-type="float" office:value="0.577350544491753" calcext:value-type="float">
            <text:p>0,5773505445</text:p>
          </table:table-cell>
          <table:table-cell table:formula="of:=1/[.F22]" office:value-type="float" office:value="0.000000337174948864697" calcext:value-type="float">
            <text:p>3,37174948864697E-07</text:p>
          </table:table-cell>
          <table:table-cell table:formula="of:=SQRT([.H22])" office:value-type="float" office:value="0.000580667675064401" calcext:value-type="float">
            <text:p>0,0005806677</text:p>
          </table:table-cell>
          <table:table-cell/>
          <table:table-cell table:formula="of:=[.G22]*[.G22]" office:value-type="float" office:value="0.333333651224924" calcext:value-type="float">
            <text:p>0,3333336512</text:p>
          </table:table-cell>
          <table:table-cell table:number-columns-repeated="3"/>
          <table:table-cell table:formula="of:=SUM([.$C$1:.$C21])*3" office:value-type="float" office:value="4398046511103" calcext:value-type="float">
            <text:p>4398046511103</text:p>
          </table:table-cell>
          <table:table-cell table:formula="of:=SQRT([.O22])" office:value-type="float" office:value="2097151.99999976" calcext:value-type="float">
            <text:p>2097151,99999976</text:p>
          </table:table-cell>
          <table:table-cell table:formula="of:=SQRT(([.B22]-1)*([.B22]-1)*3)" office:value-type="float" office:value="3632372.08314388" calcext:value-type="float">
            <text:p>3632372,08314388</text:p>
          </table:table-cell>
          <table:table-cell table:formula="of:=[.P22]/[.Q22]" office:value-type="float" office:value="0.577350544491753" calcext:value-type="float">
            <text:p>0,5773505445</text:p>
          </table:table-cell>
          <table:table-cell table:formula="of:=1/[.Q22]" office:value-type="float" office:value="0.000000275302192922506" calcext:value-type="float">
            <text:p>2,75302192922506E-07</text:p>
          </table:table-cell>
          <table:table-cell table:formula="of:=SQRT([.S22])" office:value-type="float" office:value="0.000524692474619663" calcext:value-type="float">
            <text:p>0,0005246925</text:p>
          </table:table-cell>
          <table:table-cell/>
          <table:table-cell table:formula="of:=[.R22]*[.R22]" office:value-type="float" office:value="0.333333651224924" calcext:value-type="float">
            <text:p>0,3333336512</text:p>
          </table:table-cell>
          <table:table-cell table:number-columns-repeated="2"/>
          <table:table-cell table:formula="of:=SUM([.$C$1:.$C21])" office:value-type="float" office:value="1466015503701" calcext:value-type="float">
            <text:p>1466015503701</text:p>
          </table:table-cell>
          <table:table-cell table:formula="of:=SQRT([.Y22])" office:value-type="float" office:value="1210791.27173142" calcext:value-type="float">
            <text:p>1210791,27173142</text:p>
          </table:table-cell>
          <table:table-cell table:formula="of:=SQRT(([.$B22]-1)*([.$B22]-1))" office:value-type="float" office:value="2097151" calcext:value-type="float">
            <text:p>2097151</text:p>
          </table:table-cell>
          <table:table-cell table:formula="of:=[.Z22]/[.AA22]" office:value-type="float" office:value="0.577350544491753" calcext:value-type="float">
            <text:p>0,5773505445</text:p>
          </table:table-cell>
          <table:table-cell table:formula="of:=1/[.AA22]" office:value-type="float" office:value="0.000000476837385576909" calcext:value-type="float">
            <text:p>4,76837385576909E-07</text:p>
          </table:table-cell>
          <table:table-cell table:formula="of:=SQRT([.AC22])" office:value-type="float" office:value="0.000690534130638674" calcext:value-type="float">
            <text:p>0,0006905341</text:p>
          </table:table-cell>
          <table:table-cell/>
          <table:table-cell table:formula="of:=[.AB22]*[.AB22]" office:value-type="float" office:value="0.333333651224924" calcext:value-type="float">
            <text:p>0,33333365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23])" office:value-type="float" office:value="4194304" calcext:value-type="float">
            <text:p>4194304</text:p>
          </table:table-cell>
          <table:table-cell table:formula="of:=POWER(2;[.A23]*2)" office:value-type="float" office:value="17592186044416" calcext:value-type="float">
            <text:p>17592186044416</text:p>
          </table:table-cell>
          <table:table-cell table:formula="of:=SUM([.C$1:.C22])*2" office:value-type="float" office:value="11728124029610" calcext:value-type="float">
            <text:p>11728124029610</text:p>
          </table:table-cell>
          <table:table-cell table:formula="of:=SQRT([.D23])" office:value-type="float" office:value="3424634.87537139" calcext:value-type="float">
            <text:p>3424634,87537139</text:p>
          </table:table-cell>
          <table:table-cell table:formula="of:=SQRT(([.B23]-1)*([.B23]-1)*2)" office:value-type="float" office:value="5931640.18730216" calcext:value-type="float">
            <text:p>5931640,18730216</text:p>
          </table:table-cell>
          <table:table-cell table:formula="of:=[.E23]/[.F23]" office:value-type="float" office:value="0.577350406840673" calcext:value-type="float">
            <text:p>0,5773504068</text:p>
          </table:table-cell>
          <table:table-cell table:formula="of:=1/[.F23]" office:value-type="float" office:value="0.000000168587434237953" calcext:value-type="float">
            <text:p>1,68587434237953E-07</text:p>
          </table:table-cell>
          <table:table-cell table:formula="of:=SQRT([.H23])" office:value-type="float" office:value="0.000410594001707225" calcext:value-type="float">
            <text:p>0,000410594</text:p>
          </table:table-cell>
          <table:table-cell/>
          <table:table-cell table:formula="of:=[.G23]*[.G23]" office:value-type="float" office:value="0.333333492279091" calcext:value-type="float">
            <text:p>0,3333334923</text:p>
          </table:table-cell>
          <table:table-cell table:number-columns-repeated="3"/>
          <table:table-cell table:formula="of:=SUM([.$C$1:.$C22])*3" office:value-type="float" office:value="17592186044415" calcext:value-type="float">
            <text:p>17592186044415</text:p>
          </table:table-cell>
          <table:table-cell table:formula="of:=SQRT([.O23])" office:value-type="float" office:value="4194303.99999988" calcext:value-type="float">
            <text:p>4194303,99999988</text:p>
          </table:table-cell>
          <table:table-cell table:formula="of:=SQRT(([.B23]-1)*([.B23]-1)*3)" office:value-type="float" office:value="7264745.89833857" calcext:value-type="float">
            <text:p>7264745,89833857</text:p>
          </table:table-cell>
          <table:table-cell table:formula="of:=[.P23]/[.Q23]" office:value-type="float" office:value="0.577350406840673" calcext:value-type="float">
            <text:p>0,5773504068</text:p>
          </table:table-cell>
          <table:table-cell table:formula="of:=1/[.Q23]" office:value-type="float" office:value="0.000000137651063642666" calcext:value-type="float">
            <text:p>1,37651063642666E-07</text:p>
          </table:table-cell>
          <table:table-cell table:formula="of:=SQRT([.S23])" office:value-type="float" office:value="0.000371013562612832" calcext:value-type="float">
            <text:p>0,0003710136</text:p>
          </table:table-cell>
          <table:table-cell/>
          <table:table-cell table:formula="of:=[.R23]*[.R23]" office:value-type="float" office:value="0.333333492279091" calcext:value-type="float">
            <text:p>0,3333334923</text:p>
          </table:table-cell>
          <table:table-cell table:number-columns-repeated="2"/>
          <table:table-cell table:formula="of:=SUM([.$C$1:.$C22])" office:value-type="float" office:value="5864062014805" calcext:value-type="float">
            <text:p>5864062014805</text:p>
          </table:table-cell>
          <table:table-cell table:formula="of:=SQRT([.Y23])" office:value-type="float" office:value="2421582.54346305" calcext:value-type="float">
            <text:p>2421582,54346305</text:p>
          </table:table-cell>
          <table:table-cell table:formula="of:=SQRT(([.$B23]-1)*([.$B23]-1))" office:value-type="float" office:value="4194303" calcext:value-type="float">
            <text:p>4194303</text:p>
          </table:table-cell>
          <table:table-cell table:formula="of:=[.Z23]/[.AA23]" office:value-type="float" office:value="0.577350406840673" calcext:value-type="float">
            <text:p>0,5773504068</text:p>
          </table:table-cell>
          <table:table-cell table:formula="of:=1/[.AA23]" office:value-type="float" office:value="0.000000238418635944995" calcext:value-type="float">
            <text:p>2,38418635944995E-07</text:p>
          </table:table-cell>
          <table:table-cell table:formula="of:=SQRT([.AC23])" office:value-type="float" office:value="0.000488281308207671" calcext:value-type="float">
            <text:p>0,0004882813</text:p>
          </table:table-cell>
          <table:table-cell/>
          <table:table-cell table:formula="of:=[.AB23]*[.AB23]" office:value-type="float" office:value="0.333333492279091" calcext:value-type="float">
            <text:p>0,33333349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24])" office:value-type="float" office:value="8388608" calcext:value-type="float">
            <text:p>8388608</text:p>
          </table:table-cell>
          <table:table-cell table:formula="of:=POWER(2;[.A24]*2)" office:value-type="float" office:value="70368744177664" calcext:value-type="float">
            <text:p>70368744177664</text:p>
          </table:table-cell>
          <table:table-cell table:formula="of:=SUM([.C$1:.C23])*2" office:value-type="float" office:value="46912496118442" calcext:value-type="float">
            <text:p>46912496118442</text:p>
          </table:table-cell>
          <table:table-cell table:formula="of:=SQRT([.D24])" office:value-type="float" office:value="6849269.75074292" calcext:value-type="float">
            <text:p>6849269,75074292</text:p>
          </table:table-cell>
          <table:table-cell table:formula="of:=SQRT(([.B24]-1)*([.B24]-1)*2)" office:value-type="float" office:value="11863281.7888179" calcext:value-type="float">
            <text:p>11863281,7888179</text:p>
          </table:table-cell>
          <table:table-cell table:formula="of:=[.E24]/[.F24]" office:value-type="float" office:value="0.577350338015145" calcext:value-type="float">
            <text:p>0,577350338</text:p>
          </table:table-cell>
          <table:table-cell table:formula="of:=1/[.F24]" office:value-type="float" office:value="0.000000084293707070381" calcext:value-type="float">
            <text:p>8,4293707070381E-08</text:p>
          </table:table-cell>
          <table:table-cell table:formula="of:=SQRT([.H24])" office:value-type="float" office:value="0.000290333785616454" calcext:value-type="float">
            <text:p>0,0002903338</text:p>
          </table:table-cell>
          <table:table-cell/>
          <table:table-cell table:formula="of:=[.G24]*[.G24]" office:value-type="float" office:value="0.333333412806202" calcext:value-type="float">
            <text:p>0,3333334128</text:p>
          </table:table-cell>
          <table:table-cell table:number-columns-repeated="3"/>
          <table:table-cell table:formula="of:=SUM([.$C$1:.$C23])*3" office:value-type="float" office:value="70368744177663" calcext:value-type="float">
            <text:p>70368744177663</text:p>
          </table:table-cell>
          <table:table-cell table:formula="of:=SQRT([.O24])" office:value-type="float" office:value="8388607.99999994" calcext:value-type="float">
            <text:p>8388607,99999994</text:p>
          </table:table-cell>
          <table:table-cell table:formula="of:=SQRT(([.B24]-1)*([.B24]-1)*3)" office:value-type="float" office:value="14529493.5287279" calcext:value-type="float">
            <text:p>14529493,5287279</text:p>
          </table:table-cell>
          <table:table-cell table:formula="of:=[.P24]/[.Q24]" office:value-type="float" office:value="0.577350338015145" calcext:value-type="float">
            <text:p>0,577350338</text:p>
          </table:table-cell>
          <table:table-cell table:formula="of:=1/[.Q24]" office:value-type="float" office:value="0.0000000688255236166894" calcext:value-type="float">
            <text:p>6,88255236166894E-08</text:p>
          </table:table-cell>
          <table:table-cell table:formula="of:=SQRT([.S24])" office:value-type="float" office:value="0.000262346190398659" calcext:value-type="float">
            <text:p>0,0002623462</text:p>
          </table:table-cell>
          <table:table-cell/>
          <table:table-cell table:formula="of:=[.R24]*[.R24]" office:value-type="float" office:value="0.333333412806202" calcext:value-type="float">
            <text:p>0,3333334128</text:p>
          </table:table-cell>
          <table:table-cell table:number-columns-repeated="2"/>
          <table:table-cell table:formula="of:=SUM([.$C$1:.$C23])" office:value-type="float" office:value="23456248059221" calcext:value-type="float">
            <text:p>23456248059221</text:p>
          </table:table-cell>
          <table:table-cell table:formula="of:=SQRT([.Y24])" office:value-type="float" office:value="4843165.08692621" calcext:value-type="float">
            <text:p>4843165,08692621</text:p>
          </table:table-cell>
          <table:table-cell table:formula="of:=SQRT(([.$B24]-1)*([.$B24]-1))" office:value-type="float" office:value="8388607" calcext:value-type="float">
            <text:p>8388607</text:p>
          </table:table-cell>
          <table:table-cell table:formula="of:=[.Z24]/[.AA24]" office:value-type="float" office:value="0.577350338015145" calcext:value-type="float">
            <text:p>0,577350338</text:p>
          </table:table-cell>
          <table:table-cell table:formula="of:=1/[.AA24]" office:value-type="float" office:value="0.000000119209303761638" calcext:value-type="float">
            <text:p>1,19209303761638E-07</text:p>
          </table:table-cell>
          <table:table-cell table:formula="of:=SQRT([.AC24])" office:value-type="float" office:value="0.000345267003580762" calcext:value-type="float">
            <text:p>0,000345267</text:p>
          </table:table-cell>
          <table:table-cell/>
          <table:table-cell table:formula="of:=[.AB24]*[.AB24]" office:value-type="float" office:value="0.333333412806202" calcext:value-type="float">
            <text:p>0,33333341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25])" office:value-type="float" office:value="16777216" calcext:value-type="float">
            <text:p>16777216</text:p>
          </table:table-cell>
          <table:table-cell table:formula="of:=POWER(2;[.A25]*2)" office:value-type="float" office:value="281474976710656" calcext:value-type="float">
            <text:p>281474976710656</text:p>
          </table:table-cell>
          <table:table-cell table:formula="of:=SUM([.C$1:.C24])*2" office:value-type="float" office:value="187649984473770" calcext:value-type="float">
            <text:p>187649984473770</text:p>
          </table:table-cell>
          <table:table-cell table:formula="of:=SQRT([.D25])" office:value-type="float" office:value="13698539.5014859" calcext:value-type="float">
            <text:p>13698539,5014859</text:p>
          </table:table-cell>
          <table:table-cell table:formula="of:=SQRT(([.B25]-1)*([.B25]-1)*2)" office:value-type="float" office:value="23726564.9918493" calcext:value-type="float">
            <text:p>23726564,9918493</text:p>
          </table:table-cell>
          <table:table-cell table:formula="of:=[.E25]/[.F25]" office:value-type="float" office:value="0.577350303602384" calcext:value-type="float">
            <text:p>0,5773503036</text:p>
          </table:table-cell>
          <table:table-cell table:formula="of:=1/[.F25]" office:value-type="float" office:value="0.0000000421468510230421" calcext:value-type="float">
            <text:p>4,21468510230421E-08</text:p>
          </table:table-cell>
          <table:table-cell table:formula="of:=SQRT([.H25])" office:value-type="float" office:value="0.000205296982498628" calcext:value-type="float">
            <text:p>0,000205297</text:p>
          </table:table-cell>
          <table:table-cell/>
          <table:table-cell table:formula="of:=[.G25]*[.G25]" office:value-type="float" office:value="0.333333373069765" calcext:value-type="float">
            <text:p>0,3333333731</text:p>
          </table:table-cell>
          <table:table-cell table:number-columns-repeated="3"/>
          <table:table-cell table:formula="of:=SUM([.$C$1:.$C24])*3" office:value-type="float" office:value="281474976710655" calcext:value-type="float">
            <text:p>281474976710655</text:p>
          </table:table-cell>
          <table:table-cell table:formula="of:=SQRT([.O25])" office:value-type="float" office:value="16777216" calcext:value-type="float">
            <text:p>16777216</text:p>
          </table:table-cell>
          <table:table-cell table:formula="of:=SQRT(([.B25]-1)*([.B25]-1)*3)" office:value-type="float" office:value="29058988.7895067" calcext:value-type="float">
            <text:p>29058988,7895067</text:p>
          </table:table-cell>
          <table:table-cell table:formula="of:=[.P25]/[.Q25]" office:value-type="float" office:value="0.577350303602384" calcext:value-type="float">
            <text:p>0,5773503036</text:p>
          </table:table-cell>
          <table:table-cell table:formula="of:=1/[.Q25]" office:value-type="float" office:value="0.0000000344127597571841" calcext:value-type="float">
            <text:p>3,44127597571841E-08</text:p>
          </table:table-cell>
          <table:table-cell table:formula="of:=SQRT([.S25])" office:value-type="float" office:value="0.000185506764720816" calcext:value-type="float">
            <text:p>0,0001855068</text:p>
          </table:table-cell>
          <table:table-cell/>
          <table:table-cell table:formula="of:=[.R25]*[.R25]" office:value-type="float" office:value="0.333333373069765" calcext:value-type="float">
            <text:p>0,3333333731</text:p>
          </table:table-cell>
          <table:table-cell table:number-columns-repeated="2"/>
          <table:table-cell table:formula="of:=SUM([.$C$1:.$C24])" office:value-type="float" office:value="93824992236885" calcext:value-type="float">
            <text:p>93824992236885</text:p>
          </table:table-cell>
          <table:table-cell table:formula="of:=SQRT([.Y25])" office:value-type="float" office:value="9686330.17385248" calcext:value-type="float">
            <text:p>9686330,17385248</text:p>
          </table:table-cell>
          <table:table-cell table:formula="of:=SQRT(([.$B25]-1)*([.$B25]-1))" office:value-type="float" office:value="16777215" calcext:value-type="float">
            <text:p>16777215</text:p>
          </table:table-cell>
          <table:table-cell table:formula="of:=[.Z25]/[.AA25]" office:value-type="float" office:value="0.577350303602384" calcext:value-type="float">
            <text:p>0,5773503036</text:p>
          </table:table-cell>
          <table:table-cell table:formula="of:=1/[.AA25]" office:value-type="float" office:value="0.0000000596046483281045" calcext:value-type="float">
            <text:p>5,96046483281045E-08</text:p>
          </table:table-cell>
          <table:table-cell table:formula="of:=SQRT([.AC25])" office:value-type="float" office:value="0.000244140632275958" calcext:value-type="float">
            <text:p>0,0002441406</text:p>
          </table:table-cell>
          <table:table-cell/>
          <table:table-cell table:formula="of:=[.AB25]*[.AB25]" office:value-type="float" office:value="0.333333373069765" calcext:value-type="float">
            <text:p>0,33333337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26])" office:value-type="float" office:value="33554432" calcext:value-type="float">
            <text:p>33554432</text:p>
          </table:table-cell>
          <table:table-cell table:formula="of:=POWER(2;[.A26]*2)" office:value-type="float" office:value="1125899906842624" calcext:value-type="float">
            <text:p>1125899906842624</text:p>
          </table:table-cell>
          <table:table-cell table:formula="of:=SUM([.C$1:.C25])*2" office:value-type="float" office:value="750599937895082" calcext:value-type="float">
            <text:p>750599937895082</text:p>
          </table:table-cell>
          <table:table-cell table:formula="of:=SQRT([.D26])" office:value-type="float" office:value="27397079.0029719" calcext:value-type="float">
            <text:p>27397079,0029719</text:p>
          </table:table-cell>
          <table:table-cell table:formula="of:=SQRT(([.B26]-1)*([.B26]-1)*2)" office:value-type="float" office:value="47453131.3979122" calcext:value-type="float">
            <text:p>47453131,3979122</text:p>
          </table:table-cell>
          <table:table-cell table:formula="of:=[.E26]/[.F26]" office:value-type="float" office:value="0.577350286396005" calcext:value-type="float">
            <text:p>0,5773502864</text:p>
          </table:table-cell>
          <table:table-cell table:formula="of:=1/[.F26]" office:value-type="float" office:value="0.000000021073424883484" calcext:value-type="float">
            <text:p>2,1073424883484E-08</text:p>
          </table:table-cell>
          <table:table-cell table:formula="of:=SQRT([.H26])" office:value-type="float" office:value="0.000145166886318761" calcext:value-type="float">
            <text:p>0,0001451669</text:p>
          </table:table-cell>
          <table:table-cell/>
          <table:table-cell table:formula="of:=[.G26]*[.G26]" office:value-type="float" office:value="0.333333353201549" calcext:value-type="float">
            <text:p>0,3333333532</text:p>
          </table:table-cell>
          <table:table-cell table:number-columns-repeated="3"/>
          <table:table-cell table:formula="of:=SUM([.$C$1:.$C25])*3" office:value-type="float" office:value="1125899906842623" calcext:value-type="float">
            <text:p>1125899906842623</text:p>
          </table:table-cell>
          <table:table-cell table:formula="of:=SQRT([.O26])" office:value-type="float" office:value="33554432" calcext:value-type="float">
            <text:p>33554432</text:p>
          </table:table-cell>
          <table:table-cell table:formula="of:=SQRT(([.B26]-1)*([.B26]-1)*3)" office:value-type="float" office:value="58117979.3110642" calcext:value-type="float">
            <text:p>58117979,3110642</text:p>
          </table:table-cell>
          <table:table-cell table:formula="of:=[.P26]/[.Q26]" office:value-type="float" office:value="0.577350286396005" calcext:value-type="float">
            <text:p>0,5773502864</text:p>
          </table:table-cell>
          <table:table-cell table:formula="of:=1/[.Q26]" office:value-type="float" office:value="0.000000017206379365802" calcext:value-type="float">
            <text:p>1,7206379365802E-08</text:p>
          </table:table-cell>
          <table:table-cell table:formula="of:=SQRT([.S26])" office:value-type="float" office:value="0.000131173089335435" calcext:value-type="float">
            <text:p>0,0001311731</text:p>
          </table:table-cell>
          <table:table-cell/>
          <table:table-cell table:formula="of:=[.R26]*[.R26]" office:value-type="float" office:value="0.333333353201549" calcext:value-type="float">
            <text:p>0,3333333532</text:p>
          </table:table-cell>
          <table:table-cell table:number-columns-repeated="2"/>
          <table:table-cell table:formula="of:=SUM([.$C$1:.$C25])" office:value-type="float" office:value="375299968947541" calcext:value-type="float">
            <text:p>375299968947541</text:p>
          </table:table-cell>
          <table:table-cell table:formula="of:=SQRT([.Y26])" office:value-type="float" office:value="19372660.347705" calcext:value-type="float">
            <text:p>19372660,347705</text:p>
          </table:table-cell>
          <table:table-cell table:formula="of:=SQRT(([.$B26]-1)*([.$B26]-1))" office:value-type="float" office:value="33554431" calcext:value-type="float">
            <text:p>33554431</text:p>
          </table:table-cell>
          <table:table-cell table:formula="of:=[.Z26]/[.AA26]" office:value-type="float" office:value="0.577350286396005" calcext:value-type="float">
            <text:p>0,5773502864</text:p>
          </table:table-cell>
          <table:table-cell table:formula="of:=1/[.AA26]" office:value-type="float" office:value="0.0000000298023232758738" calcext:value-type="float">
            <text:p>2,98023232758738E-08</text:p>
          </table:table-cell>
          <table:table-cell table:formula="of:=SQRT([.AC26])" office:value-type="float" office:value="0.000172633494073061" calcext:value-type="float">
            <text:p>0,0001726335</text:p>
          </table:table-cell>
          <table:table-cell/>
          <table:table-cell table:formula="of:=[.AB26]*[.AB26]" office:value-type="float" office:value="0.333333353201549" calcext:value-type="float">
            <text:p>0,3333333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27])" office:value-type="float" office:value="67108864" calcext:value-type="float">
            <text:p>67108864</text:p>
          </table:table-cell>
          <table:table-cell table:formula="of:=POWER(2;[.A27]*2)" office:value-type="float" office:value="4503599627370496" calcext:value-type="float">
            <text:p>4503599627370496</text:p>
          </table:table-cell>
          <table:table-cell table:formula="of:=SUM([.C$1:.C26])*2" office:value-type="float" office:value="3002399751580330" calcext:value-type="float">
            <text:p>3002399751580330</text:p>
          </table:table-cell>
          <table:table-cell table:formula="of:=SQRT([.D27])" office:value-type="float" office:value="54794158.0059438" calcext:value-type="float">
            <text:p>54794158,0059438</text:p>
          </table:table-cell>
          <table:table-cell table:formula="of:=SQRT(([.B27]-1)*([.B27]-1)*2)" office:value-type="float" office:value="94906264.210038" calcext:value-type="float">
            <text:p>94906264,210038</text:p>
          </table:table-cell>
          <table:table-cell table:formula="of:=[.E27]/[.F27]" office:value-type="float" office:value="0.577350277792815" calcext:value-type="float">
            <text:p>0,5773502778</text:p>
          </table:table-cell>
          <table:table-cell table:formula="of:=1/[.F27]" office:value-type="float" office:value="0.0000000105367122847328" calcext:value-type="float">
            <text:p>1,05367122847328E-08</text:p>
          </table:table-cell>
          <table:table-cell table:formula="of:=SQRT([.H27])" office:value-type="float" office:value="0.000102648488954942" calcext:value-type="float">
            <text:p>0,0001026485</text:p>
          </table:table-cell>
          <table:table-cell/>
          <table:table-cell table:formula="of:=[.G27]*[.G27]" office:value-type="float" office:value="0.333333343267441" calcext:value-type="float">
            <text:p>0,3333333433</text:p>
          </table:table-cell>
          <table:table-cell table:number-columns-repeated="3"/>
          <table:table-cell table:formula="of:=SUM([.$C$1:.$C26])*3" office:value-type="float" office:value="4503599627370495" calcext:value-type="float">
            <text:p>4503599627370495</text:p>
          </table:table-cell>
          <table:table-cell table:formula="of:=SQRT([.O27])" office:value-type="float" office:value="67108864" calcext:value-type="float">
            <text:p>67108864</text:p>
          </table:table-cell>
          <table:table-cell table:formula="of:=SQRT(([.B27]-1)*([.B27]-1)*3)" office:value-type="float" office:value="116235960.354179" calcext:value-type="float">
            <text:p>116235960,354179</text:p>
          </table:table-cell>
          <table:table-cell table:formula="of:=[.P27]/[.Q27]" office:value-type="float" office:value="0.577350277792815" calcext:value-type="float">
            <text:p>0,5773502778</text:p>
          </table:table-cell>
          <table:table-cell table:formula="of:=1/[.Q27]" office:value-type="float" office:value="0.00000000860318955470346" calcext:value-type="float">
            <text:p>8,60318955470346E-09</text:p>
          </table:table-cell>
          <table:table-cell table:formula="of:=SQRT([.S27])" office:value-type="float" office:value="0.0000927533802872082" calcext:value-type="float">
            <text:p>9,27533802872082E-05</text:p>
          </table:table-cell>
          <table:table-cell/>
          <table:table-cell table:formula="of:=[.R27]*[.R27]" office:value-type="float" office:value="0.333333343267441" calcext:value-type="float">
            <text:p>0,3333333433</text:p>
          </table:table-cell>
          <table:table-cell table:number-columns-repeated="2"/>
          <table:table-cell table:formula="of:=SUM([.$C$1:.$C26])" office:value-type="float" office:value="1501199875790165" calcext:value-type="float">
            <text:p>1501199875790165</text:p>
          </table:table-cell>
          <table:table-cell table:formula="of:=SQRT([.Y27])" office:value-type="float" office:value="38745320.69541" calcext:value-type="float">
            <text:p>38745320,69541</text:p>
          </table:table-cell>
          <table:table-cell table:formula="of:=SQRT(([.$B27]-1)*([.$B27]-1))" office:value-type="float" office:value="67108863" calcext:value-type="float">
            <text:p>67108863</text:p>
          </table:table-cell>
          <table:table-cell table:formula="of:=[.Z27]/[.AA27]" office:value-type="float" office:value="0.577350277792815" calcext:value-type="float">
            <text:p>0,5773502778</text:p>
          </table:table-cell>
          <table:table-cell table:formula="of:=1/[.AA27]" office:value-type="float" office:value="0.0000000149011614158923" calcext:value-type="float">
            <text:p>1,49011614158923E-08</text:p>
          </table:table-cell>
          <table:table-cell table:formula="of:=SQRT([.AC27])" office:value-type="float" office:value="0.000122070313409495" calcext:value-type="float">
            <text:p>0,0001220703</text:p>
          </table:table-cell>
          <table:table-cell/>
          <table:table-cell table:formula="of:=[.AB27]*[.AB27]" office:value-type="float" office:value="0.333333343267441" calcext:value-type="float">
            <text:p>0,3333333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28])" office:value-type="float" office:value="134217728" calcext:value-type="float">
            <text:p>134217728</text:p>
          </table:table-cell>
          <table:table-cell table:formula="of:=POWER(2;[.A28]*2)" office:value-type="float" office:value="1.8014398509482E+016" calcext:value-type="float">
            <text:p>1,8014398509482E+016</text:p>
          </table:table-cell>
          <table:table-cell table:formula="of:=SUM([.C$1:.C27])*2" office:value-type="float" office:value="1.20095990063213E+016" calcext:value-type="float">
            <text:p>1,20095990063213E+016</text:p>
          </table:table-cell>
          <table:table-cell table:formula="of:=SQRT([.D28])" office:value-type="float" office:value="109588316.011888" calcext:value-type="float">
            <text:p>109588316,011888</text:p>
          </table:table-cell>
          <table:table-cell table:formula="of:=SQRT(([.B28]-1)*([.B28]-1)*2)" office:value-type="float" office:value="189812529.83429" calcext:value-type="float">
            <text:p>189812529,83429</text:p>
          </table:table-cell>
          <table:table-cell table:formula="of:=[.E28]/[.F28]" office:value-type="float" office:value="0.57735027349122" calcext:value-type="float">
            <text:p>0,5773502735</text:p>
          </table:table-cell>
          <table:table-cell table:formula="of:=1/[.F28]" office:value-type="float" office:value="0.00000000526835610311406" calcext:value-type="float">
            <text:p>5,26835610311406E-09</text:p>
          </table:table-cell>
          <table:table-cell table:formula="of:=SQRT([.H28])" office:value-type="float" office:value="0.0000725834423481972" calcext:value-type="float">
            <text:p>7,25834423481972E-05</text:p>
          </table:table-cell>
          <table:table-cell/>
          <table:table-cell table:formula="of:=[.G28]*[.G28]" office:value-type="float" office:value="0.333333338300387" calcext:value-type="float">
            <text:p>0,3333333383</text:p>
          </table:table-cell>
          <table:table-cell table:number-columns-repeated="3"/>
          <table:table-cell table:formula="of:=SUM([.$C$1:.$C27])*3" office:value-type="float" office:value="1.8014398509482E+016" calcext:value-type="float">
            <text:p>1,8014398509482E+016</text:p>
          </table:table-cell>
          <table:table-cell table:formula="of:=SQRT([.O28])" office:value-type="float" office:value="134217728" calcext:value-type="float">
            <text:p>134217728</text:p>
          </table:table-cell>
          <table:table-cell table:formula="of:=SQRT(([.B28]-1)*([.B28]-1)*3)" office:value-type="float" office:value="232471922.440409" calcext:value-type="float">
            <text:p>232471922,440409</text:p>
          </table:table-cell>
          <table:table-cell table:formula="of:=[.P28]/[.Q28]" office:value-type="float" office:value="0.577350273491221" calcext:value-type="float">
            <text:p>0,5773502735</text:p>
          </table:table-cell>
          <table:table-cell table:formula="of:=1/[.Q28]" office:value-type="float" office:value="0.00000000430159474530235" calcext:value-type="float">
            <text:p>4,30159474530235E-09</text:p>
          </table:table-cell>
          <table:table-cell table:formula="of:=SQRT([.S28])" office:value-type="float" office:value="0.0000655865439347306" calcext:value-type="float">
            <text:p>6,55865439347306E-05</text:p>
          </table:table-cell>
          <table:table-cell/>
          <table:table-cell table:formula="of:=[.R28]*[.R28]" office:value-type="float" office:value="0.333333338300387" calcext:value-type="float">
            <text:p>0,3333333383</text:p>
          </table:table-cell>
          <table:table-cell table:number-columns-repeated="2"/>
          <table:table-cell table:formula="of:=SUM([.$C$1:.$C27])" office:value-type="float" office:value="6004799503160661" calcext:value-type="float">
            <text:p>6004799503160661</text:p>
          </table:table-cell>
          <table:table-cell table:formula="of:=SQRT([.Y28])" office:value-type="float" office:value="77490641.39082" calcext:value-type="float">
            <text:p>77490641,39082</text:p>
          </table:table-cell>
          <table:table-cell table:formula="of:=SQRT(([.$B28]-1)*([.$B28]-1))" office:value-type="float" office:value="134217727" calcext:value-type="float">
            <text:p>134217727</text:p>
          </table:table-cell>
          <table:table-cell table:formula="of:=[.Z28]/[.AA28]" office:value-type="float" office:value="0.57735027349122" calcext:value-type="float">
            <text:p>0,5773502735</text:p>
          </table:table-cell>
          <table:table-cell table:formula="of:=1/[.AA28]" office:value-type="float" office:value="0.00000000745058065243498" calcext:value-type="float">
            <text:p>7,45058065243498E-09</text:p>
          </table:table-cell>
          <table:table-cell table:formula="of:=SQRT([.AC28])" office:value-type="float" office:value="0.0000863167460718659" calcext:value-type="float">
            <text:p>8,63167460718659E-05</text:p>
          </table:table-cell>
          <table:table-cell/>
          <table:table-cell table:formula="of:=[.AB28]*[.AB28]" office:value-type="float" office:value="0.333333338300387" calcext:value-type="float">
            <text:p>0,33333333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29])" office:value-type="float" office:value="268435456" calcext:value-type="float">
            <text:p>268435456</text:p>
          </table:table-cell>
          <table:table-cell table:formula="of:=POWER(2;[.A29]*2)" office:value-type="float" office:value="7.20575940379279E+016" calcext:value-type="float">
            <text:p>7,20575940379279E+016</text:p>
          </table:table-cell>
          <table:table-cell table:formula="of:=SUM([.C$1:.C28])*2" office:value-type="float" office:value="4.80383960252853E+016" calcext:value-type="float">
            <text:p>4,80383960252853E+016</text:p>
          </table:table-cell>
          <table:table-cell table:formula="of:=SQRT([.D29])" office:value-type="float" office:value="219176632.023775" calcext:value-type="float">
            <text:p>219176632,023775</text:p>
          </table:table-cell>
          <table:table-cell table:formula="of:=SQRT(([.B29]-1)*([.B29]-1)*2)" office:value-type="float" office:value="379625061.082793" calcext:value-type="float">
            <text:p>379625061,082793</text:p>
          </table:table-cell>
          <table:table-cell table:formula="of:=[.E29]/[.F29]" office:value-type="float" office:value="0.577350271340423" calcext:value-type="float">
            <text:p>0,5773502713</text:p>
          </table:table-cell>
          <table:table-cell table:formula="of:=1/[.F29]" office:value-type="float" office:value="0.00000000263417804174395" calcext:value-type="float">
            <text:p>2,63417804174395E-09</text:p>
          </table:table-cell>
          <table:table-cell table:formula="of:=SQRT([.H29])" office:value-type="float" office:value="0.0000513242441906742" calcext:value-type="float">
            <text:p>5,13242441906742E-05</text:p>
          </table:table-cell>
          <table:table-cell/>
          <table:table-cell table:formula="of:=[.G29]*[.G29]" office:value-type="float" office:value="0.33333333581686" calcext:value-type="float">
            <text:p>0,3333333358</text:p>
          </table:table-cell>
          <table:table-cell table:number-columns-repeated="3"/>
          <table:table-cell table:formula="of:=SUM([.$C$1:.$C28])*3" office:value-type="float" office:value="7.20575940379279E+016" calcext:value-type="float">
            <text:p>7,20575940379279E+016</text:p>
          </table:table-cell>
          <table:table-cell table:formula="of:=SQRT([.O29])" office:value-type="float" office:value="268435456" calcext:value-type="float">
            <text:p>268435456</text:p>
          </table:table-cell>
          <table:table-cell table:formula="of:=SQRT(([.B29]-1)*([.B29]-1)*3)" office:value-type="float" office:value="464943846.612869" calcext:value-type="float">
            <text:p>464943846,612869</text:p>
          </table:table-cell>
          <table:table-cell table:formula="of:=[.P29]/[.Q29]" office:value-type="float" office:value="0.577350271340423" calcext:value-type="float">
            <text:p>0,5773502713</text:p>
          </table:table-cell>
          <table:table-cell table:formula="of:=1/[.Q29]" office:value-type="float" office:value="0.00000000215079736463883" calcext:value-type="float">
            <text:p>2,15079736463883E-09</text:p>
          </table:table-cell>
          <table:table-cell table:formula="of:=SQRT([.S29])" office:value-type="float" office:value="0.0000463766898844542" calcext:value-type="float">
            <text:p>4,63766898844542E-05</text:p>
          </table:table-cell>
          <table:table-cell/>
          <table:table-cell table:formula="of:=[.R29]*[.R29]" office:value-type="float" office:value="0.33333333581686" calcext:value-type="float">
            <text:p>0,3333333358</text:p>
          </table:table-cell>
          <table:table-cell table:number-columns-repeated="2"/>
          <table:table-cell table:formula="of:=SUM([.$C$1:.$C28])" office:value-type="float" office:value="2.40191980126426E+016" calcext:value-type="float">
            <text:p>2,40191980126426E+016</text:p>
          </table:table-cell>
          <table:table-cell table:formula="of:=SQRT([.Y29])" office:value-type="float" office:value="154981282.78164" calcext:value-type="float">
            <text:p>154981282,78164</text:p>
          </table:table-cell>
          <table:table-cell table:formula="of:=SQRT(([.$B29]-1)*([.$B29]-1))" office:value-type="float" office:value="268435455" calcext:value-type="float">
            <text:p>268435455</text:p>
          </table:table-cell>
          <table:table-cell table:formula="of:=[.Z29]/[.AA29]" office:value-type="float" office:value="0.577350271340423" calcext:value-type="float">
            <text:p>0,5773502713</text:p>
          </table:table-cell>
          <table:table-cell table:formula="of:=1/[.AA29]" office:value-type="float" office:value="0.0000000037252903123397" calcext:value-type="float">
            <text:p>3,7252903123397E-09</text:p>
          </table:table-cell>
          <table:table-cell table:formula="of:=SQRT([.AC29])" office:value-type="float" office:value="0.0000610351563636868" calcext:value-type="float">
            <text:p>6,10351563636868E-05</text:p>
          </table:table-cell>
          <table:table-cell/>
          <table:table-cell table:formula="of:=[.AB29]*[.AB29]" office:value-type="float" office:value="0.33333333581686" calcext:value-type="float">
            <text:p>0,33333333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30])" office:value-type="float" office:value="536870912" calcext:value-type="float">
            <text:p>536870912</text:p>
          </table:table-cell>
          <table:table-cell table:formula="of:=POWER(2;[.A30]*2)" office:value-type="float" office:value="2.88230376151712E+017" calcext:value-type="float">
            <text:p>2,88230376151712E+017</text:p>
          </table:table-cell>
          <table:table-cell table:formula="of:=SUM([.C$1:.C29])*2" office:value-type="float" office:value="1.92153584101141E+017" calcext:value-type="float">
            <text:p>1,92153584101141E+017</text:p>
          </table:table-cell>
          <table:table-cell table:formula="of:=SQRT([.D30])" office:value-type="float" office:value="438353264.04755" calcext:value-type="float">
            <text:p>438353264,04755</text:p>
          </table:table-cell>
          <table:table-cell table:formula="of:=SQRT(([.B30]-1)*([.B30]-1)*2)" office:value-type="float" office:value="759250123.579799" calcext:value-type="float">
            <text:p>759250123,579799</text:p>
          </table:table-cell>
          <table:table-cell table:formula="of:=[.E30]/[.F30]" office:value-type="float" office:value="0.577350270265024" calcext:value-type="float">
            <text:p>0,5773502703</text:p>
          </table:table-cell>
          <table:table-cell table:formula="of:=1/[.F30]" office:value-type="float" office:value="0.00000000131708901841871" calcext:value-type="float">
            <text:p>1,31708901841871E-09</text:p>
          </table:table-cell>
          <table:table-cell table:formula="of:=SQRT([.H30])" office:value-type="float" office:value="0.0000362917210727007" calcext:value-type="float">
            <text:p>3,62917210727007E-05</text:p>
          </table:table-cell>
          <table:table-cell/>
          <table:table-cell table:formula="of:=[.G30]*[.G30]" office:value-type="float" office:value="0.333333334575097" calcext:value-type="float">
            <text:p>0,3333333346</text:p>
          </table:table-cell>
          <table:table-cell table:number-columns-repeated="3"/>
          <table:table-cell table:formula="of:=SUM([.$C$1:.$C29])*3" office:value-type="float" office:value="2.88230376151712E+017" calcext:value-type="float">
            <text:p>2,88230376151712E+017</text:p>
          </table:table-cell>
          <table:table-cell table:formula="of:=SQRT([.O30])" office:value-type="float" office:value="536870912" calcext:value-type="float">
            <text:p>536870912</text:p>
          </table:table-cell>
          <table:table-cell table:formula="of:=SQRT(([.B30]-1)*([.B30]-1)*3)" office:value-type="float" office:value="929887694.957789" calcext:value-type="float">
            <text:p>929887694,957789</text:p>
          </table:table-cell>
          <table:table-cell table:formula="of:=[.P30]/[.Q30]" office:value-type="float" office:value="0.577350270265024" calcext:value-type="float">
            <text:p>0,5773502703</text:p>
          </table:table-cell>
          <table:table-cell table:formula="of:=1/[.Q30]" office:value-type="float" office:value="0.00000000107539868031633" calcext:value-type="float">
            <text:p>1,07539868031633E-09</text:p>
          </table:table-cell>
          <table:table-cell table:formula="of:=SQRT([.S30])" office:value-type="float" office:value="0.000032793271875742" calcext:value-type="float">
            <text:p>3,2793271875742E-05</text:p>
          </table:table-cell>
          <table:table-cell/>
          <table:table-cell table:formula="of:=[.R30]*[.R30]" office:value-type="float" office:value="0.333333334575097" calcext:value-type="float">
            <text:p>0,3333333346</text:p>
          </table:table-cell>
          <table:table-cell table:number-columns-repeated="2"/>
          <table:table-cell table:formula="of:=SUM([.$C$1:.$C29])" office:value-type="float" office:value="9.60767920505706E+016" calcext:value-type="float">
            <text:p>9,60767920505706E+016</text:p>
          </table:table-cell>
          <table:table-cell table:formula="of:=SQRT([.Y30])" office:value-type="float" office:value="309962565.56328" calcext:value-type="float">
            <text:p>309962565,56328</text:p>
          </table:table-cell>
          <table:table-cell table:formula="of:=SQRT(([.$B30]-1)*([.$B30]-1))" office:value-type="float" office:value="536870911" calcext:value-type="float">
            <text:p>536870911</text:p>
          </table:table-cell>
          <table:table-cell table:formula="of:=[.Z30]/[.AA30]" office:value-type="float" office:value="0.577350270265024" calcext:value-type="float">
            <text:p>0,5773502703</text:p>
          </table:table-cell>
          <table:table-cell table:formula="of:=1/[.AA30]" office:value-type="float" office:value="0.0000000018626451527004" calcext:value-type="float">
            <text:p>1,8626451527004E-09</text:p>
          </table:table-cell>
          <table:table-cell table:formula="of:=SQRT([.AC30])" office:value-type="float" office:value="0.0000431583729153499" calcext:value-type="float">
            <text:p>4,31583729153499E-05</text:p>
          </table:table-cell>
          <table:table-cell/>
          <table:table-cell table:formula="of:=[.AB30]*[.AB30]" office:value-type="float" office:value="0.333333334575097" calcext:value-type="float">
            <text:p>0,33333333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31])" office:value-type="float" office:value="1073741824" calcext:value-type="float">
            <text:p>1073741824</text:p>
          </table:table-cell>
          <table:table-cell table:formula="of:=POWER(2;[.A31]*2)" office:value-type="float" office:value="1.15292150460685E+018" calcext:value-type="float">
            <text:p>1,15292150460685E+018</text:p>
          </table:table-cell>
          <table:table-cell table:formula="of:=SUM([.C$1:.C30])*2" office:value-type="float" office:value="7.68614336404565E+017" calcext:value-type="float">
            <text:p>7,68614336404565E+017</text:p>
          </table:table-cell>
          <table:table-cell table:formula="of:=SQRT([.D31])" office:value-type="float" office:value="876706528.0951" calcext:value-type="float">
            <text:p>876706528,0951</text:p>
          </table:table-cell>
          <table:table-cell table:formula="of:=SQRT(([.B31]-1)*([.B31]-1)*2)" office:value-type="float" office:value="1518500248.57381" calcext:value-type="float">
            <text:p>1518500248,57381</text:p>
          </table:table-cell>
          <table:table-cell table:formula="of:=[.E31]/[.F31]" office:value-type="float" office:value="0.577350269727325" calcext:value-type="float">
            <text:p>0,5773502697</text:p>
          </table:table-cell>
          <table:table-cell table:formula="of:=1/[.F31]" office:value-type="float" office:value="0.000000000658544508596037" calcext:value-type="float">
            <text:p>6,58544508596037E-10</text:p>
          </table:table-cell>
          <table:table-cell table:formula="of:=SQRT([.H31])" office:value-type="float" office:value="0.0000256621220594875" calcext:value-type="float">
            <text:p>2,56621220594875E-05</text:p>
          </table:table-cell>
          <table:table-cell/>
          <table:table-cell table:formula="of:=[.G31]*[.G31]" office:value-type="float" office:value="0.333333333954215" calcext:value-type="float">
            <text:p>0,333333334</text:p>
          </table:table-cell>
          <table:table-cell table:number-columns-repeated="3"/>
          <table:table-cell table:formula="of:=SUM([.$C$1:.$C30])*3" office:value-type="float" office:value="1.15292150460685E+018" calcext:value-type="float">
            <text:p>1,15292150460685E+018</text:p>
          </table:table-cell>
          <table:table-cell table:formula="of:=SQRT([.O31])" office:value-type="float" office:value="1073741824" calcext:value-type="float">
            <text:p>1073741824</text:p>
          </table:table-cell>
          <table:table-cell table:formula="of:=SQRT(([.B31]-1)*([.B31]-1)*3)" office:value-type="float" office:value="1859775391.64763" calcext:value-type="float">
            <text:p>1859775391,64763</text:p>
          </table:table-cell>
          <table:table-cell table:formula="of:=[.P31]/[.Q31]" office:value-type="float" office:value="0.577350269727325" calcext:value-type="float">
            <text:p>0,5773502697</text:p>
          </table:table-cell>
          <table:table-cell table:formula="of:=1/[.Q31]" office:value-type="float" office:value="0.000000000537699339657393" calcext:value-type="float">
            <text:p>5,37699339657393E-10</text:p>
          </table:table-cell>
          <table:table-cell table:formula="of:=SQRT([.S31])" office:value-type="float" office:value="0.0000231883449098333" calcext:value-type="float">
            <text:p>2,31883449098333E-05</text:p>
          </table:table-cell>
          <table:table-cell/>
          <table:table-cell table:formula="of:=[.R31]*[.R31]" office:value-type="float" office:value="0.333333333954215" calcext:value-type="float">
            <text:p>0,333333334</text:p>
          </table:table-cell>
          <table:table-cell table:number-columns-repeated="2"/>
          <table:table-cell table:formula="of:=SUM([.$C$1:.$C30])" office:value-type="float" office:value="3.84307168202282E+017" calcext:value-type="float">
            <text:p>3,84307168202282E+017</text:p>
          </table:table-cell>
          <table:table-cell table:formula="of:=SQRT([.Y31])" office:value-type="float" office:value="619925131.12656" calcext:value-type="float">
            <text:p>619925131,12656</text:p>
          </table:table-cell>
          <table:table-cell table:formula="of:=SQRT(([.$B31]-1)*([.$B31]-1))" office:value-type="float" office:value="1073741823" calcext:value-type="float">
            <text:p>1073741823</text:p>
          </table:table-cell>
          <table:table-cell table:formula="of:=[.Z31]/[.AA31]" office:value-type="float" office:value="0.577350269727325" calcext:value-type="float">
            <text:p>0,5773502697</text:p>
          </table:table-cell>
          <table:table-cell table:formula="of:=1/[.AA31]" office:value-type="float" office:value="0.00000000093132257548284" calcext:value-type="float">
            <text:p>9,3132257548284E-10</text:p>
          </table:table-cell>
          <table:table-cell table:formula="of:=SQRT([.AC31])" office:value-type="float" office:value="0.0000305175781392108" calcext:value-type="float">
            <text:p>3,05175781392108E-05</text:p>
          </table:table-cell>
          <table:table-cell/>
          <table:table-cell table:formula="of:=[.AB31]*[.AB31]" office:value-type="float" office:value="0.333333333954215" calcext:value-type="float">
            <text:p>0,3333333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32])" office:value-type="float" office:value="2147483648" calcext:value-type="float">
            <text:p>2147483648</text:p>
          </table:table-cell>
          <table:table-cell table:formula="of:=POWER(2;[.A32]*2)" office:value-type="float" office:value="4.61168601842739E+018" calcext:value-type="float">
            <text:p>4,61168601842739E+018</text:p>
          </table:table-cell>
          <table:table-cell table:formula="of:=SUM([.C$1:.C31])*2" office:value-type="float" office:value="3.07445734561826E+018" calcext:value-type="float">
            <text:p>3,07445734561826E+018</text:p>
          </table:table-cell>
          <table:table-cell table:formula="of:=SQRT([.D32])" office:value-type="float" office:value="1753413056.1902" calcext:value-type="float">
            <text:p>1753413056,1902</text:p>
          </table:table-cell>
          <table:table-cell table:formula="of:=SQRT(([.B32]-1)*([.B32]-1)*2)" office:value-type="float" office:value="3037000498.56184" calcext:value-type="float">
            <text:p>3037000498,56184</text:p>
          </table:table-cell>
          <table:table-cell table:formula="of:=[.E32]/[.F32]" office:value-type="float" office:value="0.577350269458475" calcext:value-type="float">
            <text:p>0,5773502695</text:p>
          </table:table-cell>
          <table:table-cell table:formula="of:=1/[.F32]" office:value-type="float" office:value="0.000000000329272254144689" calcext:value-type="float">
            <text:p>3,29272254144689E-10</text:p>
          </table:table-cell>
          <table:table-cell table:formula="of:=SQRT([.H32])" office:value-type="float" office:value="0.0000181458605236756" calcext:value-type="float">
            <text:p>1,81458605236756E-05</text:p>
          </table:table-cell>
          <table:table-cell/>
          <table:table-cell table:formula="of:=[.G32]*[.G32]" office:value-type="float" office:value="0.333333333643774" calcext:value-type="float">
            <text:p>0,3333333336</text:p>
          </table:table-cell>
          <table:table-cell table:number-columns-repeated="3"/>
          <table:table-cell table:formula="of:=SUM([.$C$1:.$C31])*3" office:value-type="float" office:value="4.61168601842739E+018" calcext:value-type="float">
            <text:p>4,61168601842739E+018</text:p>
          </table:table-cell>
          <table:table-cell table:formula="of:=SQRT([.O32])" office:value-type="float" office:value="2147483648" calcext:value-type="float">
            <text:p>2147483648</text:p>
          </table:table-cell>
          <table:table-cell table:formula="of:=SQRT(([.B32]-1)*([.B32]-1)*3)" office:value-type="float" office:value="3719550785.02731" calcext:value-type="float">
            <text:p>3719550785,02731</text:p>
          </table:table-cell>
          <table:table-cell table:formula="of:=[.P32]/[.Q32]" office:value-type="float" office:value="0.577350269458475" calcext:value-type="float">
            <text:p>0,5773502695</text:p>
          </table:table-cell>
          <table:table-cell table:formula="of:=1/[.Q32]" office:value-type="float" office:value="0.000000000268849669703504" calcext:value-type="float">
            <text:p>2,68849669703504E-10</text:p>
          </table:table-cell>
          <table:table-cell table:formula="of:=SQRT([.S32])" office:value-type="float" office:value="0.0000163966359264181" calcext:value-type="float">
            <text:p>1,63966359264181E-05</text:p>
          </table:table-cell>
          <table:table-cell/>
          <table:table-cell table:formula="of:=[.R32]*[.R32]" office:value-type="float" office:value="0.333333333643774" calcext:value-type="float">
            <text:p>0,3333333336</text:p>
          </table:table-cell>
          <table:table-cell table:number-columns-repeated="2"/>
          <table:table-cell table:formula="of:=SUM([.$C$1:.$C31])" office:value-type="float" office:value="1.53722867280913E+018" calcext:value-type="float">
            <text:p>1,53722867280913E+018</text:p>
          </table:table-cell>
          <table:table-cell table:formula="of:=SQRT([.Y32])" office:value-type="float" office:value="1239850262.25312" calcext:value-type="float">
            <text:p>1239850262,25312</text:p>
          </table:table-cell>
          <table:table-cell table:formula="of:=SQRT(([.$B32]-1)*([.$B32]-1))" office:value-type="float" office:value="2147483647" calcext:value-type="float">
            <text:p>2147483647</text:p>
          </table:table-cell>
          <table:table-cell table:formula="of:=[.Z32]/[.AA32]" office:value-type="float" office:value="0.577350269458475" calcext:value-type="float">
            <text:p>0,5773502695</text:p>
          </table:table-cell>
          <table:table-cell table:formula="of:=1/[.AA32]" office:value-type="float" office:value="0.00000000046566128752458" calcext:value-type="float">
            <text:p>4,6566128752458E-10</text:p>
          </table:table-cell>
          <table:table-cell table:formula="of:=SQRT([.AC32])" office:value-type="float" office:value="0.000021579186442602" calcext:value-type="float">
            <text:p>2,1579186442602E-05</text:p>
          </table:table-cell>
          <table:table-cell/>
          <table:table-cell table:formula="of:=[.AB32]*[.AB32]" office:value-type="float" office:value="0.333333333643774" calcext:value-type="float">
            <text:p>0,33333333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[.A33])" office:value-type="float" office:value="4294967296" calcext:value-type="float">
            <text:p>4294967296</text:p>
          </table:table-cell>
          <table:table-cell table:formula="of:=POWER(2;[.A33]*2)" office:value-type="float" office:value="1.84467440737096E+019" calcext:value-type="float">
            <text:p>1,84467440737096E+019</text:p>
          </table:table-cell>
          <table:table-cell table:formula="of:=SUM([.C$1:.C32])*2" office:value-type="float" office:value="1.2297829382473E+019" calcext:value-type="float">
            <text:p>1,2297829382473E+019</text:p>
          </table:table-cell>
          <table:table-cell table:formula="of:=SQRT([.D33])" office:value-type="float" office:value="3506826112.3804" calcext:value-type="float">
            <text:p>3506826112,3804</text:p>
          </table:table-cell>
          <table:table-cell table:formula="of:=SQRT(([.B33]-1)*([.B33]-1)*2)" office:value-type="float" office:value="6074000998.53789" calcext:value-type="float">
            <text:p>6074000998,53789</text:p>
          </table:table-cell>
          <table:table-cell table:formula="of:=[.E33]/[.F33]" office:value-type="float" office:value="0.577350269324051" calcext:value-type="float">
            <text:p>0,5773502693</text:p>
          </table:table-cell>
          <table:table-cell table:formula="of:=1/[.F33]" office:value-type="float" office:value="0.000000000164636127034012" calcext:value-type="float">
            <text:p>1,64636127034012E-10</text:p>
          </table:table-cell>
          <table:table-cell table:formula="of:=SQRT([.H33])" office:value-type="float" office:value="0.0000128310610252626" calcext:value-type="float">
            <text:p>1,28310610252626E-05</text:p>
          </table:table-cell>
          <table:table-cell/>
          <table:table-cell table:formula="of:=[.G33]*[.G33]" office:value-type="float" office:value="0.333333333488554" calcext:value-type="float">
            <text:p>0,3333333335</text:p>
          </table:table-cell>
          <table:table-cell table:number-columns-repeated="3"/>
          <table:table-cell table:formula="of:=SUM([.$C$1:.$C32])*3" office:value-type="float" office:value="1.84467440737096E+019" calcext:value-type="float">
            <text:p>1,84467440737096E+019</text:p>
          </table:table-cell>
          <table:table-cell table:formula="of:=SQRT([.O33])" office:value-type="float" office:value="4294967296" calcext:value-type="float">
            <text:p>4294967296</text:p>
          </table:table-cell>
          <table:table-cell table:formula="of:=SQRT(([.B33]-1)*([.B33]-1)*3)" office:value-type="float" office:value="7439101571.78667" calcext:value-type="float">
            <text:p>7439101571,78667</text:p>
          </table:table-cell>
          <table:table-cell table:formula="of:=[.P33]/[.Q33]" office:value-type="float" office:value="0.577350269324051" calcext:value-type="float">
            <text:p>0,5773502693</text:p>
          </table:table-cell>
          <table:table-cell table:formula="of:=1/[.Q33]" office:value-type="float" office:value="0.000000000134424834820454" calcext:value-type="float">
            <text:p>1,34424834820454E-10</text:p>
          </table:table-cell>
          <table:table-cell table:formula="of:=SQRT([.S33])" office:value-type="float" office:value="0.0000115941724508674" calcext:value-type="float">
            <text:p>1,15941724508674E-05</text:p>
          </table:table-cell>
          <table:table-cell/>
          <table:table-cell table:formula="of:=[.R33]*[.R33]" office:value-type="float" office:value="0.333333333488554" calcext:value-type="float">
            <text:p>0,3333333335</text:p>
          </table:table-cell>
          <table:table-cell table:number-columns-repeated="2"/>
          <table:table-cell table:formula="of:=SUM([.$C$1:.$C32])" office:value-type="float" office:value="6.14891469123652E+018" calcext:value-type="float">
            <text:p>6,14891469123652E+018</text:p>
          </table:table-cell>
          <table:table-cell table:formula="of:=SQRT([.Y33])" office:value-type="float" office:value="2479700524.50624" calcext:value-type="float">
            <text:p>2479700524,50624</text:p>
          </table:table-cell>
          <table:table-cell table:formula="of:=SQRT(([.$B33]-1)*([.$B33]-1))" office:value-type="float" office:value="4294967295" calcext:value-type="float">
            <text:p>4294967295</text:p>
          </table:table-cell>
          <table:table-cell table:formula="of:=[.Z33]/[.AA33]" office:value-type="float" office:value="0.577350269324051" calcext:value-type="float">
            <text:p>0,5773502693</text:p>
          </table:table-cell>
          <table:table-cell table:formula="of:=1/[.AA33]" office:value-type="float" office:value="0.00000000023283064370808" calcext:value-type="float">
            <text:p>2,3283064370808E-10</text:p>
          </table:table-cell>
          <table:table-cell table:formula="of:=SQRT([.AC33])" office:value-type="float" office:value="0.0000152587890642764" calcext:value-type="float">
            <text:p>1,52587890642764E-05</text:p>
          </table:table-cell>
          <table:table-cell/>
          <table:table-cell table:formula="of:=[.AB33]*[.AB33]" office:value-type="float" office:value="0.333333333488554" calcext:value-type="float">
            <text:p>0,33333333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[.A34])" office:value-type="float" office:value="8589934592" calcext:value-type="float">
            <text:p>8589934592</text:p>
          </table:table-cell>
          <table:table-cell table:formula="of:=POWER(2;[.A34]*2)" office:value-type="float" office:value="7.37869762948382E+019" calcext:value-type="float">
            <text:p>7,37869762948382E+019</text:p>
          </table:table-cell>
          <table:table-cell table:formula="of:=SUM([.C$1:.C33])*2" office:value-type="float" office:value="4.91913175298921E+019" calcext:value-type="float">
            <text:p>4,91913175298921E+019</text:p>
          </table:table-cell>
          <table:table-cell table:formula="of:=SQRT([.D34])" office:value-type="float" office:value="7013652224.7608" calcext:value-type="float">
            <text:p>7013652224,7608</text:p>
          </table:table-cell>
          <table:table-cell table:formula="of:=SQRT(([.B34]-1)*([.B34]-1)*2)" office:value-type="float" office:value="12148001998.49" calcext:value-type="float">
            <text:p>12148001998,49</text:p>
          </table:table-cell>
          <table:table-cell table:formula="of:=[.E34]/[.F34]" office:value-type="float" office:value="0.577350269256838" calcext:value-type="float">
            <text:p>0,5773502693</text:p>
          </table:table-cell>
          <table:table-cell table:formula="of:=1/[.F34]" office:value-type="float" office:value="0.000000000082318063507423" calcext:value-type="float">
            <text:p>8,2318063507423E-11</text:p>
          </table:table-cell>
          <table:table-cell table:formula="of:=SQRT([.H34])" office:value-type="float" office:value="0.00000907293026025346" calcext:value-type="float">
            <text:p>9,07293026025346E-06</text:p>
          </table:table-cell>
          <table:table-cell/>
          <table:table-cell table:formula="of:=[.G34]*[.G34]" office:value-type="float" office:value="0.333333333410944" calcext:value-type="float">
            <text:p>0,3333333334</text:p>
          </table:table-cell>
          <table:table-cell table:number-columns-repeated="3"/>
          <table:table-cell table:formula="of:=SUM([.$C$1:.$C33])*3" office:value-type="float" office:value="7.37869762948382E+019" calcext:value-type="float">
            <text:p>7,37869762948382E+019</text:p>
          </table:table-cell>
          <table:table-cell table:formula="of:=SQRT([.O34])" office:value-type="float" office:value="8589934592" calcext:value-type="float">
            <text:p>8589934592</text:p>
          </table:table-cell>
          <table:table-cell table:formula="of:=SQRT(([.B34]-1)*([.B34]-1)*3)" office:value-type="float" office:value="14878203145.3054" calcext:value-type="float">
            <text:p>14878203145,3054</text:p>
          </table:table-cell>
          <table:table-cell table:formula="of:=[.P34]/[.Q34]" office:value-type="float" office:value="0.577350269256838" calcext:value-type="float">
            <text:p>0,5773502693</text:p>
          </table:table-cell>
          <table:table-cell table:formula="of:=1/[.Q34]" office:value-type="float" office:value="0.0000000000672124174024023" calcext:value-type="float">
            <text:p>6,72124174024023E-11</text:p>
          </table:table-cell>
          <table:table-cell table:formula="of:=SQRT([.S34])" office:value-type="float" office:value="0.00000819831796177742" calcext:value-type="float">
            <text:p>8,19831796177742E-06</text:p>
          </table:table-cell>
          <table:table-cell/>
          <table:table-cell table:formula="of:=[.R34]*[.R34]" office:value-type="float" office:value="0.333333333410944" calcext:value-type="float">
            <text:p>0,3333333334</text:p>
          </table:table-cell>
          <table:table-cell table:number-columns-repeated="2"/>
          <table:table-cell table:formula="of:=SUM([.$C$1:.$C33])" office:value-type="float" office:value="2.45956587649461E+019" calcext:value-type="float">
            <text:p>2,45956587649461E+019</text:p>
          </table:table-cell>
          <table:table-cell table:formula="of:=SQRT([.Y34])" office:value-type="float" office:value="4959401049.01248" calcext:value-type="float">
            <text:p>4959401049,01248</text:p>
          </table:table-cell>
          <table:table-cell table:formula="of:=SQRT(([.$B34]-1)*([.$B34]-1))" office:value-type="float" office:value="8589934591" calcext:value-type="float">
            <text:p>8589934591</text:p>
          </table:table-cell>
          <table:table-cell table:formula="of:=[.Z34]/[.AA34]" office:value-type="float" office:value="0.577350269256838" calcext:value-type="float">
            <text:p>0,5773502693</text:p>
          </table:table-cell>
          <table:table-cell table:formula="of:=1/[.AA34]" office:value-type="float" office:value="0.000000000116415321840487" calcext:value-type="float">
            <text:p>1,16415321840487E-10</text:p>
          </table:table-cell>
          <table:table-cell table:formula="of:=SQRT([.AC34])" office:value-type="float" office:value="0.0000107895932194169" calcext:value-type="float">
            <text:p>1,07895932194169E-05</text:p>
          </table:table-cell>
          <table:table-cell/>
          <table:table-cell table:formula="of:=[.AB34]*[.AB34]" office:value-type="float" office:value="0.333333333410944" calcext:value-type="float">
            <text:p>0,33333333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2;[.A35])" office:value-type="float" office:value="17179869184" calcext:value-type="float">
            <text:p>17179869184</text:p>
          </table:table-cell>
          <table:table-cell table:formula="of:=POWER(2;[.A35]*2)" office:value-type="float" office:value="2.95147905179353E+020" calcext:value-type="float">
            <text:p>2,95147905179353E+020</text:p>
          </table:table-cell>
          <table:table-cell table:formula="of:=SUM([.C$1:.C34])*2" office:value-type="float" office:value="1.96765270119569E+020" calcext:value-type="float">
            <text:p>1,96765270119569E+020</text:p>
          </table:table-cell>
          <table:table-cell table:formula="of:=SQRT([.D35])" office:value-type="float" office:value="14027304449.5216" calcext:value-type="float">
            <text:p>14027304449,5216</text:p>
          </table:table-cell>
          <table:table-cell table:formula="of:=SQRT(([.B35]-1)*([.B35]-1)*2)" office:value-type="float" office:value="24296003998.3942" calcext:value-type="float">
            <text:p>24296003998,3942</text:p>
          </table:table-cell>
          <table:table-cell table:formula="of:=[.E35]/[.F35]" office:value-type="float" office:value="0.577350269223232" calcext:value-type="float">
            <text:p>0,5773502692</text:p>
          </table:table-cell>
          <table:table-cell table:formula="of:=1/[.F35]" office:value-type="float" office:value="0.0000000000411590317513157" calcext:value-type="float">
            <text:p>4,11590317513157E-11</text:p>
          </table:table-cell>
          <table:table-cell table:formula="of:=SQRT([.H35])" office:value-type="float" office:value="0.00000641553051207114" calcext:value-type="float">
            <text:p>6,41553051207114E-06</text:p>
          </table:table-cell>
          <table:table-cell/>
          <table:table-cell table:formula="of:=[.G35]*[.G35]" office:value-type="float" office:value="0.333333333372138" calcext:value-type="float">
            <text:p>0,3333333334</text:p>
          </table:table-cell>
          <table:table-cell table:number-columns-repeated="3"/>
          <table:table-cell table:formula="of:=SUM([.$C$1:.$C34])*3" office:value-type="float" office:value="2.95147905179353E+020" calcext:value-type="float">
            <text:p>2,95147905179353E+020</text:p>
          </table:table-cell>
          <table:table-cell table:formula="of:=SQRT([.O35])" office:value-type="float" office:value="17179869184" calcext:value-type="float">
            <text:p>17179869184</text:p>
          </table:table-cell>
          <table:table-cell table:formula="of:=SQRT(([.B35]-1)*([.B35]-1)*3)" office:value-type="float" office:value="29756406292.3428" calcext:value-type="float">
            <text:p>29756406292,3428</text:p>
          </table:table-cell>
          <table:table-cell table:formula="of:=[.P35]/[.Q35]" office:value-type="float" office:value="0.577350269223232" calcext:value-type="float">
            <text:p>0,5773502692</text:p>
          </table:table-cell>
          <table:table-cell table:formula="of:=1/[.Q35]" office:value-type="float" office:value="0.000000000033606208699245" calcext:value-type="float">
            <text:p>3,3606208699245E-11</text:p>
          </table:table-cell>
          <table:table-cell table:formula="of:=SQRT([.S35])" office:value-type="float" office:value="0.00000579708622492757" calcext:value-type="float">
            <text:p>5,79708622492757E-06</text:p>
          </table:table-cell>
          <table:table-cell/>
          <table:table-cell table:formula="of:=[.R35]*[.R35]" office:value-type="float" office:value="0.333333333372138" calcext:value-type="float">
            <text:p>0,3333333334</text:p>
          </table:table-cell>
          <table:table-cell table:number-columns-repeated="2"/>
          <table:table-cell table:formula="of:=SUM([.$C$1:.$C34])" office:value-type="float" office:value="9.83826350597843E+019" calcext:value-type="float">
            <text:p>9,83826350597843E+019</text:p>
          </table:table-cell>
          <table:table-cell table:formula="of:=SQRT([.Y35])" office:value-type="float" office:value="9918802098.02496" calcext:value-type="float">
            <text:p>9918802098,02496</text:p>
          </table:table-cell>
          <table:table-cell table:formula="of:=SQRT(([.$B35]-1)*([.$B35]-1))" office:value-type="float" office:value="17179869183" calcext:value-type="float">
            <text:p>17179869183</text:p>
          </table:table-cell>
          <table:table-cell table:formula="of:=[.Z35]/[.AA35]" office:value-type="float" office:value="0.577350269223232" calcext:value-type="float">
            <text:p>0,5773502692</text:p>
          </table:table-cell>
          <table:table-cell table:formula="of:=1/[.AA35]" office:value-type="float" office:value="0.0000000000582076609168555" calcext:value-type="float">
            <text:p>5,82076609168555E-11</text:p>
          </table:table-cell>
          <table:table-cell table:formula="of:=SQRT([.AC35])" office:value-type="float" office:value="0.00000762939453147204" calcext:value-type="float">
            <text:p>7,62939453147204E-06</text:p>
          </table:table-cell>
          <table:table-cell/>
          <table:table-cell table:formula="of:=[.AB35]*[.AB35]" office:value-type="float" office:value="0.333333333372138" calcext:value-type="float">
            <text:p>0,3333333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2;[.A36])" office:value-type="float" office:value="34359738368" calcext:value-type="float">
            <text:p>34359738368</text:p>
          </table:table-cell>
          <table:table-cell table:formula="of:=POWER(2;[.A36]*2)" office:value-type="float" office:value="1.18059162071741E+021" calcext:value-type="float">
            <text:p>1,18059162071741E+021</text:p>
          </table:table-cell>
          <table:table-cell table:formula="of:=SUM([.C$1:.C35])*2" office:value-type="float" office:value="7.87061080478274E+020" calcext:value-type="float">
            <text:p>7,87061080478274E+020</text:p>
          </table:table-cell>
          <table:table-cell table:formula="of:=SQRT([.D36])" office:value-type="float" office:value="28054608899.0432" calcext:value-type="float">
            <text:p>28054608899,0432</text:p>
          </table:table-cell>
          <table:table-cell table:formula="of:=SQRT(([.B36]-1)*([.B36]-1)*2)" office:value-type="float" office:value="48592007998.2026" calcext:value-type="float">
            <text:p>48592007998,2026</text:p>
          </table:table-cell>
          <table:table-cell table:formula="of:=[.E36]/[.F36]" office:value-type="float" office:value="0.577350269206429" calcext:value-type="float">
            <text:p>0,5773502692</text:p>
          </table:table-cell>
          <table:table-cell table:formula="of:=1/[.F36]" office:value-type="float" office:value="0.0000000000205795158750589" calcext:value-type="float">
            <text:p>2,05795158750589E-11</text:p>
          </table:table-cell>
          <table:table-cell table:formula="of:=SQRT([.H36])" office:value-type="float" office:value="0.00000453646512992869" calcext:value-type="float">
            <text:p>4,53646512992869E-06</text:p>
          </table:table-cell>
          <table:table-cell/>
          <table:table-cell table:formula="of:=[.G36]*[.G36]" office:value-type="float" office:value="0.333333333352736" calcext:value-type="float">
            <text:p>0,3333333334</text:p>
          </table:table-cell>
          <table:table-cell table:number-columns-repeated="3"/>
          <table:table-cell table:formula="of:=SUM([.$C$1:.$C35])*3" office:value-type="float" office:value="1.18059162071741E+021" calcext:value-type="float">
            <text:p>1,18059162071741E+021</text:p>
          </table:table-cell>
          <table:table-cell table:formula="of:=SQRT([.O36])" office:value-type="float" office:value="34359738368" calcext:value-type="float">
            <text:p>34359738368</text:p>
          </table:table-cell>
          <table:table-cell table:formula="of:=SQRT(([.B36]-1)*([.B36]-1)*3)" office:value-type="float" office:value="59512812586.4177" calcext:value-type="float">
            <text:p>59512812586,4177</text:p>
          </table:table-cell>
          <table:table-cell table:formula="of:=[.P36]/[.Q36]" office:value-type="float" office:value="0.577350269206429" calcext:value-type="float">
            <text:p>0,5773502692</text:p>
          </table:table-cell>
          <table:table-cell table:formula="of:=1/[.Q36]" office:value-type="float" office:value="0.0000000000168031043491335" calcext:value-type="float">
            <text:p>1,68031043491335E-11</text:p>
          </table:table-cell>
          <table:table-cell table:formula="of:=SQRT([.S36])" office:value-type="float" office:value="0.00000409915898070976" calcext:value-type="float">
            <text:p>4,09915898070976E-06</text:p>
          </table:table-cell>
          <table:table-cell/>
          <table:table-cell table:formula="of:=[.R36]*[.R36]" office:value-type="float" office:value="0.333333333352736" calcext:value-type="float">
            <text:p>0,3333333334</text:p>
          </table:table-cell>
          <table:table-cell table:number-columns-repeated="2"/>
          <table:table-cell table:formula="of:=SUM([.$C$1:.$C35])" office:value-type="float" office:value="3.93530540239137E+020" calcext:value-type="float">
            <text:p>3,93530540239137E+020</text:p>
          </table:table-cell>
          <table:table-cell table:formula="of:=SQRT([.Y36])" office:value-type="float" office:value="19837604196.0499" calcext:value-type="float">
            <text:p>19837604196,0499</text:p>
          </table:table-cell>
          <table:table-cell table:formula="of:=SQRT(([.$B36]-1)*([.$B36]-1))" office:value-type="float" office:value="34359738367" calcext:value-type="float">
            <text:p>34359738367</text:p>
          </table:table-cell>
          <table:table-cell table:formula="of:=[.Z36]/[.AA36]" office:value-type="float" office:value="0.577350269206429" calcext:value-type="float">
            <text:p>0,5773502692</text:p>
          </table:table-cell>
          <table:table-cell table:formula="of:=1/[.AA36]" office:value-type="float" office:value="0.0000000000291038304575807" calcext:value-type="float">
            <text:p>2,91038304575807E-11</text:p>
          </table:table-cell>
          <table:table-cell table:formula="of:=SQRT([.AC36])" office:value-type="float" office:value="0.00000539479660947294" calcext:value-type="float">
            <text:p>5,39479660947294E-06</text:p>
          </table:table-cell>
          <table:table-cell/>
          <table:table-cell table:formula="of:=[.AB36]*[.AB36]" office:value-type="float" office:value="0.333333333352736" calcext:value-type="float">
            <text:p>0,33333333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2;[.A37])" office:value-type="float" office:value="68719476736" calcext:value-type="float">
            <text:p>68719476736</text:p>
          </table:table-cell>
          <table:table-cell table:formula="of:=POWER(2;[.A37]*2)" office:value-type="float" office:value="4.72236648286965E+021" calcext:value-type="float">
            <text:p>4,72236648286965E+021</text:p>
          </table:table-cell>
          <table:table-cell table:formula="of:=SUM([.C$1:.C36])*2" office:value-type="float" office:value="3.1482443219131E+021" calcext:value-type="float">
            <text:p>3,1482443219131E+021</text:p>
          </table:table-cell>
          <table:table-cell table:formula="of:=SQRT([.D37])" office:value-type="float" office:value="56109217798.0864" calcext:value-type="float">
            <text:p>56109217798,0864</text:p>
          </table:table-cell>
          <table:table-cell table:formula="of:=SQRT(([.B37]-1)*([.B37]-1)*2)" office:value-type="float" office:value="97184015997.8194" calcext:value-type="float">
            <text:p>97184015997,8194</text:p>
          </table:table-cell>
          <table:table-cell table:formula="of:=[.E37]/[.F37]" office:value-type="float" office:value="0.577350269198027" calcext:value-type="float">
            <text:p>0,5773502692</text:p>
          </table:table-cell>
          <table:table-cell table:formula="of:=1/[.F37]" office:value-type="float" office:value="0.0000000000102897579373797" calcext:value-type="float">
            <text:p>1,02897579373797E-11</text:p>
          </table:table-cell>
          <table:table-cell table:formula="of:=SQRT([.H37])" office:value-type="float" office:value="0.00000320776525596555" calcext:value-type="float">
            <text:p>3,20776525596555E-06</text:p>
          </table:table-cell>
          <table:table-cell/>
          <table:table-cell table:formula="of:=[.G37]*[.G37]" office:value-type="float" office:value="0.333333333343034" calcext:value-type="float">
            <text:p>0,3333333333</text:p>
          </table:table-cell>
          <table:table-cell table:number-columns-repeated="3"/>
          <table:table-cell table:formula="of:=SUM([.$C$1:.$C36])*3" office:value-type="float" office:value="4.72236648286965E+021" calcext:value-type="float">
            <text:p>4,72236648286965E+021</text:p>
          </table:table-cell>
          <table:table-cell table:formula="of:=SQRT([.O37])" office:value-type="float" office:value="68719476736" calcext:value-type="float">
            <text:p>68719476736</text:p>
          </table:table-cell>
          <table:table-cell table:formula="of:=SQRT(([.B37]-1)*([.B37]-1)*3)" office:value-type="float" office:value="119025625174.567" calcext:value-type="float">
            <text:p>119025625174,567</text:p>
          </table:table-cell>
          <table:table-cell table:formula="of:=[.P37]/[.Q37]" office:value-type="float" office:value="0.577350269198027" calcext:value-type="float">
            <text:p>0,5773502692</text:p>
          </table:table-cell>
          <table:table-cell table:formula="of:=1/[.Q37]" office:value-type="float" office:value="0.00000000000840155217444448" calcext:value-type="float">
            <text:p>8,40155217444448E-12</text:p>
          </table:table-cell>
          <table:table-cell table:formula="of:=SQRT([.S37])" office:value-type="float" office:value="0.00000289854311240052" calcext:value-type="float">
            <text:p>2,89854311240052E-06</text:p>
          </table:table-cell>
          <table:table-cell/>
          <table:table-cell table:formula="of:=[.R37]*[.R37]" office:value-type="float" office:value="0.333333333343035" calcext:value-type="float">
            <text:p>0,3333333333</text:p>
          </table:table-cell>
          <table:table-cell table:number-columns-repeated="2"/>
          <table:table-cell table:formula="of:=SUM([.$C$1:.$C36])" office:value-type="float" office:value="1.57412216095655E+021" calcext:value-type="float">
            <text:p>1,57412216095655E+021</text:p>
          </table:table-cell>
          <table:table-cell table:formula="of:=SQRT([.Y37])" office:value-type="float" office:value="39675208392.0998" calcext:value-type="float">
            <text:p>39675208392,0998</text:p>
          </table:table-cell>
          <table:table-cell table:formula="of:=SQRT(([.$B37]-1)*([.$B37]-1))" office:value-type="float" office:value="68719476735" calcext:value-type="float">
            <text:p>68719476735</text:p>
          </table:table-cell>
          <table:table-cell table:formula="of:=[.Z37]/[.AA37]" office:value-type="float" office:value="0.577350269198027" calcext:value-type="float">
            <text:p>0,5773502692</text:p>
          </table:table-cell>
          <table:table-cell table:formula="of:=1/[.AA37]" office:value-type="float" office:value="0.0000000000145519152285786" calcext:value-type="float">
            <text:p>1,45519152285786E-11</text:p>
          </table:table-cell>
          <table:table-cell table:formula="of:=SQRT([.AC37])" office:value-type="float" office:value="0.00000381469726565276" calcext:value-type="float">
            <text:p>3,81469726565276E-06</text:p>
          </table:table-cell>
          <table:table-cell/>
          <table:table-cell table:formula="of:=[.AB37]*[.AB37]" office:value-type="float" office:value="0.333333333343034" calcext:value-type="float">
            <text:p>0,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2;[.A38])" office:value-type="float" office:value="137438953472" calcext:value-type="float">
            <text:p>137438953472</text:p>
          </table:table-cell>
          <table:table-cell table:formula="of:=POWER(2;[.A38]*2)" office:value-type="float" office:value="1.88894659314786E+022" calcext:value-type="float">
            <text:p>1,88894659314786E+022</text:p>
          </table:table-cell>
          <table:table-cell table:formula="of:=SUM([.C$1:.C37])*2" office:value-type="float" office:value="1.25929772876524E+022" calcext:value-type="float">
            <text:p>1,25929772876524E+022</text:p>
          </table:table-cell>
          <table:table-cell table:formula="of:=SQRT([.D38])" office:value-type="float" office:value="112218435596.173" calcext:value-type="float">
            <text:p>112218435596,173</text:p>
          </table:table-cell>
          <table:table-cell table:formula="of:=SQRT(([.B38]-1)*([.B38]-1)*2)" office:value-type="float" office:value="194368031997.053" calcext:value-type="float">
            <text:p>194368031997,053</text:p>
          </table:table-cell>
          <table:table-cell table:formula="of:=[.E38]/[.F38]" office:value-type="float" office:value="0.577350269193826" calcext:value-type="float">
            <text:p>0,5773502692</text:p>
          </table:table-cell>
          <table:table-cell table:formula="of:=1/[.F38]" office:value-type="float" office:value="0.00000000000514487896865243" calcext:value-type="float">
            <text:p>5,14487896865243E-12</text:p>
          </table:table-cell>
          <table:table-cell table:formula="of:=SQRT([.H38])" office:value-type="float" office:value="0.00000226823256493959" calcext:value-type="float">
            <text:p>2,26823256493959E-06</text:p>
          </table:table-cell>
          <table:table-cell/>
          <table:table-cell table:formula="of:=[.G38]*[.G38]" office:value-type="float" office:value="0.333333333338184" calcext:value-type="float">
            <text:p>0,3333333333</text:p>
          </table:table-cell>
          <table:table-cell table:number-columns-repeated="3"/>
          <table:table-cell table:formula="of:=SUM([.$C$1:.$C37])*3" office:value-type="float" office:value="1.88894659314786E+022" calcext:value-type="float">
            <text:p>1,88894659314786E+022</text:p>
          </table:table-cell>
          <table:table-cell table:formula="of:=SQRT([.O38])" office:value-type="float" office:value="137438953472" calcext:value-type="float">
            <text:p>137438953472</text:p>
          </table:table-cell>
          <table:table-cell table:formula="of:=SQRT(([.B38]-1)*([.B38]-1)*3)" office:value-type="float" office:value="238051250350.867" calcext:value-type="float">
            <text:p>238051250350,867</text:p>
          </table:table-cell>
          <table:table-cell table:formula="of:=[.P38]/[.Q38]" office:value-type="float" office:value="0.577350269193826" calcext:value-type="float">
            <text:p>0,5773502692</text:p>
          </table:table-cell>
          <table:table-cell table:formula="of:=1/[.Q38]" office:value-type="float" office:value="0.00000000000420077608719167" calcext:value-type="float">
            <text:p>4,20077608719167E-12</text:p>
          </table:table-cell>
          <table:table-cell table:formula="of:=SQRT([.S38])" office:value-type="float" office:value="0.00000204957949033251" calcext:value-type="float">
            <text:p>2,04957949033251E-06</text:p>
          </table:table-cell>
          <table:table-cell/>
          <table:table-cell table:formula="of:=[.R38]*[.R38]" office:value-type="float" office:value="0.333333333338184" calcext:value-type="float">
            <text:p>0,3333333333</text:p>
          </table:table-cell>
          <table:table-cell table:number-columns-repeated="2"/>
          <table:table-cell table:formula="of:=SUM([.$C$1:.$C37])" office:value-type="float" office:value="6.29648864382619E+021" calcext:value-type="float">
            <text:p>6,29648864382619E+021</text:p>
          </table:table-cell>
          <table:table-cell table:formula="of:=SQRT([.Y38])" office:value-type="float" office:value="79350416784.1996" calcext:value-type="float">
            <text:p>79350416784,1996</text:p>
          </table:table-cell>
          <table:table-cell table:formula="of:=SQRT(([.$B38]-1)*([.$B38]-1))" office:value-type="float" office:value="137438953471" calcext:value-type="float">
            <text:p>137438953471</text:p>
          </table:table-cell>
          <table:table-cell table:formula="of:=[.Z38]/[.AA38]" office:value-type="float" office:value="0.577350269193826" calcext:value-type="float">
            <text:p>0,5773502692</text:p>
          </table:table-cell>
          <table:table-cell table:formula="of:=1/[.AA38]" office:value-type="float" office:value="0.00000000000727595761423637" calcext:value-type="float">
            <text:p>7,27595761423637E-12</text:p>
          </table:table-cell>
          <table:table-cell table:formula="of:=SQRT([.AC38])" office:value-type="float" office:value="0.00000269739830470703" calcext:value-type="float">
            <text:p>2,69739830470703E-06</text:p>
          </table:table-cell>
          <table:table-cell/>
          <table:table-cell table:formula="of:=[.AB38]*[.AB38]" office:value-type="float" office:value="0.333333333338184" calcext:value-type="float">
            <text:p>0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2;[.A39])" office:value-type="float" office:value="274877906944" calcext:value-type="float">
            <text:p>274877906944</text:p>
          </table:table-cell>
          <table:table-cell table:formula="of:=POWER(2;[.A39]*2)" office:value-type="float" office:value="7.55578637259143E+022" calcext:value-type="float">
            <text:p>7,55578637259143E+022</text:p>
          </table:table-cell>
          <table:table-cell table:formula="of:=SUM([.C$1:.C38])*2" office:value-type="float" office:value="5.03719091506096E+022" calcext:value-type="float">
            <text:p>5,03719091506096E+022</text:p>
          </table:table-cell>
          <table:table-cell table:formula="of:=SQRT([.D39])" office:value-type="float" office:value="224436871192.346" calcext:value-type="float">
            <text:p>224436871192,346</text:p>
          </table:table-cell>
          <table:table-cell table:formula="of:=SQRT(([.B39]-1)*([.B39]-1)*2)" office:value-type="float" office:value="388736063995.52" calcext:value-type="float">
            <text:p>388736063995,52</text:p>
          </table:table-cell>
          <table:table-cell table:formula="of:=[.E39]/[.F39]" office:value-type="float" office:value="0.577350269191726" calcext:value-type="float">
            <text:p>0,5773502692</text:p>
          </table:table-cell>
          <table:table-cell table:formula="of:=1/[.F39]" office:value-type="float" office:value="0.00000000000257243948431686" calcext:value-type="float">
            <text:p>2,57243948431686E-12</text:p>
          </table:table-cell>
          <table:table-cell table:formula="of:=SQRT([.H39])" office:value-type="float" office:value="0.00000160388262797402" calcext:value-type="float">
            <text:p>1,60388262797402E-06</text:p>
          </table:table-cell>
          <table:table-cell/>
          <table:table-cell table:formula="of:=[.G39]*[.G39]" office:value-type="float" office:value="0.333333333335759" calcext:value-type="float">
            <text:p>0,3333333333</text:p>
          </table:table-cell>
          <table:table-cell table:number-columns-repeated="3"/>
          <table:table-cell table:formula="of:=SUM([.$C$1:.$C38])*3" office:value-type="float" office:value="7.55578637259143E+022" calcext:value-type="float">
            <text:p>7,55578637259143E+022</text:p>
          </table:table-cell>
          <table:table-cell table:formula="of:=SQRT([.O39])" office:value-type="float" office:value="274877906944" calcext:value-type="float">
            <text:p>274877906944</text:p>
          </table:table-cell>
          <table:table-cell table:formula="of:=SQRT(([.B39]-1)*([.B39]-1)*3)" office:value-type="float" office:value="476102500703.466" calcext:value-type="float">
            <text:p>476102500703,466</text:p>
          </table:table-cell>
          <table:table-cell table:formula="of:=[.P39]/[.Q39]" office:value-type="float" office:value="0.577350269191726" calcext:value-type="float">
            <text:p>0,5773502692</text:p>
          </table:table-cell>
          <table:table-cell table:formula="of:=1/[.Q39]" office:value-type="float" office:value="0.0000000000021003880435882" calcext:value-type="float">
            <text:p>2,1003880435882E-12</text:p>
          </table:table-cell>
          <table:table-cell table:formula="of:=SQRT([.S39])" office:value-type="float" office:value="0.00000144927155619235" calcext:value-type="float">
            <text:p>1,44927155619235E-06</text:p>
          </table:table-cell>
          <table:table-cell/>
          <table:table-cell table:formula="of:=[.R39]*[.R39]" office:value-type="float" office:value="0.333333333335759" calcext:value-type="float">
            <text:p>0,3333333333</text:p>
          </table:table-cell>
          <table:table-cell table:number-columns-repeated="2"/>
          <table:table-cell table:formula="of:=SUM([.$C$1:.$C38])" office:value-type="float" office:value="2.51859545753048E+022" calcext:value-type="float">
            <text:p>2,51859545753048E+022</text:p>
          </table:table-cell>
          <table:table-cell table:formula="of:=SQRT([.Y39])" office:value-type="float" office:value="158700833568.399" calcext:value-type="float">
            <text:p>158700833568,399</text:p>
          </table:table-cell>
          <table:table-cell table:formula="of:=SQRT(([.$B39]-1)*([.$B39]-1))" office:value-type="float" office:value="274877906943" calcext:value-type="float">
            <text:p>274877906943</text:p>
          </table:table-cell>
          <table:table-cell table:formula="of:=[.Z39]/[.AA39]" office:value-type="float" office:value="0.577350269191726" calcext:value-type="float">
            <text:p>0,5773502692</text:p>
          </table:table-cell>
          <table:table-cell table:formula="of:=1/[.AA39]" office:value-type="float" office:value="0.00000000000363797880710495" calcext:value-type="float">
            <text:p>3,63797880710495E-12</text:p>
          </table:table-cell>
          <table:table-cell table:formula="of:=SQRT([.AC39])" office:value-type="float" office:value="0.00000190734863281597" calcext:value-type="float">
            <text:p>1,90734863281597E-06</text:p>
          </table:table-cell>
          <table:table-cell/>
          <table:table-cell table:formula="of:=[.AB39]*[.AB39]" office:value-type="float" office:value="0.333333333335759" calcext:value-type="float">
            <text:p>0,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2;[.A40])" office:value-type="float" office:value="549755813888" calcext:value-type="float">
            <text:p>549755813888</text:p>
          </table:table-cell>
          <table:table-cell table:formula="of:=POWER(2;[.A40]*2)" office:value-type="float" office:value="3.02231454903657E+023" calcext:value-type="float">
            <text:p>3,02231454903657E+023</text:p>
          </table:table-cell>
          <table:table-cell table:formula="of:=SUM([.C$1:.C39])*2" office:value-type="float" office:value="2.01487636602438E+023" calcext:value-type="float">
            <text:p>2,01487636602438E+023</text:p>
          </table:table-cell>
          <table:table-cell table:formula="of:=SQRT([.D40])" office:value-type="float" office:value="448873742384.691" calcext:value-type="float">
            <text:p>448873742384,691</text:p>
          </table:table-cell>
          <table:table-cell table:formula="of:=SQRT(([.B40]-1)*([.B40]-1)*2)" office:value-type="float" office:value="777472127992.454" calcext:value-type="float">
            <text:p>777472127992,454</text:p>
          </table:table-cell>
          <table:table-cell table:formula="of:=[.E40]/[.F40]" office:value-type="float" office:value="0.577350269190676" calcext:value-type="float">
            <text:p>0,5773502692</text:p>
          </table:table-cell>
          <table:table-cell table:formula="of:=1/[.F40]" office:value-type="float" office:value="0.00000000000128621974215609" calcext:value-type="float">
            <text:p>1,28621974215609E-12</text:p>
          </table:table-cell>
          <table:table-cell table:formula="of:=SQRT([.H40])" office:value-type="float" office:value="0.0000011341162824667" calcext:value-type="float">
            <text:p>1,1341162824667E-06</text:p>
          </table:table-cell>
          <table:table-cell/>
          <table:table-cell table:formula="of:=[.G40]*[.G40]" office:value-type="float" office:value="0.333333333334546" calcext:value-type="float">
            <text:p>0,3333333333</text:p>
          </table:table-cell>
          <table:table-cell table:number-columns-repeated="3"/>
          <table:table-cell table:formula="of:=SUM([.$C$1:.$C39])*3" office:value-type="float" office:value="3.02231454903657E+023" calcext:value-type="float">
            <text:p>3,02231454903657E+023</text:p>
          </table:table-cell>
          <table:table-cell table:formula="of:=SQRT([.O40])" office:value-type="float" office:value="549755813888" calcext:value-type="float">
            <text:p>549755813888</text:p>
          </table:table-cell>
          <table:table-cell table:formula="of:=SQRT(([.B40]-1)*([.B40]-1)*3)" office:value-type="float" office:value="952205001408.664" calcext:value-type="float">
            <text:p>952205001408,664</text:p>
          </table:table-cell>
          <table:table-cell table:formula="of:=[.P40]/[.Q40]" office:value-type="float" office:value="0.577350269190676" calcext:value-type="float">
            <text:p>0,5773502692</text:p>
          </table:table-cell>
          <table:table-cell table:formula="of:=1/[.Q40]" office:value-type="float" office:value="0.00000000000105019402179219" calcext:value-type="float">
            <text:p>1,05019402179219E-12</text:p>
          </table:table-cell>
          <table:table-cell table:formula="of:=SQRT([.S40])" office:value-type="float" office:value="0.00000102478974516346" calcext:value-type="float">
            <text:p>1,02478974516346E-06</text:p>
          </table:table-cell>
          <table:table-cell/>
          <table:table-cell table:formula="of:=[.R40]*[.R40]" office:value-type="float" office:value="0.333333333334546" calcext:value-type="float">
            <text:p>0,3333333333</text:p>
          </table:table-cell>
          <table:table-cell table:number-columns-repeated="2"/>
          <table:table-cell table:formula="of:=SUM([.$C$1:.$C39])" office:value-type="float" office:value="1.00743818301219E+023" calcext:value-type="float">
            <text:p>1,00743818301219E+023</text:p>
          </table:table-cell>
          <table:table-cell table:formula="of:=SQRT([.Y40])" office:value-type="float" office:value="317401667136.799" calcext:value-type="float">
            <text:p>317401667136,799</text:p>
          </table:table-cell>
          <table:table-cell table:formula="of:=SQRT(([.$B40]-1)*([.$B40]-1))" office:value-type="float" office:value="549755813887" calcext:value-type="float">
            <text:p>549755813887</text:p>
          </table:table-cell>
          <table:table-cell table:formula="of:=[.Z40]/[.AA40]" office:value-type="float" office:value="0.577350269190676" calcext:value-type="float">
            <text:p>0,5773502692</text:p>
          </table:table-cell>
          <table:table-cell table:formula="of:=1/[.AA40]" office:value-type="float" office:value="0.00000000000181898940354917" calcext:value-type="float">
            <text:p>1,81898940354917E-12</text:p>
          </table:table-cell>
          <table:table-cell table:formula="of:=SQRT([.AC40])" office:value-type="float" office:value="0.00000134869915234984" calcext:value-type="float">
            <text:p>1,34869915234984E-06</text:p>
          </table:table-cell>
          <table:table-cell/>
          <table:table-cell table:formula="of:=[.AB40]*[.AB40]" office:value-type="float" office:value="0.333333333334546" calcext:value-type="float">
            <text:p>0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2;[.A41])" office:value-type="float" office:value="1099511627776" calcext:value-type="float">
            <text:p>1099511627776</text:p>
          </table:table-cell>
          <table:table-cell table:formula="of:=POWER(2;[.A41]*2)" office:value-type="float" office:value="1.20892581961463E+024" calcext:value-type="float">
            <text:p>1,20892581961463E+024</text:p>
          </table:table-cell>
          <table:table-cell table:formula="of:=SUM([.C$1:.C40])*2" office:value-type="float" office:value="8.05950546409753E+023" calcext:value-type="float">
            <text:p>8,05950546409753E+023</text:p>
          </table:table-cell>
          <table:table-cell table:formula="of:=SQRT([.D41])" office:value-type="float" office:value="897747484769.383" calcext:value-type="float">
            <text:p>897747484769,383</text:p>
          </table:table-cell>
          <table:table-cell table:formula="of:=SQRT(([.B41]-1)*([.B41]-1)*2)" office:value-type="float" office:value="1554944255986.32" calcext:value-type="float">
            <text:p>1554944255986,32</text:p>
          </table:table-cell>
          <table:table-cell table:formula="of:=[.E41]/[.F41]" office:value-type="float" office:value="0.577350269190151" calcext:value-type="float">
            <text:p>0,5773502692</text:p>
          </table:table-cell>
          <table:table-cell table:formula="of:=1/[.F41]" office:value-type="float" office:value="0.000000000000643109871077459" calcext:value-type="float">
            <text:p>6,43109871077459E-13</text:p>
          </table:table-cell>
          <table:table-cell table:formula="of:=SQRT([.H41])" office:value-type="float" office:value="0.000000801941313985917" calcext:value-type="float">
            <text:p>8,01941313985917E-07</text:p>
          </table:table-cell>
          <table:table-cell/>
          <table:table-cell table:formula="of:=[.G41]*[.G41]" office:value-type="float" office:value="0.33333333333394" calcext:value-type="float">
            <text:p>0,3333333333</text:p>
          </table:table-cell>
          <table:table-cell table:number-columns-repeated="3"/>
          <table:table-cell table:formula="of:=SUM([.$C$1:.$C40])*3" office:value-type="float" office:value="1.20892581961463E+024" calcext:value-type="float">
            <text:p>1,20892581961463E+024</text:p>
          </table:table-cell>
          <table:table-cell table:formula="of:=SQRT([.O41])" office:value-type="float" office:value="1099511627776" calcext:value-type="float">
            <text:p>1099511627776</text:p>
          </table:table-cell>
          <table:table-cell table:formula="of:=SQRT(([.B41]-1)*([.B41]-1)*3)" office:value-type="float" office:value="1904410002819.06" calcext:value-type="float">
            <text:p>1904410002819,06</text:p>
          </table:table-cell>
          <table:table-cell table:formula="of:=[.P41]/[.Q41]" office:value-type="float" office:value="0.577350269190151" calcext:value-type="float">
            <text:p>0,5773502692</text:p>
          </table:table-cell>
          <table:table-cell table:formula="of:=1/[.Q41]" office:value-type="float" office:value="0.000000000000525097010895616" calcext:value-type="float">
            <text:p>5,25097010895616E-13</text:p>
          </table:table-cell>
          <table:table-cell table:formula="of:=SQRT([.S41])" office:value-type="float" office:value="0.000000724635778095186" calcext:value-type="float">
            <text:p>7,24635778095186E-07</text:p>
          </table:table-cell>
          <table:table-cell/>
          <table:table-cell table:formula="of:=[.R41]*[.R41]" office:value-type="float" office:value="0.33333333333394" calcext:value-type="float">
            <text:p>0,3333333333</text:p>
          </table:table-cell>
          <table:table-cell table:number-columns-repeated="2"/>
          <table:table-cell table:formula="of:=SUM([.$C$1:.$C40])" office:value-type="float" office:value="4.02975273204876E+023" calcext:value-type="float">
            <text:p>4,02975273204876E+023</text:p>
          </table:table-cell>
          <table:table-cell table:formula="of:=SQRT([.Y41])" office:value-type="float" office:value="634803334273.597" calcext:value-type="float">
            <text:p>634803334273,597</text:p>
          </table:table-cell>
          <table:table-cell table:formula="of:=SQRT(([.$B41]-1)*([.$B41]-1))" office:value-type="float" office:value="1099511627775" calcext:value-type="float">
            <text:p>1099511627775</text:p>
          </table:table-cell>
          <table:table-cell table:formula="of:=[.Z41]/[.AA41]" office:value-type="float" office:value="0.577350269190151" calcext:value-type="float">
            <text:p>0,5773502692</text:p>
          </table:table-cell>
          <table:table-cell table:formula="of:=1/[.AA41]" office:value-type="float" office:value="0.000000000000909494701773755" calcext:value-type="float">
            <text:p>9,09494701773755E-13</text:p>
          </table:table-cell>
          <table:table-cell table:formula="of:=SQRT([.AC41])" office:value-type="float" office:value="0.000000953674316406684" calcext:value-type="float">
            <text:p>9,53674316406684E-07</text:p>
          </table:table-cell>
          <table:table-cell/>
          <table:table-cell table:formula="of:=[.AB41]*[.AB41]" office:value-type="float" office:value="0.33333333333394" calcext:value-type="float">
            <text:p>0,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2;[.A42])" office:value-type="float" office:value="2199023255552" calcext:value-type="float">
            <text:p>2199023255552</text:p>
          </table:table-cell>
          <table:table-cell table:formula="of:=POWER(2;[.A42]*2)" office:value-type="float" office:value="4.83570327845852E+024" calcext:value-type="float">
            <text:p>4,83570327845852E+024</text:p>
          </table:table-cell>
          <table:table-cell table:formula="of:=SUM([.C$1:.C41])*2" office:value-type="float" office:value="3.22380218563901E+024" calcext:value-type="float">
            <text:p>3,22380218563901E+024</text:p>
          </table:table-cell>
          <table:table-cell table:formula="of:=SQRT([.D42])" office:value-type="float" office:value="1795494969538.77" calcext:value-type="float">
            <text:p>1795494969538,77</text:p>
          </table:table-cell>
          <table:table-cell table:formula="of:=SQRT(([.B42]-1)*([.B42]-1)*2)" office:value-type="float" office:value="3109888511974.06" calcext:value-type="float">
            <text:p>3109888511974,06</text:p>
          </table:table-cell>
          <table:table-cell table:formula="of:=[.E42]/[.F42]" office:value-type="float" office:value="0.577350269189888" calcext:value-type="float">
            <text:p>0,5773502692</text:p>
          </table:table-cell>
          <table:table-cell table:formula="of:=1/[.F42]" office:value-type="float" office:value="0.000000000000321554935538583" calcext:value-type="float">
            <text:p>3,21554935538583E-13</text:p>
          </table:table-cell>
          <table:table-cell table:formula="of:=SQRT([.H42])" office:value-type="float" office:value="0.000000567058141232963" calcext:value-type="float">
            <text:p>5,67058141232963E-07</text:p>
          </table:table-cell>
          <table:table-cell/>
          <table:table-cell table:formula="of:=[.G42]*[.G42]" office:value-type="float" office:value="0.333333333333636" calcext:value-type="float">
            <text:p>0,3333333333</text:p>
          </table:table-cell>
          <table:table-cell table:number-columns-repeated="3"/>
          <table:table-cell table:formula="of:=SUM([.$C$1:.$C41])*3" office:value-type="float" office:value="4.83570327845852E+024" calcext:value-type="float">
            <text:p>4,83570327845852E+024</text:p>
          </table:table-cell>
          <table:table-cell table:formula="of:=SQRT([.O42])" office:value-type="float" office:value="2199023255552" calcext:value-type="float">
            <text:p>2199023255552</text:p>
          </table:table-cell>
          <table:table-cell table:formula="of:=SQRT(([.B42]-1)*([.B42]-1)*3)" office:value-type="float" office:value="3808820005639.85" calcext:value-type="float">
            <text:p>3808820005639,85</text:p>
          </table:table-cell>
          <table:table-cell table:formula="of:=[.P42]/[.Q42]" office:value-type="float" office:value="0.577350269189888" calcext:value-type="float">
            <text:p>0,5773502692</text:p>
          </table:table-cell>
          <table:table-cell table:formula="of:=1/[.Q42]" office:value-type="float" office:value="0.000000000000262548505447689" calcext:value-type="float">
            <text:p>2,62548505447689E-13</text:p>
          </table:table-cell>
          <table:table-cell table:formula="of:=SQRT([.S42])" office:value-type="float" office:value="0.00000051239487258138" calcext:value-type="float">
            <text:p>5,1239487258138E-07</text:p>
          </table:table-cell>
          <table:table-cell/>
          <table:table-cell table:formula="of:=[.R42]*[.R42]" office:value-type="float" office:value="0.333333333333636" calcext:value-type="float">
            <text:p>0,3333333333</text:p>
          </table:table-cell>
          <table:table-cell table:number-columns-repeated="2"/>
          <table:table-cell table:formula="of:=SUM([.$C$1:.$C41])" office:value-type="float" office:value="1.61190109281951E+024" calcext:value-type="float">
            <text:p>1,61190109281951E+024</text:p>
          </table:table-cell>
          <table:table-cell table:formula="of:=SQRT([.Y42])" office:value-type="float" office:value="1269606668547.19" calcext:value-type="float">
            <text:p>1269606668547,19</text:p>
          </table:table-cell>
          <table:table-cell table:formula="of:=SQRT(([.$B42]-1)*([.$B42]-1))" office:value-type="float" office:value="2199023255551" calcext:value-type="float">
            <text:p>2199023255551</text:p>
          </table:table-cell>
          <table:table-cell table:formula="of:=[.Z42]/[.AA42]" office:value-type="float" office:value="0.577350269189888" calcext:value-type="float">
            <text:p>0,5773502692</text:p>
          </table:table-cell>
          <table:table-cell table:formula="of:=1/[.AA42]" office:value-type="float" office:value="0.000000000000454747350886671" calcext:value-type="float">
            <text:p>4,54747350886671E-13</text:p>
          </table:table-cell>
          <table:table-cell table:formula="of:=SQRT([.AC42])" office:value-type="float" office:value="0.000000674349576174458" calcext:value-type="float">
            <text:p>6,74349576174458E-07</text:p>
          </table:table-cell>
          <table:table-cell/>
          <table:table-cell table:formula="of:=[.AB42]*[.AB42]" office:value-type="float" office:value="0.333333333333636" calcext:value-type="float">
            <text:p>0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2;[.A43])" office:value-type="float" office:value="4398046511104" calcext:value-type="float">
            <text:p>4398046511104</text:p>
          </table:table-cell>
          <table:table-cell table:formula="of:=POWER(2;[.A43]*2)" office:value-type="float" office:value="1.93428131138341E+025" calcext:value-type="float">
            <text:p>1,93428131138341E+025</text:p>
          </table:table-cell>
          <table:table-cell table:formula="of:=SUM([.C$1:.C42])*2" office:value-type="float" office:value="1.2895208742556E+025" calcext:value-type="float">
            <text:p>1,2895208742556E+025</text:p>
          </table:table-cell>
          <table:table-cell table:formula="of:=SQRT([.D43])" office:value-type="float" office:value="3590989939077.53" calcext:value-type="float">
            <text:p>3590989939077,53</text:p>
          </table:table-cell>
          <table:table-cell table:formula="of:=SQRT(([.B43]-1)*([.B43]-1)*2)" office:value-type="float" office:value="6219777023949.54" calcext:value-type="float">
            <text:p>6219777023949,54</text:p>
          </table:table-cell>
          <table:table-cell table:formula="of:=[.E43]/[.F43]" office:value-type="float" office:value="0.577350269189757" calcext:value-type="float">
            <text:p>0,5773502692</text:p>
          </table:table-cell>
          <table:table-cell table:formula="of:=1/[.F43]" office:value-type="float" office:value="0.000000000000160777467769255" calcext:value-type="float">
            <text:p>1,60777467769255E-13</text:p>
          </table:table-cell>
          <table:table-cell table:formula="of:=SQRT([.H43])" office:value-type="float" office:value="0.000000400970656992822" calcext:value-type="float">
            <text:p>0,000000401</text:p>
          </table:table-cell>
          <table:table-cell/>
          <table:table-cell table:formula="of:=[.G43]*[.G43]" office:value-type="float" office:value="0.333333333333485" calcext:value-type="float">
            <text:p>0,3333333333</text:p>
          </table:table-cell>
          <table:table-cell table:number-columns-repeated="3"/>
          <table:table-cell table:formula="of:=SUM([.$C$1:.$C42])*3" office:value-type="float" office:value="1.93428131138341E+025" calcext:value-type="float">
            <text:p>1,93428131138341E+025</text:p>
          </table:table-cell>
          <table:table-cell table:formula="of:=SQRT([.O43])" office:value-type="float" office:value="4398046511104" calcext:value-type="float">
            <text:p>4398046511104</text:p>
          </table:table-cell>
          <table:table-cell table:formula="of:=SQRT(([.B43]-1)*([.B43]-1)*3)" office:value-type="float" office:value="7617640011281.43" calcext:value-type="float">
            <text:p>7617640011281,43</text:p>
          </table:table-cell>
          <table:table-cell table:formula="of:=[.P43]/[.Q43]" office:value-type="float" office:value="0.577350269189757" calcext:value-type="float">
            <text:p>0,5773502692</text:p>
          </table:table-cell>
          <table:table-cell table:formula="of:=1/[.Q43]" office:value-type="float" office:value="0.000000000000131274252723814" calcext:value-type="float">
            <text:p>1,31274252723814E-13</text:p>
          </table:table-cell>
          <table:table-cell table:formula="of:=SQRT([.S43])" office:value-type="float" office:value="0.00000036231788904747" calcext:value-type="float">
            <text:p>3,6231788904747E-07</text:p>
          </table:table-cell>
          <table:table-cell/>
          <table:table-cell table:formula="of:=[.R43]*[.R43]" office:value-type="float" office:value="0.333333333333485" calcext:value-type="float">
            <text:p>0,3333333333</text:p>
          </table:table-cell>
          <table:table-cell table:number-columns-repeated="2"/>
          <table:table-cell table:formula="of:=SUM([.$C$1:.$C42])" office:value-type="float" office:value="6.44760437127802E+024" calcext:value-type="float">
            <text:p>6,44760437127802E+024</text:p>
          </table:table-cell>
          <table:table-cell table:formula="of:=SQRT([.Y43])" office:value-type="float" office:value="2539213337094.39" calcext:value-type="float">
            <text:p>2539213337094,39</text:p>
          </table:table-cell>
          <table:table-cell table:formula="of:=SQRT(([.$B43]-1)*([.$B43]-1))" office:value-type="float" office:value="4398046511103" calcext:value-type="float">
            <text:p>4398046511103</text:p>
          </table:table-cell>
          <table:table-cell table:formula="of:=[.Z43]/[.AA43]" office:value-type="float" office:value="0.577350269189757" calcext:value-type="float">
            <text:p>0,5773502692</text:p>
          </table:table-cell>
          <table:table-cell table:formula="of:=1/[.AA43]" office:value-type="float" office:value="0.000000000000227373675443284" calcext:value-type="float">
            <text:p>2,27373675443284E-13</text:p>
          </table:table-cell>
          <table:table-cell table:formula="of:=SQRT([.AC43])" office:value-type="float" office:value="0.000000476837158203179" calcext:value-type="float">
            <text:p>4,76837158203179E-07</text:p>
          </table:table-cell>
          <table:table-cell/>
          <table:table-cell table:formula="of:=[.AB43]*[.AB43]" office:value-type="float" office:value="0.333333333333485" calcext:value-type="float">
            <text:p>0,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2;[.A44])" office:value-type="float" office:value="8796093022208" calcext:value-type="float">
            <text:p>8796093022208</text:p>
          </table:table-cell>
          <table:table-cell table:formula="of:=POWER(2;[.A44]*2)" office:value-type="float" office:value="7.73712524553363E+025" calcext:value-type="float">
            <text:p>7,73712524553363E+025</text:p>
          </table:table-cell>
          <table:table-cell table:formula="of:=SUM([.C$1:.C43])*2" office:value-type="float" office:value="5.15808349702242E+025" calcext:value-type="float">
            <text:p>5,15808349702242E+025</text:p>
          </table:table-cell>
          <table:table-cell table:formula="of:=SQRT([.D44])" office:value-type="float" office:value="7181979878155.06" calcext:value-type="float">
            <text:p>7181979878155,06</text:p>
          </table:table-cell>
          <table:table-cell table:formula="of:=SQRT(([.B44]-1)*([.B44]-1)*2)" office:value-type="float" office:value="12439554047900.5" calcext:value-type="float">
            <text:p>12439554047900,5</text:p>
          </table:table-cell>
          <table:table-cell table:formula="of:=[.E44]/[.F44]" office:value-type="float" office:value="0.577350269189691" calcext:value-type="float">
            <text:p>0,5773502692</text:p>
          </table:table-cell>
          <table:table-cell table:formula="of:=1/[.F44]" office:value-type="float" office:value="0.0000000000000803887338846184" calcext:value-type="float">
            <text:p>8,03887338846184E-14</text:p>
          </table:table-cell>
          <table:table-cell table:formula="of:=SQRT([.H44])" office:value-type="float" office:value="0.000000283529070616433" calcext:value-type="float">
            <text:p>2,83529070616433E-07</text:p>
          </table:table-cell>
          <table:table-cell/>
          <table:table-cell table:formula="of:=[.G44]*[.G44]" office:value-type="float" office:value="0.333333333333409" calcext:value-type="float">
            <text:p>0,3333333333</text:p>
          </table:table-cell>
          <table:table-cell table:number-columns-repeated="3"/>
          <table:table-cell table:formula="of:=SUM([.$C$1:.$C43])*3" office:value-type="float" office:value="7.73712524553363E+025" calcext:value-type="float">
            <text:p>7,73712524553363E+025</text:p>
          </table:table-cell>
          <table:table-cell table:formula="of:=SQRT([.O44])" office:value-type="float" office:value="8796093022208" calcext:value-type="float">
            <text:p>8796093022208</text:p>
          </table:table-cell>
          <table:table-cell table:formula="of:=SQRT(([.B44]-1)*([.B44]-1)*3)" office:value-type="float" office:value="15235280022564.6" calcext:value-type="float">
            <text:p>15235280022564,6</text:p>
          </table:table-cell>
          <table:table-cell table:formula="of:=[.P44]/[.Q44]" office:value-type="float" office:value="0.577350269189691" calcext:value-type="float">
            <text:p>0,5773502692</text:p>
          </table:table-cell>
          <table:table-cell table:formula="of:=1/[.Q44]" office:value-type="float" office:value="0.0000000000000656371263618998" calcext:value-type="float">
            <text:p>6,56371263618998E-14</text:p>
          </table:table-cell>
          <table:table-cell table:formula="of:=SQRT([.S44])" office:value-type="float" office:value="0.000000256197436290646" calcext:value-type="float">
            <text:p>2,56197436290646E-07</text:p>
          </table:table-cell>
          <table:table-cell/>
          <table:table-cell table:formula="of:=[.R44]*[.R44]" office:value-type="float" office:value="0.333333333333409" calcext:value-type="float">
            <text:p>0,3333333333</text:p>
          </table:table-cell>
          <table:table-cell table:number-columns-repeated="2"/>
          <table:table-cell table:formula="of:=SUM([.$C$1:.$C43])" office:value-type="float" office:value="2.57904174851121E+025" calcext:value-type="float">
            <text:p>2,57904174851121E+025</text:p>
          </table:table-cell>
          <table:table-cell table:formula="of:=SQRT([.Y44])" office:value-type="float" office:value="5078426674188.78" calcext:value-type="float">
            <text:p>5078426674188,78</text:p>
          </table:table-cell>
          <table:table-cell table:formula="of:=SQRT(([.$B44]-1)*([.$B44]-1))" office:value-type="float" office:value="8796093022207" calcext:value-type="float">
            <text:p>8796093022207</text:p>
          </table:table-cell>
          <table:table-cell table:formula="of:=[.Z44]/[.AA44]" office:value-type="float" office:value="0.577350269189691" calcext:value-type="float">
            <text:p>0,5773502692</text:p>
          </table:table-cell>
          <table:table-cell table:formula="of:=1/[.AA44]" office:value-type="float" office:value="0.000000000000113686837721629" calcext:value-type="float">
            <text:p>1,13686837721629E-13</text:p>
          </table:table-cell>
          <table:table-cell table:formula="of:=SQRT([.AC44])" office:value-type="float" office:value="0.000000337174788087171" calcext:value-type="float">
            <text:p>3,37174788087171E-07</text:p>
          </table:table-cell>
          <table:table-cell/>
          <table:table-cell table:formula="of:=[.AB44]*[.AB44]" office:value-type="float" office:value="0.333333333333409" calcext:value-type="float">
            <text:p>0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2;[.A45])" office:value-type="float" office:value="17592186044416" calcext:value-type="float">
            <text:p>17592186044416</text:p>
          </table:table-cell>
          <table:table-cell table:formula="of:=POWER(2;[.A45]*2)" office:value-type="float" office:value="3.09485009821345E+026" calcext:value-type="float">
            <text:p>3,09485009821345E+026</text:p>
          </table:table-cell>
          <table:table-cell table:formula="of:=SUM([.C$1:.C44])*2" office:value-type="float" office:value="2.06323339880897E+026" calcext:value-type="float">
            <text:p>2,06323339880897E+026</text:p>
          </table:table-cell>
          <table:table-cell table:formula="of:=SQRT([.D45])" office:value-type="float" office:value="14363959756310.1" calcext:value-type="float">
            <text:p>14363959756310,1</text:p>
          </table:table-cell>
          <table:table-cell table:formula="of:=SQRT(([.B45]-1)*([.B45]-1)*2)" office:value-type="float" office:value="24879108095802.4" calcext:value-type="float">
            <text:p>24879108095802,4</text:p>
          </table:table-cell>
          <table:table-cell table:formula="of:=[.E45]/[.F45]" office:value-type="float" office:value="0.577350269189659" calcext:value-type="float">
            <text:p>0,5773502692</text:p>
          </table:table-cell>
          <table:table-cell table:formula="of:=1/[.F45]" office:value-type="float" office:value="0.0000000000000401943669423069" calcext:value-type="float">
            <text:p>4,01943669423069E-14</text:p>
          </table:table-cell>
          <table:table-cell table:formula="of:=SQRT([.H45])" office:value-type="float" office:value="0.000000200485328496394" calcext:value-type="float">
            <text:p>2,00485328496394E-07</text:p>
          </table:table-cell>
          <table:table-cell/>
          <table:table-cell table:formula="of:=[.G45]*[.G45]" office:value-type="float" office:value="0.333333333333371" calcext:value-type="float">
            <text:p>0,3333333333</text:p>
          </table:table-cell>
          <table:table-cell table:number-columns-repeated="3"/>
          <table:table-cell table:formula="of:=SUM([.$C$1:.$C44])*3" office:value-type="float" office:value="3.09485009821345E+026" calcext:value-type="float">
            <text:p>3,09485009821345E+026</text:p>
          </table:table-cell>
          <table:table-cell table:formula="of:=SQRT([.O45])" office:value-type="float" office:value="17592186044416" calcext:value-type="float">
            <text:p>17592186044416</text:p>
          </table:table-cell>
          <table:table-cell table:formula="of:=SQRT(([.B45]-1)*([.B45]-1)*3)" office:value-type="float" office:value="30470560045130.9" calcext:value-type="float">
            <text:p>30470560045130,9</text:p>
          </table:table-cell>
          <table:table-cell table:formula="of:=[.P45]/[.Q45]" office:value-type="float" office:value="0.577350269189659" calcext:value-type="float">
            <text:p>0,5773502692</text:p>
          </table:table-cell>
          <table:table-cell table:formula="of:=1/[.Q45]" office:value-type="float" office:value="0.000000000000032818563180948" calcext:value-type="float">
            <text:p>3,2818563180948E-14</text:p>
          </table:table-cell>
          <table:table-cell table:formula="of:=SQRT([.S45])" office:value-type="float" office:value="0.000000181158944523719" calcext:value-type="float">
            <text:p>1,81158944523719E-07</text:p>
          </table:table-cell>
          <table:table-cell/>
          <table:table-cell table:formula="of:=[.R45]*[.R45]" office:value-type="float" office:value="0.333333333333371" calcext:value-type="float">
            <text:p>0,3333333333</text:p>
          </table:table-cell>
          <table:table-cell table:number-columns-repeated="2"/>
          <table:table-cell table:formula="of:=SUM([.$C$1:.$C44])" office:value-type="float" office:value="1.03161669940448E+026" calcext:value-type="float">
            <text:p>1,03161669940448E+026</text:p>
          </table:table-cell>
          <table:table-cell table:formula="of:=SQRT([.Y45])" office:value-type="float" office:value="10156853348377.6" calcext:value-type="float">
            <text:p>10156853348377,6</text:p>
          </table:table-cell>
          <table:table-cell table:formula="of:=SQRT(([.$B45]-1)*([.$B45]-1))" office:value-type="float" office:value="17592186044415" calcext:value-type="float">
            <text:p>17592186044415</text:p>
          </table:table-cell>
          <table:table-cell table:formula="of:=[.Z45]/[.AA45]" office:value-type="float" office:value="0.577350269189659" calcext:value-type="float">
            <text:p>0,5773502692</text:p>
          </table:table-cell>
          <table:table-cell table:formula="of:=1/[.AA45]" office:value-type="float" office:value="0.0000000000000568434188608113" calcext:value-type="float">
            <text:p>5,68434188608113E-14</text:p>
          </table:table-cell>
          <table:table-cell table:formula="of:=SQRT([.AC45])" office:value-type="float" office:value="0.000000238418579101569" calcext:value-type="float">
            <text:p>2,38418579101569E-07</text:p>
          </table:table-cell>
          <table:table-cell/>
          <table:table-cell table:formula="of:=[.AB45]*[.AB45]" office:value-type="float" office:value="0.333333333333371" calcext:value-type="float">
            <text:p>0,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2;[.A46])" office:value-type="float" office:value="35184372088832" calcext:value-type="float">
            <text:p>35184372088832</text:p>
          </table:table-cell>
          <table:table-cell table:formula="of:=POWER(2;[.A46]*2)" office:value-type="float" office:value="1.23794003928538E+027" calcext:value-type="float">
            <text:p>1,23794003928538E+027</text:p>
          </table:table-cell>
          <table:table-cell table:formula="of:=SUM([.C$1:.C45])*2" office:value-type="float" office:value="8.25293359523587E+026" calcext:value-type="float">
            <text:p>8,25293359523587E+026</text:p>
          </table:table-cell>
          <table:table-cell table:formula="of:=SQRT([.D46])" office:value-type="float" office:value="28727919512620.2" calcext:value-type="float">
            <text:p>28727919512620,2</text:p>
          </table:table-cell>
          <table:table-cell table:formula="of:=SQRT(([.B46]-1)*([.B46]-1)*2)" office:value-type="float" office:value="49758216191606.2" calcext:value-type="float">
            <text:p>49758216191606,2</text:p>
          </table:table-cell>
          <table:table-cell table:formula="of:=[.E46]/[.F46]" office:value-type="float" office:value="0.577350269189642" calcext:value-type="float">
            <text:p>0,5773502692</text:p>
          </table:table-cell>
          <table:table-cell table:formula="of:=1/[.F46]" office:value-type="float" office:value="0.0000000000000200971834711529" calcext:value-type="float">
            <text:p>2,00971834711529E-14</text:p>
          </table:table-cell>
          <table:table-cell table:formula="of:=SQRT([.H46])" office:value-type="float" office:value="0.000000141764535308211" calcext:value-type="float">
            <text:p>1,41764535308211E-07</text:p>
          </table:table-cell>
          <table:table-cell/>
          <table:table-cell table:formula="of:=[.G46]*[.G46]" office:value-type="float" office:value="0.333333333333352" calcext:value-type="float">
            <text:p>0,3333333333</text:p>
          </table:table-cell>
          <table:table-cell table:number-columns-repeated="3"/>
          <table:table-cell table:formula="of:=SUM([.$C$1:.$C45])*3" office:value-type="float" office:value="1.23794003928538E+027" calcext:value-type="float">
            <text:p>1,23794003928538E+027</text:p>
          </table:table-cell>
          <table:table-cell table:formula="of:=SQRT([.O46])" office:value-type="float" office:value="35184372088832" calcext:value-type="float">
            <text:p>35184372088832</text:p>
          </table:table-cell>
          <table:table-cell table:formula="of:=SQRT(([.B46]-1)*([.B46]-1)*3)" office:value-type="float" office:value="60941120090263.6" calcext:value-type="float">
            <text:p>60941120090263,6</text:p>
          </table:table-cell>
          <table:table-cell table:formula="of:=[.P46]/[.Q46]" office:value-type="float" office:value="0.577350269189642" calcext:value-type="float">
            <text:p>0,5773502692</text:p>
          </table:table-cell>
          <table:table-cell table:formula="of:=1/[.Q46]" office:value-type="float" office:value="0.0000000000000164092815904735" calcext:value-type="float">
            <text:p>1,64092815904735E-14</text:p>
          </table:table-cell>
          <table:table-cell table:formula="of:=SQRT([.S46])" office:value-type="float" office:value="0.000000128098718145318" calcext:value-type="float">
            <text:p>1,28098718145318E-07</text:p>
          </table:table-cell>
          <table:table-cell/>
          <table:table-cell table:formula="of:=[.R46]*[.R46]" office:value-type="float" office:value="0.333333333333352" calcext:value-type="float">
            <text:p>0,3333333333</text:p>
          </table:table-cell>
          <table:table-cell table:number-columns-repeated="2"/>
          <table:table-cell table:formula="of:=SUM([.$C$1:.$C45])" office:value-type="float" office:value="4.12646679761793E+026" calcext:value-type="float">
            <text:p>4,12646679761793E+026</text:p>
          </table:table-cell>
          <table:table-cell table:formula="of:=SQRT([.Y46])" office:value-type="float" office:value="20313706696755.1" calcext:value-type="float">
            <text:p>20313706696755,1</text:p>
          </table:table-cell>
          <table:table-cell table:formula="of:=SQRT(([.$B46]-1)*([.$B46]-1))" office:value-type="float" office:value="35184372088831" calcext:value-type="float">
            <text:p>35184372088831</text:p>
          </table:table-cell>
          <table:table-cell table:formula="of:=[.Z46]/[.AA46]" office:value-type="float" office:value="0.577350269189642" calcext:value-type="float">
            <text:p>0,5773502692</text:p>
          </table:table-cell>
          <table:table-cell table:formula="of:=1/[.AA46]" office:value-type="float" office:value="0.0000000000000284217094304048" calcext:value-type="float">
            <text:p>2,84217094304048E-14</text:p>
          </table:table-cell>
          <table:table-cell table:formula="of:=SQRT([.AC46])" office:value-type="float" office:value="0.000000168587394043579" calcext:value-type="float">
            <text:p>1,68587394043579E-07</text:p>
          </table:table-cell>
          <table:table-cell/>
          <table:table-cell table:formula="of:=[.AB46]*[.AB46]" office:value-type="float" office:value="0.333333333333352" calcext:value-type="float">
            <text:p>0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2;[.A47])" office:value-type="float" office:value="70368744177664" calcext:value-type="float">
            <text:p>70368744177664</text:p>
          </table:table-cell>
          <table:table-cell table:formula="of:=POWER(2;[.A47]*2)" office:value-type="float" office:value="4.95176015714152E+027" calcext:value-type="float">
            <text:p>4,95176015714152E+027</text:p>
          </table:table-cell>
          <table:table-cell table:formula="of:=SUM([.C$1:.C46])*2" office:value-type="float" office:value="3.30117343809435E+027" calcext:value-type="float">
            <text:p>3,30117343809435E+027</text:p>
          </table:table-cell>
          <table:table-cell table:formula="of:=SQRT([.D47])" office:value-type="float" office:value="57455839025240.5" calcext:value-type="float">
            <text:p>57455839025240,5</text:p>
          </table:table-cell>
          <table:table-cell table:formula="of:=SQRT(([.B47]-1)*([.B47]-1)*2)" office:value-type="float" office:value="99516432383213.8" calcext:value-type="float">
            <text:p>99516432383213,8</text:p>
          </table:table-cell>
          <table:table-cell table:formula="of:=[.E47]/[.F47]" office:value-type="float" office:value="0.577350269189634" calcext:value-type="float">
            <text:p>0,5773502692</text:p>
          </table:table-cell>
          <table:table-cell table:formula="of:=1/[.F47]" office:value-type="float" office:value="0.0000000000000100485917355763" calcext:value-type="float">
            <text:p>1,00485917355763E-14</text:p>
          </table:table-cell>
          <table:table-cell table:formula="of:=SQRT([.H47])" office:value-type="float" office:value="0.000000100242664248195" calcext:value-type="float">
            <text:p>1,00242664248195E-07</text:p>
          </table:table-cell>
          <table:table-cell/>
          <table:table-cell table:formula="of:=[.G47]*[.G47]" office:value-type="float" office:value="0.33333333333334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2;[.A48])" office:value-type="float" office:value="140737488355328" calcext:value-type="float">
            <text:p>140737488355328</text:p>
          </table:table-cell>
          <table:table-cell table:formula="of:=POWER(2;[.A48]*2)" office:value-type="float" office:value="1.98070406285661E+028" calcext:value-type="float">
            <text:p>1,98070406285661E+028</text:p>
          </table:table-cell>
          <table:table-cell table:formula="of:=SUM([.C$1:.C47])*2" office:value-type="float" office:value="1.32046937523774E+028" calcext:value-type="float">
            <text:p>1,32046937523774E+028</text:p>
          </table:table-cell>
          <table:table-cell table:formula="of:=SQRT([.D48])" office:value-type="float" office:value="114911678050481" calcext:value-type="float">
            <text:p>114911678050481</text:p>
          </table:table-cell>
          <table:table-cell table:formula="of:=SQRT(([.B48]-1)*([.B48]-1)*2)" office:value-type="float" office:value="199032864766429" calcext:value-type="float">
            <text:p>199032864766429</text:p>
          </table:table-cell>
          <table:table-cell table:formula="of:=[.E48]/[.F48]" office:value-type="float" office:value="0.57735026918963" calcext:value-type="float">
            <text:p>0,5773502692</text:p>
          </table:table-cell>
          <table:table-cell table:formula="of:=1/[.F48]" office:value-type="float" office:value="5.02429586778812E-015" calcext:value-type="float">
            <text:p>5,02429586778812E-15</text:p>
          </table:table-cell>
          <table:table-cell table:formula="of:=SQRT([.H48])" office:value-type="float" office:value="0.0000000708822676541046" calcext:value-type="float">
            <text:p>7,08822676541046E-08</text:p>
          </table:table-cell>
          <table:table-cell/>
          <table:table-cell table:formula="of:=[.G48]*[.G48]" office:value-type="float" office:value="0.333333333333338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2;[.A49])" office:value-type="float" office:value="281474976710656" calcext:value-type="float">
            <text:p>281474976710656</text:p>
          </table:table-cell>
          <table:table-cell table:formula="of:=POWER(2;[.A49]*2)" office:value-type="float" office:value="7.92281625142643E+028" calcext:value-type="float">
            <text:p>7,92281625142643E+028</text:p>
          </table:table-cell>
          <table:table-cell table:formula="of:=SUM([.C$1:.C48])*2" office:value-type="float" office:value="5.28187750095096E+028" calcext:value-type="float">
            <text:p>5,28187750095096E+028</text:p>
          </table:table-cell>
          <table:table-cell table:formula="of:=SQRT([.D49])" office:value-type="float" office:value="229823356100962" calcext:value-type="float">
            <text:p>229823356100962</text:p>
          </table:table-cell>
          <table:table-cell table:formula="of:=SQRT(([.B49]-1)*([.B49]-1)*2)" office:value-type="float" office:value="398065729532859" calcext:value-type="float">
            <text:p>398065729532859</text:p>
          </table:table-cell>
          <table:table-cell table:formula="of:=[.E49]/[.F49]" office:value-type="float" office:value="0.577350269189628" calcext:value-type="float">
            <text:p>0,5773502692</text:p>
          </table:table-cell>
          <table:table-cell table:formula="of:=1/[.F49]" office:value-type="float" office:value="2.51214793389405E-015" calcext:value-type="float">
            <text:p>2,51214793389405E-15</text:p>
          </table:table-cell>
          <table:table-cell table:formula="of:=SQRT([.H49])" office:value-type="float" office:value="0.0000000501213321240971" calcext:value-type="float">
            <text:p>5,01213321240971E-08</text:p>
          </table:table-cell>
          <table:table-cell/>
          <table:table-cell table:formula="of:=[.G49]*[.G49]" office:value-type="float" office:value="0.333333333333336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2;[.A50])" office:value-type="float" office:value="562949953421312" calcext:value-type="float">
            <text:p>562949953421312</text:p>
          </table:table-cell>
          <table:table-cell table:formula="of:=POWER(2;[.A50]*2)" office:value-type="float" office:value="3.16912650057057E+029" calcext:value-type="float">
            <text:p>3,16912650057057E+029</text:p>
          </table:table-cell>
          <table:table-cell table:formula="of:=SUM([.C$1:.C49])*2" office:value-type="float" office:value="2.11275100038038E+029" calcext:value-type="float">
            <text:p>2,11275100038038E+029</text:p>
          </table:table-cell>
          <table:table-cell table:formula="of:=SQRT([.D50])" office:value-type="float" office:value="459646712201924" calcext:value-type="float">
            <text:p>459646712201924</text:p>
          </table:table-cell>
          <table:table-cell table:formula="of:=SQRT(([.B50]-1)*([.B50]-1)*2)" office:value-type="float" office:value="796131459065720" calcext:value-type="float">
            <text:p>796131459065720</text:p>
          </table:table-cell>
          <table:table-cell table:formula="of:=[.E50]/[.F50]" office:value-type="float" office:value="0.577350269189627" calcext:value-type="float">
            <text:p>0,5773502692</text:p>
          </table:table-cell>
          <table:table-cell table:formula="of:=1/[.F50]" office:value-type="float" office:value="1.25607396694702E-015" calcext:value-type="float">
            <text:p>1,25607396694702E-15</text:p>
          </table:table-cell>
          <table:table-cell table:formula="of:=SQRT([.H50])" office:value-type="float" office:value="0.0000000354411338270522" calcext:value-type="float">
            <text:p>3,54411338270522E-08</text:p>
          </table:table-cell>
          <table:table-cell/>
          <table:table-cell table:formula="of:=[.G50]*[.G50]" office:value-type="float" office:value="0.333333333333335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2;[.A51])" office:value-type="float" office:value="1125899906842624" calcext:value-type="float">
            <text:p>1125899906842624</text:p>
          </table:table-cell>
          <table:table-cell table:formula="of:=POWER(2;[.A51]*2)" office:value-type="float" office:value="1.26765060022823E+030" calcext:value-type="float">
            <text:p>1,26765060022823E+030</text:p>
          </table:table-cell>
          <table:table-cell table:formula="of:=SUM([.C$1:.C50])*2" office:value-type="float" office:value="8.45100400152153E+029" calcext:value-type="float">
            <text:p>8,45100400152153E+029</text:p>
          </table:table-cell>
          <table:table-cell table:formula="of:=SQRT([.D51])" office:value-type="float" office:value="919293424403848" calcext:value-type="float">
            <text:p>919293424403848</text:p>
          </table:table-cell>
          <table:table-cell table:formula="of:=SQRT(([.B51]-1)*([.B51]-1)*2)" office:value-type="float" office:value="1.59226291813144E+015" calcext:value-type="float">
            <text:p>1,59226291813144E+015</text:p>
          </table:table-cell>
          <table:table-cell table:formula="of:=[.E51]/[.F51]" office:value-type="float" office:value="0.577350269189626" calcext:value-type="float">
            <text:p>0,5773502692</text:p>
          </table:table-cell>
          <table:table-cell table:formula="of:=1/[.F51]" office:value-type="float" office:value="6.28036983473511E-016" calcext:value-type="float">
            <text:p>6,28036983473511E-16</text:p>
          </table:table-cell>
          <table:table-cell table:formula="of:=SQRT([.H51])" office:value-type="float" office:value="0.0000000250606660620485" calcext:value-type="float">
            <text:p>2,50606660620485E-08</text:p>
          </table:table-cell>
          <table:table-cell/>
          <table:table-cell table:formula="of:=[.G51]*[.G51]" office:value-type="float" office:value="0.333333333333334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2;[.A52])" office:value-type="float" office:value="2251799813685248" calcext:value-type="float">
            <text:p>2251799813685248</text:p>
          </table:table-cell>
          <table:table-cell table:formula="of:=POWER(2;[.A52]*2)" office:value-type="float" office:value="5.07060240091292E+030" calcext:value-type="float">
            <text:p>5,07060240091292E+030</text:p>
          </table:table-cell>
          <table:table-cell table:formula="of:=SUM([.C$1:.C51])*2" office:value-type="float" office:value="3.38040160060861E+030" calcext:value-type="float">
            <text:p>3,38040160060861E+030</text:p>
          </table:table-cell>
          <table:table-cell table:formula="of:=SQRT([.D52])" office:value-type="float" office:value="1.8385868488077E+015" calcext:value-type="float">
            <text:p>1,8385868488077E+015</text:p>
          </table:table-cell>
          <table:table-cell table:formula="of:=SQRT(([.B52]-1)*([.B52]-1)*2)" office:value-type="float" office:value="3184525836262885" calcext:value-type="float">
            <text:p>3184525836262885</text:p>
          </table:table-cell>
          <table:table-cell table:formula="of:=[.E52]/[.F52]" office:value-type="float" office:value="0.577350269189626" calcext:value-type="float">
            <text:p>0,5773502692</text:p>
          </table:table-cell>
          <table:table-cell table:formula="of:=1/[.F52]" office:value-type="float" office:value="3.14018491736755E-016" calcext:value-type="float">
            <text:p>3,14018491736755E-16</text:p>
          </table:table-cell>
          <table:table-cell table:formula="of:=SQRT([.H52])" office:value-type="float" office:value="0.0000000177205669135261" calcext:value-type="float">
            <text:p>1,77205669135261E-08</text:p>
          </table:table-cell>
          <table:table-cell/>
          <table:table-cell table:formula="of:=[.G52]*[.G52]" office:value-type="float" office:value="0.333333333333334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2;[.A53])" office:value-type="float" office:value="4503599627370496" calcext:value-type="float">
            <text:p>4503599627370496</text:p>
          </table:table-cell>
          <table:table-cell table:formula="of:=POWER(2;[.A53]*2)" office:value-type="float" office:value="2.02824096036517E+031" calcext:value-type="float">
            <text:p>2,02824096036517E+031</text:p>
          </table:table-cell>
          <table:table-cell table:formula="of:=SUM([.C$1:.C52])*2" office:value-type="float" office:value="1.35216064024344E+031" calcext:value-type="float">
            <text:p>1,35216064024344E+031</text:p>
          </table:table-cell>
          <table:table-cell table:formula="of:=SQRT([.D53])" office:value-type="float" office:value="3677173697615391" calcext:value-type="float">
            <text:p>3677173697615391</text:p>
          </table:table-cell>
          <table:table-cell table:formula="of:=SQRT(([.B53]-1)*([.B53]-1)*2)" office:value-type="float" office:value="6369051672525771" calcext:value-type="float">
            <text:p>6369051672525771</text:p>
          </table:table-cell>
          <table:table-cell table:formula="of:=[.E53]/[.F53]" office:value-type="float" office:value="0.577350269189626" calcext:value-type="float">
            <text:p>0,5773502692</text:p>
          </table:table-cell>
          <table:table-cell table:formula="of:=1/[.F53]" office:value-type="float" office:value="1.57009245868378E-016" calcext:value-type="float">
            <text:p>1,57009245868378E-16</text:p>
          </table:table-cell>
          <table:table-cell table:formula="of:=SQRT([.H53])" office:value-type="float" office:value="0.0000000125303330310243" calcext:value-type="float">
            <text:p>1,25303330310243E-08</text:p>
          </table:table-cell>
          <table:table-cell/>
          <table:table-cell table:formula="of:=[.G53]*[.G53]" office:value-type="float" office:value="0.333333333333334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2;[.A54])" office:value-type="float" office:value="9.00719925474099E+015" calcext:value-type="float">
            <text:p>9,00719925474099E+015</text:p>
          </table:table-cell>
          <table:table-cell table:formula="of:=POWER(2;[.A54]*2)" office:value-type="float" office:value="8.11296384146067E+031" calcext:value-type="float">
            <text:p>8,11296384146067E+031</text:p>
          </table:table-cell>
          <table:table-cell table:formula="of:=SUM([.C$1:.C53])*2" office:value-type="float" office:value="5.40864256097378E+031" calcext:value-type="float">
            <text:p>5,40864256097378E+031</text:p>
          </table:table-cell>
          <table:table-cell table:formula="of:=SQRT([.D54])" office:value-type="float" office:value="7354347395230782" calcext:value-type="float">
            <text:p>7354347395230782</text:p>
          </table:table-cell>
          <table:table-cell table:formula="of:=SQRT(([.B54]-1)*([.B54]-1)*2)" office:value-type="float" office:value="1.27381033450515E+016" calcext:value-type="float">
            <text:p>1,27381033450515E+016</text:p>
          </table:table-cell>
          <table:table-cell table:formula="of:=[.E54]/[.F54]" office:value-type="float" office:value="0.577350269189626" calcext:value-type="float">
            <text:p>0,5773502692</text:p>
          </table:table-cell>
          <table:table-cell table:formula="of:=1/[.F54]" office:value-type="float" office:value="7.85046229341888E-017" calcext:value-type="float">
            <text:p>7,85046229341888E-17</text:p>
          </table:table-cell>
          <table:table-cell table:formula="of:=SQRT([.H54])" office:value-type="float" office:value="0.00000000886028345676304" calcext:value-type="float">
            <text:p>8,86028345676304E-09</text:p>
          </table:table-cell>
          <table:table-cell/>
          <table:table-cell table:formula="of:=[.G54]*[.G5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2;[.A55])" office:value-type="float" office:value="1.8014398509482E+016" calcext:value-type="float">
            <text:p>1,8014398509482E+016</text:p>
          </table:table-cell>
          <table:table-cell table:formula="of:=POWER(2;[.A55]*2)" office:value-type="float" office:value="3.24518553658427E+032" calcext:value-type="float">
            <text:p>3,24518553658427E+032</text:p>
          </table:table-cell>
          <table:table-cell table:formula="of:=SUM([.C$1:.C54])*2" office:value-type="float" office:value="2.16345702438951E+032" calcext:value-type="float">
            <text:p>2,16345702438951E+032</text:p>
          </table:table-cell>
          <table:table-cell table:formula="of:=SQRT([.D55])" office:value-type="float" office:value="1.47086947904616E+016" calcext:value-type="float">
            <text:p>1,47086947904616E+016</text:p>
          </table:table-cell>
          <table:table-cell table:formula="of:=SQRT(([.B55]-1)*([.B55]-1)*2)" office:value-type="float" office:value="2.54762066901031E+016" calcext:value-type="float">
            <text:p>2,54762066901031E+016</text:p>
          </table:table-cell>
          <table:table-cell table:formula="of:=[.E55]/[.F55]" office:value-type="float" office:value="0.577350269189626" calcext:value-type="float">
            <text:p>0,5773502692</text:p>
          </table:table-cell>
          <table:table-cell table:formula="of:=1/[.F55]" office:value-type="float" office:value="3.92523114670944E-017" calcext:value-type="float">
            <text:p>3,92523114670944E-17</text:p>
          </table:table-cell>
          <table:table-cell table:formula="of:=SQRT([.H55])" office:value-type="float" office:value="0.00000000626516651551213" calcext:value-type="float">
            <text:p>6,26516651551213E-09</text:p>
          </table:table-cell>
          <table:table-cell/>
          <table:table-cell table:formula="of:=[.G55]*[.G5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2;[.A56])" office:value-type="float" office:value="3.6028797018964E+016" calcext:value-type="float">
            <text:p>3,6028797018964E+016</text:p>
          </table:table-cell>
          <table:table-cell table:formula="of:=POWER(2;[.A56]*2)" office:value-type="float" office:value="1.29807421463371E+033" calcext:value-type="float">
            <text:p>1,29807421463371E+033</text:p>
          </table:table-cell>
          <table:table-cell table:formula="of:=SUM([.C$1:.C55])*2" office:value-type="float" office:value="8.65382809755805E+032" calcext:value-type="float">
            <text:p>8,65382809755805E+032</text:p>
          </table:table-cell>
          <table:table-cell table:formula="of:=SQRT([.D56])" office:value-type="float" office:value="2.94173895809231E+016" calcext:value-type="float">
            <text:p>2,94173895809231E+016</text:p>
          </table:table-cell>
          <table:table-cell table:formula="of:=SQRT(([.B56]-1)*([.B56]-1)*2)" office:value-type="float" office:value="5.09524133802062E+016" calcext:value-type="float">
            <text:p>5,09524133802062E+016</text:p>
          </table:table-cell>
          <table:table-cell table:formula="of:=[.E56]/[.F56]" office:value-type="float" office:value="0.577350269189626" calcext:value-type="float">
            <text:p>0,5773502692</text:p>
          </table:table-cell>
          <table:table-cell table:formula="of:=1/[.F56]" office:value-type="float" office:value="1.96261557335472E-017" calcext:value-type="float">
            <text:p>1,96261557335472E-17</text:p>
          </table:table-cell>
          <table:table-cell table:formula="of:=SQRT([.H56])" office:value-type="float" office:value="0.00000000443014172838152" calcext:value-type="float">
            <text:p>4,43014172838152E-09</text:p>
          </table:table-cell>
          <table:table-cell/>
          <table:table-cell table:formula="of:=[.G56]*[.G5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2;[.A57])" office:value-type="float" office:value="7.20575940379279E+016" calcext:value-type="float">
            <text:p>7,20575940379279E+016</text:p>
          </table:table-cell>
          <table:table-cell table:formula="of:=POWER(2;[.A57]*2)" office:value-type="float" office:value="5.19229685853483E+033" calcext:value-type="float">
            <text:p>5,19229685853483E+033</text:p>
          </table:table-cell>
          <table:table-cell table:formula="of:=SUM([.C$1:.C56])*2" office:value-type="float" office:value="3.46153123902322E+033" calcext:value-type="float">
            <text:p>3,46153123902322E+033</text:p>
          </table:table-cell>
          <table:table-cell table:formula="of:=SQRT([.D57])" office:value-type="float" office:value="5.88347791618463E+016" calcext:value-type="float">
            <text:p>5,88347791618463E+016</text:p>
          </table:table-cell>
          <table:table-cell table:formula="of:=SQRT(([.B57]-1)*([.B57]-1)*2)" office:value-type="float" office:value="1.01904826760412E+017" calcext:value-type="float">
            <text:p>1,01904826760412E+017</text:p>
          </table:table-cell>
          <table:table-cell table:formula="of:=[.E57]/[.F57]" office:value-type="float" office:value="0.577350269189626" calcext:value-type="float">
            <text:p>0,5773502692</text:p>
          </table:table-cell>
          <table:table-cell table:formula="of:=1/[.F57]" office:value-type="float" office:value="9.81307786677359E-018" calcext:value-type="float">
            <text:p>9,81307786677359E-18</text:p>
          </table:table-cell>
          <table:table-cell table:formula="of:=SQRT([.H57])" office:value-type="float" office:value="0.00000000313258325775606" calcext:value-type="float">
            <text:p>3,13258325775606E-09</text:p>
          </table:table-cell>
          <table:table-cell/>
          <table:table-cell table:formula="of:=[.G57]*[.G5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2;[.A58])" office:value-type="float" office:value="1.44115188075856E+017" calcext:value-type="float">
            <text:p>1,44115188075856E+017</text:p>
          </table:table-cell>
          <table:table-cell table:formula="of:=POWER(2;[.A58]*2)" office:value-type="float" office:value="2.07691874341393E+034" calcext:value-type="float">
            <text:p>2,07691874341393E+034</text:p>
          </table:table-cell>
          <table:table-cell table:formula="of:=SUM([.C$1:.C57])*2" office:value-type="float" office:value="1.38461249560929E+034" calcext:value-type="float">
            <text:p>1,38461249560929E+034</text:p>
          </table:table-cell>
          <table:table-cell table:formula="of:=SQRT([.D58])" office:value-type="float" office:value="1.17669558323693E+017" calcext:value-type="float">
            <text:p>1,17669558323693E+017</text:p>
          </table:table-cell>
          <table:table-cell table:formula="of:=SQRT(([.B58]-1)*([.B58]-1)*2)" office:value-type="float" office:value="2.03809653520825E+017" calcext:value-type="float">
            <text:p>2,03809653520825E+017</text:p>
          </table:table-cell>
          <table:table-cell table:formula="of:=[.E58]/[.F58]" office:value-type="float" office:value="0.577350269189626" calcext:value-type="float">
            <text:p>0,5773502692</text:p>
          </table:table-cell>
          <table:table-cell table:formula="of:=1/[.F58]" office:value-type="float" office:value="4.9065389333868E-018" calcext:value-type="float">
            <text:p>4,9065389333868E-18</text:p>
          </table:table-cell>
          <table:table-cell table:formula="of:=SQRT([.H58])" office:value-type="float" office:value="0.00000000221507086419076" calcext:value-type="float">
            <text:p>2,21507086419076E-09</text:p>
          </table:table-cell>
          <table:table-cell/>
          <table:table-cell table:formula="of:=[.G58]*[.G5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2;[.A59])" office:value-type="float" office:value="2.88230376151712E+017" calcext:value-type="float">
            <text:p>2,88230376151712E+017</text:p>
          </table:table-cell>
          <table:table-cell table:formula="of:=POWER(2;[.A59]*2)" office:value-type="float" office:value="8.30767497365573E+034" calcext:value-type="float">
            <text:p>8,30767497365573E+034</text:p>
          </table:table-cell>
          <table:table-cell table:formula="of:=SUM([.C$1:.C58])*2" office:value-type="float" office:value="5.53844998243715E+034" calcext:value-type="float">
            <text:p>5,53844998243715E+034</text:p>
          </table:table-cell>
          <table:table-cell table:formula="of:=SQRT([.D59])" office:value-type="float" office:value="2.35339116647385E+017" calcext:value-type="float">
            <text:p>2,35339116647385E+017</text:p>
          </table:table-cell>
          <table:table-cell table:formula="of:=SQRT(([.B59]-1)*([.B59]-1)*2)" office:value-type="float" office:value="4.0761930704165E+017" calcext:value-type="float">
            <text:p>4,0761930704165E+017</text:p>
          </table:table-cell>
          <table:table-cell table:formula="of:=[.E59]/[.F59]" office:value-type="float" office:value="0.577350269189626" calcext:value-type="float">
            <text:p>0,5773502692</text:p>
          </table:table-cell>
          <table:table-cell table:formula="of:=1/[.F59]" office:value-type="float" office:value="2.4532694666934E-018" calcext:value-type="float">
            <text:p>2,4532694666934E-18</text:p>
          </table:table-cell>
          <table:table-cell table:formula="of:=SQRT([.H59])" office:value-type="float" office:value="0.00000000156629162887803" calcext:value-type="float">
            <text:p>1,56629162887803E-09</text:p>
          </table:table-cell>
          <table:table-cell/>
          <table:table-cell table:formula="of:=[.G59]*[.G5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2;[.A60])" office:value-type="float" office:value="5.76460752303424E+017" calcext:value-type="float">
            <text:p>5,76460752303424E+017</text:p>
          </table:table-cell>
          <table:table-cell table:formula="of:=POWER(2;[.A60]*2)" office:value-type="float" office:value="3.32306998946229E+035" calcext:value-type="float">
            <text:p>3,32306998946229E+035</text:p>
          </table:table-cell>
          <table:table-cell table:formula="of:=SUM([.C$1:.C59])*2" office:value-type="float" office:value="2.21537999297486E+035" calcext:value-type="float">
            <text:p>2,21537999297486E+035</text:p>
          </table:table-cell>
          <table:table-cell table:formula="of:=SQRT([.D60])" office:value-type="float" office:value="4.7067823329477E+017" calcext:value-type="float">
            <text:p>4,7067823329477E+017</text:p>
          </table:table-cell>
          <table:table-cell table:formula="of:=SQRT(([.B60]-1)*([.B60]-1)*2)" office:value-type="float" office:value="8.15238614083299E+017" calcext:value-type="float">
            <text:p>8,15238614083299E+017</text:p>
          </table:table-cell>
          <table:table-cell table:formula="of:=[.E60]/[.F60]" office:value-type="float" office:value="0.577350269189626" calcext:value-type="float">
            <text:p>0,5773502692</text:p>
          </table:table-cell>
          <table:table-cell table:formula="of:=1/[.F60]" office:value-type="float" office:value="1.2266347333467E-018" calcext:value-type="float">
            <text:p>1,2266347333467E-18</text:p>
          </table:table-cell>
          <table:table-cell table:formula="of:=SQRT([.H60])" office:value-type="float" office:value="0.00000000110753543209538" calcext:value-type="float">
            <text:p>1,10753543209538E-09</text:p>
          </table:table-cell>
          <table:table-cell/>
          <table:table-cell table:formula="of:=[.G60]*[.G6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2;[.A61])" office:value-type="float" office:value="1.15292150460685E+018" calcext:value-type="float">
            <text:p>1,15292150460685E+018</text:p>
          </table:table-cell>
          <table:table-cell table:formula="of:=POWER(2;[.A61]*2)" office:value-type="float" office:value="1.32922799578492E+036" calcext:value-type="float">
            <text:p>1,32922799578492E+036</text:p>
          </table:table-cell>
          <table:table-cell table:formula="of:=SUM([.C$1:.C60])*2" office:value-type="float" office:value="8.86151997189944E+035" calcext:value-type="float">
            <text:p>8,86151997189944E+035</text:p>
          </table:table-cell>
          <table:table-cell table:formula="of:=SQRT([.D61])" office:value-type="float" office:value="9.4135646658954E+017" calcext:value-type="float">
            <text:p>9,4135646658954E+017</text:p>
          </table:table-cell>
          <table:table-cell table:formula="of:=SQRT(([.B61]-1)*([.B61]-1)*2)" office:value-type="float" office:value="1.6304772281666E+018" calcext:value-type="float">
            <text:p>1,6304772281666E+018</text:p>
          </table:table-cell>
          <table:table-cell table:formula="of:=[.E61]/[.F61]" office:value-type="float" office:value="0.577350269189626" calcext:value-type="float">
            <text:p>0,5773502692</text:p>
          </table:table-cell>
          <table:table-cell table:formula="of:=1/[.F61]" office:value-type="float" office:value="6.1331736667335E-019" calcext:value-type="float">
            <text:p>6,1331736667335E-19</text:p>
          </table:table-cell>
          <table:table-cell table:formula="of:=SQRT([.H61])" office:value-type="float" office:value="0.000000000783145814439016" calcext:value-type="float">
            <text:p>7,83145814439016E-10</text:p>
          </table:table-cell>
          <table:table-cell/>
          <table:table-cell table:formula="of:=[.G61]*[.G6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2;[.A62])" office:value-type="float" office:value="2.30584300921369E+018" calcext:value-type="float">
            <text:p>2,30584300921369E+018</text:p>
          </table:table-cell>
          <table:table-cell table:formula="of:=POWER(2;[.A62]*2)" office:value-type="float" office:value="5.31691198313966E+036" calcext:value-type="float">
            <text:p>5,31691198313966E+036</text:p>
          </table:table-cell>
          <table:table-cell table:formula="of:=SUM([.C$1:.C61])*2" office:value-type="float" office:value="3.54460798875978E+036" calcext:value-type="float">
            <text:p>3,54460798875978E+036</text:p>
          </table:table-cell>
          <table:table-cell table:formula="of:=SQRT([.D62])" office:value-type="float" office:value="1.88271293317908E+018" calcext:value-type="float">
            <text:p>1,88271293317908E+018</text:p>
          </table:table-cell>
          <table:table-cell table:formula="of:=SQRT(([.B62]-1)*([.B62]-1)*2)" office:value-type="float" office:value="3.2609544563332E+018" calcext:value-type="float">
            <text:p>3,2609544563332E+018</text:p>
          </table:table-cell>
          <table:table-cell table:formula="of:=[.E62]/[.F62]" office:value-type="float" office:value="0.577350269189626" calcext:value-type="float">
            <text:p>0,5773502692</text:p>
          </table:table-cell>
          <table:table-cell table:formula="of:=1/[.F62]" office:value-type="float" office:value="3.06658683336675E-019" calcext:value-type="float">
            <text:p>3,06658683336675E-19</text:p>
          </table:table-cell>
          <table:table-cell table:formula="of:=SQRT([.H62])" office:value-type="float" office:value="0.00000000055376771604769" calcext:value-type="float">
            <text:p>5,5376771604769E-10</text:p>
          </table:table-cell>
          <table:table-cell/>
          <table:table-cell table:formula="of:=[.G62]*[.G6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2;[.A63])" office:value-type="float" office:value="4.61168601842739E+018" calcext:value-type="float">
            <text:p>4,61168601842739E+018</text:p>
          </table:table-cell>
          <table:table-cell table:formula="of:=POWER(2;[.A63]*2)" office:value-type="float" office:value="2.12676479325587E+037" calcext:value-type="float">
            <text:p>2,12676479325587E+037</text:p>
          </table:table-cell>
          <table:table-cell table:formula="of:=SUM([.C$1:.C62])*2" office:value-type="float" office:value="1.41784319550391E+037" calcext:value-type="float">
            <text:p>1,41784319550391E+037</text:p>
          </table:table-cell>
          <table:table-cell table:formula="of:=SQRT([.D63])" office:value-type="float" office:value="3.76542586635816E+018" calcext:value-type="float">
            <text:p>3,76542586635816E+018</text:p>
          </table:table-cell>
          <table:table-cell table:formula="of:=SQRT(([.B63]-1)*([.B63]-1)*2)" office:value-type="float" office:value="6.52190891266639E+018" calcext:value-type="float">
            <text:p>6,52190891266639E+018</text:p>
          </table:table-cell>
          <table:table-cell table:formula="of:=[.E63]/[.F63]" office:value-type="float" office:value="0.577350269189626" calcext:value-type="float">
            <text:p>0,5773502692</text:p>
          </table:table-cell>
          <table:table-cell table:formula="of:=1/[.F63]" office:value-type="float" office:value="1.53329341668337E-019" calcext:value-type="float">
            <text:p>1,53329341668337E-19</text:p>
          </table:table-cell>
          <table:table-cell table:formula="of:=SQRT([.H63])" office:value-type="float" office:value="0.000000000391572907219508" calcext:value-type="float">
            <text:p>3,91572907219508E-10</text:p>
          </table:table-cell>
          <table:table-cell/>
          <table:table-cell table:formula="of:=[.G63]*[.G6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2;[.A64])" office:value-type="float" office:value="9.22337203685478E+018" calcext:value-type="float">
            <text:p>9,22337203685478E+018</text:p>
          </table:table-cell>
          <table:table-cell table:formula="of:=POWER(2;[.A64]*2)" office:value-type="float" office:value="8.50705917302346E+037" calcext:value-type="float">
            <text:p>8,50705917302346E+037</text:p>
          </table:table-cell>
          <table:table-cell table:formula="of:=SUM([.C$1:.C63])*2" office:value-type="float" office:value="5.67137278201564E+037" calcext:value-type="float">
            <text:p>5,67137278201564E+037</text:p>
          </table:table-cell>
          <table:table-cell table:formula="of:=SQRT([.D64])" office:value-type="float" office:value="7.53085173271632E+018" calcext:value-type="float">
            <text:p>7,53085173271632E+018</text:p>
          </table:table-cell>
          <table:table-cell table:formula="of:=SQRT(([.B64]-1)*([.B64]-1)*2)" office:value-type="float" office:value="1.30438178253328E+019" calcext:value-type="float">
            <text:p>1,30438178253328E+019</text:p>
          </table:table-cell>
          <table:table-cell table:formula="of:=[.E64]/[.F64]" office:value-type="float" office:value="0.577350269189626" calcext:value-type="float">
            <text:p>0,5773502692</text:p>
          </table:table-cell>
          <table:table-cell table:formula="of:=1/[.F64]" office:value-type="float" office:value="7.66646708341687E-020" calcext:value-type="float">
            <text:p>7,66646708341687E-20</text:p>
          </table:table-cell>
          <table:table-cell table:formula="of:=SQRT([.H64])" office:value-type="float" office:value="0.000000000276883858023845" calcext:value-type="float">
            <text:p>2,76883858023845E-10</text:p>
          </table:table-cell>
          <table:table-cell/>
          <table:table-cell table:formula="of:=[.G64]*[.G6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2;[.A65])" office:value-type="float" office:value="1.84467440737096E+019" calcext:value-type="float">
            <text:p>1,84467440737096E+019</text:p>
          </table:table-cell>
          <table:table-cell table:formula="of:=POWER(2;[.A65]*2)" office:value-type="float" office:value="3.40282366920938E+038" calcext:value-type="float">
            <text:p>3,40282366920938E+038</text:p>
          </table:table-cell>
          <table:table-cell table:formula="of:=SUM([.C$1:.C64])*2" office:value-type="float" office:value="2.26854911280626E+038" calcext:value-type="float">
            <text:p>2,26854911280626E+038</text:p>
          </table:table-cell>
          <table:table-cell table:formula="of:=SQRT([.D65])" office:value-type="float" office:value="1.50617034654326E+019" calcext:value-type="float">
            <text:p>1,50617034654326E+019</text:p>
          </table:table-cell>
          <table:table-cell table:formula="of:=SQRT(([.B65]-1)*([.B65]-1)*2)" office:value-type="float" office:value="2.60876356506656E+019" calcext:value-type="float">
            <text:p>2,60876356506656E+019</text:p>
          </table:table-cell>
          <table:table-cell table:formula="of:=[.E65]/[.F65]" office:value-type="float" office:value="0.577350269189626" calcext:value-type="float">
            <text:p>0,5773502692</text:p>
          </table:table-cell>
          <table:table-cell table:formula="of:=1/[.F65]" office:value-type="float" office:value="3.83323354170843E-020" calcext:value-type="float">
            <text:p>3,83323354170843E-20</text:p>
          </table:table-cell>
          <table:table-cell table:formula="of:=SQRT([.H65])" office:value-type="float" office:value="0.000000000195786453609754" calcext:value-type="float">
            <text:p>1,95786453609754E-10</text:p>
          </table:table-cell>
          <table:table-cell/>
          <table:table-cell table:formula="of:=[.G65]*[.G6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POWER(2;[.A66])" office:value-type="float" office:value="3.68934881474191E+019" calcext:value-type="float">
            <text:p>3,68934881474191E+019</text:p>
          </table:table-cell>
          <table:table-cell table:formula="of:=POWER(2;[.A66]*2)" office:value-type="float" office:value="1.36112946768375E+039" calcext:value-type="float">
            <text:p>1,36112946768375E+039</text:p>
          </table:table-cell>
          <table:table-cell table:formula="of:=SUM([.C$1:.C65])*2" office:value-type="float" office:value="9.07419645122503E+038" calcext:value-type="float">
            <text:p>9,07419645122503E+038</text:p>
          </table:table-cell>
          <table:table-cell table:formula="of:=SQRT([.D66])" office:value-type="float" office:value="3.01234069308653E+019" calcext:value-type="float">
            <text:p>3,01234069308653E+019</text:p>
          </table:table-cell>
          <table:table-cell table:formula="of:=SQRT(([.B66]-1)*([.B66]-1)*2)" office:value-type="float" office:value="5.21752713013311E+019" calcext:value-type="float">
            <text:p>5,21752713013311E+019</text:p>
          </table:table-cell>
          <table:table-cell table:formula="of:=[.E66]/[.F66]" office:value-type="float" office:value="0.577350269189626" calcext:value-type="float">
            <text:p>0,5773502692</text:p>
          </table:table-cell>
          <table:table-cell table:formula="of:=1/[.F66]" office:value-type="float" office:value="1.91661677085422E-020" calcext:value-type="float">
            <text:p>1,91661677085422E-20</text:p>
          </table:table-cell>
          <table:table-cell table:formula="of:=SQRT([.H66])" office:value-type="float" office:value="0.000000000138441929011922" calcext:value-type="float">
            <text:p>1,38441929011922E-10</text:p>
          </table:table-cell>
          <table:table-cell/>
          <table:table-cell table:formula="of:=[.G66]*[.G6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POWER(2;[.A67])" office:value-type="float" office:value="7.37869762948382E+019" calcext:value-type="float">
            <text:p>7,37869762948382E+019</text:p>
          </table:table-cell>
          <table:table-cell table:formula="of:=POWER(2;[.A67]*2)" office:value-type="float" office:value="5.44451787073502E+039" calcext:value-type="float">
            <text:p>5,44451787073502E+039</text:p>
          </table:table-cell>
          <table:table-cell table:formula="of:=SUM([.C$1:.C66])*2" office:value-type="float" office:value="3.62967858049001E+039" calcext:value-type="float">
            <text:p>3,62967858049001E+039</text:p>
          </table:table-cell>
          <table:table-cell table:formula="of:=SQRT([.D67])" office:value-type="float" office:value="6.02468138617306E+019" calcext:value-type="float">
            <text:p>6,02468138617306E+019</text:p>
          </table:table-cell>
          <table:table-cell table:formula="of:=SQRT(([.B67]-1)*([.B67]-1)*2)" office:value-type="float" office:value="1.04350542602662E+020" calcext:value-type="float">
            <text:p>1,04350542602662E+020</text:p>
          </table:table-cell>
          <table:table-cell table:formula="of:=[.E67]/[.F67]" office:value-type="float" office:value="0.577350269189626" calcext:value-type="float">
            <text:p>0,5773502692</text:p>
          </table:table-cell>
          <table:table-cell table:formula="of:=1/[.F67]" office:value-type="float" office:value="9.58308385427109E-021" calcext:value-type="float">
            <text:p>9,58308385427109E-21</text:p>
          </table:table-cell>
          <table:table-cell table:formula="of:=SQRT([.H67])" office:value-type="float" office:value="0.000000000097893226804877" calcext:value-type="float">
            <text:p>9,7893226804877E-11</text:p>
          </table:table-cell>
          <table:table-cell/>
          <table:table-cell table:formula="of:=[.G67]*[.G6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POWER(2;[.A68])" office:value-type="float" office:value="1.47573952589676E+020" calcext:value-type="float">
            <text:p>1,47573952589676E+020</text:p>
          </table:table-cell>
          <table:table-cell table:formula="of:=POWER(2;[.A68]*2)" office:value-type="float" office:value="2.17780714829401E+040" calcext:value-type="float">
            <text:p>2,17780714829401E+040</text:p>
          </table:table-cell>
          <table:table-cell table:formula="of:=SUM([.C$1:.C67])*2" office:value-type="float" office:value="1.451871432196E+040" calcext:value-type="float">
            <text:p>1,451871432196E+040</text:p>
          </table:table-cell>
          <table:table-cell table:formula="of:=SQRT([.D68])" office:value-type="float" office:value="1.20493627723461E+020" calcext:value-type="float">
            <text:p>1,20493627723461E+020</text:p>
          </table:table-cell>
          <table:table-cell table:formula="of:=SQRT(([.B68]-1)*([.B68]-1)*2)" office:value-type="float" office:value="2.08701085205324E+020" calcext:value-type="float">
            <text:p>2,08701085205324E+020</text:p>
          </table:table-cell>
          <table:table-cell table:formula="of:=[.E68]/[.F68]" office:value-type="float" office:value="0.577350269189626" calcext:value-type="float">
            <text:p>0,5773502692</text:p>
          </table:table-cell>
          <table:table-cell table:formula="of:=1/[.F68]" office:value-type="float" office:value="4.79154192713554E-021" calcext:value-type="float">
            <text:p>4,79154192713554E-21</text:p>
          </table:table-cell>
          <table:table-cell table:formula="of:=SQRT([.H68])" office:value-type="float" office:value="0.0000000000692209645059612" calcext:value-type="float">
            <text:p>6,92209645059612E-11</text:p>
          </table:table-cell>
          <table:table-cell/>
          <table:table-cell table:formula="of:=[.G68]*[.G6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POWER(2;[.A69])" office:value-type="float" office:value="2.95147905179353E+020" calcext:value-type="float">
            <text:p>2,95147905179353E+020</text:p>
          </table:table-cell>
          <table:table-cell table:formula="of:=POWER(2;[.A69]*2)" office:value-type="float" office:value="8.71122859317602E+040" calcext:value-type="float">
            <text:p>8,71122859317602E+040</text:p>
          </table:table-cell>
          <table:table-cell table:formula="of:=SUM([.C$1:.C68])*2" office:value-type="float" office:value="5.80748572878402E+040" calcext:value-type="float">
            <text:p>5,80748572878402E+040</text:p>
          </table:table-cell>
          <table:table-cell table:formula="of:=SQRT([.D69])" office:value-type="float" office:value="2.40987255446922E+020" calcext:value-type="float">
            <text:p>2,40987255446922E+020</text:p>
          </table:table-cell>
          <table:table-cell table:formula="of:=SQRT(([.B69]-1)*([.B69]-1)*2)" office:value-type="float" office:value="4.17402170410649E+020" calcext:value-type="float">
            <text:p>4,17402170410649E+020</text:p>
          </table:table-cell>
          <table:table-cell table:formula="of:=[.E69]/[.F69]" office:value-type="float" office:value="0.577350269189626" calcext:value-type="float">
            <text:p>0,5773502692</text:p>
          </table:table-cell>
          <table:table-cell table:formula="of:=1/[.F69]" office:value-type="float" office:value="2.39577096356777E-021" calcext:value-type="float">
            <text:p>2,39577096356777E-21</text:p>
          </table:table-cell>
          <table:table-cell table:formula="of:=SQRT([.H69])" office:value-type="float" office:value="0.0000000000489466134024385" calcext:value-type="float">
            <text:p>4,89466134024385E-11</text:p>
          </table:table-cell>
          <table:table-cell/>
          <table:table-cell table:formula="of:=[.G69]*[.G6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POWER(2;[.A70])" office:value-type="float" office:value="5.90295810358706E+020" calcext:value-type="float">
            <text:p>5,90295810358706E+020</text:p>
          </table:table-cell>
          <table:table-cell table:formula="of:=POWER(2;[.A70]*2)" office:value-type="float" office:value="3.48449143727041E+041" calcext:value-type="float">
            <text:p>3,48449143727041E+041</text:p>
          </table:table-cell>
          <table:table-cell table:formula="of:=SUM([.C$1:.C69])*2" office:value-type="float" office:value="2.32299429151361E+041" calcext:value-type="float">
            <text:p>2,32299429151361E+041</text:p>
          </table:table-cell>
          <table:table-cell table:formula="of:=SQRT([.D70])" office:value-type="float" office:value="4.81974510893845E+020" calcext:value-type="float">
            <text:p>4,81974510893845E+020</text:p>
          </table:table-cell>
          <table:table-cell table:formula="of:=SQRT(([.B70]-1)*([.B70]-1)*2)" office:value-type="float" office:value="8.34804340821298E+020" calcext:value-type="float">
            <text:p>8,34804340821298E+020</text:p>
          </table:table-cell>
          <table:table-cell table:formula="of:=[.E70]/[.F70]" office:value-type="float" office:value="0.577350269189626" calcext:value-type="float">
            <text:p>0,5773502692</text:p>
          </table:table-cell>
          <table:table-cell table:formula="of:=1/[.F70]" office:value-type="float" office:value="1.19788548178389E-021" calcext:value-type="float">
            <text:p>1,19788548178389E-21</text:p>
          </table:table-cell>
          <table:table-cell table:formula="of:=SQRT([.H70])" office:value-type="float" office:value="0.0000000000346104822529806" calcext:value-type="float">
            <text:p>3,46104822529806E-11</text:p>
          </table:table-cell>
          <table:table-cell/>
          <table:table-cell table:formula="of:=[.G70]*[.G7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POWER(2;[.A71])" office:value-type="float" office:value="1.18059162071741E+021" calcext:value-type="float">
            <text:p>1,18059162071741E+021</text:p>
          </table:table-cell>
          <table:table-cell table:formula="of:=POWER(2;[.A71]*2)" office:value-type="float" office:value="1.39379657490816E+042" calcext:value-type="float">
            <text:p>1,39379657490816E+042</text:p>
          </table:table-cell>
          <table:table-cell table:formula="of:=SUM([.C$1:.C70])*2" office:value-type="float" office:value="9.29197716605443E+041" calcext:value-type="float">
            <text:p>9,29197716605443E+041</text:p>
          </table:table-cell>
          <table:table-cell table:formula="of:=SQRT([.D71])" office:value-type="float" office:value="9.63949021787689E+020" calcext:value-type="float">
            <text:p>9,63949021787689E+020</text:p>
          </table:table-cell>
          <table:table-cell table:formula="of:=SQRT(([.B71]-1)*([.B71]-1)*2)" office:value-type="float" office:value="1.6696086816426E+021" calcext:value-type="float">
            <text:p>1,6696086816426E+021</text:p>
          </table:table-cell>
          <table:table-cell table:formula="of:=[.E71]/[.F71]" office:value-type="float" office:value="0.577350269189626" calcext:value-type="float">
            <text:p>0,5773502692</text:p>
          </table:table-cell>
          <table:table-cell table:formula="of:=1/[.F71]" office:value-type="float" office:value="5.98942740891943E-022" calcext:value-type="float">
            <text:p>5,98942740891943E-22</text:p>
          </table:table-cell>
          <table:table-cell table:formula="of:=SQRT([.H71])" office:value-type="float" office:value="0.0000000000244733067012192" calcext:value-type="float">
            <text:p>2,44733067012192E-11</text:p>
          </table:table-cell>
          <table:table-cell/>
          <table:table-cell table:formula="of:=[.G71]*[.G7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POWER(2;[.A72])" office:value-type="float" office:value="2.36118324143482E+021" calcext:value-type="float">
            <text:p>2,36118324143482E+021</text:p>
          </table:table-cell>
          <table:table-cell table:formula="of:=POWER(2;[.A72]*2)" office:value-type="float" office:value="5.57518629963266E+042" calcext:value-type="float">
            <text:p>5,57518629963266E+042</text:p>
          </table:table-cell>
          <table:table-cell table:formula="of:=SUM([.C$1:.C71])*2" office:value-type="float" office:value="3.71679086642177E+042" calcext:value-type="float">
            <text:p>3,71679086642177E+042</text:p>
          </table:table-cell>
          <table:table-cell table:formula="of:=SQRT([.D72])" office:value-type="float" office:value="1.92789804357538E+021" calcext:value-type="float">
            <text:p>1,92789804357538E+021</text:p>
          </table:table-cell>
          <table:table-cell table:formula="of:=SQRT(([.B72]-1)*([.B72]-1)*2)" office:value-type="float" office:value="3.33921736328519E+021" calcext:value-type="float">
            <text:p>3,33921736328519E+021</text:p>
          </table:table-cell>
          <table:table-cell table:formula="of:=[.E72]/[.F72]" office:value-type="float" office:value="0.577350269189626" calcext:value-type="float">
            <text:p>0,5773502692</text:p>
          </table:table-cell>
          <table:table-cell table:formula="of:=1/[.F72]" office:value-type="float" office:value="2.99471370445971E-022" calcext:value-type="float">
            <text:p>2,99471370445971E-22</text:p>
          </table:table-cell>
          <table:table-cell table:formula="of:=SQRT([.H72])" office:value-type="float" office:value="0.0000000000173052411264903" calcext:value-type="float">
            <text:p>1,73052411264903E-11</text:p>
          </table:table-cell>
          <table:table-cell/>
          <table:table-cell table:formula="of:=[.G72]*[.G7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POWER(2;[.A73])" office:value-type="float" office:value="4.72236648286965E+021" calcext:value-type="float">
            <text:p>4,72236648286965E+021</text:p>
          </table:table-cell>
          <table:table-cell table:formula="of:=POWER(2;[.A73]*2)" office:value-type="float" office:value="2.23007451985306E+043" calcext:value-type="float">
            <text:p>2,23007451985306E+043</text:p>
          </table:table-cell>
          <table:table-cell table:formula="of:=SUM([.C$1:.C72])*2" office:value-type="float" office:value="1.48671634656871E+043" calcext:value-type="float">
            <text:p>1,48671634656871E+043</text:p>
          </table:table-cell>
          <table:table-cell table:formula="of:=SQRT([.D73])" office:value-type="float" office:value="3.85579608715076E+021" calcext:value-type="float">
            <text:p>3,85579608715076E+021</text:p>
          </table:table-cell>
          <table:table-cell table:formula="of:=SQRT(([.B73]-1)*([.B73]-1)*2)" office:value-type="float" office:value="6.67843472657038E+021" calcext:value-type="float">
            <text:p>6,67843472657038E+021</text:p>
          </table:table-cell>
          <table:table-cell table:formula="of:=[.E73]/[.F73]" office:value-type="float" office:value="0.577350269189626" calcext:value-type="float">
            <text:p>0,5773502692</text:p>
          </table:table-cell>
          <table:table-cell table:formula="of:=1/[.F73]" office:value-type="float" office:value="1.49735685222986E-022" calcext:value-type="float">
            <text:p>1,49735685222986E-22</text:p>
          </table:table-cell>
          <table:table-cell table:formula="of:=SQRT([.H73])" office:value-type="float" office:value="0.0000000000122366533506096" calcext:value-type="float">
            <text:p>1,22366533506096E-11</text:p>
          </table:table-cell>
          <table:table-cell/>
          <table:table-cell table:formula="of:=[.G73]*[.G7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POWER(2;[.A74])" office:value-type="float" office:value="9.44473296573929E+021" calcext:value-type="float">
            <text:p>9,44473296573929E+021</text:p>
          </table:table-cell>
          <table:table-cell table:formula="of:=POWER(2;[.A74]*2)" office:value-type="float" office:value="8.92029807941225E+043" calcext:value-type="float">
            <text:p>8,92029807941225E+043</text:p>
          </table:table-cell>
          <table:table-cell table:formula="of:=SUM([.C$1:.C73])*2" office:value-type="float" office:value="5.94686538627483E+043" calcext:value-type="float">
            <text:p>5,94686538627483E+043</text:p>
          </table:table-cell>
          <table:table-cell table:formula="of:=SQRT([.D74])" office:value-type="float" office:value="7.71159217430151E+021" calcext:value-type="float">
            <text:p>7,71159217430151E+021</text:p>
          </table:table-cell>
          <table:table-cell table:formula="of:=SQRT(([.B74]-1)*([.B74]-1)*2)" office:value-type="float" office:value="1.33568694531408E+022" calcext:value-type="float">
            <text:p>1,33568694531408E+022</text:p>
          </table:table-cell>
          <table:table-cell table:formula="of:=[.E74]/[.F74]" office:value-type="float" office:value="0.577350269189626" calcext:value-type="float">
            <text:p>0,5773502692</text:p>
          </table:table-cell>
          <table:table-cell table:formula="of:=1/[.F74]" office:value-type="float" office:value="7.48678426114929E-023" calcext:value-type="float">
            <text:p>7,48678426114929E-23</text:p>
          </table:table-cell>
          <table:table-cell table:formula="of:=SQRT([.H74])" office:value-type="float" office:value="0.00000000000865262056324515" calcext:value-type="float">
            <text:p>8,65262056324515E-12</text:p>
          </table:table-cell>
          <table:table-cell/>
          <table:table-cell table:formula="of:=[.G74]*[.G7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POWER(2;[.A75])" office:value-type="float" office:value="1.88894659314786E+022" calcext:value-type="float">
            <text:p>1,88894659314786E+022</text:p>
          </table:table-cell>
          <table:table-cell table:formula="of:=POWER(2;[.A75]*2)" office:value-type="float" office:value="3.5681192317649E+044" calcext:value-type="float">
            <text:p>3,5681192317649E+044</text:p>
          </table:table-cell>
          <table:table-cell table:formula="of:=SUM([.C$1:.C74])*2" office:value-type="float" office:value="2.37874615450993E+044" calcext:value-type="float">
            <text:p>2,37874615450993E+044</text:p>
          </table:table-cell>
          <table:table-cell table:formula="of:=SQRT([.D75])" office:value-type="float" office:value="1.5423184348603E+022" calcext:value-type="float">
            <text:p>1,5423184348603E+022</text:p>
          </table:table-cell>
          <table:table-cell table:formula="of:=SQRT(([.B75]-1)*([.B75]-1)*2)" office:value-type="float" office:value="2.67137389062815E+022" calcext:value-type="float">
            <text:p>2,67137389062815E+022</text:p>
          </table:table-cell>
          <table:table-cell table:formula="of:=[.E75]/[.F75]" office:value-type="float" office:value="0.577350269189626" calcext:value-type="float">
            <text:p>0,5773502692</text:p>
          </table:table-cell>
          <table:table-cell table:formula="of:=1/[.F75]" office:value-type="float" office:value="3.74339213057464E-023" calcext:value-type="float">
            <text:p>3,74339213057464E-23</text:p>
          </table:table-cell>
          <table:table-cell table:formula="of:=SQRT([.H75])" office:value-type="float" office:value="0.00000000000611832667530481" calcext:value-type="float">
            <text:p>6,11832667530481E-12</text:p>
          </table:table-cell>
          <table:table-cell/>
          <table:table-cell table:formula="of:=[.G75]*[.G7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POWER(2;[.A76])" office:value-type="float" office:value="3.77789318629572E+022" calcext:value-type="float">
            <text:p>3,77789318629572E+022</text:p>
          </table:table-cell>
          <table:table-cell table:formula="of:=POWER(2;[.A76]*2)" office:value-type="float" office:value="1.42724769270596E+045" calcext:value-type="float">
            <text:p>1,42724769270596E+045</text:p>
          </table:table-cell>
          <table:table-cell table:formula="of:=SUM([.C$1:.C75])*2" office:value-type="float" office:value="9.51498461803973E+044" calcext:value-type="float">
            <text:p>9,51498461803973E+044</text:p>
          </table:table-cell>
          <table:table-cell table:formula="of:=SQRT([.D76])" office:value-type="float" office:value="3.0846368697206E+022" calcext:value-type="float">
            <text:p>3,0846368697206E+022</text:p>
          </table:table-cell>
          <table:table-cell table:formula="of:=SQRT(([.B76]-1)*([.B76]-1)*2)" office:value-type="float" office:value="5.34274778125631E+022" calcext:value-type="float">
            <text:p>5,34274778125631E+022</text:p>
          </table:table-cell>
          <table:table-cell table:formula="of:=[.E76]/[.F76]" office:value-type="float" office:value="0.577350269189626" calcext:value-type="float">
            <text:p>0,5773502692</text:p>
          </table:table-cell>
          <table:table-cell table:formula="of:=1/[.F76]" office:value-type="float" office:value="1.87169606528732E-023" calcext:value-type="float">
            <text:p>1,87169606528732E-23</text:p>
          </table:table-cell>
          <table:table-cell table:formula="of:=SQRT([.H76])" office:value-type="float" office:value="0.00000000000432631028162258" calcext:value-type="float">
            <text:p>4,32631028162258E-12</text:p>
          </table:table-cell>
          <table:table-cell/>
          <table:table-cell table:formula="of:=[.G76]*[.G7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POWER(2;[.A77])" office:value-type="float" office:value="7.55578637259143E+022" calcext:value-type="float">
            <text:p>7,55578637259143E+022</text:p>
          </table:table-cell>
          <table:table-cell table:formula="of:=POWER(2;[.A77]*2)" office:value-type="float" office:value="5.70899077082384E+045" calcext:value-type="float">
            <text:p>5,70899077082384E+045</text:p>
          </table:table-cell>
          <table:table-cell table:formula="of:=SUM([.C$1:.C76])*2" office:value-type="float" office:value="3.80599384721589E+045" calcext:value-type="float">
            <text:p>3,80599384721589E+045</text:p>
          </table:table-cell>
          <table:table-cell table:formula="of:=SQRT([.D77])" office:value-type="float" office:value="6.16927373944121E+022" calcext:value-type="float">
            <text:p>6,16927373944121E+022</text:p>
          </table:table-cell>
          <table:table-cell table:formula="of:=SQRT(([.B77]-1)*([.B77]-1)*2)" office:value-type="float" office:value="1.06854955625126E+023" calcext:value-type="float">
            <text:p>1,06854955625126E+023</text:p>
          </table:table-cell>
          <table:table-cell table:formula="of:=[.E77]/[.F77]" office:value-type="float" office:value="0.577350269189626" calcext:value-type="float">
            <text:p>0,5773502692</text:p>
          </table:table-cell>
          <table:table-cell table:formula="of:=1/[.F77]" office:value-type="float" office:value="9.35848032643661E-024" calcext:value-type="float">
            <text:p>9,35848032643661E-24</text:p>
          </table:table-cell>
          <table:table-cell table:formula="of:=SQRT([.H77])" office:value-type="float" office:value="0.00000000000305916333765241" calcext:value-type="float">
            <text:p>3,05916333765241E-12</text:p>
          </table:table-cell>
          <table:table-cell/>
          <table:table-cell table:formula="of:=[.G77]*[.G7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POWER(2;[.A78])" office:value-type="float" office:value="1.51115727451829E+023" calcext:value-type="float">
            <text:p>1,51115727451829E+023</text:p>
          </table:table-cell>
          <table:table-cell table:formula="of:=POWER(2;[.A78]*2)" office:value-type="float" office:value="2.28359630832954E+046" calcext:value-type="float">
            <text:p>2,28359630832954E+046</text:p>
          </table:table-cell>
          <table:table-cell table:formula="of:=SUM([.C$1:.C77])*2" office:value-type="float" office:value="1.52239753888636E+046" calcext:value-type="float">
            <text:p>1,52239753888636E+046</text:p>
          </table:table-cell>
          <table:table-cell table:formula="of:=SQRT([.D78])" office:value-type="float" office:value="1.23385474788824E+023" calcext:value-type="float">
            <text:p>1,23385474788824E+023</text:p>
          </table:table-cell>
          <table:table-cell table:formula="of:=SQRT(([.B78]-1)*([.B78]-1)*2)" office:value-type="float" office:value="2.13709911250252E+023" calcext:value-type="float">
            <text:p>2,13709911250252E+023</text:p>
          </table:table-cell>
          <table:table-cell table:formula="of:=[.E78]/[.F78]" office:value-type="float" office:value="0.577350269189626" calcext:value-type="float">
            <text:p>0,5773502692</text:p>
          </table:table-cell>
          <table:table-cell table:formula="of:=1/[.F78]" office:value-type="float" office:value="4.67924016321831E-024" calcext:value-type="float">
            <text:p>4,67924016321831E-24</text:p>
          </table:table-cell>
          <table:table-cell table:formula="of:=SQRT([.H78])" office:value-type="float" office:value="0.00000000000216315514081129" calcext:value-type="float">
            <text:p>2,16315514081129E-12</text:p>
          </table:table-cell>
          <table:table-cell/>
          <table:table-cell table:formula="of:=[.G78]*[.G7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POWER(2;[.A79])" office:value-type="float" office:value="3.02231454903657E+023" calcext:value-type="float">
            <text:p>3,02231454903657E+023</text:p>
          </table:table-cell>
          <table:table-cell table:formula="of:=POWER(2;[.A79]*2)" office:value-type="float" office:value="9.13438523331814E+046" calcext:value-type="float">
            <text:p>9,13438523331814E+046</text:p>
          </table:table-cell>
          <table:table-cell table:formula="of:=SUM([.C$1:.C78])*2" office:value-type="float" office:value="6.08959015554543E+046" calcext:value-type="float">
            <text:p>6,08959015554543E+046</text:p>
          </table:table-cell>
          <table:table-cell table:formula="of:=SQRT([.D79])" office:value-type="float" office:value="2.46770949577648E+023" calcext:value-type="float">
            <text:p>2,46770949577648E+023</text:p>
          </table:table-cell>
          <table:table-cell table:formula="of:=SQRT(([.B79]-1)*([.B79]-1)*2)" office:value-type="float" office:value="4.27419822500505E+023" calcext:value-type="float">
            <text:p>4,27419822500505E+023</text:p>
          </table:table-cell>
          <table:table-cell table:formula="of:=[.E79]/[.F79]" office:value-type="float" office:value="0.577350269189626" calcext:value-type="float">
            <text:p>0,5773502692</text:p>
          </table:table-cell>
          <table:table-cell table:formula="of:=1/[.F79]" office:value-type="float" office:value="2.33962008160915E-024" calcext:value-type="float">
            <text:p>2,33962008160915E-24</text:p>
          </table:table-cell>
          <table:table-cell table:formula="of:=SQRT([.H79])" office:value-type="float" office:value="0.0000000000015295816688262" calcext:value-type="float">
            <text:p>1,5295816688262E-12</text:p>
          </table:table-cell>
          <table:table-cell/>
          <table:table-cell table:formula="of:=[.G79]*[.G7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POWER(2;[.A80])" office:value-type="float" office:value="6.04462909807315E+023" calcext:value-type="float">
            <text:p>6,04462909807315E+023</text:p>
          </table:table-cell>
          <table:table-cell table:formula="of:=POWER(2;[.A80]*2)" office:value-type="float" office:value="3.65375409332726E+047" calcext:value-type="float">
            <text:p>3,65375409332726E+047</text:p>
          </table:table-cell>
          <table:table-cell table:formula="of:=SUM([.C$1:.C79])*2" office:value-type="float" office:value="2.43583606221817E+047" calcext:value-type="float">
            <text:p>2,43583606221817E+047</text:p>
          </table:table-cell>
          <table:table-cell table:formula="of:=SQRT([.D80])" office:value-type="float" office:value="4.93541899155297E+023" calcext:value-type="float">
            <text:p>4,93541899155297E+023</text:p>
          </table:table-cell>
          <table:table-cell table:formula="of:=SQRT(([.B80]-1)*([.B80]-1)*2)" office:value-type="float" office:value="8.54839645001009E+023" calcext:value-type="float">
            <text:p>8,54839645001009E+023</text:p>
          </table:table-cell>
          <table:table-cell table:formula="of:=[.E80]/[.F80]" office:value-type="float" office:value="0.577350269189626" calcext:value-type="float">
            <text:p>0,5773502692</text:p>
          </table:table-cell>
          <table:table-cell table:formula="of:=1/[.F80]" office:value-type="float" office:value="1.16981004080458E-024" calcext:value-type="float">
            <text:p>1,16981004080458E-24</text:p>
          </table:table-cell>
          <table:table-cell table:formula="of:=SQRT([.H80])" office:value-type="float" office:value="0.00000000000108157757040564" calcext:value-type="float">
            <text:p>1,08157757040564E-12</text:p>
          </table:table-cell>
          <table:table-cell/>
          <table:table-cell table:formula="of:=[.G80]*[.G8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POWER(2;[.A81])" office:value-type="float" office:value="1.20892581961463E+024" calcext:value-type="float">
            <text:p>1,20892581961463E+024</text:p>
          </table:table-cell>
          <table:table-cell table:formula="of:=POWER(2;[.A81]*2)" office:value-type="float" office:value="1.4615016373309E+048" calcext:value-type="float">
            <text:p>1,4615016373309E+048</text:p>
          </table:table-cell>
          <table:table-cell table:formula="of:=SUM([.C$1:.C80])*2" office:value-type="float" office:value="9.74334424887269E+047" calcext:value-type="float">
            <text:p>9,74334424887269E+047</text:p>
          </table:table-cell>
          <table:table-cell table:formula="of:=SQRT([.D81])" office:value-type="float" office:value="9.87083798310594E+023" calcext:value-type="float">
            <text:p>9,87083798310594E+023</text:p>
          </table:table-cell>
          <table:table-cell table:formula="of:=SQRT(([.B81]-1)*([.B81]-1)*2)" office:value-type="float" office:value="1.70967929000202E+024" calcext:value-type="float">
            <text:p>1,70967929000202E+024</text:p>
          </table:table-cell>
          <table:table-cell table:formula="of:=[.E81]/[.F81]" office:value-type="float" office:value="0.577350269189626" calcext:value-type="float">
            <text:p>0,5773502692</text:p>
          </table:table-cell>
          <table:table-cell table:formula="of:=1/[.F81]" office:value-type="float" office:value="5.84905020402288E-025" calcext:value-type="float">
            <text:p>5,84905020402288E-25</text:p>
          </table:table-cell>
          <table:table-cell table:formula="of:=SQRT([.H81])" office:value-type="float" office:value="0.000000000000764790834413101" calcext:value-type="float">
            <text:p>7,64790834413101E-13</text:p>
          </table:table-cell>
          <table:table-cell/>
          <table:table-cell table:formula="of:=[.G81]*[.G8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POWER(2;[.A82])" office:value-type="float" office:value="2.41785163922926E+024" calcext:value-type="float">
            <text:p>2,41785163922926E+024</text:p>
          </table:table-cell>
          <table:table-cell table:formula="of:=POWER(2;[.A82]*2)" office:value-type="float" office:value="5.84600654932361E+048" calcext:value-type="float">
            <text:p>5,84600654932361E+048</text:p>
          </table:table-cell>
          <table:table-cell table:formula="of:=SUM([.C$1:.C81])*2" office:value-type="float" office:value="3.89733769954907E+048" calcext:value-type="float">
            <text:p>3,89733769954907E+048</text:p>
          </table:table-cell>
          <table:table-cell table:formula="of:=SQRT([.D82])" office:value-type="float" office:value="1.97416759662119E+024" calcext:value-type="float">
            <text:p>1,97416759662119E+024</text:p>
          </table:table-cell>
          <table:table-cell table:formula="of:=SQRT(([.B82]-1)*([.B82]-1)*2)" office:value-type="float" office:value="3.41935858000404E+024" calcext:value-type="float">
            <text:p>3,41935858000404E+024</text:p>
          </table:table-cell>
          <table:table-cell table:formula="of:=[.E82]/[.F82]" office:value-type="float" office:value="0.577350269189626" calcext:value-type="float">
            <text:p>0,5773502692</text:p>
          </table:table-cell>
          <table:table-cell table:formula="of:=1/[.F82]" office:value-type="float" office:value="2.92452510201144E-025" calcext:value-type="float">
            <text:p>2,92452510201144E-25</text:p>
          </table:table-cell>
          <table:table-cell table:formula="of:=SQRT([.H82])" office:value-type="float" office:value="0.000000000000540788785202822" calcext:value-type="float">
            <text:p>5,40788785202822E-13</text:p>
          </table:table-cell>
          <table:table-cell/>
          <table:table-cell table:formula="of:=[.G82]*[.G8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POWER(2;[.A83])" office:value-type="float" office:value="4.83570327845852E+024" calcext:value-type="float">
            <text:p>4,83570327845852E+024</text:p>
          </table:table-cell>
          <table:table-cell table:formula="of:=POWER(2;[.A83]*2)" office:value-type="float" office:value="2.33840261972944E+049" calcext:value-type="float">
            <text:p>2,33840261972944E+049</text:p>
          </table:table-cell>
          <table:table-cell table:formula="of:=SUM([.C$1:.C82])*2" office:value-type="float" office:value="1.55893507981963E+049" calcext:value-type="float">
            <text:p>1,55893507981963E+049</text:p>
          </table:table-cell>
          <table:table-cell table:formula="of:=SQRT([.D83])" office:value-type="float" office:value="3.94833519324237E+024" calcext:value-type="float">
            <text:p>3,94833519324237E+024</text:p>
          </table:table-cell>
          <table:table-cell table:formula="of:=SQRT(([.B83]-1)*([.B83]-1)*2)" office:value-type="float" office:value="6.83871716000807E+024" calcext:value-type="float">
            <text:p>6,83871716000807E+024</text:p>
          </table:table-cell>
          <table:table-cell table:formula="of:=[.E83]/[.F83]" office:value-type="float" office:value="0.577350269189626" calcext:value-type="float">
            <text:p>0,5773502692</text:p>
          </table:table-cell>
          <table:table-cell table:formula="of:=1/[.F83]" office:value-type="float" office:value="1.46226255100572E-025" calcext:value-type="float">
            <text:p>1,46226255100572E-25</text:p>
          </table:table-cell>
          <table:table-cell table:formula="of:=SQRT([.H83])" office:value-type="float" office:value="0.000000000000382395417206551" calcext:value-type="float">
            <text:p>3,82395417206551E-13</text:p>
          </table:table-cell>
          <table:table-cell/>
          <table:table-cell table:formula="of:=[.G83]*[.G8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POWER(2;[.A84])" office:value-type="float" office:value="9.67140655691703E+024" calcext:value-type="float">
            <text:p>9,67140655691703E+024</text:p>
          </table:table-cell>
          <table:table-cell table:formula="of:=POWER(2;[.A84]*2)" office:value-type="float" office:value="9.35361047891778E+049" calcext:value-type="float">
            <text:p>9,35361047891778E+049</text:p>
          </table:table-cell>
          <table:table-cell table:formula="of:=SUM([.C$1:.C83])*2" office:value-type="float" office:value="6.23574031927852E+049" calcext:value-type="float">
            <text:p>6,23574031927852E+049</text:p>
          </table:table-cell>
          <table:table-cell table:formula="of:=SQRT([.D84])" office:value-type="float" office:value="7.89667038648475E+024" calcext:value-type="float">
            <text:p>7,89667038648475E+024</text:p>
          </table:table-cell>
          <table:table-cell table:formula="of:=SQRT(([.B84]-1)*([.B84]-1)*2)" office:value-type="float" office:value="1.36774343200161E+025" calcext:value-type="float">
            <text:p>1,36774343200161E+025</text:p>
          </table:table-cell>
          <table:table-cell table:formula="of:=[.E84]/[.F84]" office:value-type="float" office:value="0.577350269189626" calcext:value-type="float">
            <text:p>0,5773502692</text:p>
          </table:table-cell>
          <table:table-cell table:formula="of:=1/[.F84]" office:value-type="float" office:value="7.3113127550286E-026" calcext:value-type="float">
            <text:p>7,3113127550286E-26</text:p>
          </table:table-cell>
          <table:table-cell table:formula="of:=SQRT([.H84])" office:value-type="float" office:value="0.000000000000270394392601411" calcext:value-type="float">
            <text:p>2,70394392601411E-13</text:p>
          </table:table-cell>
          <table:table-cell/>
          <table:table-cell table:formula="of:=[.G84]*[.G8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POWER(2;[.A85])" office:value-type="float" office:value="1.93428131138341E+025" calcext:value-type="float">
            <text:p>1,93428131138341E+025</text:p>
          </table:table-cell>
          <table:table-cell table:formula="of:=POWER(2;[.A85]*2)" office:value-type="float" office:value="3.74144419156711E+050" calcext:value-type="float">
            <text:p>3,74144419156711E+050</text:p>
          </table:table-cell>
          <table:table-cell table:formula="of:=SUM([.C$1:.C84])*2" office:value-type="float" office:value="2.49429612771141E+050" calcext:value-type="float">
            <text:p>2,49429612771141E+050</text:p>
          </table:table-cell>
          <table:table-cell table:formula="of:=SQRT([.D85])" office:value-type="float" office:value="1.57933407729695E+025" calcext:value-type="float">
            <text:p>1,57933407729695E+025</text:p>
          </table:table-cell>
          <table:table-cell table:formula="of:=SQRT(([.B85]-1)*([.B85]-1)*2)" office:value-type="float" office:value="2.73548686400323E+025" calcext:value-type="float">
            <text:p>2,73548686400323E+025</text:p>
          </table:table-cell>
          <table:table-cell table:formula="of:=[.E85]/[.F85]" office:value-type="float" office:value="0.577350269189626" calcext:value-type="float">
            <text:p>0,5773502692</text:p>
          </table:table-cell>
          <table:table-cell table:formula="of:=1/[.F85]" office:value-type="float" office:value="3.6556563775143E-026" calcext:value-type="float">
            <text:p>3,6556563775143E-26</text:p>
          </table:table-cell>
          <table:table-cell table:formula="of:=SQRT([.H85])" office:value-type="float" office:value="0.000000000000191197708603275" calcext:value-type="float">
            <text:p>1,91197708603275E-13</text:p>
          </table:table-cell>
          <table:table-cell/>
          <table:table-cell table:formula="of:=[.G85]*[.G8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POWER(2;[.A86])" office:value-type="float" office:value="3.86856262276681E+025" calcext:value-type="float">
            <text:p>3,86856262276681E+025</text:p>
          </table:table-cell>
          <table:table-cell table:formula="of:=POWER(2;[.A86]*2)" office:value-type="float" office:value="1.49657767662684E+051" calcext:value-type="float">
            <text:p>1,49657767662684E+051</text:p>
          </table:table-cell>
          <table:table-cell table:formula="of:=SUM([.C$1:.C85])*2" office:value-type="float" office:value="9.97718451084563E+050" calcext:value-type="float">
            <text:p>9,97718451084563E+050</text:p>
          </table:table-cell>
          <table:table-cell table:formula="of:=SQRT([.D86])" office:value-type="float" office:value="3.1586681545939E+025" calcext:value-type="float">
            <text:p>3,1586681545939E+025</text:p>
          </table:table-cell>
          <table:table-cell table:formula="of:=SQRT(([.B86]-1)*([.B86]-1)*2)" office:value-type="float" office:value="5.47097372800646E+025" calcext:value-type="float">
            <text:p>5,47097372800646E+025</text:p>
          </table:table-cell>
          <table:table-cell table:formula="of:=[.E86]/[.F86]" office:value-type="float" office:value="0.577350269189626" calcext:value-type="float">
            <text:p>0,5773502692</text:p>
          </table:table-cell>
          <table:table-cell table:formula="of:=1/[.F86]" office:value-type="float" office:value="1.82782818875715E-026" calcext:value-type="float">
            <text:p>1,82782818875715E-26</text:p>
          </table:table-cell>
          <table:table-cell table:formula="of:=SQRT([.H86])" office:value-type="float" office:value="0.000000000000135197196300706" calcext:value-type="float">
            <text:p>1,35197196300706E-13</text:p>
          </table:table-cell>
          <table:table-cell/>
          <table:table-cell table:formula="of:=[.G86]*[.G8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POWER(2;[.A87])" office:value-type="float" office:value="7.73712524553363E+025" calcext:value-type="float">
            <text:p>7,73712524553363E+025</text:p>
          </table:table-cell>
          <table:table-cell table:formula="of:=POWER(2;[.A87]*2)" office:value-type="float" office:value="5.98631070650738E+051" calcext:value-type="float">
            <text:p>5,98631070650738E+051</text:p>
          </table:table-cell>
          <table:table-cell table:formula="of:=SUM([.C$1:.C86])*2" office:value-type="float" office:value="3.99087380433825E+051" calcext:value-type="float">
            <text:p>3,99087380433825E+051</text:p>
          </table:table-cell>
          <table:table-cell table:formula="of:=SQRT([.D87])" office:value-type="float" office:value="6.3173363091878E+025" calcext:value-type="float">
            <text:p>6,3173363091878E+025</text:p>
          </table:table-cell>
          <table:table-cell table:formula="of:=SQRT(([.B87]-1)*([.B87]-1)*2)" office:value-type="float" office:value="1.09419474560129E+026" calcext:value-type="float">
            <text:p>1,09419474560129E+026</text:p>
          </table:table-cell>
          <table:table-cell table:formula="of:=[.E87]/[.F87]" office:value-type="float" office:value="0.577350269189626" calcext:value-type="float">
            <text:p>0,5773502692</text:p>
          </table:table-cell>
          <table:table-cell table:formula="of:=1/[.F87]" office:value-type="float" office:value="9.13914094378575E-027" calcext:value-type="float">
            <text:p>9,13914094378575E-27</text:p>
          </table:table-cell>
          <table:table-cell table:formula="of:=SQRT([.H87])" office:value-type="float" office:value="0.0000000000000955988543016377" calcext:value-type="float">
            <text:p>9,55988543016377E-14</text:p>
          </table:table-cell>
          <table:table-cell/>
          <table:table-cell table:formula="of:=[.G87]*[.G8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POWER(2;[.A88])" office:value-type="float" office:value="1.54742504910673E+026" calcext:value-type="float">
            <text:p>1,54742504910673E+026</text:p>
          </table:table-cell>
          <table:table-cell table:formula="of:=POWER(2;[.A88]*2)" office:value-type="float" office:value="2.39452428260295E+052" calcext:value-type="float">
            <text:p>2,39452428260295E+052</text:p>
          </table:table-cell>
          <table:table-cell table:formula="of:=SUM([.C$1:.C87])*2" office:value-type="float" office:value="1.5963495217353E+052" calcext:value-type="float">
            <text:p>1,5963495217353E+052</text:p>
          </table:table-cell>
          <table:table-cell table:formula="of:=SQRT([.D88])" office:value-type="float" office:value="1.26346726183756E+026" calcext:value-type="float">
            <text:p>1,26346726183756E+026</text:p>
          </table:table-cell>
          <table:table-cell table:formula="of:=SQRT(([.B88]-1)*([.B88]-1)*2)" office:value-type="float" office:value="2.18838949120258E+026" calcext:value-type="float">
            <text:p>2,18838949120258E+026</text:p>
          </table:table-cell>
          <table:table-cell table:formula="of:=[.E88]/[.F88]" office:value-type="float" office:value="0.577350269189626" calcext:value-type="float">
            <text:p>0,5773502692</text:p>
          </table:table-cell>
          <table:table-cell table:formula="of:=1/[.F88]" office:value-type="float" office:value="4.56957047189288E-027" calcext:value-type="float">
            <text:p>4,56957047189288E-27</text:p>
          </table:table-cell>
          <table:table-cell table:formula="of:=SQRT([.H88])" office:value-type="float" office:value="0.0000000000000675985981503528" calcext:value-type="float">
            <text:p>6,75985981503528E-14</text:p>
          </table:table-cell>
          <table:table-cell/>
          <table:table-cell table:formula="of:=[.G88]*[.G8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POWER(2;[.A89])" office:value-type="float" office:value="3.09485009821345E+026" calcext:value-type="float">
            <text:p>3,09485009821345E+026</text:p>
          </table:table-cell>
          <table:table-cell table:formula="of:=POWER(2;[.A89]*2)" office:value-type="float" office:value="9.57809713041181E+052" calcext:value-type="float">
            <text:p>9,57809713041181E+052</text:p>
          </table:table-cell>
          <table:table-cell table:formula="of:=SUM([.C$1:.C88])*2" office:value-type="float" office:value="6.3853980869412E+052" calcext:value-type="float">
            <text:p>6,3853980869412E+052</text:p>
          </table:table-cell>
          <table:table-cell table:formula="of:=SQRT([.D89])" office:value-type="float" office:value="2.52693452367512E+026" calcext:value-type="float">
            <text:p>2,52693452367512E+026</text:p>
          </table:table-cell>
          <table:table-cell table:formula="of:=SQRT(([.B89]-1)*([.B89]-1)*2)" office:value-type="float" office:value="4.37677898240517E+026" calcext:value-type="float">
            <text:p>4,37677898240517E+026</text:p>
          </table:table-cell>
          <table:table-cell table:formula="of:=[.E89]/[.F89]" office:value-type="float" office:value="0.577350269189626" calcext:value-type="float">
            <text:p>0,5773502692</text:p>
          </table:table-cell>
          <table:table-cell table:formula="of:=1/[.F89]" office:value-type="float" office:value="2.28478523594644E-027" calcext:value-type="float">
            <text:p>2,28478523594644E-27</text:p>
          </table:table-cell>
          <table:table-cell table:formula="of:=SQRT([.H89])" office:value-type="float" office:value="0.0000000000000477994271508188" calcext:value-type="float">
            <text:p>4,77994271508188E-14</text:p>
          </table:table-cell>
          <table:table-cell/>
          <table:table-cell table:formula="of:=[.G89]*[.G8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POWER(2;[.A90])" office:value-type="float" office:value="6.1897001964269E+026" calcext:value-type="float">
            <text:p>6,1897001964269E+026</text:p>
          </table:table-cell>
          <table:table-cell table:formula="of:=POWER(2;[.A90]*2)" office:value-type="float" office:value="3.83123885216472E+053" calcext:value-type="float">
            <text:p>3,83123885216472E+053</text:p>
          </table:table-cell>
          <table:table-cell table:formula="of:=SUM([.C$1:.C89])*2" office:value-type="float" office:value="2.55415923477648E+053" calcext:value-type="float">
            <text:p>2,55415923477648E+053</text:p>
          </table:table-cell>
          <table:table-cell table:formula="of:=SQRT([.D90])" office:value-type="float" office:value="5.05386904735024E+026" calcext:value-type="float">
            <text:p>5,05386904735024E+026</text:p>
          </table:table-cell>
          <table:table-cell table:formula="of:=SQRT(([.B90]-1)*([.B90]-1)*2)" office:value-type="float" office:value="8.75355796481033E+026" calcext:value-type="float">
            <text:p>8,75355796481033E+026</text:p>
          </table:table-cell>
          <table:table-cell table:formula="of:=[.E90]/[.F90]" office:value-type="float" office:value="0.577350269189626" calcext:value-type="float">
            <text:p>0,5773502692</text:p>
          </table:table-cell>
          <table:table-cell table:formula="of:=1/[.F90]" office:value-type="float" office:value="1.14239261797322E-027" calcext:value-type="float">
            <text:p>1,14239261797322E-27</text:p>
          </table:table-cell>
          <table:table-cell table:formula="of:=SQRT([.H90])" office:value-type="float" office:value="0.0000000000000337992990751764" calcext:value-type="float">
            <text:p>3,37992990751764E-14</text:p>
          </table:table-cell>
          <table:table-cell/>
          <table:table-cell table:formula="of:=[.G90]*[.G9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POWER(2;[.A91])" office:value-type="float" office:value="1.23794003928538E+027" calcext:value-type="float">
            <text:p>1,23794003928538E+027</text:p>
          </table:table-cell>
          <table:table-cell table:formula="of:=POWER(2;[.A91]*2)" office:value-type="float" office:value="1.53249554086589E+054" calcext:value-type="float">
            <text:p>1,53249554086589E+054</text:p>
          </table:table-cell>
          <table:table-cell table:formula="of:=SUM([.C$1:.C90])*2" office:value-type="float" office:value="1.02166369391059E+054" calcext:value-type="float">
            <text:p>1,02166369391059E+054</text:p>
          </table:table-cell>
          <table:table-cell table:formula="of:=SQRT([.D91])" office:value-type="float" office:value="1.01077380947005E+027" calcext:value-type="float">
            <text:p>1,01077380947005E+027</text:p>
          </table:table-cell>
          <table:table-cell table:formula="of:=SQRT(([.B91]-1)*([.B91]-1)*2)" office:value-type="float" office:value="1.75071159296207E+027" calcext:value-type="float">
            <text:p>1,75071159296207E+027</text:p>
          </table:table-cell>
          <table:table-cell table:formula="of:=[.E91]/[.F91]" office:value-type="float" office:value="0.577350269189626" calcext:value-type="float">
            <text:p>0,5773502692</text:p>
          </table:table-cell>
          <table:table-cell table:formula="of:=1/[.F91]" office:value-type="float" office:value="5.71196308986609E-028" calcext:value-type="float">
            <text:p>5,71196308986609E-28</text:p>
          </table:table-cell>
          <table:table-cell table:formula="of:=SQRT([.H91])" office:value-type="float" office:value="0.0000000000000238997135754094" calcext:value-type="float">
            <text:p>2,38997135754094E-14</text:p>
          </table:table-cell>
          <table:table-cell/>
          <table:table-cell table:formula="of:=[.G91]*[.G9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POWER(2;[.A92])" office:value-type="float" office:value="2.47588007857076E+027" calcext:value-type="float">
            <text:p>2,47588007857076E+027</text:p>
          </table:table-cell>
          <table:table-cell table:formula="of:=POWER(2;[.A92]*2)" office:value-type="float" office:value="6.12998216346356E+054" calcext:value-type="float">
            <text:p>6,12998216346356E+054</text:p>
          </table:table-cell>
          <table:table-cell table:formula="of:=SUM([.C$1:.C91])*2" office:value-type="float" office:value="4.08665477564237E+054" calcext:value-type="float">
            <text:p>4,08665477564237E+054</text:p>
          </table:table-cell>
          <table:table-cell table:formula="of:=SQRT([.D92])" office:value-type="float" office:value="2.0215476189401E+027" calcext:value-type="float">
            <text:p>2,0215476189401E+027</text:p>
          </table:table-cell>
          <table:table-cell table:formula="of:=SQRT(([.B92]-1)*([.B92]-1)*2)" office:value-type="float" office:value="3.50142318592413E+027" calcext:value-type="float">
            <text:p>3,50142318592413E+027</text:p>
          </table:table-cell>
          <table:table-cell table:formula="of:=[.E92]/[.F92]" office:value-type="float" office:value="0.577350269189626" calcext:value-type="float">
            <text:p>0,5773502692</text:p>
          </table:table-cell>
          <table:table-cell table:formula="of:=1/[.F92]" office:value-type="float" office:value="2.85598154493305E-028" calcext:value-type="float">
            <text:p>2,85598154493305E-28</text:p>
          </table:table-cell>
          <table:table-cell table:formula="of:=SQRT([.H92])" office:value-type="float" office:value="0.0000000000000168996495375882" calcext:value-type="float">
            <text:p>1,68996495375882E-14</text:p>
          </table:table-cell>
          <table:table-cell/>
          <table:table-cell table:formula="of:=[.G92]*[.G9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POWER(2;[.A93])" office:value-type="float" office:value="4.95176015714152E+027" calcext:value-type="float">
            <text:p>4,95176015714152E+027</text:p>
          </table:table-cell>
          <table:table-cell table:formula="of:=POWER(2;[.A93]*2)" office:value-type="float" office:value="2.45199286538542E+055" calcext:value-type="float">
            <text:p>2,45199286538542E+055</text:p>
          </table:table-cell>
          <table:table-cell table:formula="of:=SUM([.C$1:.C92])*2" office:value-type="float" office:value="1.63466191025695E+055" calcext:value-type="float">
            <text:p>1,63466191025695E+055</text:p>
          </table:table-cell>
          <table:table-cell table:formula="of:=SQRT([.D93])" office:value-type="float" office:value="4.04309523788019E+027" calcext:value-type="float">
            <text:p>4,04309523788019E+027</text:p>
          </table:table-cell>
          <table:table-cell table:formula="of:=SQRT(([.B93]-1)*([.B93]-1)*2)" office:value-type="float" office:value="7.00284637184827E+027" calcext:value-type="float">
            <text:p>7,00284637184827E+027</text:p>
          </table:table-cell>
          <table:table-cell table:formula="of:=[.E93]/[.F93]" office:value-type="float" office:value="0.577350269189626" calcext:value-type="float">
            <text:p>0,5773502692</text:p>
          </table:table-cell>
          <table:table-cell table:formula="of:=1/[.F93]" office:value-type="float" office:value="1.42799077246652E-028" calcext:value-type="float">
            <text:p>1,42799077246652E-28</text:p>
          </table:table-cell>
          <table:table-cell table:formula="of:=SQRT([.H93])" office:value-type="float" office:value="0.0000000000000119498567877047" calcext:value-type="float">
            <text:p>1,19498567877047E-14</text:p>
          </table:table-cell>
          <table:table-cell/>
          <table:table-cell table:formula="of:=[.G93]*[.G9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POWER(2;[.A94])" office:value-type="float" office:value="9.90352031428304E+027" calcext:value-type="float">
            <text:p>9,90352031428304E+027</text:p>
          </table:table-cell>
          <table:table-cell table:formula="of:=POWER(2;[.A94]*2)" office:value-type="float" office:value="9.80797146154169E+055" calcext:value-type="float">
            <text:p>9,80797146154169E+055</text:p>
          </table:table-cell>
          <table:table-cell table:formula="of:=SUM([.C$1:.C93])*2" office:value-type="float" office:value="6.53864764102779E+055" calcext:value-type="float">
            <text:p>6,53864764102779E+055</text:p>
          </table:table-cell>
          <table:table-cell table:formula="of:=SQRT([.D94])" office:value-type="float" office:value="8.08619047576038E+027" calcext:value-type="float">
            <text:p>8,08619047576038E+027</text:p>
          </table:table-cell>
          <table:table-cell table:formula="of:=SQRT(([.B94]-1)*([.B94]-1)*2)" office:value-type="float" office:value="1.40056927436965E+028" calcext:value-type="float">
            <text:p>1,40056927436965E+028</text:p>
          </table:table-cell>
          <table:table-cell table:formula="of:=[.E94]/[.F94]" office:value-type="float" office:value="0.577350269189626" calcext:value-type="float">
            <text:p>0,5773502692</text:p>
          </table:table-cell>
          <table:table-cell table:formula="of:=1/[.F94]" office:value-type="float" office:value="7.13995386233262E-029" calcext:value-type="float">
            <text:p>7,13995386233262E-29</text:p>
          </table:table-cell>
          <table:table-cell table:formula="of:=SQRT([.H94])" office:value-type="float" office:value="8.44982476879409E-015" calcext:value-type="float">
            <text:p>8,44982476879409E-15</text:p>
          </table:table-cell>
          <table:table-cell/>
          <table:table-cell table:formula="of:=[.G94]*[.G9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POWER(2;[.A95])" office:value-type="float" office:value="1.98070406285661E+028" calcext:value-type="float">
            <text:p>1,98070406285661E+028</text:p>
          </table:table-cell>
          <table:table-cell table:formula="of:=POWER(2;[.A95]*2)" office:value-type="float" office:value="3.92318858461668E+056" calcext:value-type="float">
            <text:p>3,92318858461668E+056</text:p>
          </table:table-cell>
          <table:table-cell table:formula="of:=SUM([.C$1:.C94])*2" office:value-type="float" office:value="2.61545905641112E+056" calcext:value-type="float">
            <text:p>2,61545905641112E+056</text:p>
          </table:table-cell>
          <table:table-cell table:formula="of:=SQRT([.D95])" office:value-type="float" office:value="1.61723809515208E+028" calcext:value-type="float">
            <text:p>1,61723809515208E+028</text:p>
          </table:table-cell>
          <table:table-cell table:formula="of:=SQRT(([.B95]-1)*([.B95]-1)*2)" office:value-type="float" office:value="2.80113854873931E+028" calcext:value-type="float">
            <text:p>2,80113854873931E+028</text:p>
          </table:table-cell>
          <table:table-cell table:formula="of:=[.E95]/[.F95]" office:value-type="float" office:value="0.577350269189626" calcext:value-type="float">
            <text:p>0,5773502692</text:p>
          </table:table-cell>
          <table:table-cell table:formula="of:=1/[.F95]" office:value-type="float" office:value="3.56997693116631E-029" calcext:value-type="float">
            <text:p>3,56997693116631E-29</text:p>
          </table:table-cell>
          <table:table-cell table:formula="of:=SQRT([.H95])" office:value-type="float" office:value="5.97492839385235E-015" calcext:value-type="float">
            <text:p>5,97492839385235E-15</text:p>
          </table:table-cell>
          <table:table-cell/>
          <table:table-cell table:formula="of:=[.G95]*[.G9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POWER(2;[.A96])" office:value-type="float" office:value="3.96140812571322E+028" calcext:value-type="float">
            <text:p>3,96140812571322E+028</text:p>
          </table:table-cell>
          <table:table-cell table:formula="of:=POWER(2;[.A96]*2)" office:value-type="float" office:value="1.56927543384667E+057" calcext:value-type="float">
            <text:p>1,56927543384667E+057</text:p>
          </table:table-cell>
          <table:table-cell table:formula="of:=SUM([.C$1:.C95])*2" office:value-type="float" office:value="1.04618362256445E+057" calcext:value-type="float">
            <text:p>1,04618362256445E+057</text:p>
          </table:table-cell>
          <table:table-cell table:formula="of:=SQRT([.D96])" office:value-type="float" office:value="3.23447619030415E+028" calcext:value-type="float">
            <text:p>3,23447619030415E+028</text:p>
          </table:table-cell>
          <table:table-cell table:formula="of:=SQRT(([.B96]-1)*([.B96]-1)*2)" office:value-type="float" office:value="5.60227709747861E+028" calcext:value-type="float">
            <text:p>5,60227709747861E+028</text:p>
          </table:table-cell>
          <table:table-cell table:formula="of:=[.E96]/[.F96]" office:value-type="float" office:value="0.577350269189626" calcext:value-type="float">
            <text:p>0,5773502692</text:p>
          </table:table-cell>
          <table:table-cell table:formula="of:=1/[.F96]" office:value-type="float" office:value="1.78498846558315E-029" calcext:value-type="float">
            <text:p>1,78498846558315E-29</text:p>
          </table:table-cell>
          <table:table-cell table:formula="of:=SQRT([.H96])" office:value-type="float" office:value="4.22491238439705E-015" calcext:value-type="float">
            <text:p>4,22491238439705E-15</text:p>
          </table:table-cell>
          <table:table-cell/>
          <table:table-cell table:formula="of:=[.G96]*[.G9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POWER(2;[.A97])" office:value-type="float" office:value="7.92281625142643E+028" calcext:value-type="float">
            <text:p>7,92281625142643E+028</text:p>
          </table:table-cell>
          <table:table-cell table:formula="of:=POWER(2;[.A97]*2)" office:value-type="float" office:value="6.27710173538668E+057" calcext:value-type="float">
            <text:p>6,27710173538668E+057</text:p>
          </table:table-cell>
          <table:table-cell table:formula="of:=SUM([.C$1:.C96])*2" office:value-type="float" office:value="4.18473449025779E+057" calcext:value-type="float">
            <text:p>4,18473449025779E+057</text:p>
          </table:table-cell>
          <table:table-cell table:formula="of:=SQRT([.D97])" office:value-type="float" office:value="6.46895238060831E+028" calcext:value-type="float">
            <text:p>6,46895238060831E+028</text:p>
          </table:table-cell>
          <table:table-cell table:formula="of:=SQRT(([.B97]-1)*([.B97]-1)*2)" office:value-type="float" office:value="1.12045541949572E+029" calcext:value-type="float">
            <text:p>1,12045541949572E+029</text:p>
          </table:table-cell>
          <table:table-cell table:formula="of:=[.E97]/[.F97]" office:value-type="float" office:value="0.577350269189626" calcext:value-type="float">
            <text:p>0,5773502692</text:p>
          </table:table-cell>
          <table:table-cell table:formula="of:=1/[.F97]" office:value-type="float" office:value="8.92494232791577E-030" calcext:value-type="float">
            <text:p>8,92494232791577E-30</text:p>
          </table:table-cell>
          <table:table-cell table:formula="of:=SQRT([.H97])" office:value-type="float" office:value="2.98746419692618E-015" calcext:value-type="float">
            <text:p>2,98746419692618E-15</text:p>
          </table:table-cell>
          <table:table-cell/>
          <table:table-cell table:formula="of:=[.G97]*[.G9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POWER(2;[.A98])" office:value-type="float" office:value="1.58456325028529E+029" calcext:value-type="float">
            <text:p>1,58456325028529E+029</text:p>
          </table:table-cell>
          <table:table-cell table:formula="of:=POWER(2;[.A98]*2)" office:value-type="float" office:value="2.51084069415467E+058" calcext:value-type="float">
            <text:p>2,51084069415467E+058</text:p>
          </table:table-cell>
          <table:table-cell table:formula="of:=SUM([.C$1:.C97])*2" office:value-type="float" office:value="1.67389379610311E+058" calcext:value-type="float">
            <text:p>1,67389379610311E+058</text:p>
          </table:table-cell>
          <table:table-cell table:formula="of:=SQRT([.D98])" office:value-type="float" office:value="1.29379047612166E+029" calcext:value-type="float">
            <text:p>1,29379047612166E+029</text:p>
          </table:table-cell>
          <table:table-cell table:formula="of:=SQRT(([.B98]-1)*([.B98]-1)*2)" office:value-type="float" office:value="2.24091083899145E+029" calcext:value-type="float">
            <text:p>2,24091083899145E+029</text:p>
          </table:table-cell>
          <table:table-cell table:formula="of:=[.E98]/[.F98]" office:value-type="float" office:value="0.577350269189626" calcext:value-type="float">
            <text:p>0,5773502692</text:p>
          </table:table-cell>
          <table:table-cell table:formula="of:=1/[.F98]" office:value-type="float" office:value="4.46247116395789E-030" calcext:value-type="float">
            <text:p>4,46247116395789E-30</text:p>
          </table:table-cell>
          <table:table-cell table:formula="of:=SQRT([.H98])" office:value-type="float" office:value="2.11245619219852E-015" calcext:value-type="float">
            <text:p>2,11245619219852E-15</text:p>
          </table:table-cell>
          <table:table-cell/>
          <table:table-cell table:formula="of:=[.G98]*[.G9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POWER(2;[.A99])" office:value-type="float" office:value="3.16912650057057E+029" calcext:value-type="float">
            <text:p>3,16912650057057E+029</text:p>
          </table:table-cell>
          <table:table-cell table:formula="of:=POWER(2;[.A99]*2)" office:value-type="float" office:value="1.00433627766187E+059" calcext:value-type="float">
            <text:p>1,00433627766187E+059</text:p>
          </table:table-cell>
          <table:table-cell table:formula="of:=SUM([.C$1:.C98])*2" office:value-type="float" office:value="6.69557518441246E+058" calcext:value-type="float">
            <text:p>6,69557518441246E+058</text:p>
          </table:table-cell>
          <table:table-cell table:formula="of:=SQRT([.D99])" office:value-type="float" office:value="2.58758095224332E+029" calcext:value-type="float">
            <text:p>2,58758095224332E+029</text:p>
          </table:table-cell>
          <table:table-cell table:formula="of:=SQRT(([.B99]-1)*([.B99]-1)*2)" office:value-type="float" office:value="4.48182167798289E+029" calcext:value-type="float">
            <text:p>4,48182167798289E+029</text:p>
          </table:table-cell>
          <table:table-cell table:formula="of:=[.E99]/[.F99]" office:value-type="float" office:value="0.577350269189626" calcext:value-type="float">
            <text:p>0,5773502692</text:p>
          </table:table-cell>
          <table:table-cell table:formula="of:=1/[.F99]" office:value-type="float" office:value="2.23123558197894E-030" calcext:value-type="float">
            <text:p>2,23123558197894E-30</text:p>
          </table:table-cell>
          <table:table-cell table:formula="of:=SQRT([.H99])" office:value-type="float" office:value="1.49373209846309E-015" calcext:value-type="float">
            <text:p>1,49373209846309E-15</text:p>
          </table:table-cell>
          <table:table-cell/>
          <table:table-cell table:formula="of:=[.G99]*[.G9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POWER(2;[.A100])" office:value-type="float" office:value="6.33825300114115E+029" calcext:value-type="float">
            <text:p>6,33825300114115E+029</text:p>
          </table:table-cell>
          <table:table-cell table:formula="of:=POWER(2;[.A100]*2)" office:value-type="float" office:value="4.01734511064748E+059" calcext:value-type="float">
            <text:p>4,01734511064748E+059</text:p>
          </table:table-cell>
          <table:table-cell table:formula="of:=SUM([.C$1:.C99])*2" office:value-type="float" office:value="2.67823007376498E+059" calcext:value-type="float">
            <text:p>2,67823007376498E+059</text:p>
          </table:table-cell>
          <table:table-cell table:formula="of:=SQRT([.D100])" office:value-type="float" office:value="5.17516190448665E+029" calcext:value-type="float">
            <text:p>5,17516190448665E+029</text:p>
          </table:table-cell>
          <table:table-cell table:formula="of:=SQRT(([.B100]-1)*([.B100]-1)*2)" office:value-type="float" office:value="8.96364335596578E+029" calcext:value-type="float">
            <text:p>8,96364335596578E+029</text:p>
          </table:table-cell>
          <table:table-cell table:formula="of:=[.E100]/[.F100]" office:value-type="float" office:value="0.577350269189626" calcext:value-type="float">
            <text:p>0,5773502692</text:p>
          </table:table-cell>
          <table:table-cell table:formula="of:=1/[.F100]" office:value-type="float" office:value="1.11561779098947E-030" calcext:value-type="float">
            <text:p>1,11561779098947E-30</text:p>
          </table:table-cell>
          <table:table-cell table:formula="of:=SQRT([.H100])" office:value-type="float" office:value="1.05622809609926E-015" calcext:value-type="float">
            <text:p>1,05622809609926E-15</text:p>
          </table:table-cell>
          <table:table-cell/>
          <table:table-cell table:formula="of:=[.G100]*[.G10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POWER(2;[.A101])" office:value-type="float" office:value="1.26765060022823E+030" calcext:value-type="float">
            <text:p>1,26765060022823E+030</text:p>
          </table:table-cell>
          <table:table-cell table:formula="of:=POWER(2;[.A101]*2)" office:value-type="float" office:value="1.60693804425899E+060" calcext:value-type="float">
            <text:p>1,60693804425899E+060</text:p>
          </table:table-cell>
          <table:table-cell table:formula="of:=SUM([.C$1:.C100])*2" office:value-type="float" office:value="1.07129202950599E+060" calcext:value-type="float">
            <text:p>1,07129202950599E+060</text:p>
          </table:table-cell>
          <table:table-cell table:formula="of:=SQRT([.D101])" office:value-type="float" office:value="1.03503238089733E+030" calcext:value-type="float">
            <text:p>1,03503238089733E+030</text:p>
          </table:table-cell>
          <table:table-cell table:formula="of:=SQRT(([.B101]-1)*([.B101]-1)*2)" office:value-type="float" office:value="1.79272867119316E+030" calcext:value-type="float">
            <text:p>1,79272867119316E+030</text:p>
          </table:table-cell>
          <table:table-cell table:formula="of:=[.E101]/[.F101]" office:value-type="float" office:value="0.577350269189626" calcext:value-type="float">
            <text:p>0,5773502692</text:p>
          </table:table-cell>
          <table:table-cell table:formula="of:=1/[.F101]" office:value-type="float" office:value="5.57808895494736E-031" calcext:value-type="float">
            <text:p>5,57808895494736E-31</text:p>
          </table:table-cell>
          <table:table-cell table:formula="of:=SQRT([.H101])" office:value-type="float" office:value="7.46866049231544E-016" calcext:value-type="float">
            <text:p>7,46866049231544E-16</text:p>
          </table:table-cell>
          <table:table-cell/>
          <table:table-cell table:formula="of:=[.G101]*[.G10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POWER(2;[.A102])" office:value-type="float" office:value="2.53530120045646E+030" calcext:value-type="float">
            <text:p>2,53530120045646E+030</text:p>
          </table:table-cell>
          <table:table-cell table:formula="of:=POWER(2;[.A102]*2)" office:value-type="float" office:value="6.42775217703596E+060" calcext:value-type="float">
            <text:p>6,42775217703596E+060</text:p>
          </table:table-cell>
          <table:table-cell table:formula="of:=SUM([.C$1:.C101])*2" office:value-type="float" office:value="4.28516811802397E+060" calcext:value-type="float">
            <text:p>4,28516811802397E+060</text:p>
          </table:table-cell>
          <table:table-cell table:formula="of:=SQRT([.D102])" office:value-type="float" office:value="2.07006476179466E+030" calcext:value-type="float">
            <text:p>2,07006476179466E+030</text:p>
          </table:table-cell>
          <table:table-cell table:formula="of:=SQRT(([.B102]-1)*([.B102]-1)*2)" office:value-type="float" office:value="3.58545734238631E+030" calcext:value-type="float">
            <text:p>3,58545734238631E+030</text:p>
          </table:table-cell>
          <table:table-cell table:formula="of:=[.E102]/[.F102]" office:value-type="float" office:value="0.577350269189626" calcext:value-type="float">
            <text:p>0,5773502692</text:p>
          </table:table-cell>
          <table:table-cell table:formula="of:=1/[.F102]" office:value-type="float" office:value="2.78904447747368E-031" calcext:value-type="float">
            <text:p>2,78904447747368E-31</text:p>
          </table:table-cell>
          <table:table-cell table:formula="of:=SQRT([.H102])" office:value-type="float" office:value="5.28114048049631E-016" calcext:value-type="float">
            <text:p>5,28114048049631E-16</text:p>
          </table:table-cell>
          <table:table-cell/>
          <table:table-cell table:formula="of:=[.G102]*[.G10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POWER(2;[.A103])" office:value-type="float" office:value="5.07060240091292E+030" calcext:value-type="float">
            <text:p>5,07060240091292E+030</text:p>
          </table:table-cell>
          <table:table-cell table:formula="of:=POWER(2;[.A103]*2)" office:value-type="float" office:value="2.57110087081438E+061" calcext:value-type="float">
            <text:p>2,57110087081438E+061</text:p>
          </table:table-cell>
          <table:table-cell table:formula="of:=SUM([.C$1:.C102])*2" office:value-type="float" office:value="1.71406724720959E+061" calcext:value-type="float">
            <text:p>1,71406724720959E+061</text:p>
          </table:table-cell>
          <table:table-cell table:formula="of:=SQRT([.D103])" office:value-type="float" office:value="4.14012952358932E+030" calcext:value-type="float">
            <text:p>4,14012952358932E+030</text:p>
          </table:table-cell>
          <table:table-cell table:formula="of:=SQRT(([.B103]-1)*([.B103]-1)*2)" office:value-type="float" office:value="7.17091468477263E+030" calcext:value-type="float">
            <text:p>7,17091468477263E+030</text:p>
          </table:table-cell>
          <table:table-cell table:formula="of:=[.E103]/[.F103]" office:value-type="float" office:value="0.577350269189626" calcext:value-type="float">
            <text:p>0,5773502692</text:p>
          </table:table-cell>
          <table:table-cell table:formula="of:=1/[.F103]" office:value-type="float" office:value="1.39452223873684E-031" calcext:value-type="float">
            <text:p>1,39452223873684E-31</text:p>
          </table:table-cell>
          <table:table-cell table:formula="of:=SQRT([.H103])" office:value-type="float" office:value="3.73433024615772E-016" calcext:value-type="float">
            <text:p>3,73433024615772E-16</text:p>
          </table:table-cell>
          <table:table-cell/>
          <table:table-cell table:formula="of:=[.G103]*[.G10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POWER(2;[.A104])" office:value-type="float" office:value="1.01412048018258E+031" calcext:value-type="float">
            <text:p>1,01412048018258E+031</text:p>
          </table:table-cell>
          <table:table-cell table:formula="of:=POWER(2;[.A104]*2)" office:value-type="float" office:value="1.02844034832575E+062" calcext:value-type="float">
            <text:p>1,02844034832575E+062</text:p>
          </table:table-cell>
          <table:table-cell table:formula="of:=SUM([.C$1:.C103])*2" office:value-type="float" office:value="6.85626898883836E+061" calcext:value-type="float">
            <text:p>6,85626898883836E+061</text:p>
          </table:table-cell>
          <table:table-cell table:formula="of:=SQRT([.D104])" office:value-type="float" office:value="8.28025904717863E+030" calcext:value-type="float">
            <text:p>8,28025904717863E+030</text:p>
          </table:table-cell>
          <table:table-cell table:formula="of:=SQRT(([.B104]-1)*([.B104]-1)*2)" office:value-type="float" office:value="1.43418293695453E+031" calcext:value-type="float">
            <text:p>1,43418293695453E+031</text:p>
          </table:table-cell>
          <table:table-cell table:formula="of:=[.E104]/[.F104]" office:value-type="float" office:value="0.577350269189626" calcext:value-type="float">
            <text:p>0,5773502692</text:p>
          </table:table-cell>
          <table:table-cell table:formula="of:=1/[.F104]" office:value-type="float" office:value="6.9726111936842E-032" calcext:value-type="float">
            <text:p>6,9726111936842E-32</text:p>
          </table:table-cell>
          <table:table-cell table:formula="of:=SQRT([.H104])" office:value-type="float" office:value="2.64057024024815E-016" calcext:value-type="float">
            <text:p>2,64057024024815E-16</text:p>
          </table:table-cell>
          <table:table-cell/>
          <table:table-cell table:formula="of:=[.G104]*[.G10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POWER(2;[.A105])" office:value-type="float" office:value="2.02824096036517E+031" calcext:value-type="float">
            <text:p>2,02824096036517E+031</text:p>
          </table:table-cell>
          <table:table-cell table:formula="of:=POWER(2;[.A105]*2)" office:value-type="float" office:value="4.11376139330302E+062" calcext:value-type="float">
            <text:p>4,11376139330302E+062</text:p>
          </table:table-cell>
          <table:table-cell table:formula="of:=SUM([.C$1:.C104])*2" office:value-type="float" office:value="2.74250759553534E+062" calcext:value-type="float">
            <text:p>2,74250759553534E+062</text:p>
          </table:table-cell>
          <table:table-cell table:formula="of:=SQRT([.D105])" office:value-type="float" office:value="1.65605180943573E+031" calcext:value-type="float">
            <text:p>1,65605180943573E+031</text:p>
          </table:table-cell>
          <table:table-cell table:formula="of:=SQRT(([.B105]-1)*([.B105]-1)*2)" office:value-type="float" office:value="2.86836587390905E+031" calcext:value-type="float">
            <text:p>2,86836587390905E+031</text:p>
          </table:table-cell>
          <table:table-cell table:formula="of:=[.E105]/[.F105]" office:value-type="float" office:value="0.577350269189626" calcext:value-type="float">
            <text:p>0,5773502692</text:p>
          </table:table-cell>
          <table:table-cell table:formula="of:=1/[.F105]" office:value-type="float" office:value="3.4863055968421E-032" calcext:value-type="float">
            <text:p>3,4863055968421E-32</text:p>
          </table:table-cell>
          <table:table-cell table:formula="of:=SQRT([.H105])" office:value-type="float" office:value="1.86716512307886E-016" calcext:value-type="float">
            <text:p>1,86716512307886E-16</text:p>
          </table:table-cell>
          <table:table-cell/>
          <table:table-cell table:formula="of:=[.G105]*[.G10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POWER(2;[.A106])" office:value-type="float" office:value="4.05648192073033E+031" calcext:value-type="float">
            <text:p>4,05648192073033E+031</text:p>
          </table:table-cell>
          <table:table-cell table:formula="of:=POWER(2;[.A106]*2)" office:value-type="float" office:value="1.64550455732121E+063" calcext:value-type="float">
            <text:p>1,64550455732121E+063</text:p>
          </table:table-cell>
          <table:table-cell table:formula="of:=SUM([.C$1:.C105])*2" office:value-type="float" office:value="1.09700303821414E+063" calcext:value-type="float">
            <text:p>1,09700303821414E+063</text:p>
          </table:table-cell>
          <table:table-cell table:formula="of:=SQRT([.D106])" office:value-type="float" office:value="3.31210361887145E+031" calcext:value-type="float">
            <text:p>3,31210361887145E+031</text:p>
          </table:table-cell>
          <table:table-cell table:formula="of:=SQRT(([.B106]-1)*([.B106]-1)*2)" office:value-type="float" office:value="5.7367317478181E+031" calcext:value-type="float">
            <text:p>5,7367317478181E+031</text:p>
          </table:table-cell>
          <table:table-cell table:formula="of:=[.E106]/[.F106]" office:value-type="float" office:value="0.577350269189626" calcext:value-type="float">
            <text:p>0,5773502692</text:p>
          </table:table-cell>
          <table:table-cell table:formula="of:=1/[.F106]" office:value-type="float" office:value="1.74315279842105E-032" calcext:value-type="float">
            <text:p>1,74315279842105E-32</text:p>
          </table:table-cell>
          <table:table-cell table:formula="of:=SQRT([.H106])" office:value-type="float" office:value="1.32028512012408E-016" calcext:value-type="float">
            <text:p>1,32028512012408E-16</text:p>
          </table:table-cell>
          <table:table-cell/>
          <table:table-cell table:formula="of:=[.G106]*[.G10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POWER(2;[.A107])" office:value-type="float" office:value="8.11296384146067E+031" calcext:value-type="float">
            <text:p>8,11296384146067E+031</text:p>
          </table:table-cell>
          <table:table-cell table:formula="of:=POWER(2;[.A107]*2)" office:value-type="float" office:value="6.58201822928482E+063" calcext:value-type="float">
            <text:p>6,58201822928482E+063</text:p>
          </table:table-cell>
          <table:table-cell table:formula="of:=SUM([.C$1:.C106])*2" office:value-type="float" office:value="4.38801215285655E+063" calcext:value-type="float">
            <text:p>4,38801215285655E+063</text:p>
          </table:table-cell>
          <table:table-cell table:formula="of:=SQRT([.D107])" office:value-type="float" office:value="6.62420723774291E+031" calcext:value-type="float">
            <text:p>6,62420723774291E+031</text:p>
          </table:table-cell>
          <table:table-cell table:formula="of:=SQRT(([.B107]-1)*([.B107]-1)*2)" office:value-type="float" office:value="1.14734634956362E+032" calcext:value-type="float">
            <text:p>1,14734634956362E+032</text:p>
          </table:table-cell>
          <table:table-cell table:formula="of:=[.E107]/[.F107]" office:value-type="float" office:value="0.577350269189626" calcext:value-type="float">
            <text:p>0,5773502692</text:p>
          </table:table-cell>
          <table:table-cell table:formula="of:=1/[.F107]" office:value-type="float" office:value="8.71576399210525E-033" calcext:value-type="float">
            <text:p>8,71576399210525E-33</text:p>
          </table:table-cell>
          <table:table-cell table:formula="of:=SQRT([.H107])" office:value-type="float" office:value="9.3358256153943E-017" calcext:value-type="float">
            <text:p>9,3358256153943E-17</text:p>
          </table:table-cell>
          <table:table-cell/>
          <table:table-cell table:formula="of:=[.G107]*[.G10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POWER(2;[.A108])" office:value-type="float" office:value="1.62259276829213E+032" calcext:value-type="float">
            <text:p>1,62259276829213E+032</text:p>
          </table:table-cell>
          <table:table-cell table:formula="of:=POWER(2;[.A108]*2)" office:value-type="float" office:value="2.63280729171393E+064" calcext:value-type="float">
            <text:p>2,63280729171393E+064</text:p>
          </table:table-cell>
          <table:table-cell table:formula="of:=SUM([.C$1:.C107])*2" office:value-type="float" office:value="1.75520486114262E+064" calcext:value-type="float">
            <text:p>1,75520486114262E+064</text:p>
          </table:table-cell>
          <table:table-cell table:formula="of:=SQRT([.D108])" office:value-type="float" office:value="1.32484144754858E+032" calcext:value-type="float">
            <text:p>1,32484144754858E+032</text:p>
          </table:table-cell>
          <table:table-cell table:formula="of:=SQRT(([.B108]-1)*([.B108]-1)*2)" office:value-type="float" office:value="2.29469269912724E+032" calcext:value-type="float">
            <text:p>2,29469269912724E+032</text:p>
          </table:table-cell>
          <table:table-cell table:formula="of:=[.E108]/[.F108]" office:value-type="float" office:value="0.577350269189626" calcext:value-type="float">
            <text:p>0,5773502692</text:p>
          </table:table-cell>
          <table:table-cell table:formula="of:=1/[.F108]" office:value-type="float" office:value="4.35788199605262E-033" calcext:value-type="float">
            <text:p>4,35788199605262E-33</text:p>
          </table:table-cell>
          <table:table-cell table:formula="of:=SQRT([.H108])" office:value-type="float" office:value="6.60142560062039E-017" calcext:value-type="float">
            <text:p>6,60142560062039E-17</text:p>
          </table:table-cell>
          <table:table-cell/>
          <table:table-cell table:formula="of:=[.G108]*[.G10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POWER(2;[.A109])" office:value-type="float" office:value="3.24518553658427E+032" calcext:value-type="float">
            <text:p>3,24518553658427E+032</text:p>
          </table:table-cell>
          <table:table-cell table:formula="of:=POWER(2;[.A109]*2)" office:value-type="float" office:value="1.05312291668557E+065" calcext:value-type="float">
            <text:p>1,05312291668557E+065</text:p>
          </table:table-cell>
          <table:table-cell table:formula="of:=SUM([.C$1:.C108])*2" office:value-type="float" office:value="7.02081944457048E+064" calcext:value-type="float">
            <text:p>7,02081944457048E+064</text:p>
          </table:table-cell>
          <table:table-cell table:formula="of:=SQRT([.D109])" office:value-type="float" office:value="2.64968289509716E+032" calcext:value-type="float">
            <text:p>2,64968289509716E+032</text:p>
          </table:table-cell>
          <table:table-cell table:formula="of:=SQRT(([.B109]-1)*([.B109]-1)*2)" office:value-type="float" office:value="4.58938539825448E+032" calcext:value-type="float">
            <text:p>4,58938539825448E+032</text:p>
          </table:table-cell>
          <table:table-cell table:formula="of:=[.E109]/[.F109]" office:value-type="float" office:value="0.577350269189626" calcext:value-type="float">
            <text:p>0,5773502692</text:p>
          </table:table-cell>
          <table:table-cell table:formula="of:=1/[.F109]" office:value-type="float" office:value="2.17894099802631E-033" calcext:value-type="float">
            <text:p>2,17894099802631E-33</text:p>
          </table:table-cell>
          <table:table-cell table:formula="of:=SQRT([.H109])" office:value-type="float" office:value="4.66791280769715E-017" calcext:value-type="float">
            <text:p>4,66791280769715E-17</text:p>
          </table:table-cell>
          <table:table-cell/>
          <table:table-cell table:formula="of:=[.G109]*[.G10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POWER(2;[.A110])" office:value-type="float" office:value="6.49037107316853E+032" calcext:value-type="float">
            <text:p>6,49037107316853E+032</text:p>
          </table:table-cell>
          <table:table-cell table:formula="of:=POWER(2;[.A110]*2)" office:value-type="float" office:value="4.21249166674229E+065" calcext:value-type="float">
            <text:p>4,21249166674229E+065</text:p>
          </table:table-cell>
          <table:table-cell table:formula="of:=SUM([.C$1:.C109])*2" office:value-type="float" office:value="2.80832777782819E+065" calcext:value-type="float">
            <text:p>2,80832777782819E+065</text:p>
          </table:table-cell>
          <table:table-cell table:formula="of:=SQRT([.D110])" office:value-type="float" office:value="5.29936579019432E+032" calcext:value-type="float">
            <text:p>5,29936579019432E+032</text:p>
          </table:table-cell>
          <table:table-cell table:formula="of:=SQRT(([.B110]-1)*([.B110]-1)*2)" office:value-type="float" office:value="9.17877079650896E+032" calcext:value-type="float">
            <text:p>9,17877079650896E+032</text:p>
          </table:table-cell>
          <table:table-cell table:formula="of:=[.E110]/[.F110]" office:value-type="float" office:value="0.577350269189626" calcext:value-type="float">
            <text:p>0,5773502692</text:p>
          </table:table-cell>
          <table:table-cell table:formula="of:=1/[.F110]" office:value-type="float" office:value="1.08947049901316E-033" calcext:value-type="float">
            <text:p>1,08947049901316E-33</text:p>
          </table:table-cell>
          <table:table-cell table:formula="of:=SQRT([.H110])" office:value-type="float" office:value="3.30071280031019E-017" calcext:value-type="float">
            <text:p>3,30071280031019E-17</text:p>
          </table:table-cell>
          <table:table-cell/>
          <table:table-cell table:formula="of:=[.G110]*[.G11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POWER(2;[.A111])" office:value-type="float" office:value="1.29807421463371E+033" calcext:value-type="float">
            <text:p>1,29807421463371E+033</text:p>
          </table:table-cell>
          <table:table-cell table:formula="of:=POWER(2;[.A111]*2)" office:value-type="float" office:value="1.68499666669692E+066" calcext:value-type="float">
            <text:p>1,68499666669692E+066</text:p>
          </table:table-cell>
          <table:table-cell table:formula="of:=SUM([.C$1:.C110])*2" office:value-type="float" office:value="1.12333111113128E+066" calcext:value-type="float">
            <text:p>1,12333111113128E+066</text:p>
          </table:table-cell>
          <table:table-cell table:formula="of:=SQRT([.D111])" office:value-type="float" office:value="1.05987315803887E+033" calcext:value-type="float">
            <text:p>1,05987315803887E+033</text:p>
          </table:table-cell>
          <table:table-cell table:formula="of:=SQRT(([.B111]-1)*([.B111]-1)*2)" office:value-type="float" office:value="1.83575415930179E+033" calcext:value-type="float">
            <text:p>1,83575415930179E+033</text:p>
          </table:table-cell>
          <table:table-cell table:formula="of:=[.E111]/[.F111]" office:value-type="float" office:value="0.577350269189626" calcext:value-type="float">
            <text:p>0,5773502692</text:p>
          </table:table-cell>
          <table:table-cell table:formula="of:=1/[.F111]" office:value-type="float" office:value="5.44735249506578E-034" calcext:value-type="float">
            <text:p>5,44735249506578E-34</text:p>
          </table:table-cell>
          <table:table-cell table:formula="of:=SQRT([.H111])" office:value-type="float" office:value="2.33395640384858E-017" calcext:value-type="float">
            <text:p>2,33395640384858E-17</text:p>
          </table:table-cell>
          <table:table-cell/>
          <table:table-cell table:formula="of:=[.G111]*[.G11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POWER(2;[.A112])" office:value-type="float" office:value="2.59614842926741E+033" calcext:value-type="float">
            <text:p>2,59614842926741E+033</text:p>
          </table:table-cell>
          <table:table-cell table:formula="of:=POWER(2;[.A112]*2)" office:value-type="float" office:value="6.73998666678766E+066" calcext:value-type="float">
            <text:p>6,73998666678766E+066</text:p>
          </table:table-cell>
          <table:table-cell table:formula="of:=SUM([.C$1:.C111])*2" office:value-type="float" office:value="4.49332444452511E+066" calcext:value-type="float">
            <text:p>4,49332444452511E+066</text:p>
          </table:table-cell>
          <table:table-cell table:formula="of:=SQRT([.D112])" office:value-type="float" office:value="2.11974631607773E+033" calcext:value-type="float">
            <text:p>2,11974631607773E+033</text:p>
          </table:table-cell>
          <table:table-cell table:formula="of:=SQRT(([.B112]-1)*([.B112]-1)*2)" office:value-type="float" office:value="3.67150831860358E+033" calcext:value-type="float">
            <text:p>3,67150831860358E+033</text:p>
          </table:table-cell>
          <table:table-cell table:formula="of:=[.E112]/[.F112]" office:value-type="float" office:value="0.577350269189626" calcext:value-type="float">
            <text:p>0,5773502692</text:p>
          </table:table-cell>
          <table:table-cell table:formula="of:=1/[.F112]" office:value-type="float" office:value="2.72367624753289E-034" calcext:value-type="float">
            <text:p>2,72367624753289E-34</text:p>
          </table:table-cell>
          <table:table-cell table:formula="of:=SQRT([.H112])" office:value-type="float" office:value="1.6503564001551E-017" calcext:value-type="float">
            <text:p>1,6503564001551E-17</text:p>
          </table:table-cell>
          <table:table-cell/>
          <table:table-cell table:formula="of:=[.G112]*[.G11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POWER(2;[.A113])" office:value-type="float" office:value="5.19229685853483E+033" calcext:value-type="float">
            <text:p>5,19229685853483E+033</text:p>
          </table:table-cell>
          <table:table-cell table:formula="of:=POWER(2;[.A113]*2)" office:value-type="float" office:value="2.69599466671506E+067" calcext:value-type="float">
            <text:p>2,69599466671506E+067</text:p>
          </table:table-cell>
          <table:table-cell table:formula="of:=SUM([.C$1:.C112])*2" office:value-type="float" office:value="1.79732977781004E+067" calcext:value-type="float">
            <text:p>1,79732977781004E+067</text:p>
          </table:table-cell>
          <table:table-cell table:formula="of:=SQRT([.D113])" office:value-type="float" office:value="4.23949263215546E+033" calcext:value-type="float">
            <text:p>4,23949263215546E+033</text:p>
          </table:table-cell>
          <table:table-cell table:formula="of:=SQRT(([.B113]-1)*([.B113]-1)*2)" office:value-type="float" office:value="7.34301663720717E+033" calcext:value-type="float">
            <text:p>7,34301663720717E+033</text:p>
          </table:table-cell>
          <table:table-cell table:formula="of:=[.E113]/[.F113]" office:value-type="float" office:value="0.577350269189626" calcext:value-type="float">
            <text:p>0,5773502692</text:p>
          </table:table-cell>
          <table:table-cell table:formula="of:=1/[.F113]" office:value-type="float" office:value="1.36183812376644E-034" calcext:value-type="float">
            <text:p>1,36183812376644E-34</text:p>
          </table:table-cell>
          <table:table-cell table:formula="of:=SQRT([.H113])" office:value-type="float" office:value="1.16697820192429E-017" calcext:value-type="float">
            <text:p>1,16697820192429E-17</text:p>
          </table:table-cell>
          <table:table-cell/>
          <table:table-cell table:formula="of:=[.G113]*[.G11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POWER(2;[.A114])" office:value-type="float" office:value="1.03845937170697E+034" calcext:value-type="float">
            <text:p>1,03845937170697E+034</text:p>
          </table:table-cell>
          <table:table-cell table:formula="of:=POWER(2;[.A114]*2)" office:value-type="float" office:value="1.07839786668603E+068" calcext:value-type="float">
            <text:p>1,07839786668603E+068</text:p>
          </table:table-cell>
          <table:table-cell table:formula="of:=SUM([.C$1:.C113])*2" office:value-type="float" office:value="7.18931911124017E+067" calcext:value-type="float">
            <text:p>7,18931911124017E+067</text:p>
          </table:table-cell>
          <table:table-cell table:formula="of:=SQRT([.D114])" office:value-type="float" office:value="8.47898526431092E+033" calcext:value-type="float">
            <text:p>8,47898526431092E+033</text:p>
          </table:table-cell>
          <table:table-cell table:formula="of:=SQRT(([.B114]-1)*([.B114]-1)*2)" office:value-type="float" office:value="1.46860332744143E+034" calcext:value-type="float">
            <text:p>1,46860332744143E+034</text:p>
          </table:table-cell>
          <table:table-cell table:formula="of:=[.E114]/[.F114]" office:value-type="float" office:value="0.577350269189626" calcext:value-type="float">
            <text:p>0,5773502692</text:p>
          </table:table-cell>
          <table:table-cell table:formula="of:=1/[.F114]" office:value-type="float" office:value="6.80919061883222E-035" calcext:value-type="float">
            <text:p>6,80919061883222E-35</text:p>
          </table:table-cell>
          <table:table-cell table:formula="of:=SQRT([.H114])" office:value-type="float" office:value="8.25178200077548E-018" calcext:value-type="float">
            <text:p>8,25178200077548E-18</text:p>
          </table:table-cell>
          <table:table-cell/>
          <table:table-cell table:formula="of:=[.G114]*[.G11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POWER(2;[.A115])" office:value-type="float" office:value="2.07691874341393E+034" calcext:value-type="float">
            <text:p>2,07691874341393E+034</text:p>
          </table:table-cell>
          <table:table-cell table:formula="of:=POWER(2;[.A115]*2)" office:value-type="float" office:value="4.3135914667441E+068" calcext:value-type="float">
            <text:p>4,3135914667441E+068</text:p>
          </table:table-cell>
          <table:table-cell table:formula="of:=SUM([.C$1:.C114])*2" office:value-type="float" office:value="2.87572764449607E+068" calcext:value-type="float">
            <text:p>2,87572764449607E+068</text:p>
          </table:table-cell>
          <table:table-cell table:formula="of:=SQRT([.D115])" office:value-type="float" office:value="1.69579705286218E+034" calcext:value-type="float">
            <text:p>1,69579705286218E+034</text:p>
          </table:table-cell>
          <table:table-cell table:formula="of:=SQRT(([.B115]-1)*([.B115]-1)*2)" office:value-type="float" office:value="2.93720665488287E+034" calcext:value-type="float">
            <text:p>2,93720665488287E+034</text:p>
          </table:table-cell>
          <table:table-cell table:formula="of:=[.E115]/[.F115]" office:value-type="float" office:value="0.577350269189626" calcext:value-type="float">
            <text:p>0,5773502692</text:p>
          </table:table-cell>
          <table:table-cell table:formula="of:=1/[.F115]" office:value-type="float" office:value="3.40459530941611E-035" calcext:value-type="float">
            <text:p>3,40459530941611E-35</text:p>
          </table:table-cell>
          <table:table-cell table:formula="of:=SQRT([.H115])" office:value-type="float" office:value="5.83489100962144E-018" calcext:value-type="float">
            <text:p>5,83489100962144E-18</text:p>
          </table:table-cell>
          <table:table-cell/>
          <table:table-cell table:formula="of:=[.G115]*[.G11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POWER(2;[.A116])" office:value-type="float" office:value="4.15383748682786E+034" calcext:value-type="float">
            <text:p>4,15383748682786E+034</text:p>
          </table:table-cell>
          <table:table-cell table:formula="of:=POWER(2;[.A116]*2)" office:value-type="float" office:value="1.72543658669764E+069" calcext:value-type="float">
            <text:p>1,72543658669764E+069</text:p>
          </table:table-cell>
          <table:table-cell table:formula="of:=SUM([.C$1:.C115])*2" office:value-type="float" office:value="1.15029105779843E+069" calcext:value-type="float">
            <text:p>1,15029105779843E+069</text:p>
          </table:table-cell>
          <table:table-cell table:formula="of:=SQRT([.D116])" office:value-type="float" office:value="3.39159410572437E+034" calcext:value-type="float">
            <text:p>3,39159410572437E+034</text:p>
          </table:table-cell>
          <table:table-cell table:formula="of:=SQRT(([.B116]-1)*([.B116]-1)*2)" office:value-type="float" office:value="5.87441330976574E+034" calcext:value-type="float">
            <text:p>5,87441330976574E+034</text:p>
          </table:table-cell>
          <table:table-cell table:formula="of:=[.E116]/[.F116]" office:value-type="float" office:value="0.577350269189626" calcext:value-type="float">
            <text:p>0,5773502692</text:p>
          </table:table-cell>
          <table:table-cell table:formula="of:=1/[.F116]" office:value-type="float" office:value="1.70229765470806E-035" calcext:value-type="float">
            <text:p>1,70229765470806E-35</text:p>
          </table:table-cell>
          <table:table-cell table:formula="of:=SQRT([.H116])" office:value-type="float" office:value="4.12589100038774E-018" calcext:value-type="float">
            <text:p>4,12589100038774E-18</text:p>
          </table:table-cell>
          <table:table-cell/>
          <table:table-cell table:formula="of:=[.G116]*[.G11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POWER(2;[.A117])" office:value-type="float" office:value="8.30767497365573E+034" calcext:value-type="float">
            <text:p>8,30767497365573E+034</text:p>
          </table:table-cell>
          <table:table-cell table:formula="of:=POWER(2;[.A117]*2)" office:value-type="float" office:value="6.90174634679056E+069" calcext:value-type="float">
            <text:p>6,90174634679056E+069</text:p>
          </table:table-cell>
          <table:table-cell table:formula="of:=SUM([.C$1:.C116])*2" office:value-type="float" office:value="4.60116423119371E+069" calcext:value-type="float">
            <text:p>4,60116423119371E+069</text:p>
          </table:table-cell>
          <table:table-cell table:formula="of:=SQRT([.D117])" office:value-type="float" office:value="6.78318821144874E+034" calcext:value-type="float">
            <text:p>6,78318821144874E+034</text:p>
          </table:table-cell>
          <table:table-cell table:formula="of:=SQRT(([.B117]-1)*([.B117]-1)*2)" office:value-type="float" office:value="1.17488266195315E+035" calcext:value-type="float">
            <text:p>1,17488266195315E+035</text:p>
          </table:table-cell>
          <table:table-cell table:formula="of:=[.E117]/[.F117]" office:value-type="float" office:value="0.577350269189626" calcext:value-type="float">
            <text:p>0,5773502692</text:p>
          </table:table-cell>
          <table:table-cell table:formula="of:=1/[.F117]" office:value-type="float" office:value="8.51148827354028E-036" calcext:value-type="float">
            <text:p>8,51148827354028E-36</text:p>
          </table:table-cell>
          <table:table-cell table:formula="of:=SQRT([.H117])" office:value-type="float" office:value="2.91744550481072E-018" calcext:value-type="float">
            <text:p>2,91744550481072E-18</text:p>
          </table:table-cell>
          <table:table-cell/>
          <table:table-cell table:formula="of:=[.G117]*[.G11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POWER(2;[.A118])" office:value-type="float" office:value="1.66153499473114E+035" calcext:value-type="float">
            <text:p>1,66153499473114E+035</text:p>
          </table:table-cell>
          <table:table-cell table:formula="of:=POWER(2;[.A118]*2)" office:value-type="float" office:value="2.76069853871623E+070" calcext:value-type="float">
            <text:p>2,76069853871623E+070</text:p>
          </table:table-cell>
          <table:table-cell table:formula="of:=SUM([.C$1:.C117])*2" office:value-type="float" office:value="1.84046569247748E+070" calcext:value-type="float">
            <text:p>1,84046569247748E+070</text:p>
          </table:table-cell>
          <table:table-cell table:formula="of:=SQRT([.D118])" office:value-type="float" office:value="1.35663764228975E+035" calcext:value-type="float">
            <text:p>1,35663764228975E+035</text:p>
          </table:table-cell>
          <table:table-cell table:formula="of:=SQRT(([.B118]-1)*([.B118]-1)*2)" office:value-type="float" office:value="2.34976532390629E+035" calcext:value-type="float">
            <text:p>2,34976532390629E+035</text:p>
          </table:table-cell>
          <table:table-cell table:formula="of:=[.E118]/[.F118]" office:value-type="float" office:value="0.577350269189626" calcext:value-type="float">
            <text:p>0,5773502692</text:p>
          </table:table-cell>
          <table:table-cell table:formula="of:=1/[.F118]" office:value-type="float" office:value="4.25574413677014E-036" calcext:value-type="float">
            <text:p>4,25574413677014E-36</text:p>
          </table:table-cell>
          <table:table-cell table:formula="of:=SQRT([.H118])" office:value-type="float" office:value="2.06294550019387E-018" calcext:value-type="float">
            <text:p>2,06294550019387E-18</text:p>
          </table:table-cell>
          <table:table-cell/>
          <table:table-cell table:formula="of:=[.G118]*[.G11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POWER(2;[.A119])" office:value-type="float" office:value="3.32306998946229E+035" calcext:value-type="float">
            <text:p>3,32306998946229E+035</text:p>
          </table:table-cell>
          <table:table-cell table:formula="of:=POWER(2;[.A119]*2)" office:value-type="float" office:value="1.10427941548649E+071" calcext:value-type="float">
            <text:p>1,10427941548649E+071</text:p>
          </table:table-cell>
          <table:table-cell table:formula="of:=SUM([.C$1:.C118])*2" office:value-type="float" office:value="7.36186276990993E+070" calcext:value-type="float">
            <text:p>7,36186276990993E+070</text:p>
          </table:table-cell>
          <table:table-cell table:formula="of:=SQRT([.D119])" office:value-type="float" office:value="2.71327528457949E+035" calcext:value-type="float">
            <text:p>2,71327528457949E+035</text:p>
          </table:table-cell>
          <table:table-cell table:formula="of:=SQRT(([.B119]-1)*([.B119]-1)*2)" office:value-type="float" office:value="4.69953064781259E+035" calcext:value-type="float">
            <text:p>4,69953064781259E+035</text:p>
          </table:table-cell>
          <table:table-cell table:formula="of:=[.E119]/[.F119]" office:value-type="float" office:value="0.577350269189626" calcext:value-type="float">
            <text:p>0,5773502692</text:p>
          </table:table-cell>
          <table:table-cell table:formula="of:=1/[.F119]" office:value-type="float" office:value="2.12787206838507E-036" calcext:value-type="float">
            <text:p>2,12787206838507E-36</text:p>
          </table:table-cell>
          <table:table-cell table:formula="of:=SQRT([.H119])" office:value-type="float" office:value="1.45872275240536E-018" calcext:value-type="float">
            <text:p>1,45872275240536E-18</text:p>
          </table:table-cell>
          <table:table-cell/>
          <table:table-cell table:formula="of:=[.G119]*[.G11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POWER(2;[.A120])" office:value-type="float" office:value="6.64613997892458E+035" calcext:value-type="float">
            <text:p>6,64613997892458E+035</text:p>
          </table:table-cell>
          <table:table-cell table:formula="of:=POWER(2;[.A120]*2)" office:value-type="float" office:value="4.41711766194596E+071" calcext:value-type="float">
            <text:p>4,41711766194596E+071</text:p>
          </table:table-cell>
          <table:table-cell table:formula="of:=SUM([.C$1:.C119])*2" office:value-type="float" office:value="2.94474510796397E+071" calcext:value-type="float">
            <text:p>2,94474510796397E+071</text:p>
          </table:table-cell>
          <table:table-cell table:formula="of:=SQRT([.D120])" office:value-type="float" office:value="5.42655056915899E+035" calcext:value-type="float">
            <text:p>5,42655056915899E+035</text:p>
          </table:table-cell>
          <table:table-cell table:formula="of:=SQRT(([.B120]-1)*([.B120]-1)*2)" office:value-type="float" office:value="9.39906129562518E+035" calcext:value-type="float">
            <text:p>9,39906129562518E+035</text:p>
          </table:table-cell>
          <table:table-cell table:formula="of:=[.E120]/[.F120]" office:value-type="float" office:value="0.577350269189626" calcext:value-type="float">
            <text:p>0,5773502692</text:p>
          </table:table-cell>
          <table:table-cell table:formula="of:=1/[.F120]" office:value-type="float" office:value="1.06393603419254E-036" calcext:value-type="float">
            <text:p>1,06393603419254E-36</text:p>
          </table:table-cell>
          <table:table-cell table:formula="of:=SQRT([.H120])" office:value-type="float" office:value="1.03147275009694E-018" calcext:value-type="float">
            <text:p>1,03147275009694E-18</text:p>
          </table:table-cell>
          <table:table-cell/>
          <table:table-cell table:formula="of:=[.G120]*[.G12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POWER(2;[.A121])" office:value-type="float" office:value="1.32922799578492E+036" calcext:value-type="float">
            <text:p>1,32922799578492E+036</text:p>
          </table:table-cell>
          <table:table-cell table:formula="of:=POWER(2;[.A121]*2)" office:value-type="float" office:value="1.76684706477838E+072" calcext:value-type="float">
            <text:p>1,76684706477838E+072</text:p>
          </table:table-cell>
          <table:table-cell table:formula="of:=SUM([.C$1:.C120])*2" office:value-type="float" office:value="1.17789804318559E+072" calcext:value-type="float">
            <text:p>1,17789804318559E+072</text:p>
          </table:table-cell>
          <table:table-cell table:formula="of:=SQRT([.D121])" office:value-type="float" office:value="1.0853101138318E+036" calcext:value-type="float">
            <text:p>1,0853101138318E+036</text:p>
          </table:table-cell>
          <table:table-cell table:formula="of:=SQRT(([.B121]-1)*([.B121]-1)*2)" office:value-type="float" office:value="1.87981225912504E+036" calcext:value-type="float">
            <text:p>1,87981225912504E+036</text:p>
          </table:table-cell>
          <table:table-cell table:formula="of:=[.E121]/[.F121]" office:value-type="float" office:value="0.577350269189626" calcext:value-type="float">
            <text:p>0,5773502692</text:p>
          </table:table-cell>
          <table:table-cell table:formula="of:=1/[.F121]" office:value-type="float" office:value="5.31968017096267E-037" calcext:value-type="float">
            <text:p>5,31968017096267E-37</text:p>
          </table:table-cell>
          <table:table-cell table:formula="of:=SQRT([.H121])" office:value-type="float" office:value="7.2936137620268E-019" calcext:value-type="float">
            <text:p>7,2936137620268E-19</text:p>
          </table:table-cell>
          <table:table-cell/>
          <table:table-cell table:formula="of:=[.G121]*[.G12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POWER(2;[.A122])" office:value-type="float" office:value="2.65845599156983E+036" calcext:value-type="float">
            <text:p>2,65845599156983E+036</text:p>
          </table:table-cell>
          <table:table-cell table:formula="of:=POWER(2;[.A122]*2)" office:value-type="float" office:value="7.06738825911354E+072" calcext:value-type="float">
            <text:p>7,06738825911354E+072</text:p>
          </table:table-cell>
          <table:table-cell table:formula="of:=SUM([.C$1:.C121])*2" office:value-type="float" office:value="4.71159217274236E+072" calcext:value-type="float">
            <text:p>4,71159217274236E+072</text:p>
          </table:table-cell>
          <table:table-cell table:formula="of:=SQRT([.D122])" office:value-type="float" office:value="2.17062022766359E+036" calcext:value-type="float">
            <text:p>2,17062022766359E+036</text:p>
          </table:table-cell>
          <table:table-cell table:formula="of:=SQRT(([.B122]-1)*([.B122]-1)*2)" office:value-type="float" office:value="3.75962451825007E+036" calcext:value-type="float">
            <text:p>3,75962451825007E+036</text:p>
          </table:table-cell>
          <table:table-cell table:formula="of:=[.E122]/[.F122]" office:value-type="float" office:value="0.577350269189626" calcext:value-type="float">
            <text:p>0,5773502692</text:p>
          </table:table-cell>
          <table:table-cell table:formula="of:=1/[.F122]" office:value-type="float" office:value="2.65984008548134E-037" calcext:value-type="float">
            <text:p>2,65984008548134E-37</text:p>
          </table:table-cell>
          <table:table-cell table:formula="of:=SQRT([.H122])" office:value-type="float" office:value="5.15736375048468E-019" calcext:value-type="float">
            <text:p>5,15736375048468E-19</text:p>
          </table:table-cell>
          <table:table-cell/>
          <table:table-cell table:formula="of:=[.G122]*[.G12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POWER(2;[.A123])" office:value-type="float" office:value="5.31691198313966E+036" calcext:value-type="float">
            <text:p>5,31691198313966E+036</text:p>
          </table:table-cell>
          <table:table-cell table:formula="of:=POWER(2;[.A123]*2)" office:value-type="float" office:value="2.82695530364541E+073" calcext:value-type="float">
            <text:p>2,82695530364541E+073</text:p>
          </table:table-cell>
          <table:table-cell table:formula="of:=SUM([.C$1:.C122])*2" office:value-type="float" office:value="1.88463686909694E+073" calcext:value-type="float">
            <text:p>1,88463686909694E+073</text:p>
          </table:table-cell>
          <table:table-cell table:formula="of:=SQRT([.D123])" office:value-type="float" office:value="4.34124045532719E+036" calcext:value-type="float">
            <text:p>4,34124045532719E+036</text:p>
          </table:table-cell>
          <table:table-cell table:formula="of:=SQRT(([.B123]-1)*([.B123]-1)*2)" office:value-type="float" office:value="7.51924903650014E+036" calcext:value-type="float">
            <text:p>7,51924903650014E+036</text:p>
          </table:table-cell>
          <table:table-cell table:formula="of:=[.E123]/[.F123]" office:value-type="float" office:value="0.577350269189626" calcext:value-type="float">
            <text:p>0,5773502692</text:p>
          </table:table-cell>
          <table:table-cell table:formula="of:=1/[.F123]" office:value-type="float" office:value="1.32992004274067E-037" calcext:value-type="float">
            <text:p>1,32992004274067E-37</text:p>
          </table:table-cell>
          <table:table-cell table:formula="of:=SQRT([.H123])" office:value-type="float" office:value="3.6468068810134E-019" calcext:value-type="float">
            <text:p>3,6468068810134E-19</text:p>
          </table:table-cell>
          <table:table-cell/>
          <table:table-cell table:formula="of:=[.G123]*[.G12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POWER(2;[.A124])" office:value-type="float" office:value="1.06338239662793E+037" calcext:value-type="float">
            <text:p>1,06338239662793E+037</text:p>
          </table:table-cell>
          <table:table-cell table:formula="of:=POWER(2;[.A124]*2)" office:value-type="float" office:value="1.13078212145817E+074" calcext:value-type="float">
            <text:p>1,13078212145817E+074</text:p>
          </table:table-cell>
          <table:table-cell table:formula="of:=SUM([.C$1:.C123])*2" office:value-type="float" office:value="7.53854747638777E+073" calcext:value-type="float">
            <text:p>7,53854747638777E+073</text:p>
          </table:table-cell>
          <table:table-cell table:formula="of:=SQRT([.D124])" office:value-type="float" office:value="8.68248091065438E+036" calcext:value-type="float">
            <text:p>8,68248091065438E+036</text:p>
          </table:table-cell>
          <table:table-cell table:formula="of:=SQRT(([.B124]-1)*([.B124]-1)*2)" office:value-type="float" office:value="1.50384980730003E+037" calcext:value-type="float">
            <text:p>1,50384980730003E+037</text:p>
          </table:table-cell>
          <table:table-cell table:formula="of:=[.E124]/[.F124]" office:value-type="float" office:value="0.577350269189626" calcext:value-type="float">
            <text:p>0,5773502692</text:p>
          </table:table-cell>
          <table:table-cell table:formula="of:=1/[.F124]" office:value-type="float" office:value="6.64960021370334E-038" calcext:value-type="float">
            <text:p>6,64960021370334E-38</text:p>
          </table:table-cell>
          <table:table-cell table:formula="of:=SQRT([.H124])" office:value-type="float" office:value="2.57868187524234E-019" calcext:value-type="float">
            <text:p>2,57868187524234E-19</text:p>
          </table:table-cell>
          <table:table-cell/>
          <table:table-cell table:formula="of:=[.G124]*[.G12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POWER(2;[.A125])" office:value-type="float" office:value="2.12676479325587E+037" calcext:value-type="float">
            <text:p>2,12676479325587E+037</text:p>
          </table:table-cell>
          <table:table-cell table:formula="of:=POWER(2;[.A125]*2)" office:value-type="float" office:value="4.52312848583266E+074" calcext:value-type="float">
            <text:p>4,52312848583266E+074</text:p>
          </table:table-cell>
          <table:table-cell table:formula="of:=SUM([.C$1:.C124])*2" office:value-type="float" office:value="3.01541899055511E+074" calcext:value-type="float">
            <text:p>3,01541899055511E+074</text:p>
          </table:table-cell>
          <table:table-cell table:formula="of:=SQRT([.D125])" office:value-type="float" office:value="1.73649618213088E+037" calcext:value-type="float">
            <text:p>1,73649618213088E+037</text:p>
          </table:table-cell>
          <table:table-cell table:formula="of:=SQRT(([.B125]-1)*([.B125]-1)*2)" office:value-type="float" office:value="3.00769961460006E+037" calcext:value-type="float">
            <text:p>3,00769961460006E+037</text:p>
          </table:table-cell>
          <table:table-cell table:formula="of:=[.E125]/[.F125]" office:value-type="float" office:value="0.577350269189626" calcext:value-type="float">
            <text:p>0,5773502692</text:p>
          </table:table-cell>
          <table:table-cell table:formula="of:=1/[.F125]" office:value-type="float" office:value="3.32480010685167E-038" calcext:value-type="float">
            <text:p>3,32480010685167E-38</text:p>
          </table:table-cell>
          <table:table-cell table:formula="of:=SQRT([.H125])" office:value-type="float" office:value="1.8234034405067E-019" calcext:value-type="float">
            <text:p>1,8234034405067E-19</text:p>
          </table:table-cell>
          <table:table-cell/>
          <table:table-cell table:formula="of:=[.G125]*[.G12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POWER(2;[.A126])" office:value-type="float" office:value="4.25352958651173E+037" calcext:value-type="float">
            <text:p>4,25352958651173E+037</text:p>
          </table:table-cell>
          <table:table-cell table:formula="of:=POWER(2;[.A126]*2)" office:value-type="float" office:value="1.80925139433307E+075" calcext:value-type="float">
            <text:p>1,80925139433307E+075</text:p>
          </table:table-cell>
          <table:table-cell table:formula="of:=SUM([.C$1:.C125])*2" office:value-type="float" office:value="1.20616759622204E+075" calcext:value-type="float">
            <text:p>1,20616759622204E+075</text:p>
          </table:table-cell>
          <table:table-cell table:formula="of:=SQRT([.D126])" office:value-type="float" office:value="3.47299236426175E+037" calcext:value-type="float">
            <text:p>3,47299236426175E+037</text:p>
          </table:table-cell>
          <table:table-cell table:formula="of:=SQRT(([.B126]-1)*([.B126]-1)*2)" office:value-type="float" office:value="6.01539922920011E+037" calcext:value-type="float">
            <text:p>6,01539922920011E+037</text:p>
          </table:table-cell>
          <table:table-cell table:formula="of:=[.E126]/[.F126]" office:value-type="float" office:value="0.577350269189626" calcext:value-type="float">
            <text:p>0,5773502692</text:p>
          </table:table-cell>
          <table:table-cell table:formula="of:=1/[.F126]" office:value-type="float" office:value="1.66240005342584E-038" calcext:value-type="float">
            <text:p>1,66240005342584E-38</text:p>
          </table:table-cell>
          <table:table-cell table:formula="of:=SQRT([.H126])" office:value-type="float" office:value="1.28934093762117E-019" calcext:value-type="float">
            <text:p>1,28934093762117E-19</text:p>
          </table:table-cell>
          <table:table-cell/>
          <table:table-cell table:formula="of:=[.G126]*[.G12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POWER(2;[.A127])" office:value-type="float" office:value="8.50705917302346E+037" calcext:value-type="float">
            <text:p>8,50705917302346E+037</text:p>
          </table:table-cell>
          <table:table-cell table:formula="of:=POWER(2;[.A127]*2)" office:value-type="float" office:value="7.23700557733226E+075" calcext:value-type="float">
            <text:p>7,23700557733226E+075</text:p>
          </table:table-cell>
          <table:table-cell table:formula="of:=SUM([.C$1:.C126])*2" office:value-type="float" office:value="4.82467038488818E+075" calcext:value-type="float">
            <text:p>4,82467038488818E+075</text:p>
          </table:table-cell>
          <table:table-cell table:formula="of:=SQRT([.D127])" office:value-type="float" office:value="6.94598472852351E+037" calcext:value-type="float">
            <text:p>6,94598472852351E+037</text:p>
          </table:table-cell>
          <table:table-cell table:formula="of:=SQRT(([.B127]-1)*([.B127]-1)*2)" office:value-type="float" office:value="1.20307984584002E+038" calcext:value-type="float">
            <text:p>1,20307984584002E+038</text:p>
          </table:table-cell>
          <table:table-cell table:formula="of:=[.E127]/[.F127]" office:value-type="float" office:value="0.577350269189626" calcext:value-type="float">
            <text:p>0,5773502692</text:p>
          </table:table-cell>
          <table:table-cell table:formula="of:=1/[.F127]" office:value-type="float" office:value="8.31200026712918E-039" calcext:value-type="float">
            <text:p>8,31200026712918E-39</text:p>
          </table:table-cell>
          <table:table-cell table:formula="of:=SQRT([.H127])" office:value-type="float" office:value="9.1170172025335E-020" calcext:value-type="float">
            <text:p>9,1170172025335E-20</text:p>
          </table:table-cell>
          <table:table-cell/>
          <table:table-cell table:formula="of:=[.G127]*[.G12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POWER(2;[.A128])" office:value-type="float" office:value="1.70141183460469E+038" calcext:value-type="float">
            <text:p>1,70141183460469E+038</text:p>
          </table:table-cell>
          <table:table-cell table:formula="of:=POWER(2;[.A128]*2)" office:value-type="float" office:value="2.8948022309329E+076" calcext:value-type="float">
            <text:p>2,8948022309329E+076</text:p>
          </table:table-cell>
          <table:table-cell table:formula="of:=SUM([.C$1:.C127])*2" office:value-type="float" office:value="1.92986815395527E+076" calcext:value-type="float">
            <text:p>1,92986815395527E+076</text:p>
          </table:table-cell>
          <table:table-cell table:formula="of:=SQRT([.D128])" office:value-type="float" office:value="1.3891969457047E+038" calcext:value-type="float">
            <text:p>1,3891969457047E+038</text:p>
          </table:table-cell>
          <table:table-cell table:formula="of:=SQRT(([.B128]-1)*([.B128]-1)*2)" office:value-type="float" office:value="2.40615969168005E+038" calcext:value-type="float">
            <text:p>2,40615969168005E+038</text:p>
          </table:table-cell>
          <table:table-cell table:formula="of:=[.E128]/[.F128]" office:value-type="float" office:value="0.577350269189626" calcext:value-type="float">
            <text:p>0,5773502692</text:p>
          </table:table-cell>
          <table:table-cell table:formula="of:=1/[.F128]" office:value-type="float" office:value="4.15600013356459E-039" calcext:value-type="float">
            <text:p>4,15600013356459E-39</text:p>
          </table:table-cell>
          <table:table-cell table:formula="of:=SQRT([.H128])" office:value-type="float" office:value="6.44670468810585E-020" calcext:value-type="float">
            <text:p>6,44670468810585E-20</text:p>
          </table:table-cell>
          <table:table-cell/>
          <table:table-cell table:formula="of:=[.G128]*[.G12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POWER(2;[.A129])" office:value-type="float" office:value="3.40282366920938E+038" calcext:value-type="float">
            <text:p>3,40282366920938E+038</text:p>
          </table:table-cell>
          <table:table-cell table:formula="of:=POWER(2;[.A129]*2)" office:value-type="float" office:value="1.15792089237316E+077" calcext:value-type="float">
            <text:p>1,15792089237316E+077</text:p>
          </table:table-cell>
          <table:table-cell table:formula="of:=SUM([.C$1:.C128])*2" office:value-type="float" office:value="7.71947261582108E+076" calcext:value-type="float">
            <text:p>7,71947261582108E+076</text:p>
          </table:table-cell>
          <table:table-cell table:formula="of:=SQRT([.D129])" office:value-type="float" office:value="2.7783938914094E+038" calcext:value-type="float">
            <text:p>2,7783938914094E+038</text:p>
          </table:table-cell>
          <table:table-cell table:formula="of:=SQRT(([.B129]-1)*([.B129]-1)*2)" office:value-type="float" office:value="4.81231938336009E+038" calcext:value-type="float">
            <text:p>4,81231938336009E+038</text:p>
          </table:table-cell>
          <table:table-cell table:formula="of:=[.E129]/[.F129]" office:value-type="float" office:value="0.577350269189626" calcext:value-type="float">
            <text:p>0,5773502692</text:p>
          </table:table-cell>
          <table:table-cell table:formula="of:=1/[.F129]" office:value-type="float" office:value="2.07800006678229E-039" calcext:value-type="float">
            <text:p>2,07800006678229E-39</text:p>
          </table:table-cell>
          <table:table-cell table:formula="of:=SQRT([.H129])" office:value-type="float" office:value="4.55850860126675E-020" calcext:value-type="float">
            <text:p>4,55850860126675E-20</text:p>
          </table:table-cell>
          <table:table-cell/>
          <table:table-cell table:formula="of:=[.G129]*[.G12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POWER(2;[.A130])" office:value-type="float" office:value="6.80564733841877E+038" calcext:value-type="float">
            <text:p>6,80564733841877E+038</text:p>
          </table:table-cell>
          <table:table-cell table:formula="of:=POWER(2;[.A130]*2)" office:value-type="float" office:value="4.63168356949265E+077" calcext:value-type="float">
            <text:p>4,63168356949265E+077</text:p>
          </table:table-cell>
          <table:table-cell table:formula="of:=SUM([.C$1:.C129])*2" office:value-type="float" office:value="3.08778904632843E+077" calcext:value-type="float">
            <text:p>3,08778904632843E+077</text:p>
          </table:table-cell>
          <table:table-cell table:formula="of:=SQRT([.D130])" office:value-type="float" office:value="5.5567877828188E+038" calcext:value-type="float">
            <text:p>5,5567877828188E+038</text:p>
          </table:table-cell>
          <table:table-cell table:formula="of:=SQRT(([.B130]-1)*([.B130]-1)*2)" office:value-type="float" office:value="9.62463876672018E+038" calcext:value-type="float">
            <text:p>9,62463876672018E+038</text:p>
          </table:table-cell>
          <table:table-cell table:formula="of:=[.E130]/[.F130]" office:value-type="float" office:value="0.577350269189626" calcext:value-type="float">
            <text:p>0,5773502692</text:p>
          </table:table-cell>
          <table:table-cell table:formula="of:=1/[.F130]" office:value-type="float" office:value="1.03900003339115E-039" calcext:value-type="float">
            <text:p>1,03900003339115E-39</text:p>
          </table:table-cell>
          <table:table-cell table:formula="of:=SQRT([.H130])" office:value-type="float" office:value="3.22335234405292E-020" calcext:value-type="float">
            <text:p>3,22335234405292E-20</text:p>
          </table:table-cell>
          <table:table-cell/>
          <table:table-cell table:formula="of:=[.G130]*[.G13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POWER(2;[.A131])" office:value-type="float" office:value="1.36112946768375E+039" calcext:value-type="float">
            <text:p>1,36112946768375E+039</text:p>
          </table:table-cell>
          <table:table-cell table:formula="of:=POWER(2;[.A131]*2)" office:value-type="float" office:value="1.85267342779706E+078" calcext:value-type="float">
            <text:p>1,85267342779706E+078</text:p>
          </table:table-cell>
          <table:table-cell table:formula="of:=SUM([.C$1:.C130])*2" office:value-type="float" office:value="1.23511561853137E+078" calcext:value-type="float">
            <text:p>1,23511561853137E+078</text:p>
          </table:table-cell>
          <table:table-cell table:formula="of:=SQRT([.D131])" office:value-type="float" office:value="1.11135755656376E+039" calcext:value-type="float">
            <text:p>1,11135755656376E+039</text:p>
          </table:table-cell>
          <table:table-cell table:formula="of:=SQRT(([.B131]-1)*([.B131]-1)*2)" office:value-type="float" office:value="1.92492775334404E+039" calcext:value-type="float">
            <text:p>1,92492775334404E+039</text:p>
          </table:table-cell>
          <table:table-cell table:formula="of:=[.E131]/[.F131]" office:value-type="float" office:value="0.577350269189626" calcext:value-type="float">
            <text:p>0,5773502692</text:p>
          </table:table-cell>
          <table:table-cell table:formula="of:=1/[.F131]" office:value-type="float" office:value="5.19500016695574E-040" calcext:value-type="float">
            <text:p>5,19500016695574E-40</text:p>
          </table:table-cell>
          <table:table-cell table:formula="of:=SQRT([.H131])" office:value-type="float" office:value="2.27925430063338E-020" calcext:value-type="float">
            <text:p>2,27925430063338E-20</text:p>
          </table:table-cell>
          <table:table-cell/>
          <table:table-cell table:formula="of:=[.G131]*[.G13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POWER(2;[.A132])" office:value-type="float" office:value="2.72225893536751E+039" calcext:value-type="float">
            <text:p>2,72225893536751E+039</text:p>
          </table:table-cell>
          <table:table-cell table:formula="of:=POWER(2;[.A132]*2)" office:value-type="float" office:value="7.41069371118824E+078" calcext:value-type="float">
            <text:p>7,41069371118824E+078</text:p>
          </table:table-cell>
          <table:table-cell table:formula="of:=SUM([.C$1:.C131])*2" office:value-type="float" office:value="4.94046247412549E+078" calcext:value-type="float">
            <text:p>4,94046247412549E+078</text:p>
          </table:table-cell>
          <table:table-cell table:formula="of:=SQRT([.D132])" office:value-type="float" office:value="2.22271511312752E+039" calcext:value-type="float">
            <text:p>2,22271511312752E+039</text:p>
          </table:table-cell>
          <table:table-cell table:formula="of:=SQRT(([.B132]-1)*([.B132]-1)*2)" office:value-type="float" office:value="3.84985550668807E+039" calcext:value-type="float">
            <text:p>3,84985550668807E+039</text:p>
          </table:table-cell>
          <table:table-cell table:formula="of:=[.E132]/[.F132]" office:value-type="float" office:value="0.577350269189626" calcext:value-type="float">
            <text:p>0,5773502692</text:p>
          </table:table-cell>
          <table:table-cell table:formula="of:=1/[.F132]" office:value-type="float" office:value="2.59750008347787E-040" calcext:value-type="float">
            <text:p>2,59750008347787E-40</text:p>
          </table:table-cell>
          <table:table-cell table:formula="of:=SQRT([.H132])" office:value-type="float" office:value="1.61167617202646E-020" calcext:value-type="float">
            <text:p>1,61167617202646E-20</text:p>
          </table:table-cell>
          <table:table-cell/>
          <table:table-cell table:formula="of:=[.G132]*[.G13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POWER(2;[.A133])" office:value-type="float" office:value="5.44451787073502E+039" calcext:value-type="float">
            <text:p>5,44451787073502E+039</text:p>
          </table:table-cell>
          <table:table-cell table:formula="of:=POWER(2;[.A133]*2)" office:value-type="float" office:value="2.96427748447529E+079" calcext:value-type="float">
            <text:p>2,96427748447529E+079</text:p>
          </table:table-cell>
          <table:table-cell table:formula="of:=SUM([.C$1:.C132])*2" office:value-type="float" office:value="1.9761849896502E+079" calcext:value-type="float">
            <text:p>1,9761849896502E+079</text:p>
          </table:table-cell>
          <table:table-cell table:formula="of:=SQRT([.D133])" office:value-type="float" office:value="4.44543022625504E+039" calcext:value-type="float">
            <text:p>4,44543022625504E+039</text:p>
          </table:table-cell>
          <table:table-cell table:formula="of:=SQRT(([.B133]-1)*([.B133]-1)*2)" office:value-type="float" office:value="7.69971101337615E+039" calcext:value-type="float">
            <text:p>7,69971101337615E+039</text:p>
          </table:table-cell>
          <table:table-cell table:formula="of:=[.E133]/[.F133]" office:value-type="float" office:value="0.577350269189626" calcext:value-type="float">
            <text:p>0,5773502692</text:p>
          </table:table-cell>
          <table:table-cell table:formula="of:=1/[.F133]" office:value-type="float" office:value="1.29875004173893E-040" calcext:value-type="float">
            <text:p>1,29875004173893E-40</text:p>
          </table:table-cell>
          <table:table-cell table:formula="of:=SQRT([.H133])" office:value-type="float" office:value="1.13962715031669E-020" calcext:value-type="float">
            <text:p>1,13962715031669E-20</text:p>
          </table:table-cell>
          <table:table-cell/>
          <table:table-cell table:formula="of:=[.G133]*[.G13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POWER(2;[.A134])" office:value-type="float" office:value="1.088903574147E+040" calcext:value-type="float">
            <text:p>1,088903574147E+040</text:p>
          </table:table-cell>
          <table:table-cell table:formula="of:=POWER(2;[.A134]*2)" office:value-type="float" office:value="1.18571099379012E+080" calcext:value-type="float">
            <text:p>1,18571099379012E+080</text:p>
          </table:table-cell>
          <table:table-cell table:formula="of:=SUM([.C$1:.C133])*2" office:value-type="float" office:value="7.90473995860079E+079" calcext:value-type="float">
            <text:p>7,90473995860079E+079</text:p>
          </table:table-cell>
          <table:table-cell table:formula="of:=SQRT([.D134])" office:value-type="float" office:value="8.89086045251009E+039" calcext:value-type="float">
            <text:p>8,89086045251009E+039</text:p>
          </table:table-cell>
          <table:table-cell table:formula="of:=SQRT(([.B134]-1)*([.B134]-1)*2)" office:value-type="float" office:value="1.53994220267523E+040" calcext:value-type="float">
            <text:p>1,53994220267523E+040</text:p>
          </table:table-cell>
          <table:table-cell table:formula="of:=[.E134]/[.F134]" office:value-type="float" office:value="0.577350269189626" calcext:value-type="float">
            <text:p>0,5773502692</text:p>
          </table:table-cell>
          <table:table-cell table:formula="of:=1/[.F134]" office:value-type="float" office:value="6.49375020869467E-041" calcext:value-type="float">
            <text:p>6,49375020869467E-41</text:p>
          </table:table-cell>
          <table:table-cell table:formula="of:=SQRT([.H134])" office:value-type="float" office:value="8.05838086013231E-021" calcext:value-type="float">
            <text:p>8,05838086013231E-21</text:p>
          </table:table-cell>
          <table:table-cell/>
          <table:table-cell table:formula="of:=[.G134]*[.G13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POWER(2;[.A135])" office:value-type="float" office:value="2.17780714829401E+040" calcext:value-type="float">
            <text:p>2,17780714829401E+040</text:p>
          </table:table-cell>
          <table:table-cell table:formula="of:=POWER(2;[.A135]*2)" office:value-type="float" office:value="4.74284397516047E+080" calcext:value-type="float">
            <text:p>4,74284397516047E+080</text:p>
          </table:table-cell>
          <table:table-cell table:formula="of:=SUM([.C$1:.C134])*2" office:value-type="float" office:value="3.16189598344031E+080" calcext:value-type="float">
            <text:p>3,16189598344031E+080</text:p>
          </table:table-cell>
          <table:table-cell table:formula="of:=SQRT([.D135])" office:value-type="float" office:value="1.77817209050202E+040" calcext:value-type="float">
            <text:p>1,77817209050202E+040</text:p>
          </table:table-cell>
          <table:table-cell table:formula="of:=SQRT(([.B135]-1)*([.B135]-1)*2)" office:value-type="float" office:value="3.07988440535046E+040" calcext:value-type="float">
            <text:p>3,07988440535046E+040</text:p>
          </table:table-cell>
          <table:table-cell table:formula="of:=[.E135]/[.F135]" office:value-type="float" office:value="0.577350269189626" calcext:value-type="float">
            <text:p>0,5773502692</text:p>
          </table:table-cell>
          <table:table-cell table:formula="of:=1/[.F135]" office:value-type="float" office:value="3.24687510434734E-041" calcext:value-type="float">
            <text:p>3,24687510434734E-41</text:p>
          </table:table-cell>
          <table:table-cell table:formula="of:=SQRT([.H135])" office:value-type="float" office:value="5.69813575158344E-021" calcext:value-type="float">
            <text:p>5,69813575158344E-21</text:p>
          </table:table-cell>
          <table:table-cell/>
          <table:table-cell table:formula="of:=[.G135]*[.G13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POWER(2;[.A136])" office:value-type="float" office:value="4.35561429658801E+040" calcext:value-type="float">
            <text:p>4,35561429658801E+040</text:p>
          </table:table-cell>
          <table:table-cell table:formula="of:=POWER(2;[.A136]*2)" office:value-type="float" office:value="1.89713759006419E+081" calcext:value-type="float">
            <text:p>1,89713759006419E+081</text:p>
          </table:table-cell>
          <table:table-cell table:formula="of:=SUM([.C$1:.C135])*2" office:value-type="float" office:value="1.26475839337613E+081" calcext:value-type="float">
            <text:p>1,26475839337613E+081</text:p>
          </table:table-cell>
          <table:table-cell table:formula="of:=SQRT([.D136])" office:value-type="float" office:value="3.55634418100403E+040" calcext:value-type="float">
            <text:p>3,55634418100403E+040</text:p>
          </table:table-cell>
          <table:table-cell table:formula="of:=SQRT(([.B136]-1)*([.B136]-1)*2)" office:value-type="float" office:value="6.15976881070092E+040" calcext:value-type="float">
            <text:p>6,15976881070092E+040</text:p>
          </table:table-cell>
          <table:table-cell table:formula="of:=[.E136]/[.F136]" office:value-type="float" office:value="0.577350269189626" calcext:value-type="float">
            <text:p>0,5773502692</text:p>
          </table:table-cell>
          <table:table-cell table:formula="of:=1/[.F136]" office:value-type="float" office:value="1.62343755217367E-041" calcext:value-type="float">
            <text:p>1,62343755217367E-41</text:p>
          </table:table-cell>
          <table:table-cell table:formula="of:=SQRT([.H136])" office:value-type="float" office:value="4.02919043006615E-021" calcext:value-type="float">
            <text:p>4,02919043006615E-21</text:p>
          </table:table-cell>
          <table:table-cell/>
          <table:table-cell table:formula="of:=[.G136]*[.G13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POWER(2;[.A137])" office:value-type="float" office:value="8.71122859317602E+040" calcext:value-type="float">
            <text:p>8,71122859317602E+040</text:p>
          </table:table-cell>
          <table:table-cell table:formula="of:=POWER(2;[.A137]*2)" office:value-type="float" office:value="7.58855036025676E+081" calcext:value-type="float">
            <text:p>7,58855036025676E+081</text:p>
          </table:table-cell>
          <table:table-cell table:formula="of:=SUM([.C$1:.C136])*2" office:value-type="float" office:value="5.0590335735045E+081" calcext:value-type="float">
            <text:p>5,0590335735045E+081</text:p>
          </table:table-cell>
          <table:table-cell table:formula="of:=SQRT([.D137])" office:value-type="float" office:value="7.11268836200807E+040" calcext:value-type="float">
            <text:p>7,11268836200807E+040</text:p>
          </table:table-cell>
          <table:table-cell table:formula="of:=SQRT(([.B137]-1)*([.B137]-1)*2)" office:value-type="float" office:value="1.23195376214018E+041" calcext:value-type="float">
            <text:p>1,23195376214018E+041</text:p>
          </table:table-cell>
          <table:table-cell table:formula="of:=[.E137]/[.F137]" office:value-type="float" office:value="0.577350269189626" calcext:value-type="float">
            <text:p>0,5773502692</text:p>
          </table:table-cell>
          <table:table-cell table:formula="of:=1/[.F137]" office:value-type="float" office:value="8.11718776086834E-042" calcext:value-type="float">
            <text:p>8,11718776086834E-42</text:p>
          </table:table-cell>
          <table:table-cell table:formula="of:=SQRT([.H137])" office:value-type="float" office:value="2.84906787579172E-021" calcext:value-type="float">
            <text:p>2,84906787579172E-21</text:p>
          </table:table-cell>
          <table:table-cell/>
          <table:table-cell table:formula="of:=[.G137]*[.G13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POWER(2;[.A138])" office:value-type="float" office:value="1.74224571863521E+041" calcext:value-type="float">
            <text:p>1,74224571863521E+041</text:p>
          </table:table-cell>
          <table:table-cell table:formula="of:=POWER(2;[.A138]*2)" office:value-type="float" office:value="3.0354201441027E+082" calcext:value-type="float">
            <text:p>3,0354201441027E+082</text:p>
          </table:table-cell>
          <table:table-cell table:formula="of:=SUM([.C$1:.C137])*2" office:value-type="float" office:value="2.0236134294018E+082" calcext:value-type="float">
            <text:p>2,0236134294018E+082</text:p>
          </table:table-cell>
          <table:table-cell table:formula="of:=SQRT([.D138])" office:value-type="float" office:value="1.42253767240161E+041" calcext:value-type="float">
            <text:p>1,42253767240161E+041</text:p>
          </table:table-cell>
          <table:table-cell table:formula="of:=SQRT(([.B138]-1)*([.B138]-1)*2)" office:value-type="float" office:value="2.46390752428037E+041" calcext:value-type="float">
            <text:p>2,46390752428037E+041</text:p>
          </table:table-cell>
          <table:table-cell table:formula="of:=[.E138]/[.F138]" office:value-type="float" office:value="0.577350269189626" calcext:value-type="float">
            <text:p>0,5773502692</text:p>
          </table:table-cell>
          <table:table-cell table:formula="of:=1/[.F138]" office:value-type="float" office:value="4.05859388043417E-042" calcext:value-type="float">
            <text:p>4,05859388043417E-42</text:p>
          </table:table-cell>
          <table:table-cell table:formula="of:=SQRT([.H138])" office:value-type="float" office:value="2.01459521503308E-021" calcext:value-type="float">
            <text:p>2,01459521503308E-21</text:p>
          </table:table-cell>
          <table:table-cell/>
          <table:table-cell table:formula="of:=[.G138]*[.G13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POWER(2;[.A139])" office:value-type="float" office:value="3.48449143727041E+041" calcext:value-type="float">
            <text:p>3,48449143727041E+041</text:p>
          </table:table-cell>
          <table:table-cell table:formula="of:=POWER(2;[.A139]*2)" office:value-type="float" office:value="1.21416805764108E+083" calcext:value-type="float">
            <text:p>1,21416805764108E+083</text:p>
          </table:table-cell>
          <table:table-cell table:formula="of:=SUM([.C$1:.C138])*2" office:value-type="float" office:value="8.0944537176072E+082" calcext:value-type="float">
            <text:p>8,0944537176072E+082</text:p>
          </table:table-cell>
          <table:table-cell table:formula="of:=SQRT([.D139])" office:value-type="float" office:value="2.84507534480323E+041" calcext:value-type="float">
            <text:p>2,84507534480323E+041</text:p>
          </table:table-cell>
          <table:table-cell table:formula="of:=SQRT(([.B139]-1)*([.B139]-1)*2)" office:value-type="float" office:value="4.92781504856073E+041" calcext:value-type="float">
            <text:p>4,92781504856073E+041</text:p>
          </table:table-cell>
          <table:table-cell table:formula="of:=[.E139]/[.F139]" office:value-type="float" office:value="0.577350269189626" calcext:value-type="float">
            <text:p>0,5773502692</text:p>
          </table:table-cell>
          <table:table-cell table:formula="of:=1/[.F139]" office:value-type="float" office:value="2.02929694021708E-042" calcext:value-type="float">
            <text:p>2,02929694021708E-42</text:p>
          </table:table-cell>
          <table:table-cell table:formula="of:=SQRT([.H139])" office:value-type="float" office:value="1.42453393789586E-021" calcext:value-type="float">
            <text:p>1,42453393789586E-21</text:p>
          </table:table-cell>
          <table:table-cell/>
          <table:table-cell table:formula="of:=[.G139]*[.G13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POWER(2;[.A140])" office:value-type="float" office:value="6.96898287454082E+041" calcext:value-type="float">
            <text:p>6,96898287454082E+041</text:p>
          </table:table-cell>
          <table:table-cell table:formula="of:=POWER(2;[.A140]*2)" office:value-type="float" office:value="4.85667223056432E+083" calcext:value-type="float">
            <text:p>4,85667223056432E+083</text:p>
          </table:table-cell>
          <table:table-cell table:formula="of:=SUM([.C$1:.C139])*2" office:value-type="float" office:value="3.23778148704288E+083" calcext:value-type="float">
            <text:p>3,23778148704288E+083</text:p>
          </table:table-cell>
          <table:table-cell table:formula="of:=SQRT([.D140])" office:value-type="float" office:value="5.69015068960646E+041" calcext:value-type="float">
            <text:p>5,69015068960646E+041</text:p>
          </table:table-cell>
          <table:table-cell table:formula="of:=SQRT(([.B140]-1)*([.B140]-1)*2)" office:value-type="float" office:value="9.85563009712147E+041" calcext:value-type="float">
            <text:p>9,85563009712147E+041</text:p>
          </table:table-cell>
          <table:table-cell table:formula="of:=[.E140]/[.F140]" office:value-type="float" office:value="0.577350269189626" calcext:value-type="float">
            <text:p>0,5773502692</text:p>
          </table:table-cell>
          <table:table-cell table:formula="of:=1/[.F140]" office:value-type="float" office:value="1.01464847010854E-042" calcext:value-type="float">
            <text:p>1,01464847010854E-42</text:p>
          </table:table-cell>
          <table:table-cell table:formula="of:=SQRT([.H140])" office:value-type="float" office:value="1.00729760751654E-021" calcext:value-type="float">
            <text:p>1,00729760751654E-21</text:p>
          </table:table-cell>
          <table:table-cell/>
          <table:table-cell table:formula="of:=[.G140]*[.G14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POWER(2;[.A141])" office:value-type="float" office:value="1.39379657490816E+042" calcext:value-type="float">
            <text:p>1,39379657490816E+042</text:p>
          </table:table-cell>
          <table:table-cell table:formula="of:=POWER(2;[.A141]*2)" office:value-type="float" office:value="1.94266889222573E+084" calcext:value-type="float">
            <text:p>1,94266889222573E+084</text:p>
          </table:table-cell>
          <table:table-cell table:formula="of:=SUM([.C$1:.C140])*2" office:value-type="float" office:value="1.29511259481715E+084" calcext:value-type="float">
            <text:p>1,29511259481715E+084</text:p>
          </table:table-cell>
          <table:table-cell table:formula="of:=SQRT([.D141])" office:value-type="float" office:value="1.13803013792129E+042" calcext:value-type="float">
            <text:p>1,13803013792129E+042</text:p>
          </table:table-cell>
          <table:table-cell table:formula="of:=SQRT(([.B141]-1)*([.B141]-1)*2)" office:value-type="float" office:value="1.97112601942429E+042" calcext:value-type="float">
            <text:p>1,97112601942429E+042</text:p>
          </table:table-cell>
          <table:table-cell table:formula="of:=[.E141]/[.F141]" office:value-type="float" office:value="0.577350269189626" calcext:value-type="float">
            <text:p>0,5773502692</text:p>
          </table:table-cell>
          <table:table-cell table:formula="of:=1/[.F141]" office:value-type="float" office:value="5.07324235054271E-043" calcext:value-type="float">
            <text:p>5,07324235054271E-43</text:p>
          </table:table-cell>
          <table:table-cell table:formula="of:=SQRT([.H141])" office:value-type="float" office:value="7.1226696894793E-022" calcext:value-type="float">
            <text:p>7,1226696894793E-22</text:p>
          </table:table-cell>
          <table:table-cell/>
          <table:table-cell table:formula="of:=[.G141]*[.G14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POWER(2;[.A142])" office:value-type="float" office:value="2.78759314981633E+042" calcext:value-type="float">
            <text:p>2,78759314981633E+042</text:p>
          </table:table-cell>
          <table:table-cell table:formula="of:=POWER(2;[.A142]*2)" office:value-type="float" office:value="7.77067556890292E+084" calcext:value-type="float">
            <text:p>7,77067556890292E+084</text:p>
          </table:table-cell>
          <table:table-cell table:formula="of:=SUM([.C$1:.C141])*2" office:value-type="float" office:value="5.18045037926861E+084" calcext:value-type="float">
            <text:p>5,18045037926861E+084</text:p>
          </table:table-cell>
          <table:table-cell table:formula="of:=SQRT([.D142])" office:value-type="float" office:value="2.27606027584258E+042" calcext:value-type="float">
            <text:p>2,27606027584258E+042</text:p>
          </table:table-cell>
          <table:table-cell table:formula="of:=SQRT(([.B142]-1)*([.B142]-1)*2)" office:value-type="float" office:value="3.94225203884859E+042" calcext:value-type="float">
            <text:p>3,94225203884859E+042</text:p>
          </table:table-cell>
          <table:table-cell table:formula="of:=[.E142]/[.F142]" office:value-type="float" office:value="0.577350269189626" calcext:value-type="float">
            <text:p>0,5773502692</text:p>
          </table:table-cell>
          <table:table-cell table:formula="of:=1/[.F142]" office:value-type="float" office:value="2.53662117527136E-043" calcext:value-type="float">
            <text:p>2,53662117527136E-43</text:p>
          </table:table-cell>
          <table:table-cell table:formula="of:=SQRT([.H142])" office:value-type="float" office:value="5.03648803758269E-022" calcext:value-type="float">
            <text:p>5,03648803758269E-22</text:p>
          </table:table-cell>
          <table:table-cell/>
          <table:table-cell table:formula="of:=[.G142]*[.G14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POWER(2;[.A143])" office:value-type="float" office:value="5.57518629963266E+042" calcext:value-type="float">
            <text:p>5,57518629963266E+042</text:p>
          </table:table-cell>
          <table:table-cell table:formula="of:=POWER(2;[.A143]*2)" office:value-type="float" office:value="3.10827022756117E+085" calcext:value-type="float">
            <text:p>3,10827022756117E+085</text:p>
          </table:table-cell>
          <table:table-cell table:formula="of:=SUM([.C$1:.C142])*2" office:value-type="float" office:value="2.07218015170744E+085" calcext:value-type="float">
            <text:p>2,07218015170744E+085</text:p>
          </table:table-cell>
          <table:table-cell table:formula="of:=SQRT([.D143])" office:value-type="float" office:value="4.55212055168516E+042" calcext:value-type="float">
            <text:p>4,55212055168516E+042</text:p>
          </table:table-cell>
          <table:table-cell table:formula="of:=SQRT(([.B143]-1)*([.B143]-1)*2)" office:value-type="float" office:value="7.88450407769717E+042" calcext:value-type="float">
            <text:p>7,88450407769717E+042</text:p>
          </table:table-cell>
          <table:table-cell table:formula="of:=[.E143]/[.F143]" office:value-type="float" office:value="0.577350269189626" calcext:value-type="float">
            <text:p>0,5773502692</text:p>
          </table:table-cell>
          <table:table-cell table:formula="of:=1/[.F143]" office:value-type="float" office:value="1.26831058763568E-043" calcext:value-type="float">
            <text:p>1,26831058763568E-43</text:p>
          </table:table-cell>
          <table:table-cell table:formula="of:=SQRT([.H143])" office:value-type="float" office:value="3.56133484473965E-022" calcext:value-type="float">
            <text:p>3,56133484473965E-22</text:p>
          </table:table-cell>
          <table:table-cell/>
          <table:table-cell table:formula="of:=[.G143]*[.G14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POWER(2;[.A144])" office:value-type="float" office:value="1.11503725992653E+043" calcext:value-type="float">
            <text:p>1,11503725992653E+043</text:p>
          </table:table-cell>
          <table:table-cell table:formula="of:=POWER(2;[.A144]*2)" office:value-type="float" office:value="1.24330809102447E+086" calcext:value-type="float">
            <text:p>1,24330809102447E+086</text:p>
          </table:table-cell>
          <table:table-cell table:formula="of:=SUM([.C$1:.C143])*2" office:value-type="float" office:value="8.28872060682978E+085" calcext:value-type="float">
            <text:p>8,28872060682978E+085</text:p>
          </table:table-cell>
          <table:table-cell table:formula="of:=SQRT([.D144])" office:value-type="float" office:value="9.10424110337033E+042" calcext:value-type="float">
            <text:p>9,10424110337033E+042</text:p>
          </table:table-cell>
          <table:table-cell table:formula="of:=SQRT(([.B144]-1)*([.B144]-1)*2)" office:value-type="float" office:value="1.57690081553943E+043" calcext:value-type="float">
            <text:p>1,57690081553943E+043</text:p>
          </table:table-cell>
          <table:table-cell table:formula="of:=[.E144]/[.F144]" office:value-type="float" office:value="0.577350269189626" calcext:value-type="float">
            <text:p>0,5773502692</text:p>
          </table:table-cell>
          <table:table-cell table:formula="of:=1/[.F144]" office:value-type="float" office:value="6.34155293817839E-044" calcext:value-type="float">
            <text:p>6,34155293817839E-44</text:p>
          </table:table-cell>
          <table:table-cell table:formula="of:=SQRT([.H144])" office:value-type="float" office:value="2.51824401879135E-022" calcext:value-type="float">
            <text:p>2,51824401879135E-22</text:p>
          </table:table-cell>
          <table:table-cell/>
          <table:table-cell table:formula="of:=[.G144]*[.G14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POWER(2;[.A145])" office:value-type="float" office:value="2.23007451985306E+043" calcext:value-type="float">
            <text:p>2,23007451985306E+043</text:p>
          </table:table-cell>
          <table:table-cell table:formula="of:=POWER(2;[.A145]*2)" office:value-type="float" office:value="4.97323236409787E+086" calcext:value-type="float">
            <text:p>4,97323236409787E+086</text:p>
          </table:table-cell>
          <table:table-cell table:formula="of:=SUM([.C$1:.C144])*2" office:value-type="float" office:value="3.31548824273191E+086" calcext:value-type="float">
            <text:p>3,31548824273191E+086</text:p>
          </table:table-cell>
          <table:table-cell table:formula="of:=SQRT([.D145])" office:value-type="float" office:value="1.82084822067407E+043" calcext:value-type="float">
            <text:p>1,82084822067407E+043</text:p>
          </table:table-cell>
          <table:table-cell table:formula="of:=SQRT(([.B145]-1)*([.B145]-1)*2)" office:value-type="float" office:value="3.15380163107887E+043" calcext:value-type="float">
            <text:p>3,15380163107887E+043</text:p>
          </table:table-cell>
          <table:table-cell table:formula="of:=[.E145]/[.F145]" office:value-type="float" office:value="0.577350269189626" calcext:value-type="float">
            <text:p>0,5773502692</text:p>
          </table:table-cell>
          <table:table-cell table:formula="of:=1/[.F145]" office:value-type="float" office:value="3.17077646908919E-044" calcext:value-type="float">
            <text:p>3,17077646908919E-44</text:p>
          </table:table-cell>
          <table:table-cell table:formula="of:=SQRT([.H145])" office:value-type="float" office:value="1.78066742236982E-022" calcext:value-type="float">
            <text:p>1,78066742236982E-22</text:p>
          </table:table-cell>
          <table:table-cell/>
          <table:table-cell table:formula="of:=[.G145]*[.G14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POWER(2;[.A146])" office:value-type="float" office:value="4.46014903970613E+043" calcext:value-type="float">
            <text:p>4,46014903970613E+043</text:p>
          </table:table-cell>
          <table:table-cell table:formula="of:=POWER(2;[.A146]*2)" office:value-type="float" office:value="1.98929294563915E+087" calcext:value-type="float">
            <text:p>1,98929294563915E+087</text:p>
          </table:table-cell>
          <table:table-cell table:formula="of:=SUM([.C$1:.C145])*2" office:value-type="float" office:value="1.32619529709276E+087" calcext:value-type="float">
            <text:p>1,32619529709276E+087</text:p>
          </table:table-cell>
          <table:table-cell table:formula="of:=SQRT([.D146])" office:value-type="float" office:value="3.64169644134813E+043" calcext:value-type="float">
            <text:p>3,64169644134813E+043</text:p>
          </table:table-cell>
          <table:table-cell table:formula="of:=SQRT(([.B146]-1)*([.B146]-1)*2)" office:value-type="float" office:value="6.30760326215774E+043" calcext:value-type="float">
            <text:p>6,30760326215774E+043</text:p>
          </table:table-cell>
          <table:table-cell table:formula="of:=[.E146]/[.F146]" office:value-type="float" office:value="0.577350269189626" calcext:value-type="float">
            <text:p>0,5773502692</text:p>
          </table:table-cell>
          <table:table-cell table:formula="of:=1/[.F146]" office:value-type="float" office:value="1.5853882345446E-044" calcext:value-type="float">
            <text:p>1,5853882345446E-44</text:p>
          </table:table-cell>
          <table:table-cell table:formula="of:=SQRT([.H146])" office:value-type="float" office:value="1.25912200939567E-022" calcext:value-type="float">
            <text:p>1,25912200939567E-22</text:p>
          </table:table-cell>
          <table:table-cell/>
          <table:table-cell table:formula="of:=[.G146]*[.G14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POWER(2;[.A147])" office:value-type="float" office:value="8.92029807941225E+043" calcext:value-type="float">
            <text:p>8,92029807941225E+043</text:p>
          </table:table-cell>
          <table:table-cell table:formula="of:=POWER(2;[.A147]*2)" office:value-type="float" office:value="7.95717178255659E+087" calcext:value-type="float">
            <text:p>7,95717178255659E+087</text:p>
          </table:table-cell>
          <table:table-cell table:formula="of:=SUM([.C$1:.C146])*2" office:value-type="float" office:value="5.30478118837106E+087" calcext:value-type="float">
            <text:p>5,30478118837106E+087</text:p>
          </table:table-cell>
          <table:table-cell table:formula="of:=SQRT([.D147])" office:value-type="float" office:value="7.28339288269626E+043" calcext:value-type="float">
            <text:p>7,28339288269626E+043</text:p>
          </table:table-cell>
          <table:table-cell table:formula="of:=SQRT(([.B147]-1)*([.B147]-1)*2)" office:value-type="float" office:value="1.26152065243155E+044" calcext:value-type="float">
            <text:p>1,26152065243155E+044</text:p>
          </table:table-cell>
          <table:table-cell table:formula="of:=[.E147]/[.F147]" office:value-type="float" office:value="0.577350269189626" calcext:value-type="float">
            <text:p>0,5773502692</text:p>
          </table:table-cell>
          <table:table-cell table:formula="of:=1/[.F147]" office:value-type="float" office:value="7.92694117272299E-045" calcext:value-type="float">
            <text:p>7,92694117272299E-45</text:p>
          </table:table-cell>
          <table:table-cell table:formula="of:=SQRT([.H147])" office:value-type="float" office:value="8.90333711184912E-023" calcext:value-type="float">
            <text:p>8,90333711184912E-23</text:p>
          </table:table-cell>
          <table:table-cell/>
          <table:table-cell table:formula="of:=[.G147]*[.G14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POWER(2;[.A148])" office:value-type="float" office:value="1.78405961588245E+044" calcext:value-type="float">
            <text:p>1,78405961588245E+044</text:p>
          </table:table-cell>
          <table:table-cell table:formula="of:=POWER(2;[.A148]*2)" office:value-type="float" office:value="3.18286871302263E+088" calcext:value-type="float">
            <text:p>3,18286871302263E+088</text:p>
          </table:table-cell>
          <table:table-cell table:formula="of:=SUM([.C$1:.C147])*2" office:value-type="float" office:value="2.12191247534842E+088" calcext:value-type="float">
            <text:p>2,12191247534842E+088</text:p>
          </table:table-cell>
          <table:table-cell table:formula="of:=SQRT([.D148])" office:value-type="float" office:value="1.45667857653925E+044" calcext:value-type="float">
            <text:p>1,45667857653925E+044</text:p>
          </table:table-cell>
          <table:table-cell table:formula="of:=SQRT(([.B148]-1)*([.B148]-1)*2)" office:value-type="float" office:value="2.52304130486309E+044" calcext:value-type="float">
            <text:p>2,52304130486309E+044</text:p>
          </table:table-cell>
          <table:table-cell table:formula="of:=[.E148]/[.F148]" office:value-type="float" office:value="0.577350269189626" calcext:value-type="float">
            <text:p>0,5773502692</text:p>
          </table:table-cell>
          <table:table-cell table:formula="of:=1/[.F148]" office:value-type="float" office:value="3.96347058636149E-045" calcext:value-type="float">
            <text:p>3,96347058636149E-45</text:p>
          </table:table-cell>
          <table:table-cell table:formula="of:=SQRT([.H148])" office:value-type="float" office:value="6.29561004697837E-023" calcext:value-type="float">
            <text:p>6,29561004697837E-23</text:p>
          </table:table-cell>
          <table:table-cell/>
          <table:table-cell table:formula="of:=[.G148]*[.G14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POWER(2;[.A149])" office:value-type="float" office:value="3.5681192317649E+044" calcext:value-type="float">
            <text:p>3,5681192317649E+044</text:p>
          </table:table-cell>
          <table:table-cell table:formula="of:=POWER(2;[.A149]*2)" office:value-type="float" office:value="1.27314748520905E+089" calcext:value-type="float">
            <text:p>1,27314748520905E+089</text:p>
          </table:table-cell>
          <table:table-cell table:formula="of:=SUM([.C$1:.C148])*2" office:value-type="float" office:value="8.48764990139369E+088" calcext:value-type="float">
            <text:p>8,48764990139369E+088</text:p>
          </table:table-cell>
          <table:table-cell table:formula="of:=SQRT([.D149])" office:value-type="float" office:value="2.9133571530785E+044" calcext:value-type="float">
            <text:p>2,9133571530785E+044</text:p>
          </table:table-cell>
          <table:table-cell table:formula="of:=SQRT(([.B149]-1)*([.B149]-1)*2)" office:value-type="float" office:value="5.04608260972619E+044" calcext:value-type="float">
            <text:p>5,04608260972619E+044</text:p>
          </table:table-cell>
          <table:table-cell table:formula="of:=[.E149]/[.F149]" office:value-type="float" office:value="0.577350269189626" calcext:value-type="float">
            <text:p>0,5773502692</text:p>
          </table:table-cell>
          <table:table-cell table:formula="of:=1/[.F149]" office:value-type="float" office:value="1.98173529318075E-045" calcext:value-type="float">
            <text:p>1,98173529318075E-45</text:p>
          </table:table-cell>
          <table:table-cell table:formula="of:=SQRT([.H149])" office:value-type="float" office:value="4.45166855592456E-023" calcext:value-type="float">
            <text:p>4,45166855592456E-23</text:p>
          </table:table-cell>
          <table:table-cell/>
          <table:table-cell table:formula="of:=[.G149]*[.G14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POWER(2;[.A150])" office:value-type="float" office:value="7.1362384635298E+044" calcext:value-type="float">
            <text:p>7,1362384635298E+044</text:p>
          </table:table-cell>
          <table:table-cell table:formula="of:=POWER(2;[.A150]*2)" office:value-type="float" office:value="5.09258994083622E+089" calcext:value-type="float">
            <text:p>5,09258994083622E+089</text:p>
          </table:table-cell>
          <table:table-cell table:formula="of:=SUM([.C$1:.C149])*2" office:value-type="float" office:value="3.39505996055748E+089" calcext:value-type="float">
            <text:p>3,39505996055748E+089</text:p>
          </table:table-cell>
          <table:table-cell table:formula="of:=SQRT([.D150])" office:value-type="float" office:value="5.82671430615701E+044" calcext:value-type="float">
            <text:p>5,82671430615701E+044</text:p>
          </table:table-cell>
          <table:table-cell table:formula="of:=SQRT(([.B150]-1)*([.B150]-1)*2)" office:value-type="float" office:value="1.00921652194524E+045" calcext:value-type="float">
            <text:p>1,00921652194524E+045</text:p>
          </table:table-cell>
          <table:table-cell table:formula="of:=[.E150]/[.F150]" office:value-type="float" office:value="0.577350269189626" calcext:value-type="float">
            <text:p>0,5773502692</text:p>
          </table:table-cell>
          <table:table-cell table:formula="of:=1/[.F150]" office:value-type="float" office:value="9.90867646590373E-046" calcext:value-type="float">
            <text:p>9,90867646590373E-46</text:p>
          </table:table-cell>
          <table:table-cell table:formula="of:=SQRT([.H150])" office:value-type="float" office:value="3.14780502348918E-023" calcext:value-type="float">
            <text:p>3,14780502348918E-23</text:p>
          </table:table-cell>
          <table:table-cell/>
          <table:table-cell table:formula="of:=[.G150]*[.G15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POWER(2;[.A151])" office:value-type="float" office:value="1.42724769270596E+045" calcext:value-type="float">
            <text:p>1,42724769270596E+045</text:p>
          </table:table-cell>
          <table:table-cell table:formula="of:=POWER(2;[.A151]*2)" office:value-type="float" office:value="2.03703597633449E+090" calcext:value-type="float">
            <text:p>2,03703597633449E+090</text:p>
          </table:table-cell>
          <table:table-cell table:formula="of:=SUM([.C$1:.C150])*2" office:value-type="float" office:value="1.35802398422299E+090" calcext:value-type="float">
            <text:p>1,35802398422299E+090</text:p>
          </table:table-cell>
          <table:table-cell table:formula="of:=SQRT([.D151])" office:value-type="float" office:value="1.1653428612314E+045" calcext:value-type="float">
            <text:p>1,1653428612314E+045</text:p>
          </table:table-cell>
          <table:table-cell table:formula="of:=SQRT(([.B151]-1)*([.B151]-1)*2)" office:value-type="float" office:value="2.01843304389048E+045" calcext:value-type="float">
            <text:p>2,01843304389048E+045</text:p>
          </table:table-cell>
          <table:table-cell table:formula="of:=[.E151]/[.F151]" office:value-type="float" office:value="0.577350269189626" calcext:value-type="float">
            <text:p>0,5773502692</text:p>
          </table:table-cell>
          <table:table-cell table:formula="of:=1/[.F151]" office:value-type="float" office:value="4.95433823295187E-046" calcext:value-type="float">
            <text:p>4,95433823295187E-46</text:p>
          </table:table-cell>
          <table:table-cell table:formula="of:=SQRT([.H151])" office:value-type="float" office:value="2.22583427796228E-023" calcext:value-type="float">
            <text:p>2,22583427796228E-23</text:p>
          </table:table-cell>
          <table:table-cell/>
          <table:table-cell table:formula="of:=[.G151]*[.G15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POWER(2;[.A152])" office:value-type="float" office:value="2.85449538541192E+045" calcext:value-type="float">
            <text:p>2,85449538541192E+045</text:p>
          </table:table-cell>
          <table:table-cell table:formula="of:=POWER(2;[.A152]*2)" office:value-type="float" office:value="8.14814390533794E+090" calcext:value-type="float">
            <text:p>8,14814390533794E+090</text:p>
          </table:table-cell>
          <table:table-cell table:formula="of:=SUM([.C$1:.C151])*2" office:value-type="float" office:value="5.43209593689196E+090" calcext:value-type="float">
            <text:p>5,43209593689196E+090</text:p>
          </table:table-cell>
          <table:table-cell table:formula="of:=SQRT([.D152])" office:value-type="float" office:value="2.3306857224628E+045" calcext:value-type="float">
            <text:p>2,3306857224628E+045</text:p>
          </table:table-cell>
          <table:table-cell table:formula="of:=SQRT(([.B152]-1)*([.B152]-1)*2)" office:value-type="float" office:value="4.03686608778095E+045" calcext:value-type="float">
            <text:p>4,03686608778095E+045</text:p>
          </table:table-cell>
          <table:table-cell table:formula="of:=[.E152]/[.F152]" office:value-type="float" office:value="0.577350269189626" calcext:value-type="float">
            <text:p>0,5773502692</text:p>
          </table:table-cell>
          <table:table-cell table:formula="of:=1/[.F152]" office:value-type="float" office:value="2.47716911647593E-046" calcext:value-type="float">
            <text:p>2,47716911647593E-46</text:p>
          </table:table-cell>
          <table:table-cell table:formula="of:=SQRT([.H152])" office:value-type="float" office:value="1.57390251174459E-023" calcext:value-type="float">
            <text:p>1,57390251174459E-23</text:p>
          </table:table-cell>
          <table:table-cell/>
          <table:table-cell table:formula="of:=[.G152]*[.G15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POWER(2;[.A153])" office:value-type="float" office:value="5.70899077082384E+045" calcext:value-type="float">
            <text:p>5,70899077082384E+045</text:p>
          </table:table-cell>
          <table:table-cell table:formula="of:=POWER(2;[.A153]*2)" office:value-type="float" office:value="3.25925756213518E+091" calcext:value-type="float">
            <text:p>3,25925756213518E+091</text:p>
          </table:table-cell>
          <table:table-cell table:formula="of:=SUM([.C$1:.C152])*2" office:value-type="float" office:value="2.17283837475678E+091" calcext:value-type="float">
            <text:p>2,17283837475678E+091</text:p>
          </table:table-cell>
          <table:table-cell table:formula="of:=SQRT([.D153])" office:value-type="float" office:value="4.66137144492561E+045" calcext:value-type="float">
            <text:p>4,66137144492561E+045</text:p>
          </table:table-cell>
          <table:table-cell table:formula="of:=SQRT(([.B153]-1)*([.B153]-1)*2)" office:value-type="float" office:value="8.0737321755619E+045" calcext:value-type="float">
            <text:p>8,0737321755619E+045</text:p>
          </table:table-cell>
          <table:table-cell table:formula="of:=[.E153]/[.F153]" office:value-type="float" office:value="0.577350269189626" calcext:value-type="float">
            <text:p>0,5773502692</text:p>
          </table:table-cell>
          <table:table-cell table:formula="of:=1/[.F153]" office:value-type="float" office:value="1.23858455823797E-046" calcext:value-type="float">
            <text:p>1,23858455823797E-46</text:p>
          </table:table-cell>
          <table:table-cell table:formula="of:=SQRT([.H153])" office:value-type="float" office:value="1.11291713898114E-023" calcext:value-type="float">
            <text:p>1,11291713898114E-23</text:p>
          </table:table-cell>
          <table:table-cell/>
          <table:table-cell table:formula="of:=[.G153]*[.G15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POWER(2;[.A154])" office:value-type="float" office:value="1.14179815416477E+046" calcext:value-type="float">
            <text:p>1,14179815416477E+046</text:p>
          </table:table-cell>
          <table:table-cell table:formula="of:=POWER(2;[.A154]*2)" office:value-type="float" office:value="1.30370302485407E+092" calcext:value-type="float">
            <text:p>1,30370302485407E+092</text:p>
          </table:table-cell>
          <table:table-cell table:formula="of:=SUM([.C$1:.C153])*2" office:value-type="float" office:value="8.69135349902714E+091" calcext:value-type="float">
            <text:p>8,69135349902714E+091</text:p>
          </table:table-cell>
          <table:table-cell table:formula="of:=SQRT([.D154])" office:value-type="float" office:value="9.32274288985122E+045" calcext:value-type="float">
            <text:p>9,32274288985122E+045</text:p>
          </table:table-cell>
          <table:table-cell table:formula="of:=SQRT(([.B154]-1)*([.B154]-1)*2)" office:value-type="float" office:value="1.61474643511238E+046" calcext:value-type="float">
            <text:p>1,61474643511238E+046</text:p>
          </table:table-cell>
          <table:table-cell table:formula="of:=[.E154]/[.F154]" office:value-type="float" office:value="0.577350269189626" calcext:value-type="float">
            <text:p>0,5773502692</text:p>
          </table:table-cell>
          <table:table-cell table:formula="of:=1/[.F154]" office:value-type="float" office:value="6.19292279118983E-047" calcext:value-type="float">
            <text:p>6,19292279118983E-47</text:p>
          </table:table-cell>
          <table:table-cell table:formula="of:=SQRT([.H154])" office:value-type="float" office:value="7.86951255872296E-024" calcext:value-type="float">
            <text:p>7,86951255872296E-24</text:p>
          </table:table-cell>
          <table:table-cell/>
          <table:table-cell table:formula="of:=[.G154]*[.G15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POWER(2;[.A155])" office:value-type="float" office:value="2.28359630832954E+046" calcext:value-type="float">
            <text:p>2,28359630832954E+046</text:p>
          </table:table-cell>
          <table:table-cell table:formula="of:=POWER(2;[.A155]*2)" office:value-type="float" office:value="5.21481209941628E+092" calcext:value-type="float">
            <text:p>5,21481209941628E+092</text:p>
          </table:table-cell>
          <table:table-cell table:formula="of:=SUM([.C$1:.C154])*2" office:value-type="float" office:value="3.47654139961086E+092" calcext:value-type="float">
            <text:p>3,47654139961086E+092</text:p>
          </table:table-cell>
          <table:table-cell table:formula="of:=SQRT([.D155])" office:value-type="float" office:value="1.86454857797024E+046" calcext:value-type="float">
            <text:p>1,86454857797024E+046</text:p>
          </table:table-cell>
          <table:table-cell table:formula="of:=SQRT(([.B155]-1)*([.B155]-1)*2)" office:value-type="float" office:value="3.22949287022476E+046" calcext:value-type="float">
            <text:p>3,22949287022476E+046</text:p>
          </table:table-cell>
          <table:table-cell table:formula="of:=[.E155]/[.F155]" office:value-type="float" office:value="0.577350269189626" calcext:value-type="float">
            <text:p>0,5773502692</text:p>
          </table:table-cell>
          <table:table-cell table:formula="of:=1/[.F155]" office:value-type="float" office:value="3.09646139559492E-047" calcext:value-type="float">
            <text:p>3,09646139559492E-47</text:p>
          </table:table-cell>
          <table:table-cell table:formula="of:=SQRT([.H155])" office:value-type="float" office:value="5.5645856949057E-024" calcext:value-type="float">
            <text:p>5,5645856949057E-24</text:p>
          </table:table-cell>
          <table:table-cell/>
          <table:table-cell table:formula="of:=[.G155]*[.G15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POWER(2;[.A156])" office:value-type="float" office:value="4.56719261665907E+046" calcext:value-type="float">
            <text:p>4,56719261665907E+046</text:p>
          </table:table-cell>
          <table:table-cell table:formula="of:=POWER(2;[.A156]*2)" office:value-type="float" office:value="2.08592483976651E+093" calcext:value-type="float">
            <text:p>2,08592483976651E+093</text:p>
          </table:table-cell>
          <table:table-cell table:formula="of:=SUM([.C$1:.C155])*2" office:value-type="float" office:value="1.39061655984434E+093" calcext:value-type="float">
            <text:p>1,39061655984434E+093</text:p>
          </table:table-cell>
          <table:table-cell table:formula="of:=SQRT([.D156])" office:value-type="float" office:value="3.72909715594049E+046" calcext:value-type="float">
            <text:p>3,72909715594049E+046</text:p>
          </table:table-cell>
          <table:table-cell table:formula="of:=SQRT(([.B156]-1)*([.B156]-1)*2)" office:value-type="float" office:value="6.45898574044952E+046" calcext:value-type="float">
            <text:p>6,45898574044952E+046</text:p>
          </table:table-cell>
          <table:table-cell table:formula="of:=[.E156]/[.F156]" office:value-type="float" office:value="0.577350269189626" calcext:value-type="float">
            <text:p>0,5773502692</text:p>
          </table:table-cell>
          <table:table-cell table:formula="of:=1/[.F156]" office:value-type="float" office:value="1.54823069779746E-047" calcext:value-type="float">
            <text:p>1,54823069779746E-47</text:p>
          </table:table-cell>
          <table:table-cell table:formula="of:=SQRT([.H156])" office:value-type="float" office:value="3.93475627936148E-024" calcext:value-type="float">
            <text:p>3,93475627936148E-24</text:p>
          </table:table-cell>
          <table:table-cell/>
          <table:table-cell table:formula="of:=[.G156]*[.G15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POWER(2;[.A157])" office:value-type="float" office:value="9.13438523331814E+046" calcext:value-type="float">
            <text:p>9,13438523331814E+046</text:p>
          </table:table-cell>
          <table:table-cell table:formula="of:=POWER(2;[.A157]*2)" office:value-type="float" office:value="8.34369935906605E+093" calcext:value-type="float">
            <text:p>8,34369935906605E+093</text:p>
          </table:table-cell>
          <table:table-cell table:formula="of:=SUM([.C$1:.C156])*2" office:value-type="float" office:value="5.56246623937737E+093" calcext:value-type="float">
            <text:p>5,56246623937737E+093</text:p>
          </table:table-cell>
          <table:table-cell table:formula="of:=SQRT([.D157])" office:value-type="float" office:value="7.45819431188097E+046" calcext:value-type="float">
            <text:p>7,45819431188097E+046</text:p>
          </table:table-cell>
          <table:table-cell table:formula="of:=SQRT(([.B157]-1)*([.B157]-1)*2)" office:value-type="float" office:value="1.2917971480899E+047" calcext:value-type="float">
            <text:p>1,2917971480899E+047</text:p>
          </table:table-cell>
          <table:table-cell table:formula="of:=[.E157]/[.F157]" office:value-type="float" office:value="0.577350269189626" calcext:value-type="float">
            <text:p>0,5773502692</text:p>
          </table:table-cell>
          <table:table-cell table:formula="of:=1/[.F157]" office:value-type="float" office:value="7.74115348898729E-048" calcext:value-type="float">
            <text:p>7,74115348898729E-48</text:p>
          </table:table-cell>
          <table:table-cell table:formula="of:=SQRT([.H157])" office:value-type="float" office:value="2.78229284745285E-024" calcext:value-type="float">
            <text:p>2,78229284745285E-24</text:p>
          </table:table-cell>
          <table:table-cell/>
          <table:table-cell table:formula="of:=[.G157]*[.G15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POWER(2;[.A158])" office:value-type="float" office:value="1.82687704666363E+047" calcext:value-type="float">
            <text:p>1,82687704666363E+047</text:p>
          </table:table-cell>
          <table:table-cell table:formula="of:=POWER(2;[.A158]*2)" office:value-type="float" office:value="3.33747974362642E+094" calcext:value-type="float">
            <text:p>3,33747974362642E+094</text:p>
          </table:table-cell>
          <table:table-cell table:formula="of:=SUM([.C$1:.C157])*2" office:value-type="float" office:value="2.22498649575095E+094" calcext:value-type="float">
            <text:p>2,22498649575095E+094</text:p>
          </table:table-cell>
          <table:table-cell table:formula="of:=SQRT([.D158])" office:value-type="float" office:value="1.49163886237619E+047" calcext:value-type="float">
            <text:p>1,49163886237619E+047</text:p>
          </table:table-cell>
          <table:table-cell table:formula="of:=SQRT(([.B158]-1)*([.B158]-1)*2)" office:value-type="float" office:value="2.58359429617981E+047" calcext:value-type="float">
            <text:p>2,58359429617981E+047</text:p>
          </table:table-cell>
          <table:table-cell table:formula="of:=[.E158]/[.F158]" office:value-type="float" office:value="0.577350269189626" calcext:value-type="float">
            <text:p>0,5773502692</text:p>
          </table:table-cell>
          <table:table-cell table:formula="of:=1/[.F158]" office:value-type="float" office:value="3.87057674449365E-048" calcext:value-type="float">
            <text:p>3,87057674449365E-48</text:p>
          </table:table-cell>
          <table:table-cell table:formula="of:=SQRT([.H158])" office:value-type="float" office:value="1.96737813968074E-024" calcext:value-type="float">
            <text:p>1,96737813968074E-24</text:p>
          </table:table-cell>
          <table:table-cell/>
          <table:table-cell table:formula="of:=[.G158]*[.G15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POWER(2;[.A159])" office:value-type="float" office:value="3.65375409332726E+047" calcext:value-type="float">
            <text:p>3,65375409332726E+047</text:p>
          </table:table-cell>
          <table:table-cell table:formula="of:=POWER(2;[.A159]*2)" office:value-type="float" office:value="1.33499189745057E+095" calcext:value-type="float">
            <text:p>1,33499189745057E+095</text:p>
          </table:table-cell>
          <table:table-cell table:formula="of:=SUM([.C$1:.C158])*2" office:value-type="float" office:value="8.89994598300379E+094" calcext:value-type="float">
            <text:p>8,89994598300379E+094</text:p>
          </table:table-cell>
          <table:table-cell table:formula="of:=SQRT([.D159])" office:value-type="float" office:value="2.98327772475239E+047" calcext:value-type="float">
            <text:p>2,98327772475239E+047</text:p>
          </table:table-cell>
          <table:table-cell table:formula="of:=SQRT(([.B159]-1)*([.B159]-1)*2)" office:value-type="float" office:value="5.16718859235962E+047" calcext:value-type="float">
            <text:p>5,16718859235962E+047</text:p>
          </table:table-cell>
          <table:table-cell table:formula="of:=[.E159]/[.F159]" office:value-type="float" office:value="0.577350269189626" calcext:value-type="float">
            <text:p>0,5773502692</text:p>
          </table:table-cell>
          <table:table-cell table:formula="of:=1/[.F159]" office:value-type="float" office:value="1.93528837224682E-048" calcext:value-type="float">
            <text:p>1,93528837224682E-48</text:p>
          </table:table-cell>
          <table:table-cell table:formula="of:=SQRT([.H159])" office:value-type="float" office:value="1.39114642372643E-024" calcext:value-type="float">
            <text:p>1,39114642372643E-24</text:p>
          </table:table-cell>
          <table:table-cell/>
          <table:table-cell table:formula="of:=[.G159]*[.G15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POWER(2;[.A160])" office:value-type="float" office:value="7.30750818665451E+047" calcext:value-type="float">
            <text:p>7,30750818665451E+047</text:p>
          </table:table-cell>
          <table:table-cell table:formula="of:=POWER(2;[.A160]*2)" office:value-type="float" office:value="5.33996758980228E+095" calcext:value-type="float">
            <text:p>5,33996758980228E+095</text:p>
          </table:table-cell>
          <table:table-cell table:formula="of:=SUM([.C$1:.C159])*2" office:value-type="float" office:value="3.55997839320152E+095" calcext:value-type="float">
            <text:p>3,55997839320152E+095</text:p>
          </table:table-cell>
          <table:table-cell table:formula="of:=SQRT([.D160])" office:value-type="float" office:value="5.96655544950478E+047" calcext:value-type="float">
            <text:p>5,96655544950478E+047</text:p>
          </table:table-cell>
          <table:table-cell table:formula="of:=SQRT(([.B160]-1)*([.B160]-1)*2)" office:value-type="float" office:value="1.03343771847192E+048" calcext:value-type="float">
            <text:p>1,03343771847192E+048</text:p>
          </table:table-cell>
          <table:table-cell table:formula="of:=[.E160]/[.F160]" office:value-type="float" office:value="0.577350269189626" calcext:value-type="float">
            <text:p>0,5773502692</text:p>
          </table:table-cell>
          <table:table-cell table:formula="of:=1/[.F160]" office:value-type="float" office:value="9.67644186123412E-049" calcext:value-type="float">
            <text:p>9,67644186123412E-49</text:p>
          </table:table-cell>
          <table:table-cell table:formula="of:=SQRT([.H160])" office:value-type="float" office:value="9.8368906984037E-025" calcext:value-type="float">
            <text:p>9,8368906984037E-25</text:p>
          </table:table-cell>
          <table:table-cell/>
          <table:table-cell table:formula="of:=[.G160]*[.G16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POWER(2;[.A161])" office:value-type="float" office:value="1.4615016373309E+048" calcext:value-type="float">
            <text:p>1,4615016373309E+048</text:p>
          </table:table-cell>
          <table:table-cell table:formula="of:=POWER(2;[.A161]*2)" office:value-type="float" office:value="2.13598703592091E+096" calcext:value-type="float">
            <text:p>2,13598703592091E+096</text:p>
          </table:table-cell>
          <table:table-cell table:formula="of:=SUM([.C$1:.C160])*2" office:value-type="float" office:value="1.42399135728061E+096" calcext:value-type="float">
            <text:p>1,42399135728061E+096</text:p>
          </table:table-cell>
          <table:table-cell table:formula="of:=SQRT([.D161])" office:value-type="float" office:value="1.19331108990096E+048" calcext:value-type="float">
            <text:p>1,19331108990096E+048</text:p>
          </table:table-cell>
          <table:table-cell table:formula="of:=SQRT(([.B161]-1)*([.B161]-1)*2)" office:value-type="float" office:value="2.06687543694385E+048" calcext:value-type="float">
            <text:p>2,06687543694385E+048</text:p>
          </table:table-cell>
          <table:table-cell table:formula="of:=[.E161]/[.F161]" office:value-type="float" office:value="0.577350269189626" calcext:value-type="float">
            <text:p>0,5773502692</text:p>
          </table:table-cell>
          <table:table-cell table:formula="of:=1/[.F161]" office:value-type="float" office:value="4.83822093061706E-049" calcext:value-type="float">
            <text:p>4,83822093061706E-49</text:p>
          </table:table-cell>
          <table:table-cell table:formula="of:=SQRT([.H161])" office:value-type="float" office:value="6.95573211863213E-025" calcext:value-type="float">
            <text:p>6,95573211863213E-25</text:p>
          </table:table-cell>
          <table:table-cell/>
          <table:table-cell table:formula="of:=[.G161]*[.G16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POWER(2;[.A162])" office:value-type="float" office:value="2.92300327466181E+048" calcext:value-type="float">
            <text:p>2,92300327466181E+048</text:p>
          </table:table-cell>
          <table:table-cell table:formula="of:=POWER(2;[.A162]*2)" office:value-type="float" office:value="8.54394814368364E+096" calcext:value-type="float">
            <text:p>8,54394814368364E+096</text:p>
          </table:table-cell>
          <table:table-cell table:formula="of:=SUM([.C$1:.C161])*2" office:value-type="float" office:value="5.69596542912243E+096" calcext:value-type="float">
            <text:p>5,69596542912243E+096</text:p>
          </table:table-cell>
          <table:table-cell table:formula="of:=SQRT([.D162])" office:value-type="float" office:value="2.38662217980191E+048" calcext:value-type="float">
            <text:p>2,38662217980191E+048</text:p>
          </table:table-cell>
          <table:table-cell table:formula="of:=SQRT(([.B162]-1)*([.B162]-1)*2)" office:value-type="float" office:value="4.1337508738877E+048" calcext:value-type="float">
            <text:p>4,1337508738877E+048</text:p>
          </table:table-cell>
          <table:table-cell table:formula="of:=[.E162]/[.F162]" office:value-type="float" office:value="0.577350269189626" calcext:value-type="float">
            <text:p>0,5773502692</text:p>
          </table:table-cell>
          <table:table-cell table:formula="of:=1/[.F162]" office:value-type="float" office:value="2.41911046530853E-049" calcext:value-type="float">
            <text:p>2,41911046530853E-49</text:p>
          </table:table-cell>
          <table:table-cell table:formula="of:=SQRT([.H162])" office:value-type="float" office:value="4.91844534920185E-025" calcext:value-type="float">
            <text:p>4,91844534920185E-25</text:p>
          </table:table-cell>
          <table:table-cell/>
          <table:table-cell table:formula="of:=[.G162]*[.G16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POWER(2;[.A163])" office:value-type="float" office:value="5.84600654932361E+048" calcext:value-type="float">
            <text:p>5,84600654932361E+048</text:p>
          </table:table-cell>
          <table:table-cell table:formula="of:=POWER(2;[.A163]*2)" office:value-type="float" office:value="3.41757925747346E+097" calcext:value-type="float">
            <text:p>3,41757925747346E+097</text:p>
          </table:table-cell>
          <table:table-cell table:formula="of:=SUM([.C$1:.C162])*2" office:value-type="float" office:value="2.27838617164897E+097" calcext:value-type="float">
            <text:p>2,27838617164897E+097</text:p>
          </table:table-cell>
          <table:table-cell table:formula="of:=SQRT([.D163])" office:value-type="float" office:value="4.77324435960382E+048" calcext:value-type="float">
            <text:p>4,77324435960382E+048</text:p>
          </table:table-cell>
          <table:table-cell table:formula="of:=SQRT(([.B163]-1)*([.B163]-1)*2)" office:value-type="float" office:value="8.26750174777539E+048" calcext:value-type="float">
            <text:p>8,26750174777539E+048</text:p>
          </table:table-cell>
          <table:table-cell table:formula="of:=[.E163]/[.F163]" office:value-type="float" office:value="0.577350269189626" calcext:value-type="float">
            <text:p>0,5773502692</text:p>
          </table:table-cell>
          <table:table-cell table:formula="of:=1/[.F163]" office:value-type="float" office:value="1.20955523265426E-049" calcext:value-type="float">
            <text:p>1,20955523265426E-49</text:p>
          </table:table-cell>
          <table:table-cell table:formula="of:=SQRT([.H163])" office:value-type="float" office:value="3.47786605931606E-025" calcext:value-type="float">
            <text:p>3,47786605931606E-25</text:p>
          </table:table-cell>
          <table:table-cell/>
          <table:table-cell table:formula="of:=[.G163]*[.G16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POWER(2;[.A164])" office:value-type="float" office:value="1.16920130986472E+049" calcext:value-type="float">
            <text:p>1,16920130986472E+049</text:p>
          </table:table-cell>
          <table:table-cell table:formula="of:=POWER(2;[.A164]*2)" office:value-type="float" office:value="1.36703170298938E+098" calcext:value-type="float">
            <text:p>1,36703170298938E+098</text:p>
          </table:table-cell>
          <table:table-cell table:formula="of:=SUM([.C$1:.C163])*2" office:value-type="float" office:value="9.11354468659588E+097" calcext:value-type="float">
            <text:p>9,11354468659588E+097</text:p>
          </table:table-cell>
          <table:table-cell table:formula="of:=SQRT([.D164])" office:value-type="float" office:value="9.54648871920764E+048" calcext:value-type="float">
            <text:p>9,54648871920764E+048</text:p>
          </table:table-cell>
          <table:table-cell table:formula="of:=SQRT(([.B164]-1)*([.B164]-1)*2)" office:value-type="float" office:value="1.65350034955508E+049" calcext:value-type="float">
            <text:p>1,65350034955508E+049</text:p>
          </table:table-cell>
          <table:table-cell table:formula="of:=[.E164]/[.F164]" office:value-type="float" office:value="0.577350269189626" calcext:value-type="float">
            <text:p>0,5773502692</text:p>
          </table:table-cell>
          <table:table-cell table:formula="of:=1/[.F164]" office:value-type="float" office:value="6.04777616327132E-050" calcext:value-type="float">
            <text:p>6,04777616327132E-50</text:p>
          </table:table-cell>
          <table:table-cell table:formula="of:=SQRT([.H164])" office:value-type="float" office:value="2.45922267460092E-025" calcext:value-type="float">
            <text:p>2,45922267460092E-25</text:p>
          </table:table-cell>
          <table:table-cell/>
          <table:table-cell table:formula="of:=[.G164]*[.G16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POWER(2;[.A165])" office:value-type="float" office:value="2.33840261972944E+049" calcext:value-type="float">
            <text:p>2,33840261972944E+049</text:p>
          </table:table-cell>
          <table:table-cell table:formula="of:=POWER(2;[.A165]*2)" office:value-type="float" office:value="5.46812681195753E+098" calcext:value-type="float">
            <text:p>5,46812681195753E+098</text:p>
          </table:table-cell>
          <table:table-cell table:formula="of:=SUM([.C$1:.C164])*2" office:value-type="float" office:value="3.64541787463835E+098" calcext:value-type="float">
            <text:p>3,64541787463835E+098</text:p>
          </table:table-cell>
          <table:table-cell table:formula="of:=SQRT([.D165])" office:value-type="float" office:value="1.90929774384153E+049" calcext:value-type="float">
            <text:p>1,90929774384153E+049</text:p>
          </table:table-cell>
          <table:table-cell table:formula="of:=SQRT(([.B165]-1)*([.B165]-1)*2)" office:value-type="float" office:value="3.30700069911016E+049" calcext:value-type="float">
            <text:p>3,30700069911016E+049</text:p>
          </table:table-cell>
          <table:table-cell table:formula="of:=[.E165]/[.F165]" office:value-type="float" office:value="0.577350269189626" calcext:value-type="float">
            <text:p>0,5773502692</text:p>
          </table:table-cell>
          <table:table-cell table:formula="of:=1/[.F165]" office:value-type="float" office:value="3.02388808163566E-050" calcext:value-type="float">
            <text:p>3,02388808163566E-50</text:p>
          </table:table-cell>
          <table:table-cell table:formula="of:=SQRT([.H165])" office:value-type="float" office:value="1.73893302965803E-025" calcext:value-type="float">
            <text:p>1,73893302965803E-25</text:p>
          </table:table-cell>
          <table:table-cell/>
          <table:table-cell table:formula="of:=[.G165]*[.G16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POWER(2;[.A166])" office:value-type="float" office:value="4.67680523945889E+049" calcext:value-type="float">
            <text:p>4,67680523945889E+049</text:p>
          </table:table-cell>
          <table:table-cell table:formula="of:=POWER(2;[.A166]*2)" office:value-type="float" office:value="2.18725072478301E+099" calcext:value-type="float">
            <text:p>2,18725072478301E+099</text:p>
          </table:table-cell>
          <table:table-cell table:formula="of:=SUM([.C$1:.C165])*2" office:value-type="float" office:value="1.45816714985534E+099" calcext:value-type="float">
            <text:p>1,45816714985534E+099</text:p>
          </table:table-cell>
          <table:table-cell table:formula="of:=SQRT([.D166])" office:value-type="float" office:value="3.81859548768306E+049" calcext:value-type="float">
            <text:p>3,81859548768306E+049</text:p>
          </table:table-cell>
          <table:table-cell table:formula="of:=SQRT(([.B166]-1)*([.B166]-1)*2)" office:value-type="float" office:value="6.61400139822031E+049" calcext:value-type="float">
            <text:p>6,61400139822031E+049</text:p>
          </table:table-cell>
          <table:table-cell table:formula="of:=[.E166]/[.F166]" office:value-type="float" office:value="0.577350269189626" calcext:value-type="float">
            <text:p>0,5773502692</text:p>
          </table:table-cell>
          <table:table-cell table:formula="of:=1/[.F166]" office:value-type="float" office:value="1.51194404081783E-050" calcext:value-type="float">
            <text:p>1,51194404081783E-50</text:p>
          </table:table-cell>
          <table:table-cell table:formula="of:=SQRT([.H166])" office:value-type="float" office:value="1.22961133730046E-025" calcext:value-type="float">
            <text:p>1,22961133730046E-25</text:p>
          </table:table-cell>
          <table:table-cell/>
          <table:table-cell table:formula="of:=[.G166]*[.G16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POWER(2;[.A167])" office:value-type="float" office:value="9.35361047891778E+049" calcext:value-type="float">
            <text:p>9,35361047891778E+049</text:p>
          </table:table-cell>
          <table:table-cell table:formula="of:=POWER(2;[.A167]*2)" office:value-type="float" office:value="8.74900289913205E+099" calcext:value-type="float">
            <text:p>8,74900289913205E+099</text:p>
          </table:table-cell>
          <table:table-cell table:formula="of:=SUM([.C$1:.C166])*2" office:value-type="float" office:value="5.83266859942137E+099" calcext:value-type="float">
            <text:p>5,83266859942137E+099</text:p>
          </table:table-cell>
          <table:table-cell table:formula="of:=SQRT([.D167])" office:value-type="float" office:value="7.63719097536612E+049" calcext:value-type="float">
            <text:p>7,63719097536612E+049</text:p>
          </table:table-cell>
          <table:table-cell table:formula="of:=SQRT(([.B167]-1)*([.B167]-1)*2)" office:value-type="float" office:value="1.32280027964406E+050" calcext:value-type="float">
            <text:p>1,32280027964406E+050</text:p>
          </table:table-cell>
          <table:table-cell table:formula="of:=[.E167]/[.F167]" office:value-type="float" office:value="0.577350269189626" calcext:value-type="float">
            <text:p>0,5773502692</text:p>
          </table:table-cell>
          <table:table-cell table:formula="of:=1/[.F167]" office:value-type="float" office:value="7.55972020408915E-051" calcext:value-type="float">
            <text:p>7,55972020408915E-51</text:p>
          </table:table-cell>
          <table:table-cell table:formula="of:=SQRT([.H167])" office:value-type="float" office:value="8.69466514829016E-026" calcext:value-type="float">
            <text:p>8,69466514829016E-26</text:p>
          </table:table-cell>
          <table:table-cell/>
          <table:table-cell table:formula="of:=[.G167]*[.G16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POWER(2;[.A168])" office:value-type="float" office:value="1.87072209578356E+050" calcext:value-type="float">
            <text:p>1,87072209578356E+050</text:p>
          </table:table-cell>
          <table:table-cell table:formula="of:=POWER(2;[.A168]*2)" office:value-type="float" office:value="3.49960115965282E+100" calcext:value-type="float">
            <text:p>3,49960115965282E+100</text:p>
          </table:table-cell>
          <table:table-cell table:formula="of:=SUM([.C$1:.C167])*2" office:value-type="float" office:value="2.33306743976855E+100" calcext:value-type="float">
            <text:p>2,33306743976855E+100</text:p>
          </table:table-cell>
          <table:table-cell table:formula="of:=SQRT([.D168])" office:value-type="float" office:value="1.52743819507322E+050" calcext:value-type="float">
            <text:p>1,52743819507322E+050</text:p>
          </table:table-cell>
          <table:table-cell table:formula="of:=SQRT(([.B168]-1)*([.B168]-1)*2)" office:value-type="float" office:value="2.64560055928812E+050" calcext:value-type="float">
            <text:p>2,64560055928812E+050</text:p>
          </table:table-cell>
          <table:table-cell table:formula="of:=[.E168]/[.F168]" office:value-type="float" office:value="0.577350269189626" calcext:value-type="float">
            <text:p>0,5773502692</text:p>
          </table:table-cell>
          <table:table-cell table:formula="of:=1/[.F168]" office:value-type="float" office:value="3.77986010204458E-051" calcext:value-type="float">
            <text:p>3,77986010204458E-51</text:p>
          </table:table-cell>
          <table:table-cell table:formula="of:=SQRT([.H168])" office:value-type="float" office:value="6.14805668650231E-026" calcext:value-type="float">
            <text:p>6,14805668650231E-26</text:p>
          </table:table-cell>
          <table:table-cell/>
          <table:table-cell table:formula="of:=[.G168]*[.G16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POWER(2;[.A169])" office:value-type="float" office:value="3.74144419156711E+050" calcext:value-type="float">
            <text:p>3,74144419156711E+050</text:p>
          </table:table-cell>
          <table:table-cell table:formula="of:=POWER(2;[.A169]*2)" office:value-type="float" office:value="1.39984046386113E+101" calcext:value-type="float">
            <text:p>1,39984046386113E+101</text:p>
          </table:table-cell>
          <table:table-cell table:formula="of:=SUM([.C$1:.C168])*2" office:value-type="float" office:value="9.33226975907418E+100" calcext:value-type="float">
            <text:p>9,33226975907418E+100</text:p>
          </table:table-cell>
          <table:table-cell table:formula="of:=SQRT([.D169])" office:value-type="float" office:value="3.05487639014645E+050" calcext:value-type="float">
            <text:p>3,05487639014645E+050</text:p>
          </table:table-cell>
          <table:table-cell table:formula="of:=SQRT(([.B169]-1)*([.B169]-1)*2)" office:value-type="float" office:value="5.29120111857625E+050" calcext:value-type="float">
            <text:p>5,29120111857625E+050</text:p>
          </table:table-cell>
          <table:table-cell table:formula="of:=[.E169]/[.F169]" office:value-type="float" office:value="0.577350269189626" calcext:value-type="float">
            <text:p>0,5773502692</text:p>
          </table:table-cell>
          <table:table-cell table:formula="of:=1/[.F169]" office:value-type="float" office:value="1.88993005102229E-051" calcext:value-type="float">
            <text:p>1,88993005102229E-51</text:p>
          </table:table-cell>
          <table:table-cell table:formula="of:=SQRT([.H169])" office:value-type="float" office:value="4.34733257414508E-026" calcext:value-type="float">
            <text:p>4,34733257414508E-26</text:p>
          </table:table-cell>
          <table:table-cell/>
          <table:table-cell table:formula="of:=[.G169]*[.G16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POWER(2;[.A170])" office:value-type="float" office:value="7.48288838313422E+050" calcext:value-type="float">
            <text:p>7,48288838313422E+050</text:p>
          </table:table-cell>
          <table:table-cell table:formula="of:=POWER(2;[.A170]*2)" office:value-type="float" office:value="5.59936185544451E+101" calcext:value-type="float">
            <text:p>5,59936185544451E+101</text:p>
          </table:table-cell>
          <table:table-cell table:formula="of:=SUM([.C$1:.C169])*2" office:value-type="float" office:value="3.73290790362967E+101" calcext:value-type="float">
            <text:p>3,73290790362967E+101</text:p>
          </table:table-cell>
          <table:table-cell table:formula="of:=SQRT([.D170])" office:value-type="float" office:value="6.10975278029289E+050" calcext:value-type="float">
            <text:p>6,10975278029289E+050</text:p>
          </table:table-cell>
          <table:table-cell table:formula="of:=SQRT(([.B170]-1)*([.B170]-1)*2)" office:value-type="float" office:value="1.05824022371525E+051" calcext:value-type="float">
            <text:p>1,05824022371525E+051</text:p>
          </table:table-cell>
          <table:table-cell table:formula="of:=[.E170]/[.F170]" office:value-type="float" office:value="0.577350269189626" calcext:value-type="float">
            <text:p>0,5773502692</text:p>
          </table:table-cell>
          <table:table-cell table:formula="of:=1/[.F170]" office:value-type="float" office:value="9.44965025511144E-052" calcext:value-type="float">
            <text:p>9,44965025511144E-52</text:p>
          </table:table-cell>
          <table:table-cell table:formula="of:=SQRT([.H170])" office:value-type="float" office:value="3.07402834325115E-026" calcext:value-type="float">
            <text:p>3,07402834325115E-26</text:p>
          </table:table-cell>
          <table:table-cell/>
          <table:table-cell table:formula="of:=[.G170]*[.G17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POWER(2;[.A171])" office:value-type="float" office:value="1.49657767662684E+051" calcext:value-type="float">
            <text:p>1,49657767662684E+051</text:p>
          </table:table-cell>
          <table:table-cell table:formula="of:=POWER(2;[.A171]*2)" office:value-type="float" office:value="2.2397447421778E+102" calcext:value-type="float">
            <text:p>2,2397447421778E+102</text:p>
          </table:table-cell>
          <table:table-cell table:formula="of:=SUM([.C$1:.C170])*2" office:value-type="float" office:value="1.49316316145187E+102" calcext:value-type="float">
            <text:p>1,49316316145187E+102</text:p>
          </table:table-cell>
          <table:table-cell table:formula="of:=SQRT([.D171])" office:value-type="float" office:value="1.22195055605858E+051" calcext:value-type="float">
            <text:p>1,22195055605858E+051</text:p>
          </table:table-cell>
          <table:table-cell table:formula="of:=SQRT(([.B171]-1)*([.B171]-1)*2)" office:value-type="float" office:value="2.1164804474305E+051" calcext:value-type="float">
            <text:p>2,1164804474305E+051</text:p>
          </table:table-cell>
          <table:table-cell table:formula="of:=[.E171]/[.F171]" office:value-type="float" office:value="0.577350269189626" calcext:value-type="float">
            <text:p>0,5773502692</text:p>
          </table:table-cell>
          <table:table-cell table:formula="of:=1/[.F171]" office:value-type="float" office:value="4.72482512755572E-052" calcext:value-type="float">
            <text:p>4,72482512755572E-52</text:p>
          </table:table-cell>
          <table:table-cell table:formula="of:=SQRT([.H171])" office:value-type="float" office:value="2.17366628707254E-026" calcext:value-type="float">
            <text:p>2,17366628707254E-26</text:p>
          </table:table-cell>
          <table:table-cell/>
          <table:table-cell table:formula="of:=[.G171]*[.G17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POWER(2;[.A172])" office:value-type="float" office:value="2.99315535325369E+051" calcext:value-type="float">
            <text:p>2,99315535325369E+051</text:p>
          </table:table-cell>
          <table:table-cell table:formula="of:=POWER(2;[.A172]*2)" office:value-type="float" office:value="8.95897896871122E+102" calcext:value-type="float">
            <text:p>8,95897896871122E+102</text:p>
          </table:table-cell>
          <table:table-cell table:formula="of:=SUM([.C$1:.C171])*2" office:value-type="float" office:value="5.97265264580748E+102" calcext:value-type="float">
            <text:p>5,97265264580748E+102</text:p>
          </table:table-cell>
          <table:table-cell table:formula="of:=SQRT([.D172])" office:value-type="float" office:value="2.44390111211716E+051" calcext:value-type="float">
            <text:p>2,44390111211716E+051</text:p>
          </table:table-cell>
          <table:table-cell table:formula="of:=SQRT(([.B172]-1)*([.B172]-1)*2)" office:value-type="float" office:value="4.232960894861E+051" calcext:value-type="float">
            <text:p>4,232960894861E+051</text:p>
          </table:table-cell>
          <table:table-cell table:formula="of:=[.E172]/[.F172]" office:value-type="float" office:value="0.577350269189626" calcext:value-type="float">
            <text:p>0,5773502692</text:p>
          </table:table-cell>
          <table:table-cell table:formula="of:=1/[.F172]" office:value-type="float" office:value="2.36241256377786E-052" calcext:value-type="float">
            <text:p>2,36241256377786E-52</text:p>
          </table:table-cell>
          <table:table-cell table:formula="of:=SQRT([.H172])" office:value-type="float" office:value="1.53701417162558E-026" calcext:value-type="float">
            <text:p>1,53701417162558E-26</text:p>
          </table:table-cell>
          <table:table-cell/>
          <table:table-cell table:formula="of:=[.G172]*[.G17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POWER(2;[.A173])" office:value-type="float" office:value="5.98631070650738E+051" calcext:value-type="float">
            <text:p>5,98631070650738E+051</text:p>
          </table:table-cell>
          <table:table-cell table:formula="of:=POWER(2;[.A173]*2)" office:value-type="float" office:value="3.58359158748449E+103" calcext:value-type="float">
            <text:p>3,58359158748449E+103</text:p>
          </table:table-cell>
          <table:table-cell table:formula="of:=SUM([.C$1:.C172])*2" office:value-type="float" office:value="2.38906105832299E+103" calcext:value-type="float">
            <text:p>2,38906105832299E+103</text:p>
          </table:table-cell>
          <table:table-cell table:formula="of:=SQRT([.D173])" office:value-type="float" office:value="4.88780222423431E+051" calcext:value-type="float">
            <text:p>4,88780222423431E+051</text:p>
          </table:table-cell>
          <table:table-cell table:formula="of:=SQRT(([.B173]-1)*([.B173]-1)*2)" office:value-type="float" office:value="8.465921789722E+051" calcext:value-type="float">
            <text:p>8,465921789722E+051</text:p>
          </table:table-cell>
          <table:table-cell table:formula="of:=[.E173]/[.F173]" office:value-type="float" office:value="0.577350269189626" calcext:value-type="float">
            <text:p>0,5773502692</text:p>
          </table:table-cell>
          <table:table-cell table:formula="of:=1/[.F173]" office:value-type="float" office:value="1.18120628188893E-052" calcext:value-type="float">
            <text:p>1,18120628188893E-52</text:p>
          </table:table-cell>
          <table:table-cell table:formula="of:=SQRT([.H173])" office:value-type="float" office:value="1.08683314353627E-026" calcext:value-type="float">
            <text:p>1,08683314353627E-26</text:p>
          </table:table-cell>
          <table:table-cell/>
          <table:table-cell table:formula="of:=[.G173]*[.G17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POWER(2;[.A174])" office:value-type="float" office:value="1.19726214130148E+052" calcext:value-type="float">
            <text:p>1,19726214130148E+052</text:p>
          </table:table-cell>
          <table:table-cell table:formula="of:=POWER(2;[.A174]*2)" office:value-type="float" office:value="1.43343663499379E+104" calcext:value-type="float">
            <text:p>1,43343663499379E+104</text:p>
          </table:table-cell>
          <table:table-cell table:formula="of:=SUM([.C$1:.C173])*2" office:value-type="float" office:value="9.55624423329197E+103" calcext:value-type="float">
            <text:p>9,55624423329197E+103</text:p>
          </table:table-cell>
          <table:table-cell table:formula="of:=SQRT([.D174])" office:value-type="float" office:value="9.77560444846863E+051" calcext:value-type="float">
            <text:p>9,77560444846863E+051</text:p>
          </table:table-cell>
          <table:table-cell table:formula="of:=SQRT(([.B174]-1)*([.B174]-1)*2)" office:value-type="float" office:value="1.6931843579444E+052" calcext:value-type="float">
            <text:p>1,6931843579444E+052</text:p>
          </table:table-cell>
          <table:table-cell table:formula="of:=[.E174]/[.F174]" office:value-type="float" office:value="0.577350269189626" calcext:value-type="float">
            <text:p>0,5773502692</text:p>
          </table:table-cell>
          <table:table-cell table:formula="of:=1/[.F174]" office:value-type="float" office:value="5.90603140944465E-053" calcext:value-type="float">
            <text:p>5,90603140944465E-53</text:p>
          </table:table-cell>
          <table:table-cell table:formula="of:=SQRT([.H174])" office:value-type="float" office:value="7.68507085812789E-027" calcext:value-type="float">
            <text:p>7,68507085812789E-27</text:p>
          </table:table-cell>
          <table:table-cell/>
          <table:table-cell table:formula="of:=[.G174]*[.G17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POWER(2;[.A175])" office:value-type="float" office:value="2.39452428260295E+052" calcext:value-type="float">
            <text:p>2,39452428260295E+052</text:p>
          </table:table-cell>
          <table:table-cell table:formula="of:=POWER(2;[.A175]*2)" office:value-type="float" office:value="5.73374653997518E+104" calcext:value-type="float">
            <text:p>5,73374653997518E+104</text:p>
          </table:table-cell>
          <table:table-cell table:formula="of:=SUM([.C$1:.C174])*2" office:value-type="float" office:value="3.82249769331679E+104" calcext:value-type="float">
            <text:p>3,82249769331679E+104</text:p>
          </table:table-cell>
          <table:table-cell table:formula="of:=SQRT([.D175])" office:value-type="float" office:value="1.95512088969373E+052" calcext:value-type="float">
            <text:p>1,95512088969373E+052</text:p>
          </table:table-cell>
          <table:table-cell table:formula="of:=SQRT(([.B175]-1)*([.B175]-1)*2)" office:value-type="float" office:value="3.3863687158888E+052" calcext:value-type="float">
            <text:p>3,3863687158888E+052</text:p>
          </table:table-cell>
          <table:table-cell table:formula="of:=[.E175]/[.F175]" office:value-type="float" office:value="0.577350269189626" calcext:value-type="float">
            <text:p>0,5773502692</text:p>
          </table:table-cell>
          <table:table-cell table:formula="of:=1/[.F175]" office:value-type="float" office:value="2.95301570472232E-053" calcext:value-type="float">
            <text:p>2,95301570472232E-53</text:p>
          </table:table-cell>
          <table:table-cell table:formula="of:=SQRT([.H175])" office:value-type="float" office:value="5.43416571768135E-027" calcext:value-type="float">
            <text:p>5,43416571768135E-27</text:p>
          </table:table-cell>
          <table:table-cell/>
          <table:table-cell table:formula="of:=[.G175]*[.G17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POWER(2;[.A176])" office:value-type="float" office:value="4.7890485652059E+052" calcext:value-type="float">
            <text:p>4,7890485652059E+052</text:p>
          </table:table-cell>
          <table:table-cell table:formula="of:=POWER(2;[.A176]*2)" office:value-type="float" office:value="2.29349861599007E+105" calcext:value-type="float">
            <text:p>2,29349861599007E+105</text:p>
          </table:table-cell>
          <table:table-cell table:formula="of:=SUM([.C$1:.C175])*2" office:value-type="float" office:value="1.52899907732671E+105" calcext:value-type="float">
            <text:p>1,52899907732671E+105</text:p>
          </table:table-cell>
          <table:table-cell table:formula="of:=SQRT([.D176])" office:value-type="float" office:value="3.91024177938745E+052" calcext:value-type="float">
            <text:p>3,91024177938745E+052</text:p>
          </table:table-cell>
          <table:table-cell table:formula="of:=SQRT(([.B176]-1)*([.B176]-1)*2)" office:value-type="float" office:value="6.7727374317776E+052" calcext:value-type="float">
            <text:p>6,7727374317776E+052</text:p>
          </table:table-cell>
          <table:table-cell table:formula="of:=[.E176]/[.F176]" office:value-type="float" office:value="0.577350269189626" calcext:value-type="float">
            <text:p>0,5773502692</text:p>
          </table:table-cell>
          <table:table-cell table:formula="of:=1/[.F176]" office:value-type="float" office:value="1.47650785236116E-053" calcext:value-type="float">
            <text:p>1,47650785236116E-53</text:p>
          </table:table-cell>
          <table:table-cell table:formula="of:=SQRT([.H176])" office:value-type="float" office:value="3.84253542906394E-027" calcext:value-type="float">
            <text:p>3,84253542906394E-27</text:p>
          </table:table-cell>
          <table:table-cell/>
          <table:table-cell table:formula="of:=[.G176]*[.G17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POWER(2;[.A177])" office:value-type="float" office:value="9.57809713041181E+052" calcext:value-type="float">
            <text:p>9,57809713041181E+052</text:p>
          </table:table-cell>
          <table:table-cell table:formula="of:=POWER(2;[.A177]*2)" office:value-type="float" office:value="9.17399446396029E+105" calcext:value-type="float">
            <text:p>9,17399446396029E+105</text:p>
          </table:table-cell>
          <table:table-cell table:formula="of:=SUM([.C$1:.C176])*2" office:value-type="float" office:value="6.11599630930686E+105" calcext:value-type="float">
            <text:p>6,11599630930686E+105</text:p>
          </table:table-cell>
          <table:table-cell table:formula="of:=SQRT([.D177])" office:value-type="float" office:value="7.8204835587749E+052" calcext:value-type="float">
            <text:p>7,8204835587749E+052</text:p>
          </table:table-cell>
          <table:table-cell table:formula="of:=SQRT(([.B177]-1)*([.B177]-1)*2)" office:value-type="float" office:value="1.35454748635552E+053" calcext:value-type="float">
            <text:p>1,35454748635552E+053</text:p>
          </table:table-cell>
          <table:table-cell table:formula="of:=[.E177]/[.F177]" office:value-type="float" office:value="0.577350269189626" calcext:value-type="float">
            <text:p>0,5773502692</text:p>
          </table:table-cell>
          <table:table-cell table:formula="of:=1/[.F177]" office:value-type="float" office:value="7.38253926180581E-054" calcext:value-type="float">
            <text:p>7,38253926180581E-54</text:p>
          </table:table-cell>
          <table:table-cell table:formula="of:=SQRT([.H177])" office:value-type="float" office:value="2.71708285884067E-027" calcext:value-type="float">
            <text:p>2,71708285884067E-27</text:p>
          </table:table-cell>
          <table:table-cell/>
          <table:table-cell table:formula="of:=[.G177]*[.G17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POWER(2;[.A178])" office:value-type="float" office:value="1.91561942608236E+053" calcext:value-type="float">
            <text:p>1,91561942608236E+053</text:p>
          </table:table-cell>
          <table:table-cell table:formula="of:=POWER(2;[.A178]*2)" office:value-type="float" office:value="3.66959778558411E+106" calcext:value-type="float">
            <text:p>3,66959778558411E+106</text:p>
          </table:table-cell>
          <table:table-cell table:formula="of:=SUM([.C$1:.C177])*2" office:value-type="float" office:value="2.44639852372274E+106" calcext:value-type="float">
            <text:p>2,44639852372274E+106</text:p>
          </table:table-cell>
          <table:table-cell table:formula="of:=SQRT([.D178])" office:value-type="float" office:value="1.56409671175498E+053" calcext:value-type="float">
            <text:p>1,56409671175498E+053</text:p>
          </table:table-cell>
          <table:table-cell table:formula="of:=SQRT(([.B178]-1)*([.B178]-1)*2)" office:value-type="float" office:value="2.70909497271104E+053" calcext:value-type="float">
            <text:p>2,70909497271104E+053</text:p>
          </table:table-cell>
          <table:table-cell table:formula="of:=[.E178]/[.F178]" office:value-type="float" office:value="0.577350269189626" calcext:value-type="float">
            <text:p>0,5773502692</text:p>
          </table:table-cell>
          <table:table-cell table:formula="of:=1/[.F178]" office:value-type="float" office:value="3.69126963090291E-054" calcext:value-type="float">
            <text:p>3,69126963090291E-54</text:p>
          </table:table-cell>
          <table:table-cell table:formula="of:=SQRT([.H178])" office:value-type="float" office:value="1.92126771453197E-027" calcext:value-type="float">
            <text:p>1,92126771453197E-27</text:p>
          </table:table-cell>
          <table:table-cell/>
          <table:table-cell table:formula="of:=[.G178]*[.G17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POWER(2;[.A179])" office:value-type="float" office:value="3.83123885216472E+053" calcext:value-type="float">
            <text:p>3,83123885216472E+053</text:p>
          </table:table-cell>
          <table:table-cell table:formula="of:=POWER(2;[.A179]*2)" office:value-type="float" office:value="1.46783911423365E+107" calcext:value-type="float">
            <text:p>1,46783911423365E+107</text:p>
          </table:table-cell>
          <table:table-cell table:formula="of:=SUM([.C$1:.C178])*2" office:value-type="float" office:value="9.78559409489097E+106" calcext:value-type="float">
            <text:p>9,78559409489097E+106</text:p>
          </table:table-cell>
          <table:table-cell table:formula="of:=SQRT([.D179])" office:value-type="float" office:value="3.12819342350996E+053" calcext:value-type="float">
            <text:p>3,12819342350996E+053</text:p>
          </table:table-cell>
          <table:table-cell table:formula="of:=SQRT(([.B179]-1)*([.B179]-1)*2)" office:value-type="float" office:value="5.41818994542208E+053" calcext:value-type="float">
            <text:p>5,41818994542208E+053</text:p>
          </table:table-cell>
          <table:table-cell table:formula="of:=[.E179]/[.F179]" office:value-type="float" office:value="0.577350269189626" calcext:value-type="float">
            <text:p>0,5773502692</text:p>
          </table:table-cell>
          <table:table-cell table:formula="of:=1/[.F179]" office:value-type="float" office:value="1.84563481545145E-054" calcext:value-type="float">
            <text:p>1,84563481545145E-54</text:p>
          </table:table-cell>
          <table:table-cell table:formula="of:=SQRT([.H179])" office:value-type="float" office:value="1.35854142942034E-027" calcext:value-type="float">
            <text:p>1,35854142942034E-27</text:p>
          </table:table-cell>
          <table:table-cell/>
          <table:table-cell table:formula="of:=[.G179]*[.G17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POWER(2;[.A180])" office:value-type="float" office:value="7.66247770432944E+053" calcext:value-type="float">
            <text:p>7,66247770432944E+053</text:p>
          </table:table-cell>
          <table:table-cell table:formula="of:=POWER(2;[.A180]*2)" office:value-type="float" office:value="5.87135645693458E+107" calcext:value-type="float">
            <text:p>5,87135645693458E+107</text:p>
          </table:table-cell>
          <table:table-cell table:formula="of:=SUM([.C$1:.C179])*2" office:value-type="float" office:value="3.91423763795639E+107" calcext:value-type="float">
            <text:p>3,91423763795639E+107</text:p>
          </table:table-cell>
          <table:table-cell table:formula="of:=SQRT([.D180])" office:value-type="float" office:value="6.25638684701992E+053" calcext:value-type="float">
            <text:p>6,25638684701992E+053</text:p>
          </table:table-cell>
          <table:table-cell table:formula="of:=SQRT(([.B180]-1)*([.B180]-1)*2)" office:value-type="float" office:value="1.08363798908442E+054" calcext:value-type="float">
            <text:p>1,08363798908442E+054</text:p>
          </table:table-cell>
          <table:table-cell table:formula="of:=[.E180]/[.F180]" office:value-type="float" office:value="0.577350269189626" calcext:value-type="float">
            <text:p>0,5773502692</text:p>
          </table:table-cell>
          <table:table-cell table:formula="of:=1/[.F180]" office:value-type="float" office:value="9.22817407725727E-055" calcext:value-type="float">
            <text:p>9,22817407725727E-55</text:p>
          </table:table-cell>
          <table:table-cell table:formula="of:=SQRT([.H180])" office:value-type="float" office:value="9.60633857265986E-028" calcext:value-type="float">
            <text:p>9,60633857265986E-28</text:p>
          </table:table-cell>
          <table:table-cell/>
          <table:table-cell table:formula="of:=[.G180]*[.G18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POWER(2;[.A181])" office:value-type="float" office:value="1.53249554086589E+054" calcext:value-type="float">
            <text:p>1,53249554086589E+054</text:p>
          </table:table-cell>
          <table:table-cell table:formula="of:=POWER(2;[.A181]*2)" office:value-type="float" office:value="2.34854258277383E+108" calcext:value-type="float">
            <text:p>2,34854258277383E+108</text:p>
          </table:table-cell>
          <table:table-cell table:formula="of:=SUM([.C$1:.C180])*2" office:value-type="float" office:value="1.56569505518256E+108" calcext:value-type="float">
            <text:p>1,56569505518256E+108</text:p>
          </table:table-cell>
          <table:table-cell table:formula="of:=SQRT([.D181])" office:value-type="float" office:value="1.25127736940398E+054" calcext:value-type="float">
            <text:p>1,25127736940398E+054</text:p>
          </table:table-cell>
          <table:table-cell table:formula="of:=SQRT(([.B181]-1)*([.B181]-1)*2)" office:value-type="float" office:value="2.16727597816883E+054" calcext:value-type="float">
            <text:p>2,16727597816883E+054</text:p>
          </table:table-cell>
          <table:table-cell table:formula="of:=[.E181]/[.F181]" office:value-type="float" office:value="0.577350269189626" calcext:value-type="float">
            <text:p>0,5773502692</text:p>
          </table:table-cell>
          <table:table-cell table:formula="of:=1/[.F181]" office:value-type="float" office:value="4.61408703862863E-055" calcext:value-type="float">
            <text:p>4,61408703862863E-55</text:p>
          </table:table-cell>
          <table:table-cell table:formula="of:=SQRT([.H181])" office:value-type="float" office:value="6.79270714710169E-028" calcext:value-type="float">
            <text:p>6,79270714710169E-28</text:p>
          </table:table-cell>
          <table:table-cell/>
          <table:table-cell table:formula="of:=[.G181]*[.G18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POWER(2;[.A182])" office:value-type="float" office:value="3.06499108173178E+054" calcext:value-type="float">
            <text:p>3,06499108173178E+054</text:p>
          </table:table-cell>
          <table:table-cell table:formula="of:=POWER(2;[.A182]*2)" office:value-type="float" office:value="9.39417033109533E+108" calcext:value-type="float">
            <text:p>9,39417033109533E+108</text:p>
          </table:table-cell>
          <table:table-cell table:formula="of:=SUM([.C$1:.C181])*2" office:value-type="float" office:value="6.26278022073022E+108" calcext:value-type="float">
            <text:p>6,26278022073022E+108</text:p>
          </table:table-cell>
          <table:table-cell table:formula="of:=SQRT([.D182])" office:value-type="float" office:value="2.50255473880797E+054" calcext:value-type="float">
            <text:p>2,50255473880797E+054</text:p>
          </table:table-cell>
          <table:table-cell table:formula="of:=SQRT(([.B182]-1)*([.B182]-1)*2)" office:value-type="float" office:value="4.33455195633766E+054" calcext:value-type="float">
            <text:p>4,33455195633766E+054</text:p>
          </table:table-cell>
          <table:table-cell table:formula="of:=[.E182]/[.F182]" office:value-type="float" office:value="0.577350269189626" calcext:value-type="float">
            <text:p>0,5773502692</text:p>
          </table:table-cell>
          <table:table-cell table:formula="of:=1/[.F182]" office:value-type="float" office:value="2.30704351931432E-055" calcext:value-type="float">
            <text:p>2,30704351931432E-55</text:p>
          </table:table-cell>
          <table:table-cell table:formula="of:=SQRT([.H182])" office:value-type="float" office:value="4.80316928632993E-028" calcext:value-type="float">
            <text:p>4,80316928632993E-28</text:p>
          </table:table-cell>
          <table:table-cell/>
          <table:table-cell table:formula="of:=[.G182]*[.G18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POWER(2;[.A183])" office:value-type="float" office:value="6.12998216346356E+054" calcext:value-type="float">
            <text:p>6,12998216346356E+054</text:p>
          </table:table-cell>
          <table:table-cell table:formula="of:=POWER(2;[.A183]*2)" office:value-type="float" office:value="3.75766813243813E+109" calcext:value-type="float">
            <text:p>3,75766813243813E+109</text:p>
          </table:table-cell>
          <table:table-cell table:formula="of:=SUM([.C$1:.C182])*2" office:value-type="float" office:value="2.50511208829209E+109" calcext:value-type="float">
            <text:p>2,50511208829209E+109</text:p>
          </table:table-cell>
          <table:table-cell table:formula="of:=SQRT([.D183])" office:value-type="float" office:value="5.00510947761594E+054" calcext:value-type="float">
            <text:p>5,00510947761594E+054</text:p>
          </table:table-cell>
          <table:table-cell table:formula="of:=SQRT(([.B183]-1)*([.B183]-1)*2)" office:value-type="float" office:value="8.66910391267533E+054" calcext:value-type="float">
            <text:p>8,66910391267533E+054</text:p>
          </table:table-cell>
          <table:table-cell table:formula="of:=[.E183]/[.F183]" office:value-type="float" office:value="0.577350269189626" calcext:value-type="float">
            <text:p>0,5773502692</text:p>
          </table:table-cell>
          <table:table-cell table:formula="of:=1/[.F183]" office:value-type="float" office:value="1.15352175965716E-055" calcext:value-type="float">
            <text:p>1,15352175965716E-55</text:p>
          </table:table-cell>
          <table:table-cell table:formula="of:=SQRT([.H183])" office:value-type="float" office:value="3.39635357355084E-028" calcext:value-type="float">
            <text:p>3,39635357355084E-28</text:p>
          </table:table-cell>
          <table:table-cell/>
          <table:table-cell table:formula="of:=[.G183]*[.G18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POWER(2;[.A184])" office:value-type="float" office:value="1.22599643269271E+055" calcext:value-type="float">
            <text:p>1,22599643269271E+055</text:p>
          </table:table-cell>
          <table:table-cell table:formula="of:=POWER(2;[.A184]*2)" office:value-type="float" office:value="1.50306725297525E+110" calcext:value-type="float">
            <text:p>1,50306725297525E+110</text:p>
          </table:table-cell>
          <table:table-cell table:formula="of:=SUM([.C$1:.C183])*2" office:value-type="float" office:value="1.00204483531684E+110" calcext:value-type="float">
            <text:p>1,00204483531684E+110</text:p>
          </table:table-cell>
          <table:table-cell table:formula="of:=SQRT([.D184])" office:value-type="float" office:value="1.00102189552319E+055" calcext:value-type="float">
            <text:p>1,00102189552319E+055</text:p>
          </table:table-cell>
          <table:table-cell table:formula="of:=SQRT(([.B184]-1)*([.B184]-1)*2)" office:value-type="float" office:value="1.73382078253507E+055" calcext:value-type="float">
            <text:p>1,73382078253507E+055</text:p>
          </table:table-cell>
          <table:table-cell table:formula="of:=[.E184]/[.F184]" office:value-type="float" office:value="0.577350269189626" calcext:value-type="float">
            <text:p>0,5773502692</text:p>
          </table:table-cell>
          <table:table-cell table:formula="of:=1/[.F184]" office:value-type="float" office:value="5.76760879828579E-056" calcext:value-type="float">
            <text:p>5,76760879828579E-56</text:p>
          </table:table-cell>
          <table:table-cell table:formula="of:=SQRT([.H184])" office:value-type="float" office:value="2.40158464316496E-028" calcext:value-type="float">
            <text:p>2,40158464316496E-28</text:p>
          </table:table-cell>
          <table:table-cell/>
          <table:table-cell table:formula="of:=[.G184]*[.G18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POWER(2;[.A185])" office:value-type="float" office:value="2.45199286538542E+055" calcext:value-type="float">
            <text:p>2,45199286538542E+055</text:p>
          </table:table-cell>
          <table:table-cell table:formula="of:=POWER(2;[.A185]*2)" office:value-type="float" office:value="6.01226901190101E+110" calcext:value-type="float">
            <text:p>6,01226901190101E+110</text:p>
          </table:table-cell>
          <table:table-cell table:formula="of:=SUM([.C$1:.C184])*2" office:value-type="float" office:value="4.00817934126734E+110" calcext:value-type="float">
            <text:p>4,00817934126734E+110</text:p>
          </table:table-cell>
          <table:table-cell table:formula="of:=SQRT([.D185])" office:value-type="float" office:value="2.00204379104637E+055" calcext:value-type="float">
            <text:p>2,00204379104637E+055</text:p>
          </table:table-cell>
          <table:table-cell table:formula="of:=SQRT(([.B185]-1)*([.B185]-1)*2)" office:value-type="float" office:value="3.46764156507013E+055" calcext:value-type="float">
            <text:p>3,46764156507013E+055</text:p>
          </table:table-cell>
          <table:table-cell table:formula="of:=[.E185]/[.F185]" office:value-type="float" office:value="0.577350269189626" calcext:value-type="float">
            <text:p>0,5773502692</text:p>
          </table:table-cell>
          <table:table-cell table:formula="of:=1/[.F185]" office:value-type="float" office:value="2.8838043991429E-056" calcext:value-type="float">
            <text:p>2,8838043991429E-56</text:p>
          </table:table-cell>
          <table:table-cell table:formula="of:=SQRT([.H185])" office:value-type="float" office:value="1.69817678677542E-028" calcext:value-type="float">
            <text:p>1,69817678677542E-28</text:p>
          </table:table-cell>
          <table:table-cell/>
          <table:table-cell table:formula="of:=[.G185]*[.G18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POWER(2;[.A186])" office:value-type="float" office:value="4.90398573077084E+055" calcext:value-type="float">
            <text:p>4,90398573077084E+055</text:p>
          </table:table-cell>
          <table:table-cell table:formula="of:=POWER(2;[.A186]*2)" office:value-type="float" office:value="2.40490760476041E+111" calcext:value-type="float">
            <text:p>2,40490760476041E+111</text:p>
          </table:table-cell>
          <table:table-cell table:formula="of:=SUM([.C$1:.C185])*2" office:value-type="float" office:value="1.60327173650694E+111" calcext:value-type="float">
            <text:p>1,60327173650694E+111</text:p>
          </table:table-cell>
          <table:table-cell table:formula="of:=SQRT([.D186])" office:value-type="float" office:value="4.00408758209275E+055" calcext:value-type="float">
            <text:p>4,00408758209275E+055</text:p>
          </table:table-cell>
          <table:table-cell table:formula="of:=SQRT(([.B186]-1)*([.B186]-1)*2)" office:value-type="float" office:value="6.93528313014026E+055" calcext:value-type="float">
            <text:p>6,93528313014026E+055</text:p>
          </table:table-cell>
          <table:table-cell table:formula="of:=[.E186]/[.F186]" office:value-type="float" office:value="0.577350269189626" calcext:value-type="float">
            <text:p>0,5773502692</text:p>
          </table:table-cell>
          <table:table-cell table:formula="of:=1/[.F186]" office:value-type="float" office:value="1.44190219957145E-056" calcext:value-type="float">
            <text:p>1,44190219957145E-56</text:p>
          </table:table-cell>
          <table:table-cell table:formula="of:=SQRT([.H186])" office:value-type="float" office:value="1.20079232158248E-028" calcext:value-type="float">
            <text:p>1,20079232158248E-28</text:p>
          </table:table-cell>
          <table:table-cell/>
          <table:table-cell table:formula="of:=[.G186]*[.G18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POWER(2;[.A187])" office:value-type="float" office:value="9.80797146154169E+055" calcext:value-type="float">
            <text:p>9,80797146154169E+055</text:p>
          </table:table-cell>
          <table:table-cell table:formula="of:=POWER(2;[.A187]*2)" office:value-type="float" office:value="9.61963041904162E+111" calcext:value-type="float">
            <text:p>9,61963041904162E+111</text:p>
          </table:table-cell>
          <table:table-cell table:formula="of:=SUM([.C$1:.C186])*2" office:value-type="float" office:value="6.41308694602775E+111" calcext:value-type="float">
            <text:p>6,41308694602775E+111</text:p>
          </table:table-cell>
          <table:table-cell table:formula="of:=SQRT([.D187])" office:value-type="float" office:value="8.0081751641855E+055" calcext:value-type="float">
            <text:p>8,0081751641855E+055</text:p>
          </table:table-cell>
          <table:table-cell table:formula="of:=SQRT(([.B187]-1)*([.B187]-1)*2)" office:value-type="float" office:value="1.38705662602805E+056" calcext:value-type="float">
            <text:p>1,38705662602805E+056</text:p>
          </table:table-cell>
          <table:table-cell table:formula="of:=[.E187]/[.F187]" office:value-type="float" office:value="0.577350269189626" calcext:value-type="float">
            <text:p>0,5773502692</text:p>
          </table:table-cell>
          <table:table-cell table:formula="of:=1/[.F187]" office:value-type="float" office:value="7.20951099785724E-057" calcext:value-type="float">
            <text:p>7,20951099785724E-57</text:p>
          </table:table-cell>
          <table:table-cell table:formula="of:=SQRT([.H187])" office:value-type="float" office:value="8.49088393387711E-029" calcext:value-type="float">
            <text:p>8,49088393387711E-29</text:p>
          </table:table-cell>
          <table:table-cell/>
          <table:table-cell table:formula="of:=[.G187]*[.G18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POWER(2;[.A188])" office:value-type="float" office:value="1.96159429230834E+056" calcext:value-type="float">
            <text:p>1,96159429230834E+056</text:p>
          </table:table-cell>
          <table:table-cell table:formula="of:=POWER(2;[.A188]*2)" office:value-type="float" office:value="3.84785216761665E+112" calcext:value-type="float">
            <text:p>3,84785216761665E+112</text:p>
          </table:table-cell>
          <table:table-cell table:formula="of:=SUM([.C$1:.C187])*2" office:value-type="float" office:value="2.5652347784111E+112" calcext:value-type="float">
            <text:p>2,5652347784111E+112</text:p>
          </table:table-cell>
          <table:table-cell table:formula="of:=SQRT([.D188])" office:value-type="float" office:value="1.6016350328371E+056" calcext:value-type="float">
            <text:p>1,6016350328371E+056</text:p>
          </table:table-cell>
          <table:table-cell table:formula="of:=SQRT(([.B188]-1)*([.B188]-1)*2)" office:value-type="float" office:value="2.7741132520561E+056" calcext:value-type="float">
            <text:p>2,7741132520561E+056</text:p>
          </table:table-cell>
          <table:table-cell table:formula="of:=[.E188]/[.F188]" office:value-type="float" office:value="0.577350269189626" calcext:value-type="float">
            <text:p>0,5773502692</text:p>
          </table:table-cell>
          <table:table-cell table:formula="of:=1/[.F188]" office:value-type="float" office:value="3.60475549892862E-057" calcext:value-type="float">
            <text:p>3,60475549892862E-57</text:p>
          </table:table-cell>
          <table:table-cell table:formula="of:=SQRT([.H188])" office:value-type="float" office:value="6.00396160791241E-029" calcext:value-type="float">
            <text:p>6,00396160791241E-29</text:p>
          </table:table-cell>
          <table:table-cell/>
          <table:table-cell table:formula="of:=[.G188]*[.G18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POWER(2;[.A189])" office:value-type="float" office:value="3.92318858461668E+056" calcext:value-type="float">
            <text:p>3,92318858461668E+056</text:p>
          </table:table-cell>
          <table:table-cell table:formula="of:=POWER(2;[.A189]*2)" office:value-type="float" office:value="1.53914086704666E+113" calcext:value-type="float">
            <text:p>1,53914086704666E+113</text:p>
          </table:table-cell>
          <table:table-cell table:formula="of:=SUM([.C$1:.C188])*2" office:value-type="float" office:value="1.02609391136444E+113" calcext:value-type="float">
            <text:p>1,02609391136444E+113</text:p>
          </table:table-cell>
          <table:table-cell table:formula="of:=SQRT([.D189])" office:value-type="float" office:value="3.2032700656742E+056" calcext:value-type="float">
            <text:p>3,2032700656742E+056</text:p>
          </table:table-cell>
          <table:table-cell table:formula="of:=SQRT(([.B189]-1)*([.B189]-1)*2)" office:value-type="float" office:value="5.54822650411221E+056" calcext:value-type="float">
            <text:p>5,54822650411221E+056</text:p>
          </table:table-cell>
          <table:table-cell table:formula="of:=[.E189]/[.F189]" office:value-type="float" office:value="0.577350269189626" calcext:value-type="float">
            <text:p>0,5773502692</text:p>
          </table:table-cell>
          <table:table-cell table:formula="of:=1/[.F189]" office:value-type="float" office:value="1.80237774946431E-057" calcext:value-type="float">
            <text:p>1,80237774946431E-57</text:p>
          </table:table-cell>
          <table:table-cell table:formula="of:=SQRT([.H189])" office:value-type="float" office:value="4.24544196693855E-029" calcext:value-type="float">
            <text:p>4,24544196693855E-29</text:p>
          </table:table-cell>
          <table:table-cell/>
          <table:table-cell table:formula="of:=[.G189]*[.G18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POWER(2;[.A190])" office:value-type="float" office:value="7.84637716923335E+056" calcext:value-type="float">
            <text:p>7,84637716923335E+056</text:p>
          </table:table-cell>
          <table:table-cell table:formula="of:=POWER(2;[.A190]*2)" office:value-type="float" office:value="6.15656346818664E+113" calcext:value-type="float">
            <text:p>6,15656346818664E+113</text:p>
          </table:table-cell>
          <table:table-cell table:formula="of:=SUM([.C$1:.C189])*2" office:value-type="float" office:value="4.10437564545776E+113" calcext:value-type="float">
            <text:p>4,10437564545776E+113</text:p>
          </table:table-cell>
          <table:table-cell table:formula="of:=SQRT([.D190])" office:value-type="float" office:value="6.4065401313484E+056" calcext:value-type="float">
            <text:p>6,4065401313484E+056</text:p>
          </table:table-cell>
          <table:table-cell table:formula="of:=SQRT(([.B190]-1)*([.B190]-1)*2)" office:value-type="float" office:value="1.10964530082244E+057" calcext:value-type="float">
            <text:p>1,10964530082244E+057</text:p>
          </table:table-cell>
          <table:table-cell table:formula="of:=[.E190]/[.F190]" office:value-type="float" office:value="0.577350269189626" calcext:value-type="float">
            <text:p>0,5773502692</text:p>
          </table:table-cell>
          <table:table-cell table:formula="of:=1/[.F190]" office:value-type="float" office:value="9.01188874732155E-058" calcext:value-type="float">
            <text:p>9,01188874732155E-58</text:p>
          </table:table-cell>
          <table:table-cell table:formula="of:=SQRT([.H190])" office:value-type="float" office:value="3.00198080395621E-029" calcext:value-type="float">
            <text:p>3,00198080395621E-29</text:p>
          </table:table-cell>
          <table:table-cell/>
          <table:table-cell table:formula="of:=[.G190]*[.G19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POWER(2;[.A191])" office:value-type="float" office:value="1.56927543384667E+057" calcext:value-type="float">
            <text:p>1,56927543384667E+057</text:p>
          </table:table-cell>
          <table:table-cell table:formula="of:=POWER(2;[.A191]*2)" office:value-type="float" office:value="2.46262538727465E+114" calcext:value-type="float">
            <text:p>2,46262538727465E+114</text:p>
          </table:table-cell>
          <table:table-cell table:formula="of:=SUM([.C$1:.C190])*2" office:value-type="float" office:value="1.6417502581831E+114" calcext:value-type="float">
            <text:p>1,6417502581831E+114</text:p>
          </table:table-cell>
          <table:table-cell table:formula="of:=SQRT([.D191])" office:value-type="float" office:value="1.28130802626968E+057" calcext:value-type="float">
            <text:p>1,28130802626968E+057</text:p>
          </table:table-cell>
          <table:table-cell table:formula="of:=SQRT(([.B191]-1)*([.B191]-1)*2)" office:value-type="float" office:value="2.21929060164488E+057" calcext:value-type="float">
            <text:p>2,21929060164488E+057</text:p>
          </table:table-cell>
          <table:table-cell table:formula="of:=[.E191]/[.F191]" office:value-type="float" office:value="0.577350269189626" calcext:value-type="float">
            <text:p>0,5773502692</text:p>
          </table:table-cell>
          <table:table-cell table:formula="of:=1/[.F191]" office:value-type="float" office:value="4.50594437366078E-058" calcext:value-type="float">
            <text:p>4,50594437366078E-58</text:p>
          </table:table-cell>
          <table:table-cell table:formula="of:=SQRT([.H191])" office:value-type="float" office:value="2.12272098346928E-029" calcext:value-type="float">
            <text:p>2,12272098346928E-29</text:p>
          </table:table-cell>
          <table:table-cell/>
          <table:table-cell table:formula="of:=[.G191]*[.G19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POWER(2;[.A192])" office:value-type="float" office:value="3.13855086769334E+057" calcext:value-type="float">
            <text:p>3,13855086769334E+057</text:p>
          </table:table-cell>
          <table:table-cell table:formula="of:=POWER(2;[.A192]*2)" office:value-type="float" office:value="9.85050154909862E+114" calcext:value-type="float">
            <text:p>9,85050154909862E+114</text:p>
          </table:table-cell>
          <table:table-cell table:formula="of:=SUM([.C$1:.C191])*2" office:value-type="float" office:value="6.56700103273241E+114" calcext:value-type="float">
            <text:p>6,56700103273241E+114</text:p>
          </table:table-cell>
          <table:table-cell table:formula="of:=SQRT([.D192])" office:value-type="float" office:value="2.56261605253936E+057" calcext:value-type="float">
            <text:p>2,56261605253936E+057</text:p>
          </table:table-cell>
          <table:table-cell table:formula="of:=SQRT(([.B192]-1)*([.B192]-1)*2)" office:value-type="float" office:value="4.43858120328977E+057" calcext:value-type="float">
            <text:p>4,43858120328977E+057</text:p>
          </table:table-cell>
          <table:table-cell table:formula="of:=[.E192]/[.F192]" office:value-type="float" office:value="0.577350269189626" calcext:value-type="float">
            <text:p>0,5773502692</text:p>
          </table:table-cell>
          <table:table-cell table:formula="of:=1/[.F192]" office:value-type="float" office:value="2.25297218683039E-058" calcext:value-type="float">
            <text:p>2,25297218683039E-58</text:p>
          </table:table-cell>
          <table:table-cell table:formula="of:=SQRT([.H192])" office:value-type="float" office:value="1.5009904019781E-029" calcext:value-type="float">
            <text:p>1,5009904019781E-29</text:p>
          </table:table-cell>
          <table:table-cell/>
          <table:table-cell table:formula="of:=[.G192]*[.G19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POWER(2;[.A193])" office:value-type="float" office:value="6.27710173538668E+057" calcext:value-type="float">
            <text:p>6,27710173538668E+057</text:p>
          </table:table-cell>
          <table:table-cell table:formula="of:=POWER(2;[.A193]*2)" office:value-type="float" office:value="3.94020061963945E+115" calcext:value-type="float">
            <text:p>3,94020061963945E+115</text:p>
          </table:table-cell>
          <table:table-cell table:formula="of:=SUM([.C$1:.C192])*2" office:value-type="float" office:value="2.62680041309296E+115" calcext:value-type="float">
            <text:p>2,62680041309296E+115</text:p>
          </table:table-cell>
          <table:table-cell table:formula="of:=SQRT([.D193])" office:value-type="float" office:value="5.12523210507872E+057" calcext:value-type="float">
            <text:p>5,12523210507872E+057</text:p>
          </table:table-cell>
          <table:table-cell table:formula="of:=SQRT(([.B193]-1)*([.B193]-1)*2)" office:value-type="float" office:value="8.87716240657954E+057" calcext:value-type="float">
            <text:p>8,87716240657954E+057</text:p>
          </table:table-cell>
          <table:table-cell table:formula="of:=[.E193]/[.F193]" office:value-type="float" office:value="0.577350269189626" calcext:value-type="float">
            <text:p>0,5773502692</text:p>
          </table:table-cell>
          <table:table-cell table:formula="of:=1/[.F193]" office:value-type="float" office:value="1.12648609341519E-058" calcext:value-type="float">
            <text:p>1,12648609341519E-58</text:p>
          </table:table-cell>
          <table:table-cell table:formula="of:=SQRT([.H193])" office:value-type="float" office:value="1.06136049173464E-029" calcext:value-type="float">
            <text:p>1,06136049173464E-29</text:p>
          </table:table-cell>
          <table:table-cell/>
          <table:table-cell table:formula="of:=[.G193]*[.G19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POWER(2;[.A194])" office:value-type="float" office:value="1.25542034707734E+058" calcext:value-type="float">
            <text:p>1,25542034707734E+058</text:p>
          </table:table-cell>
          <table:table-cell table:formula="of:=POWER(2;[.A194]*2)" office:value-type="float" office:value="1.57608024785578E+116" calcext:value-type="float">
            <text:p>1,57608024785578E+116</text:p>
          </table:table-cell>
          <table:table-cell table:formula="of:=SUM([.C$1:.C193])*2" office:value-type="float" office:value="1.05072016523719E+116" calcext:value-type="float">
            <text:p>1,05072016523719E+116</text:p>
          </table:table-cell>
          <table:table-cell table:formula="of:=SQRT([.D194])" office:value-type="float" office:value="1.02504642101574E+058" calcext:value-type="float">
            <text:p>1,02504642101574E+058</text:p>
          </table:table-cell>
          <table:table-cell table:formula="of:=SQRT(([.B194]-1)*([.B194]-1)*2)" office:value-type="float" office:value="1.77543248131591E+058" calcext:value-type="float">
            <text:p>1,77543248131591E+058</text:p>
          </table:table-cell>
          <table:table-cell table:formula="of:=[.E194]/[.F194]" office:value-type="float" office:value="0.577350269189626" calcext:value-type="float">
            <text:p>0,5773502692</text:p>
          </table:table-cell>
          <table:table-cell table:formula="of:=1/[.F194]" office:value-type="float" office:value="5.63243046707597E-059" calcext:value-type="float">
            <text:p>5,63243046707597E-59</text:p>
          </table:table-cell>
          <table:table-cell table:formula="of:=SQRT([.H194])" office:value-type="float" office:value="7.50495200989051E-030" calcext:value-type="float">
            <text:p>7,50495200989051E-30</text:p>
          </table:table-cell>
          <table:table-cell/>
          <table:table-cell table:formula="of:=[.G194]*[.G19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POWER(2;[.A195])" office:value-type="float" office:value="2.51084069415467E+058" calcext:value-type="float">
            <text:p>2,51084069415467E+058</text:p>
          </table:table-cell>
          <table:table-cell table:formula="of:=POWER(2;[.A195]*2)" office:value-type="float" office:value="6.30432099142312E+116" calcext:value-type="float">
            <text:p>6,30432099142312E+116</text:p>
          </table:table-cell>
          <table:table-cell table:formula="of:=SUM([.C$1:.C194])*2" office:value-type="float" office:value="4.20288066094874E+116" calcext:value-type="float">
            <text:p>4,20288066094874E+116</text:p>
          </table:table-cell>
          <table:table-cell table:formula="of:=SQRT([.D195])" office:value-type="float" office:value="2.05009284203149E+058" calcext:value-type="float">
            <text:p>2,05009284203149E+058</text:p>
          </table:table-cell>
          <table:table-cell table:formula="of:=SQRT(([.B195]-1)*([.B195]-1)*2)" office:value-type="float" office:value="3.55086496263181E+058" calcext:value-type="float">
            <text:p>3,55086496263181E+058</text:p>
          </table:table-cell>
          <table:table-cell table:formula="of:=[.E195]/[.F195]" office:value-type="float" office:value="0.577350269189626" calcext:value-type="float">
            <text:p>0,5773502692</text:p>
          </table:table-cell>
          <table:table-cell table:formula="of:=1/[.F195]" office:value-type="float" office:value="2.81621523353798E-059" calcext:value-type="float">
            <text:p>2,81621523353798E-59</text:p>
          </table:table-cell>
          <table:table-cell table:formula="of:=SQRT([.H195])" office:value-type="float" office:value="5.30680245867319E-030" calcext:value-type="float">
            <text:p>5,30680245867319E-30</text:p>
          </table:table-cell>
          <table:table-cell/>
          <table:table-cell table:formula="of:=[.G195]*[.G19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POWER(2;[.A196])" office:value-type="float" office:value="5.02168138830935E+058" calcext:value-type="float">
            <text:p>5,02168138830935E+058</text:p>
          </table:table-cell>
          <table:table-cell table:formula="of:=POWER(2;[.A196]*2)" office:value-type="float" office:value="2.52172839656925E+117" calcext:value-type="float">
            <text:p>2,52172839656925E+117</text:p>
          </table:table-cell>
          <table:table-cell table:formula="of:=SUM([.C$1:.C195])*2" office:value-type="float" office:value="1.6811522643795E+117" calcext:value-type="float">
            <text:p>1,6811522643795E+117</text:p>
          </table:table-cell>
          <table:table-cell table:formula="of:=SQRT([.D196])" office:value-type="float" office:value="4.10018568406298E+058" calcext:value-type="float">
            <text:p>4,10018568406298E+058</text:p>
          </table:table-cell>
          <table:table-cell table:formula="of:=SQRT(([.B196]-1)*([.B196]-1)*2)" office:value-type="float" office:value="7.10172992526363E+058" calcext:value-type="float">
            <text:p>7,10172992526363E+058</text:p>
          </table:table-cell>
          <table:table-cell table:formula="of:=[.E196]/[.F196]" office:value-type="float" office:value="0.577350269189626" calcext:value-type="float">
            <text:p>0,5773502692</text:p>
          </table:table-cell>
          <table:table-cell table:formula="of:=1/[.F196]" office:value-type="float" office:value="1.40810761676899E-059" calcext:value-type="float">
            <text:p>1,40810761676899E-59</text:p>
          </table:table-cell>
          <table:table-cell table:formula="of:=SQRT([.H196])" office:value-type="float" office:value="3.75247600494526E-030" calcext:value-type="float">
            <text:p>3,75247600494526E-30</text:p>
          </table:table-cell>
          <table:table-cell/>
          <table:table-cell table:formula="of:=[.G196]*[.G19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POWER(2;[.A197])" office:value-type="float" office:value="1.00433627766187E+059" calcext:value-type="float">
            <text:p>1,00433627766187E+059</text:p>
          </table:table-cell>
          <table:table-cell table:formula="of:=POWER(2;[.A197]*2)" office:value-type="float" office:value="1.0086913586277E+118" calcext:value-type="float">
            <text:p>1,0086913586277E+118</text:p>
          </table:table-cell>
          <table:table-cell table:formula="of:=SUM([.C$1:.C196])*2" office:value-type="float" office:value="6.72460905751799E+117" calcext:value-type="float">
            <text:p>6,72460905751799E+117</text:p>
          </table:table-cell>
          <table:table-cell table:formula="of:=SQRT([.D197])" office:value-type="float" office:value="8.20037136812595E+058" calcext:value-type="float">
            <text:p>8,20037136812595E+058</text:p>
          </table:table-cell>
          <table:table-cell table:formula="of:=SQRT(([.B197]-1)*([.B197]-1)*2)" office:value-type="float" office:value="1.42034598505273E+059" calcext:value-type="float">
            <text:p>1,42034598505273E+059</text:p>
          </table:table-cell>
          <table:table-cell table:formula="of:=[.E197]/[.F197]" office:value-type="float" office:value="0.577350269189626" calcext:value-type="float">
            <text:p>0,5773502692</text:p>
          </table:table-cell>
          <table:table-cell table:formula="of:=1/[.F197]" office:value-type="float" office:value="7.04053808384496E-060" calcext:value-type="float">
            <text:p>7,04053808384496E-60</text:p>
          </table:table-cell>
          <table:table-cell table:formula="of:=SQRT([.H197])" office:value-type="float" office:value="2.6534012293366E-030" calcext:value-type="float">
            <text:p>2,6534012293366E-30</text:p>
          </table:table-cell>
          <table:table-cell/>
          <table:table-cell table:formula="of:=[.G197]*[.G19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POWER(2;[.A198])" office:value-type="float" office:value="2.00867255532374E+059" calcext:value-type="float">
            <text:p>2,00867255532374E+059</text:p>
          </table:table-cell>
          <table:table-cell table:formula="of:=POWER(2;[.A198]*2)" office:value-type="float" office:value="4.03476543451079E+118" calcext:value-type="float">
            <text:p>4,03476543451079E+118</text:p>
          </table:table-cell>
          <table:table-cell table:formula="of:=SUM([.C$1:.C197])*2" office:value-type="float" office:value="2.6898436230072E+118" calcext:value-type="float">
            <text:p>2,6898436230072E+118</text:p>
          </table:table-cell>
          <table:table-cell table:formula="of:=SQRT([.D198])" office:value-type="float" office:value="1.64007427362519E+059" calcext:value-type="float">
            <text:p>1,64007427362519E+059</text:p>
          </table:table-cell>
          <table:table-cell table:formula="of:=SQRT(([.B198]-1)*([.B198]-1)*2)" office:value-type="float" office:value="2.84069197010545E+059" calcext:value-type="float">
            <text:p>2,84069197010545E+059</text:p>
          </table:table-cell>
          <table:table-cell table:formula="of:=[.E198]/[.F198]" office:value-type="float" office:value="0.577350269189626" calcext:value-type="float">
            <text:p>0,5773502692</text:p>
          </table:table-cell>
          <table:table-cell table:formula="of:=1/[.F198]" office:value-type="float" office:value="3.52026904192248E-060" calcext:value-type="float">
            <text:p>3,52026904192248E-60</text:p>
          </table:table-cell>
          <table:table-cell table:formula="of:=SQRT([.H198])" office:value-type="float" office:value="1.87623800247263E-030" calcext:value-type="float">
            <text:p>1,87623800247263E-30</text:p>
          </table:table-cell>
          <table:table-cell/>
          <table:table-cell table:formula="of:=[.G198]*[.G19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POWER(2;[.A199])" office:value-type="float" office:value="4.01734511064748E+059" calcext:value-type="float">
            <text:p>4,01734511064748E+059</text:p>
          </table:table-cell>
          <table:table-cell table:formula="of:=POWER(2;[.A199]*2)" office:value-type="float" office:value="1.61390617380432E+119" calcext:value-type="float">
            <text:p>1,61390617380432E+119</text:p>
          </table:table-cell>
          <table:table-cell table:formula="of:=SUM([.C$1:.C198])*2" office:value-type="float" office:value="1.07593744920288E+119" calcext:value-type="float">
            <text:p>1,07593744920288E+119</text:p>
          </table:table-cell>
          <table:table-cell table:formula="of:=SQRT([.D199])" office:value-type="float" office:value="3.28014854725038E+059" calcext:value-type="float">
            <text:p>3,28014854725038E+059</text:p>
          </table:table-cell>
          <table:table-cell table:formula="of:=SQRT(([.B199]-1)*([.B199]-1)*2)" office:value-type="float" office:value="5.6813839402109E+059" calcext:value-type="float">
            <text:p>5,6813839402109E+059</text:p>
          </table:table-cell>
          <table:table-cell table:formula="of:=[.E199]/[.F199]" office:value-type="float" office:value="0.577350269189626" calcext:value-type="float">
            <text:p>0,5773502692</text:p>
          </table:table-cell>
          <table:table-cell table:formula="of:=1/[.F199]" office:value-type="float" office:value="1.76013452096124E-060" calcext:value-type="float">
            <text:p>1,76013452096124E-60</text:p>
          </table:table-cell>
          <table:table-cell table:formula="of:=SQRT([.H199])" office:value-type="float" office:value="1.3267006146683E-030" calcext:value-type="float">
            <text:p>1,3267006146683E-30</text:p>
          </table:table-cell>
          <table:table-cell/>
          <table:table-cell table:formula="of:=[.G199]*[.G19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POWER(2;[.A200])" office:value-type="float" office:value="8.03469022129495E+059" calcext:value-type="float">
            <text:p>8,03469022129495E+059</text:p>
          </table:table-cell>
          <table:table-cell table:formula="of:=POWER(2;[.A200]*2)" office:value-type="float" office:value="6.45562469521727E+119" calcext:value-type="float">
            <text:p>6,45562469521727E+119</text:p>
          </table:table-cell>
          <table:table-cell table:formula="of:=SUM([.C$1:.C199])*2" office:value-type="float" office:value="4.30374979681151E+119" calcext:value-type="float">
            <text:p>4,30374979681151E+119</text:p>
          </table:table-cell>
          <table:table-cell table:formula="of:=SQRT([.D200])" office:value-type="float" office:value="6.56029709450076E+059" calcext:value-type="float">
            <text:p>6,56029709450076E+059</text:p>
          </table:table-cell>
          <table:table-cell table:formula="of:=SQRT(([.B200]-1)*([.B200]-1)*2)" office:value-type="float" office:value="1.13627678804218E+060" calcext:value-type="float">
            <text:p>1,13627678804218E+060</text:p>
          </table:table-cell>
          <table:table-cell table:formula="of:=[.E200]/[.F200]" office:value-type="float" office:value="0.577350269189626" calcext:value-type="float">
            <text:p>0,5773502692</text:p>
          </table:table-cell>
          <table:table-cell table:formula="of:=1/[.F200]" office:value-type="float" office:value="8.8006726048062E-061" calcext:value-type="float">
            <text:p>8,8006726048062E-61</text:p>
          </table:table-cell>
          <table:table-cell table:formula="of:=SQRT([.H200])" office:value-type="float" office:value="9.38119001236314E-031" calcext:value-type="float">
            <text:p>9,38119001236314E-31</text:p>
          </table:table-cell>
          <table:table-cell/>
          <table:table-cell table:formula="of:=[.G200]*[.G20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POWER(2;[.A201])" office:value-type="float" office:value="1.60693804425899E+060" calcext:value-type="float">
            <text:p>1,60693804425899E+060</text:p>
          </table:table-cell>
          <table:table-cell table:formula="of:=POWER(2;[.A201]*2)" office:value-type="float" office:value="2.58224987808691E+120" calcext:value-type="float">
            <text:p>2,58224987808691E+120</text:p>
          </table:table-cell>
          <table:table-cell table:formula="of:=SUM([.C$1:.C200])*2" office:value-type="float" office:value="1.72149991872461E+120" calcext:value-type="float">
            <text:p>1,72149991872461E+120</text:p>
          </table:table-cell>
          <table:table-cell table:formula="of:=SQRT([.D201])" office:value-type="float" office:value="1.31205941890015E+060" calcext:value-type="float">
            <text:p>1,31205941890015E+060</text:p>
          </table:table-cell>
          <table:table-cell table:formula="of:=SQRT(([.B201]-1)*([.B201]-1)*2)" office:value-type="float" office:value="2.27255357608436E+060" calcext:value-type="float">
            <text:p>2,27255357608436E+060</text:p>
          </table:table-cell>
          <table:table-cell table:formula="of:=[.E201]/[.F201]" office:value-type="float" office:value="0.577350269189626" calcext:value-type="float">
            <text:p>0,5773502692</text:p>
          </table:table-cell>
          <table:table-cell table:formula="of:=1/[.F201]" office:value-type="float" office:value="4.4003363024031E-061" calcext:value-type="float">
            <text:p>4,4003363024031E-61</text:p>
          </table:table-cell>
          <table:table-cell table:formula="of:=SQRT([.H201])" office:value-type="float" office:value="6.63350307334149E-031" calcext:value-type="float">
            <text:p>6,63350307334149E-31</text:p>
          </table:table-cell>
          <table:table-cell/>
          <table:table-cell table:formula="of:=[.G201]*[.G20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POWER(2;[.A202])" office:value-type="float" office:value="3.21387608851798E+060" calcext:value-type="float">
            <text:p>3,21387608851798E+060</text:p>
          </table:table-cell>
          <table:table-cell table:formula="of:=POWER(2;[.A202]*2)" office:value-type="float" office:value="1.03289995123476E+121" calcext:value-type="float">
            <text:p>1,03289995123476E+121</text:p>
          </table:table-cell>
          <table:table-cell table:formula="of:=SUM([.C$1:.C201])*2" office:value-type="float" office:value="6.88599967489842E+120" calcext:value-type="float">
            <text:p>6,88599967489842E+120</text:p>
          </table:table-cell>
          <table:table-cell table:formula="of:=SQRT([.D202])" office:value-type="float" office:value="2.6241188378003E+060" calcext:value-type="float">
            <text:p>2,6241188378003E+060</text:p>
          </table:table-cell>
          <table:table-cell table:formula="of:=SQRT(([.B202]-1)*([.B202]-1)*2)" office:value-type="float" office:value="4.54510715216872E+060" calcext:value-type="float">
            <text:p>4,54510715216872E+060</text:p>
          </table:table-cell>
          <table:table-cell table:formula="of:=[.E202]/[.F202]" office:value-type="float" office:value="0.577350269189626" calcext:value-type="float">
            <text:p>0,5773502692</text:p>
          </table:table-cell>
          <table:table-cell table:formula="of:=1/[.F202]" office:value-type="float" office:value="2.20016815120155E-061" calcext:value-type="float">
            <text:p>2,20016815120155E-61</text:p>
          </table:table-cell>
          <table:table-cell table:formula="of:=SQRT([.H202])" office:value-type="float" office:value="4.69059500618157E-031" calcext:value-type="float">
            <text:p>4,69059500618157E-31</text:p>
          </table:table-cell>
          <table:table-cell/>
          <table:table-cell table:formula="of:=[.G202]*[.G20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POWER(2;[.A203])" office:value-type="float" office:value="6.42775217703596E+060" calcext:value-type="float">
            <text:p>6,42775217703596E+060</text:p>
          </table:table-cell>
          <table:table-cell table:formula="of:=POWER(2;[.A203]*2)" office:value-type="float" office:value="4.13159980493905E+121" calcext:value-type="float">
            <text:p>4,13159980493905E+121</text:p>
          </table:table-cell>
          <table:table-cell table:formula="of:=SUM([.C$1:.C202])*2" office:value-type="float" office:value="2.75439986995937E+121" calcext:value-type="float">
            <text:p>2,75439986995937E+121</text:p>
          </table:table-cell>
          <table:table-cell table:formula="of:=SQRT([.D203])" office:value-type="float" office:value="5.24823767560061E+060" calcext:value-type="float">
            <text:p>5,24823767560061E+060</text:p>
          </table:table-cell>
          <table:table-cell table:formula="of:=SQRT(([.B203]-1)*([.B203]-1)*2)" office:value-type="float" office:value="9.09021430433745E+060" calcext:value-type="float">
            <text:p>9,09021430433745E+060</text:p>
          </table:table-cell>
          <table:table-cell table:formula="of:=[.E203]/[.F203]" office:value-type="float" office:value="0.577350269189626" calcext:value-type="float">
            <text:p>0,5773502692</text:p>
          </table:table-cell>
          <table:table-cell table:formula="of:=1/[.F203]" office:value-type="float" office:value="1.10008407560078E-061" calcext:value-type="float">
            <text:p>1,10008407560078E-61</text:p>
          </table:table-cell>
          <table:table-cell table:formula="of:=SQRT([.H203])" office:value-type="float" office:value="3.31675153667075E-031" calcext:value-type="float">
            <text:p>3,31675153667075E-31</text:p>
          </table:table-cell>
          <table:table-cell/>
          <table:table-cell table:formula="of:=[.G203]*[.G20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POWER(2;[.A204])" office:value-type="float" office:value="1.28555043540719E+061" calcext:value-type="float">
            <text:p>1,28555043540719E+061</text:p>
          </table:table-cell>
          <table:table-cell table:formula="of:=POWER(2;[.A204]*2)" office:value-type="float" office:value="1.65263992197562E+122" calcext:value-type="float">
            <text:p>1,65263992197562E+122</text:p>
          </table:table-cell>
          <table:table-cell table:formula="of:=SUM([.C$1:.C203])*2" office:value-type="float" office:value="1.10175994798375E+122" calcext:value-type="float">
            <text:p>1,10175994798375E+122</text:p>
          </table:table-cell>
          <table:table-cell table:formula="of:=SQRT([.D204])" office:value-type="float" office:value="1.04964753512012E+061" calcext:value-type="float">
            <text:p>1,04964753512012E+061</text:p>
          </table:table-cell>
          <table:table-cell table:formula="of:=SQRT(([.B204]-1)*([.B204]-1)*2)" office:value-type="float" office:value="1.81804286086749E+061" calcext:value-type="float">
            <text:p>1,81804286086749E+061</text:p>
          </table:table-cell>
          <table:table-cell table:formula="of:=[.E204]/[.F204]" office:value-type="float" office:value="0.577350269189626" calcext:value-type="float">
            <text:p>0,5773502692</text:p>
          </table:table-cell>
          <table:table-cell table:formula="of:=1/[.F204]" office:value-type="float" office:value="5.50042037800388E-062" calcext:value-type="float">
            <text:p>5,50042037800388E-62</text:p>
          </table:table-cell>
          <table:table-cell table:formula="of:=SQRT([.H204])" office:value-type="float" office:value="2.34529750309079E-031" calcext:value-type="float">
            <text:p>2,34529750309079E-31</text:p>
          </table:table-cell>
          <table:table-cell/>
          <table:table-cell table:formula="of:=[.G204]*[.G20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POWER(2;[.A205])" office:value-type="float" office:value="2.57110087081438E+061" calcext:value-type="float">
            <text:p>2,57110087081438E+061</text:p>
          </table:table-cell>
          <table:table-cell table:formula="of:=POWER(2;[.A205]*2)" office:value-type="float" office:value="6.61055968790249E+122" calcext:value-type="float">
            <text:p>6,61055968790249E+122</text:p>
          </table:table-cell>
          <table:table-cell table:formula="of:=SUM([.C$1:.C204])*2" office:value-type="float" office:value="4.40703979193499E+122" calcext:value-type="float">
            <text:p>4,40703979193499E+122</text:p>
          </table:table-cell>
          <table:table-cell table:formula="of:=SQRT([.D205])" office:value-type="float" office:value="2.09929507024024E+061" calcext:value-type="float">
            <text:p>2,09929507024024E+061</text:p>
          </table:table-cell>
          <table:table-cell table:formula="of:=SQRT(([.B205]-1)*([.B205]-1)*2)" office:value-type="float" office:value="3.63608572173498E+061" calcext:value-type="float">
            <text:p>3,63608572173498E+061</text:p>
          </table:table-cell>
          <table:table-cell table:formula="of:=[.E205]/[.F205]" office:value-type="float" office:value="0.577350269189626" calcext:value-type="float">
            <text:p>0,5773502692</text:p>
          </table:table-cell>
          <table:table-cell table:formula="of:=1/[.F205]" office:value-type="float" office:value="2.75021018900194E-062" calcext:value-type="float">
            <text:p>2,75021018900194E-62</text:p>
          </table:table-cell>
          <table:table-cell table:formula="of:=SQRT([.H205])" office:value-type="float" office:value="1.65837576833537E-031" calcext:value-type="float">
            <text:p>1,65837576833537E-31</text:p>
          </table:table-cell>
          <table:table-cell/>
          <table:table-cell table:formula="of:=[.G205]*[.G20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POWER(2;[.A206])" office:value-type="float" office:value="5.14220174162877E+061" calcext:value-type="float">
            <text:p>5,14220174162877E+061</text:p>
          </table:table-cell>
          <table:table-cell table:formula="of:=POWER(2;[.A206]*2)" office:value-type="float" office:value="2.64422387516099E+123" calcext:value-type="float">
            <text:p>2,64422387516099E+123</text:p>
          </table:table-cell>
          <table:table-cell table:formula="of:=SUM([.C$1:.C205])*2" office:value-type="float" office:value="1.762815916774E+123" calcext:value-type="float">
            <text:p>1,762815916774E+123</text:p>
          </table:table-cell>
          <table:table-cell table:formula="of:=SQRT([.D206])" office:value-type="float" office:value="4.19859014048049E+061" calcext:value-type="float">
            <text:p>4,19859014048049E+061</text:p>
          </table:table-cell>
          <table:table-cell table:formula="of:=SQRT(([.B206]-1)*([.B206]-1)*2)" office:value-type="float" office:value="7.27217144346996E+061" calcext:value-type="float">
            <text:p>7,27217144346996E+061</text:p>
          </table:table-cell>
          <table:table-cell table:formula="of:=[.E206]/[.F206]" office:value-type="float" office:value="0.577350269189626" calcext:value-type="float">
            <text:p>0,5773502692</text:p>
          </table:table-cell>
          <table:table-cell table:formula="of:=1/[.F206]" office:value-type="float" office:value="1.37510509450097E-062" calcext:value-type="float">
            <text:p>1,37510509450097E-62</text:p>
          </table:table-cell>
          <table:table-cell table:formula="of:=SQRT([.H206])" office:value-type="float" office:value="1.17264875154539E-031" calcext:value-type="float">
            <text:p>1,17264875154539E-31</text:p>
          </table:table-cell>
          <table:table-cell/>
          <table:table-cell table:formula="of:=[.G206]*[.G20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POWER(2;[.A207])" office:value-type="float" office:value="1.02844034832575E+062" calcext:value-type="float">
            <text:p>1,02844034832575E+062</text:p>
          </table:table-cell>
          <table:table-cell table:formula="of:=POWER(2;[.A207]*2)" office:value-type="float" office:value="1.0576895500644E+124" calcext:value-type="float">
            <text:p>1,0576895500644E+124</text:p>
          </table:table-cell>
          <table:table-cell table:formula="of:=SUM([.C$1:.C206])*2" office:value-type="float" office:value="7.05126366709599E+123" calcext:value-type="float">
            <text:p>7,05126366709599E+123</text:p>
          </table:table-cell>
          <table:table-cell table:formula="of:=SQRT([.D207])" office:value-type="float" office:value="8.39718028096098E+061" calcext:value-type="float">
            <text:p>8,39718028096098E+061</text:p>
          </table:table-cell>
          <table:table-cell table:formula="of:=SQRT(([.B207]-1)*([.B207]-1)*2)" office:value-type="float" office:value="1.45443428869399E+062" calcext:value-type="float">
            <text:p>1,45443428869399E+062</text:p>
          </table:table-cell>
          <table:table-cell table:formula="of:=[.E207]/[.F207]" office:value-type="float" office:value="0.577350269189626" calcext:value-type="float">
            <text:p>0,5773502692</text:p>
          </table:table-cell>
          <table:table-cell table:formula="of:=1/[.F207]" office:value-type="float" office:value="6.87552547250484E-063" calcext:value-type="float">
            <text:p>6,87552547250484E-63</text:p>
          </table:table-cell>
          <table:table-cell table:formula="of:=SQRT([.H207])" office:value-type="float" office:value="8.29187884167686E-032" calcext:value-type="float">
            <text:p>8,29187884167686E-32</text:p>
          </table:table-cell>
          <table:table-cell/>
          <table:table-cell table:formula="of:=[.G207]*[.G20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POWER(2;[.A208])" office:value-type="float" office:value="2.05688069665151E+062" calcext:value-type="float">
            <text:p>2,05688069665151E+062</text:p>
          </table:table-cell>
          <table:table-cell table:formula="of:=POWER(2;[.A208]*2)" office:value-type="float" office:value="4.23075820025759E+124" calcext:value-type="float">
            <text:p>4,23075820025759E+124</text:p>
          </table:table-cell>
          <table:table-cell table:formula="of:=SUM([.C$1:.C207])*2" office:value-type="float" office:value="2.82050546683839E+124" calcext:value-type="float">
            <text:p>2,82050546683839E+124</text:p>
          </table:table-cell>
          <table:table-cell table:formula="of:=SQRT([.D208])" office:value-type="float" office:value="1.6794360561922E+062" calcext:value-type="float">
            <text:p>1,6794360561922E+062</text:p>
          </table:table-cell>
          <table:table-cell table:formula="of:=SQRT(([.B208]-1)*([.B208]-1)*2)" office:value-type="float" office:value="2.90886857738798E+062" calcext:value-type="float">
            <text:p>2,90886857738798E+062</text:p>
          </table:table-cell>
          <table:table-cell table:formula="of:=[.E208]/[.F208]" office:value-type="float" office:value="0.577350269189626" calcext:value-type="float">
            <text:p>0,5773502692</text:p>
          </table:table-cell>
          <table:table-cell table:formula="of:=1/[.F208]" office:value-type="float" office:value="3.43776273625242E-063" calcext:value-type="float">
            <text:p>3,43776273625242E-63</text:p>
          </table:table-cell>
          <table:table-cell table:formula="of:=SQRT([.H208])" office:value-type="float" office:value="5.86324375772696E-032" calcext:value-type="float">
            <text:p>5,86324375772696E-32</text:p>
          </table:table-cell>
          <table:table-cell/>
          <table:table-cell table:formula="of:=[.G208]*[.G20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POWER(2;[.A209])" office:value-type="float" office:value="4.11376139330302E+062" calcext:value-type="float">
            <text:p>4,11376139330302E+062</text:p>
          </table:table-cell>
          <table:table-cell table:formula="of:=POWER(2;[.A209]*2)" office:value-type="float" office:value="1.69230328010304E+125" calcext:value-type="float">
            <text:p>1,69230328010304E+125</text:p>
          </table:table-cell>
          <table:table-cell table:formula="of:=SUM([.C$1:.C208])*2" office:value-type="float" office:value="1.12820218673536E+125" calcext:value-type="float">
            <text:p>1,12820218673536E+125</text:p>
          </table:table-cell>
          <table:table-cell table:formula="of:=SQRT([.D209])" office:value-type="float" office:value="3.35887211238439E+062" calcext:value-type="float">
            <text:p>3,35887211238439E+062</text:p>
          </table:table-cell>
          <table:table-cell table:formula="of:=SQRT(([.B209]-1)*([.B209]-1)*2)" office:value-type="float" office:value="5.81773715477596E+062" calcext:value-type="float">
            <text:p>5,81773715477596E+062</text:p>
          </table:table-cell>
          <table:table-cell table:formula="of:=[.E209]/[.F209]" office:value-type="float" office:value="0.577350269189626" calcext:value-type="float">
            <text:p>0,5773502692</text:p>
          </table:table-cell>
          <table:table-cell table:formula="of:=1/[.F209]" office:value-type="float" office:value="1.71888136812621E-063" calcext:value-type="float">
            <text:p>1,71888136812621E-63</text:p>
          </table:table-cell>
          <table:table-cell table:formula="of:=SQRT([.H209])" office:value-type="float" office:value="4.14593942083843E-032" calcext:value-type="float">
            <text:p>4,14593942083843E-32</text:p>
          </table:table-cell>
          <table:table-cell/>
          <table:table-cell table:formula="of:=[.G209]*[.G20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POWER(2;[.A210])" office:value-type="float" office:value="8.22752278660603E+062" calcext:value-type="float">
            <text:p>8,22752278660603E+062</text:p>
          </table:table-cell>
          <table:table-cell table:formula="of:=POWER(2;[.A210]*2)" office:value-type="float" office:value="6.76921312041215E+125" calcext:value-type="float">
            <text:p>6,76921312041215E+125</text:p>
          </table:table-cell>
          <table:table-cell table:formula="of:=SUM([.C$1:.C209])*2" office:value-type="float" office:value="4.51280874694143E+125" calcext:value-type="float">
            <text:p>4,51280874694143E+125</text:p>
          </table:table-cell>
          <table:table-cell table:formula="of:=SQRT([.D210])" office:value-type="float" office:value="6.71774422476878E+062" calcext:value-type="float">
            <text:p>6,71774422476878E+062</text:p>
          </table:table-cell>
          <table:table-cell table:formula="of:=SQRT(([.B210]-1)*([.B210]-1)*2)" office:value-type="float" office:value="1.16354743095519E+063" calcext:value-type="float">
            <text:p>1,16354743095519E+063</text:p>
          </table:table-cell>
          <table:table-cell table:formula="of:=[.E210]/[.F210]" office:value-type="float" office:value="0.577350269189626" calcext:value-type="float">
            <text:p>0,5773502692</text:p>
          </table:table-cell>
          <table:table-cell table:formula="of:=1/[.F210]" office:value-type="float" office:value="8.59440684063106E-064" calcext:value-type="float">
            <text:p>8,59440684063106E-64</text:p>
          </table:table-cell>
          <table:table-cell table:formula="of:=SQRT([.H210])" office:value-type="float" office:value="2.93162187886348E-032" calcext:value-type="float">
            <text:p>2,93162187886348E-32</text:p>
          </table:table-cell>
          <table:table-cell/>
          <table:table-cell table:formula="of:=[.G210]*[.G21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POWER(2;[.A211])" office:value-type="float" office:value="1.64550455732121E+063" calcext:value-type="float">
            <text:p>1,64550455732121E+063</text:p>
          </table:table-cell>
          <table:table-cell table:formula="of:=POWER(2;[.A211]*2)" office:value-type="float" office:value="2.70768524816486E+126" calcext:value-type="float">
            <text:p>2,70768524816486E+126</text:p>
          </table:table-cell>
          <table:table-cell table:formula="of:=SUM([.C$1:.C210])*2" office:value-type="float" office:value="1.80512349877657E+126" calcext:value-type="float">
            <text:p>1,80512349877657E+126</text:p>
          </table:table-cell>
          <table:table-cell table:formula="of:=SQRT([.D211])" office:value-type="float" office:value="1.34354884495376E+063" calcext:value-type="float">
            <text:p>1,34354884495376E+063</text:p>
          </table:table-cell>
          <table:table-cell table:formula="of:=SQRT(([.B211]-1)*([.B211]-1)*2)" office:value-type="float" office:value="2.32709486191039E+063" calcext:value-type="float">
            <text:p>2,32709486191039E+063</text:p>
          </table:table-cell>
          <table:table-cell table:formula="of:=[.E211]/[.F211]" office:value-type="float" office:value="0.577350269189626" calcext:value-type="float">
            <text:p>0,5773502692</text:p>
          </table:table-cell>
          <table:table-cell table:formula="of:=1/[.F211]" office:value-type="float" office:value="4.29720342031553E-064" calcext:value-type="float">
            <text:p>4,29720342031553E-64</text:p>
          </table:table-cell>
          <table:table-cell table:formula="of:=SQRT([.H211])" office:value-type="float" office:value="2.07296971041922E-032" calcext:value-type="float">
            <text:p>2,07296971041922E-32</text:p>
          </table:table-cell>
          <table:table-cell/>
          <table:table-cell table:formula="of:=[.G211]*[.G21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POWER(2;[.A212])" office:value-type="float" office:value="3.29100911464241E+063" calcext:value-type="float">
            <text:p>3,29100911464241E+063</text:p>
          </table:table-cell>
          <table:table-cell table:formula="of:=POWER(2;[.A212]*2)" office:value-type="float" office:value="1.08307409926594E+127" calcext:value-type="float">
            <text:p>1,08307409926594E+127</text:p>
          </table:table-cell>
          <table:table-cell table:formula="of:=SUM([.C$1:.C211])*2" office:value-type="float" office:value="7.22049399510629E+126" calcext:value-type="float">
            <text:p>7,22049399510629E+126</text:p>
          </table:table-cell>
          <table:table-cell table:formula="of:=SQRT([.D212])" office:value-type="float" office:value="2.68709768990751E+063" calcext:value-type="float">
            <text:p>2,68709768990751E+063</text:p>
          </table:table-cell>
          <table:table-cell table:formula="of:=SQRT(([.B212]-1)*([.B212]-1)*2)" office:value-type="float" office:value="4.65418972382077E+063" calcext:value-type="float">
            <text:p>4,65418972382077E+063</text:p>
          </table:table-cell>
          <table:table-cell table:formula="of:=[.E212]/[.F212]" office:value-type="float" office:value="0.577350269189626" calcext:value-type="float">
            <text:p>0,5773502692</text:p>
          </table:table-cell>
          <table:table-cell table:formula="of:=1/[.F212]" office:value-type="float" office:value="2.14860171015776E-064" calcext:value-type="float">
            <text:p>2,14860171015776E-64</text:p>
          </table:table-cell>
          <table:table-cell table:formula="of:=SQRT([.H212])" office:value-type="float" office:value="1.46581093943174E-032" calcext:value-type="float">
            <text:p>1,46581093943174E-32</text:p>
          </table:table-cell>
          <table:table-cell/>
          <table:table-cell table:formula="of:=[.G212]*[.G21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POWER(2;[.A213])" office:value-type="float" office:value="6.58201822928482E+063" calcext:value-type="float">
            <text:p>6,58201822928482E+063</text:p>
          </table:table-cell>
          <table:table-cell table:formula="of:=POWER(2;[.A213]*2)" office:value-type="float" office:value="4.33229639706377E+127" calcext:value-type="float">
            <text:p>4,33229639706377E+127</text:p>
          </table:table-cell>
          <table:table-cell table:formula="of:=SUM([.C$1:.C212])*2" office:value-type="float" office:value="2.88819759804252E+127" calcext:value-type="float">
            <text:p>2,88819759804252E+127</text:p>
          </table:table-cell>
          <table:table-cell table:formula="of:=SQRT([.D213])" office:value-type="float" office:value="5.37419537981502E+063" calcext:value-type="float">
            <text:p>5,37419537981502E+063</text:p>
          </table:table-cell>
          <table:table-cell table:formula="of:=SQRT(([.B213]-1)*([.B213]-1)*2)" office:value-type="float" office:value="9.30837944764154E+063" calcext:value-type="float">
            <text:p>9,30837944764154E+063</text:p>
          </table:table-cell>
          <table:table-cell table:formula="of:=[.E213]/[.F213]" office:value-type="float" office:value="0.577350269189626" calcext:value-type="float">
            <text:p>0,5773502692</text:p>
          </table:table-cell>
          <table:table-cell table:formula="of:=1/[.F213]" office:value-type="float" office:value="1.07430085507888E-064" calcext:value-type="float">
            <text:p>1,07430085507888E-64</text:p>
          </table:table-cell>
          <table:table-cell table:formula="of:=SQRT([.H213])" office:value-type="float" office:value="1.03648485520961E-032" calcext:value-type="float">
            <text:p>1,03648485520961E-32</text:p>
          </table:table-cell>
          <table:table-cell/>
          <table:table-cell table:formula="of:=[.G213]*[.G21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POWER(2;[.A214])" office:value-type="float" office:value="1.31640364585696E+064" calcext:value-type="float">
            <text:p>1,31640364585696E+064</text:p>
          </table:table-cell>
          <table:table-cell table:formula="of:=POWER(2;[.A214]*2)" office:value-type="float" office:value="1.73291855882551E+128" calcext:value-type="float">
            <text:p>1,73291855882551E+128</text:p>
          </table:table-cell>
          <table:table-cell table:formula="of:=SUM([.C$1:.C213])*2" office:value-type="float" office:value="1.15527903921701E+128" calcext:value-type="float">
            <text:p>1,15527903921701E+128</text:p>
          </table:table-cell>
          <table:table-cell table:formula="of:=SQRT([.D214])" office:value-type="float" office:value="1.074839075963E+064" calcext:value-type="float">
            <text:p>1,074839075963E+064</text:p>
          </table:table-cell>
          <table:table-cell table:formula="of:=SQRT(([.B214]-1)*([.B214]-1)*2)" office:value-type="float" office:value="1.86167588952831E+064" calcext:value-type="float">
            <text:p>1,86167588952831E+064</text:p>
          </table:table-cell>
          <table:table-cell table:formula="of:=[.E214]/[.F214]" office:value-type="float" office:value="0.577350269189626" calcext:value-type="float">
            <text:p>0,5773502692</text:p>
          </table:table-cell>
          <table:table-cell table:formula="of:=1/[.F214]" office:value-type="float" office:value="5.37150427539441E-065" calcext:value-type="float">
            <text:p>5,37150427539441E-65</text:p>
          </table:table-cell>
          <table:table-cell table:formula="of:=SQRT([.H214])" office:value-type="float" office:value="7.32905469715871E-033" calcext:value-type="float">
            <text:p>7,32905469715871E-33</text:p>
          </table:table-cell>
          <table:table-cell/>
          <table:table-cell table:formula="of:=[.G214]*[.G21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POWER(2;[.A215])" office:value-type="float" office:value="2.63280729171393E+064" calcext:value-type="float">
            <text:p>2,63280729171393E+064</text:p>
          </table:table-cell>
          <table:table-cell table:formula="of:=POWER(2;[.A215]*2)" office:value-type="float" office:value="6.93167423530204E+128" calcext:value-type="float">
            <text:p>6,93167423530204E+128</text:p>
          </table:table-cell>
          <table:table-cell table:formula="of:=SUM([.C$1:.C214])*2" office:value-type="float" office:value="4.62111615686802E+128" calcext:value-type="float">
            <text:p>4,62111615686802E+128</text:p>
          </table:table-cell>
          <table:table-cell table:formula="of:=SQRT([.D215])" office:value-type="float" office:value="2.14967815192601E+064" calcext:value-type="float">
            <text:p>2,14967815192601E+064</text:p>
          </table:table-cell>
          <table:table-cell table:formula="of:=SQRT(([.B215]-1)*([.B215]-1)*2)" office:value-type="float" office:value="3.72335177905662E+064" calcext:value-type="float">
            <text:p>3,72335177905662E+064</text:p>
          </table:table-cell>
          <table:table-cell table:formula="of:=[.E215]/[.F215]" office:value-type="float" office:value="0.577350269189626" calcext:value-type="float">
            <text:p>0,5773502692</text:p>
          </table:table-cell>
          <table:table-cell table:formula="of:=1/[.F215]" office:value-type="float" office:value="2.6857521376972E-065" calcext:value-type="float">
            <text:p>2,6857521376972E-65</text:p>
          </table:table-cell>
          <table:table-cell table:formula="of:=SQRT([.H215])" office:value-type="float" office:value="5.18242427604804E-033" calcext:value-type="float">
            <text:p>5,18242427604804E-33</text:p>
          </table:table-cell>
          <table:table-cell/>
          <table:table-cell table:formula="of:=[.G215]*[.G21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POWER(2;[.A216])" office:value-type="float" office:value="5.26561458342786E+064" calcext:value-type="float">
            <text:p>5,26561458342786E+064</text:p>
          </table:table-cell>
          <table:table-cell table:formula="of:=POWER(2;[.A216]*2)" office:value-type="float" office:value="2.77266969412081E+129" calcext:value-type="float">
            <text:p>2,77266969412081E+129</text:p>
          </table:table-cell>
          <table:table-cell table:formula="of:=SUM([.C$1:.C215])*2" office:value-type="float" office:value="1.84844646274721E+129" calcext:value-type="float">
            <text:p>1,84844646274721E+129</text:p>
          </table:table-cell>
          <table:table-cell table:formula="of:=SQRT([.D216])" office:value-type="float" office:value="4.29935630385202E+064" calcext:value-type="float">
            <text:p>4,29935630385202E+064</text:p>
          </table:table-cell>
          <table:table-cell table:formula="of:=SQRT(([.B216]-1)*([.B216]-1)*2)" office:value-type="float" office:value="7.44670355811323E+064" calcext:value-type="float">
            <text:p>7,44670355811323E+064</text:p>
          </table:table-cell>
          <table:table-cell table:formula="of:=[.E216]/[.F216]" office:value-type="float" office:value="0.577350269189626" calcext:value-type="float">
            <text:p>0,5773502692</text:p>
          </table:table-cell>
          <table:table-cell table:formula="of:=1/[.F216]" office:value-type="float" office:value="1.3428760688486E-065" calcext:value-type="float">
            <text:p>1,3428760688486E-65</text:p>
          </table:table-cell>
          <table:table-cell table:formula="of:=SQRT([.H216])" office:value-type="float" office:value="3.66452734857935E-033" calcext:value-type="float">
            <text:p>3,66452734857935E-33</text:p>
          </table:table-cell>
          <table:table-cell/>
          <table:table-cell table:formula="of:=[.G216]*[.G216]" office:value-type="float" office:value="0.333333333333333" calcext:value-type="float">
            <text:p>0,3333333333</text:p>
          </table:table-cell>
          <table:table-cell table:number-columns-repeated="21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^i</text:p>
          </table:table-cell>
          <table:table-cell office:value-type="string" calcext:value-type="string">
            <text:p>2^2i</text:p>
          </table:table-cell>
          <table:table-cell office:value-type="string" calcext:value-type="string">
            <text:p>sum_j=0^i-1(2^2j)</text:p>
          </table:table-cell>
          <table:table-cell table:number-columns-repeated="2"/>
          <table:table-cell office:value-type="string" calcext:value-type="string">
            <text:p>dimension</text:p>
          </table:table-cell>
          <table:table-cell office:value-type="string" calcext:value-type="string">
            <text:p>L^2</text:p>
          </table:table-cell>
          <table:table-cell office:value-type="string" calcext:value-type="string">
            <text:p>Diam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2;[.A2])" office:value-type="float" office:value="1" calcext:value-type="float">
            <text:p>1</text:p>
          </table:table-cell>
          <table:table-cell table:formula="of:=POWER(2;[.A2]*2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3]*[.G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3])" office:value-type="float" office:value="2" calcext:value-type="float">
            <text:p>2</text:p>
          </table:table-cell>
          <table:table-cell table:formula="of:=POWER(2;[.A3]*2)" office:value-type="float" office:value="4" calcext:value-type="float">
            <text:p>4</text:p>
          </table:table-cell>
          <table:table-cell table:formula="of:=SUM([.C$2:.C2]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4])" office:value-type="float" office:value="4" calcext:value-type="float">
            <text:p>4</text:p>
          </table:table-cell>
          <table:table-cell table:formula="of:=POWER(2;[.A4]*2)" office:value-type="float" office:value="16" calcext:value-type="float">
            <text:p>16</text:p>
          </table:table-cell>
          <table:table-cell table:formula="of:=SUM([.C$2:.C3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5])" office:value-type="float" office:value="8" calcext:value-type="float">
            <text:p>8</text:p>
          </table:table-cell>
          <table:table-cell table:formula="of:=POWER(2;[.A5]*2)" office:value-type="float" office:value="64" calcext:value-type="float">
            <text:p>64</text:p>
          </table:table-cell>
          <table:table-cell table:formula="of:=SUM([.C$2:.C4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6])" office:value-type="float" office:value="16" calcext:value-type="float">
            <text:p>16</text:p>
          </table:table-cell>
          <table:table-cell table:formula="of:=POWER(2;[.A6]*2)" office:value-type="float" office:value="256" calcext:value-type="float">
            <text:p>256</text:p>
          </table:table-cell>
          <table:table-cell table:formula="of:=SUM([.C$2:.C5])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7])" office:value-type="float" office:value="32" calcext:value-type="float">
            <text:p>32</text:p>
          </table:table-cell>
          <table:table-cell table:formula="of:=POWER(2;[.A7]*2)" office:value-type="float" office:value="1024" calcext:value-type="float">
            <text:p>1024</text:p>
          </table:table-cell>
          <table:table-cell table:formula="of:=SUM([.C$2:.C6])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8])" office:value-type="float" office:value="64" calcext:value-type="float">
            <text:p>64</text:p>
          </table:table-cell>
          <table:table-cell table:formula="of:=POWER(2;[.A8]*2)" office:value-type="float" office:value="4096" calcext:value-type="float">
            <text:p>4096</text:p>
          </table:table-cell>
          <table:table-cell table:formula="of:=SUM([.C$2:.C7])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9])" office:value-type="float" office:value="128" calcext:value-type="float">
            <text:p>128</text:p>
          </table:table-cell>
          <table:table-cell table:formula="of:=POWER(2;[.A9]*2)" office:value-type="float" office:value="16384" calcext:value-type="float">
            <text:p>16384</text:p>
          </table:table-cell>
          <table:table-cell table:formula="of:=SUM([.C$2:.C8])" office:value-type="float" office:value="5461" calcext:value-type="float">
            <text:p>5461</text:p>
          </table:table-cell>
          <table:table-cell table:number-columns-repeated="2"/>
          <table:table-cell office:value-type="string" calcext:value-type="string">
            <text:p>ratio of L/Diam is konstant for fixed k (2^k point on a line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0])" office:value-type="float" office:value="256" calcext:value-type="float">
            <text:p>256</text:p>
          </table:table-cell>
          <table:table-cell table:formula="of:=POWER(2;[.A10]*2)" office:value-type="float" office:value="65536" calcext:value-type="float">
            <text:p>65536</text:p>
          </table:table-cell>
          <table:table-cell table:formula="of:=SUM([.C$2:.C9])" office:value-type="float" office:value="21845" calcext:value-type="float">
            <text:p>21845</text:p>
          </table:table-cell>
          <table:table-cell table:number-columns-repeated="2"/>
          <table:table-cell office:value-type="string" calcext:value-type="string">
            <text:p>ratio of L/Diam converges to sqrt(1/3) for dimension to infty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1])" office:value-type="float" office:value="512" calcext:value-type="float">
            <text:p>512</text:p>
          </table:table-cell>
          <table:table-cell table:formula="of:=POWER(2;[.A11]*2)" office:value-type="float" office:value="262144" calcext:value-type="float">
            <text:p>262144</text:p>
          </table:table-cell>
          <table:table-cell table:formula="of:=SUM([.C$2:.C10])" office:value-type="float" office:value="87381" calcext:value-type="float">
            <text:p>8738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2])" office:value-type="float" office:value="1024" calcext:value-type="float">
            <text:p>1024</text:p>
          </table:table-cell>
          <table:table-cell table:formula="of:=POWER(2;[.A12]*2)" office:value-type="float" office:value="1048576" calcext:value-type="float">
            <text:p>1048576</text:p>
          </table:table-cell>
          <table:table-cell table:formula="of:=SUM([.C$2:.C11])" office:value-type="float" office:value="349525" calcext:value-type="float">
            <text:p>3495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3])" office:value-type="float" office:value="2048" calcext:value-type="float">
            <text:p>2048</text:p>
          </table:table-cell>
          <table:table-cell table:formula="of:=POWER(2;[.A13]*2)" office:value-type="float" office:value="4194304" calcext:value-type="float">
            <text:p>4194304</text:p>
          </table:table-cell>
          <table:table-cell table:formula="of:=SUM([.C$2:.C12])" office:value-type="float" office:value="1398101" calcext:value-type="float">
            <text:p>139810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4])" office:value-type="float" office:value="4096" calcext:value-type="float">
            <text:p>4096</text:p>
          </table:table-cell>
          <table:table-cell table:formula="of:=POWER(2;[.A14]*2)" office:value-type="float" office:value="16777216" calcext:value-type="float">
            <text:p>16777216</text:p>
          </table:table-cell>
          <table:table-cell table:formula="of:=SUM([.C$2:.C13])" office:value-type="float" office:value="5592405" calcext:value-type="float">
            <text:p>55924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5])" office:value-type="float" office:value="8192" calcext:value-type="float">
            <text:p>8192</text:p>
          </table:table-cell>
          <table:table-cell table:formula="of:=POWER(2;[.A15]*2)" office:value-type="float" office:value="67108864" calcext:value-type="float">
            <text:p>67108864</text:p>
          </table:table-cell>
          <table:table-cell table:formula="of:=SUM([.C$2:.C14])" office:value-type="float" office:value="22369621" calcext:value-type="float">
            <text:p>2236962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6])" office:value-type="float" office:value="16384" calcext:value-type="float">
            <text:p>16384</text:p>
          </table:table-cell>
          <table:table-cell table:formula="of:=POWER(2;[.A16]*2)" office:value-type="float" office:value="268435456" calcext:value-type="float">
            <text:p>268435456</text:p>
          </table:table-cell>
          <table:table-cell table:formula="of:=SUM([.C$2:.C15])" office:value-type="float" office:value="89478485" calcext:value-type="float">
            <text:p>8947848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7])" office:value-type="float" office:value="32768" calcext:value-type="float">
            <text:p>32768</text:p>
          </table:table-cell>
          <table:table-cell table:formula="of:=POWER(2;[.A17]*2)" office:value-type="float" office:value="1073741824" calcext:value-type="float">
            <text:p>1073741824</text:p>
          </table:table-cell>
          <table:table-cell table:formula="of:=SUM([.C$2:.C16])" office:value-type="float" office:value="357913941" calcext:value-type="float">
            <text:p>35791394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8])" office:value-type="float" office:value="65536" calcext:value-type="float">
            <text:p>65536</text:p>
          </table:table-cell>
          <table:table-cell table:formula="of:=POWER(2;[.A18]*2)" office:value-type="float" office:value="4294967296" calcext:value-type="float">
            <text:p>4294967296</text:p>
          </table:table-cell>
          <table:table-cell table:formula="of:=SUM([.C$2:.C17])" office:value-type="float" office:value="1431655765" calcext:value-type="float">
            <text:p>143165576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9])" office:value-type="float" office:value="131072" calcext:value-type="float">
            <text:p>131072</text:p>
          </table:table-cell>
          <table:table-cell table:formula="of:=POWER(2;[.A19]*2)" office:value-type="float" office:value="17179869184" calcext:value-type="float">
            <text:p>17179869184</text:p>
          </table:table-cell>
          <table:table-cell table:formula="of:=SUM([.C$2:.C18])" office:value-type="float" office:value="5726623061" calcext:value-type="float">
            <text:p>572662306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20])" office:value-type="float" office:value="262144" calcext:value-type="float">
            <text:p>262144</text:p>
          </table:table-cell>
          <table:table-cell table:formula="of:=POWER(2;[.A20]*2)" office:value-type="float" office:value="68719476736" calcext:value-type="float">
            <text:p>68719476736</text:p>
          </table:table-cell>
          <table:table-cell table:formula="of:=SUM([.C$2:.C19])" office:value-type="float" office:value="22906492245" calcext:value-type="float">
            <text:p>2290649224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1])" office:value-type="float" office:value="524288" calcext:value-type="float">
            <text:p>524288</text:p>
          </table:table-cell>
          <table:table-cell table:formula="of:=POWER(2;[.A21]*2)" office:value-type="float" office:value="274877906944" calcext:value-type="float">
            <text:p>274877906944</text:p>
          </table:table-cell>
          <table:table-cell table:formula="of:=SUM([.C$2:.C20])" office:value-type="float" office:value="91625968981" calcext:value-type="float">
            <text:p>9162596898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2])" office:value-type="float" office:value="1048576" calcext:value-type="float">
            <text:p>1048576</text:p>
          </table:table-cell>
          <table:table-cell table:formula="of:=POWER(2;[.A22]*2)" office:value-type="float" office:value="1099511627776" calcext:value-type="float">
            <text:p>1099511627776</text:p>
          </table:table-cell>
          <table:table-cell table:formula="of:=SUM([.C$2:.C21])" office:value-type="float" office:value="366503875925" calcext:value-type="float">
            <text:p>3665038759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23])" office:value-type="float" office:value="2097152" calcext:value-type="float">
            <text:p>2097152</text:p>
          </table:table-cell>
          <table:table-cell table:formula="of:=POWER(2;[.A23]*2)" office:value-type="float" office:value="4398046511104" calcext:value-type="float">
            <text:p>4398046511104</text:p>
          </table:table-cell>
          <table:table-cell table:formula="of:=SUM([.C$2:.C22])" office:value-type="float" office:value="1466015503701" calcext:value-type="float">
            <text:p>146601550370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24])" office:value-type="float" office:value="4194304" calcext:value-type="float">
            <text:p>4194304</text:p>
          </table:table-cell>
          <table:table-cell table:formula="of:=POWER(2;[.A24]*2)" office:value-type="float" office:value="17592186044416" calcext:value-type="float">
            <text:p>17592186044416</text:p>
          </table:table-cell>
          <table:table-cell table:formula="of:=SUM([.C$2:.C23])" office:value-type="float" office:value="5864062014805" calcext:value-type="float">
            <text:p>586406201480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25])" office:value-type="float" office:value="8388608" calcext:value-type="float">
            <text:p>8388608</text:p>
          </table:table-cell>
          <table:table-cell table:formula="of:=POWER(2;[.A25]*2)" office:value-type="float" office:value="70368744177664" calcext:value-type="float">
            <text:p>70368744177664</text:p>
          </table:table-cell>
          <table:table-cell table:formula="of:=SUM([.C$2:.C24])" office:value-type="float" office:value="23456248059221" calcext:value-type="float">
            <text:p>234562480592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26])" office:value-type="float" office:value="16777216" calcext:value-type="float">
            <text:p>16777216</text:p>
          </table:table-cell>
          <table:table-cell table:formula="of:=POWER(2;[.A26]*2)" office:value-type="float" office:value="281474976710656" calcext:value-type="float">
            <text:p>281474976710656</text:p>
          </table:table-cell>
          <table:table-cell table:formula="of:=SUM([.C$2:.C25])" office:value-type="float" office:value="93824992236885" calcext:value-type="float">
            <text:p>9382499223688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27])" office:value-type="float" office:value="33554432" calcext:value-type="float">
            <text:p>33554432</text:p>
          </table:table-cell>
          <table:table-cell table:formula="of:=POWER(2;[.A27]*2)" office:value-type="float" office:value="1125899906842624" calcext:value-type="float">
            <text:p>1125899906842624</text:p>
          </table:table-cell>
          <table:table-cell table:formula="of:=SUM([.C$2:.C26])" office:value-type="float" office:value="375299968947541" calcext:value-type="float">
            <text:p>37529996894754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28])" office:value-type="float" office:value="67108864" calcext:value-type="float">
            <text:p>67108864</text:p>
          </table:table-cell>
          <table:table-cell table:formula="of:=POWER(2;[.A28]*2)" office:value-type="float" office:value="4503599627370496" calcext:value-type="float">
            <text:p>4503599627370496</text:p>
          </table:table-cell>
          <table:table-cell table:formula="of:=SUM([.C$2:.C27])" office:value-type="float" office:value="1501199875790165" calcext:value-type="float">
            <text:p>150119987579016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29])" office:value-type="float" office:value="134217728" calcext:value-type="float">
            <text:p>134217728</text:p>
          </table:table-cell>
          <table:table-cell table:formula="of:=POWER(2;[.A29]*2)" office:value-type="float" office:value="1.8014398509482E+016" calcext:value-type="float">
            <text:p>1,8014398509482E+016</text:p>
          </table:table-cell>
          <table:table-cell table:formula="of:=SUM([.C$2:.C28])" office:value-type="float" office:value="6004799503160661" calcext:value-type="float">
            <text:p>600479950316066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30])" office:value-type="float" office:value="268435456" calcext:value-type="float">
            <text:p>268435456</text:p>
          </table:table-cell>
          <table:table-cell table:formula="of:=POWER(2;[.A30]*2)" office:value-type="float" office:value="7.20575940379279E+016" calcext:value-type="float">
            <text:p>7,20575940379279E+016</text:p>
          </table:table-cell>
          <table:table-cell table:formula="of:=SUM([.C$2:.C29])" office:value-type="float" office:value="2.40191980126426E+016" calcext:value-type="float">
            <text:p>2,40191980126426E+01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31])" office:value-type="float" office:value="536870912" calcext:value-type="float">
            <text:p>536870912</text:p>
          </table:table-cell>
          <table:table-cell table:formula="of:=POWER(2;[.A31]*2)" office:value-type="float" office:value="2.88230376151712E+017" calcext:value-type="float">
            <text:p>2,88230376151712E+017</text:p>
          </table:table-cell>
          <table:table-cell table:formula="of:=SUM([.C$2:.C30])" office:value-type="float" office:value="9.60767920505706E+016" calcext:value-type="float">
            <text:p>9,60767920505706E+01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32])" office:value-type="float" office:value="1073741824" calcext:value-type="float">
            <text:p>1073741824</text:p>
          </table:table-cell>
          <table:table-cell table:formula="of:=POWER(2;[.A32]*2)" office:value-type="float" office:value="1.15292150460685E+018" calcext:value-type="float">
            <text:p>1,15292150460685E+018</text:p>
          </table:table-cell>
          <table:table-cell table:formula="of:=SUM([.C$2:.C31])" office:value-type="float" office:value="3.84307168202282E+017" calcext:value-type="float">
            <text:p>3,84307168202282E+01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33])" office:value-type="float" office:value="2147483648" calcext:value-type="float">
            <text:p>2147483648</text:p>
          </table:table-cell>
          <table:table-cell table:formula="of:=POWER(2;[.A33]*2)" office:value-type="float" office:value="4.61168601842739E+018" calcext:value-type="float">
            <text:p>4,61168601842739E+018</text:p>
          </table:table-cell>
          <table:table-cell table:formula="of:=SUM([.C$2:.C32])" office:value-type="float" office:value="1.53722867280913E+018" calcext:value-type="float">
            <text:p>1,53722867280913E+0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[.A34])" office:value-type="float" office:value="4294967296" calcext:value-type="float">
            <text:p>4294967296</text:p>
          </table:table-cell>
          <table:table-cell table:formula="of:=POWER(2;[.A34]*2)" office:value-type="float" office:value="1.84467440737096E+019" calcext:value-type="float">
            <text:p>1,84467440737096E+019</text:p>
          </table:table-cell>
          <table:table-cell table:formula="of:=SUM([.C$2:.C33])" office:value-type="float" office:value="6.14891469123652E+018" calcext:value-type="float">
            <text:p>6,14891469123652E+01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[.A35])" office:value-type="float" office:value="8589934592" calcext:value-type="float">
            <text:p>8589934592</text:p>
          </table:table-cell>
          <table:table-cell table:formula="of:=POWER(2;[.A35]*2)" office:value-type="float" office:value="7.37869762948382E+019" calcext:value-type="float">
            <text:p>7,37869762948382E+019</text:p>
          </table:table-cell>
          <table:table-cell table:formula="of:=SUM([.C$2:.C34])" office:value-type="float" office:value="2.45956587649461E+019" calcext:value-type="float">
            <text:p>2,45956587649461E+0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20:51:40.796611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9:26:38.127769962</meta:creation-date>
    <dc:date>2018-01-23T21:19:54.735554673</dc:date>
    <meta:editing-duration>P1DT45M56S</meta:editing-duration>
    <meta:editing-cycles>5</meta:editing-cycles>
    <meta:generator>LibreOffice/5.1.6.2$Linux_X86_64 LibreOffice_project/10m0$Build-2</meta:generator>
    <meta:document-statistic meta:table-count="2" meta:cell-count="2947" meta:object-count="0"/>
  </office:meta>
</office:document-meta>
</file>